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OC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41.697013909652" table:style-name="ce1">
            <text:p>41.69701390965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7.4611111492397" table:style-name="ce1">
            <text:p>37.4611111492397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6.0968494977131" table:style-name="ce1">
            <text:p>36.0968494977131</text:p>
          </table:table-cell>
          <table:table-cell office:value-type="float" office:value="34.9430796061057" table:style-name="ce1">
            <text:p>34.9430796061057</text:p>
          </table:table-cell>
          <table:table-cell office:value-type="float" office:value="30.900398851388" table:style-name="ce1">
            <text:p>30.900398851388</text:p>
          </table:table-cell>
          <table:table-cell office:value-type="float" office:value="34.7453910066868" table:style-name="ce1">
            <text:p>34.7453910066868</text:p>
          </table:table-cell>
          <table:table-cell office:value-type="float" office:value="NA" table:style-name="ce1">
            <text:p>NA</text:p>
          </table:table-cell>
          <table:table-cell office:value-type="float" office:value="35.1025674170571" table:style-name="ce1">
            <text:p>35.1025674170571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2.7988060027445" table:style-name="ce1">
            <text:p>32.7988060027445</text:p>
          </table:table-cell>
          <table:table-cell office:value-type="float" office:value="NA" table:style-name="ce1">
            <text:p>NA</text:p>
          </table:table-cell>
          <table:table-cell office:value-type="float" office:value="36.3685511535733" table:style-name="ce1">
            <text:p>36.3685511535733</text:p>
          </table:table-cell>
          <table:table-cell office:value-type="float" office:value="NA" table:style-name="ce1">
            <text:p>NA</text:p>
          </table:table-cell>
          <table:table-cell office:value-type="float" office:value="30.1324133847755" table:style-name="ce1">
            <text:p>30.1324133847755</text:p>
          </table:table-cell>
          <table:table-cell office:value-type="float" office:value="NA" table:style-name="ce1">
            <text:p>NA</text:p>
          </table:table-cell>
          <table:table-cell office:value-type="float" office:value="29.9335103515626" table:style-name="ce1">
            <text:p>29.9335103515626</text:p>
          </table:table-cell>
          <table:table-cell office:value-type="float" office:value="NA" table:style-name="ce1">
            <text:p>NA</text:p>
          </table:table-cell>
          <table:table-cell office:value-type="float" office:value="29.9994249488003" table:style-name="ce1">
            <text:p>29.9994249488003</text:p>
          </table:table-cell>
          <table:table-cell office:value-type="float" office:value="NA" table:style-name="ce1">
            <text:p>NA</text:p>
          </table:table-cell>
          <table:table-cell office:value-type="float" office:value="30.6602229752914" table:style-name="ce1">
            <text:p>30.6602229752914</text:p>
          </table:table-cell>
          <table:table-cell office:value-type="float" office:value="NA" table:style-name="ce1">
            <text:p>NA</text:p>
          </table:table-cell>
          <table:table-cell office:value-type="float" office:value="27.3308871526359" table:style-name="ce1">
            <text:p>27.3308871526359</text:p>
          </table:table-cell>
          <table:table-cell office:value-type="float" office:value="NA" table:style-name="ce1">
            <text:p>NA</text:p>
          </table:table-cell>
          <table:table-cell office:value-type="float" office:value="28.9462153723751" table:style-name="ce1">
            <text:p>28.9462153723751</text:p>
          </table:table-cell>
          <table:table-cell office:value-type="float" office:value="NA" table:style-name="ce1">
            <text:p>NA</text:p>
          </table:table-cell>
          <table:table-cell office:value-type="float" office:value="28.7109001616026" table:style-name="ce1">
            <text:p>28.7109001616026</text:p>
          </table:table-cell>
          <table:table-cell office:value-type="float" office:value="NA" table:style-name="ce1">
            <text:p>NA</text:p>
          </table:table-cell>
          <table:table-cell office:value-type="float" office:value="27.4390704353103" table:style-name="ce1">
            <text:p>27.4390704353103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6.7585021482539" table:style-name="ce1">
            <text:p>26.7585021482539</text:p>
          </table:table-cell>
          <table:table-cell office:value-type="float" office:value="NA" table:style-name="ce1">
            <text:p>NA</text:p>
          </table:table-cell>
          <table:table-cell office:value-type="float" office:value="26.9860332052057" table:style-name="ce1">
            <text:p>26.9860332052057</text:p>
          </table:table-cell>
          <table:table-cell office:value-type="float" office:value="NA" table:style-name="ce1">
            <text:p>NA</text:p>
          </table:table-cell>
          <table:table-cell office:value-type="float" office:value="28.1067400976655" table:style-name="ce1">
            <text:p>28.1067400976655</text:p>
          </table:table-cell>
          <table:table-cell office:value-type="float" office:value="NA" table:style-name="ce1">
            <text:p>NA</text:p>
          </table:table-cell>
          <table:table-cell office:value-type="float" office:value="27.3789919914703" table:style-name="ce1">
            <text:p>27.3789919914703</text:p>
          </table:table-cell>
          <table:table-cell office:value-type="float" office:value="NA" table:style-name="ce1">
            <text:p>NA</text:p>
          </table:table-cell>
          <table:table-cell office:value-type="float" office:value="27.0086826992021" table:style-name="ce1">
            <text:p>27.0086826992021</text:p>
          </table:table-cell>
          <table:table-cell office:value-type="float" office:value="NA" table:style-name="ce1">
            <text:p>NA</text:p>
          </table:table-cell>
          <table:table-cell office:value-type="float" office:value="26.4472285145949" table:style-name="ce1">
            <text:p>26.4472285145949</text:p>
          </table:table-cell>
          <table:table-cell office:value-type="float" office:value="NA" table:style-name="ce1">
            <text:p>NA</text:p>
          </table:table-cell>
          <table:table-cell office:value-type="float" office:value="25.9809907235676" table:style-name="ce1">
            <text:p>25.980990723567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41.7334236328181" table:style-name="ce1">
            <text:p>41.7334236328181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9.1678008048477" table:style-name="ce1">
            <text:p>39.1678008048477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8.3839192083152" table:style-name="ce1">
            <text:p>38.3839192083152</text:p>
          </table:table-cell>
          <table:table-cell office:value-type="float" office:value="38.0259864417696" table:style-name="ce1">
            <text:p>38.0259864417696</text:p>
          </table:table-cell>
          <table:table-cell office:value-type="float" office:value="34.4815862539963" table:style-name="ce1">
            <text:p>34.4815862539963</text:p>
          </table:table-cell>
          <table:table-cell office:value-type="float" office:value="37.10168404787" table:style-name="ce1">
            <text:p>37.10168404787</text:p>
          </table:table-cell>
          <table:table-cell office:value-type="float" office:value="NA" table:style-name="ce1">
            <text:p>NA</text:p>
          </table:table-cell>
          <table:table-cell office:value-type="float" office:value="38.4628396929292" table:style-name="ce1">
            <text:p>38.462839692929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6.4571402922627" table:style-name="ce1">
            <text:p>36.4571402922627</text:p>
          </table:table-cell>
          <table:table-cell office:value-type="float" office:value="NA" table:style-name="ce1">
            <text:p>NA</text:p>
          </table:table-cell>
          <table:table-cell office:value-type="float" office:value="34.8976831148344" table:style-name="ce1">
            <text:p>34.8976831148344</text:p>
          </table:table-cell>
          <table:table-cell office:value-type="float" office:value="NA" table:style-name="ce1">
            <text:p>NA</text:p>
          </table:table-cell>
          <table:table-cell office:value-type="float" office:value="33.4787669840487" table:style-name="ce1">
            <text:p>33.4787669840487</text:p>
          </table:table-cell>
          <table:table-cell office:value-type="float" office:value="NA" table:style-name="ce1">
            <text:p>NA</text:p>
          </table:table-cell>
          <table:table-cell office:value-type="float" office:value="34.6263236010363" table:style-name="ce1">
            <text:p>34.6263236010363</text:p>
          </table:table-cell>
          <table:table-cell office:value-type="float" office:value="NA" table:style-name="ce1">
            <text:p>NA</text:p>
          </table:table-cell>
          <table:table-cell office:value-type="float" office:value="35.3311074372504" table:style-name="ce1">
            <text:p>35.3311074372504</text:p>
          </table:table-cell>
          <table:table-cell office:value-type="float" office:value="NA" table:style-name="ce1">
            <text:p>NA</text:p>
          </table:table-cell>
          <table:table-cell office:value-type="float" office:value="34.0510394301239" table:style-name="ce1">
            <text:p>34.0510394301239</text:p>
          </table:table-cell>
          <table:table-cell office:value-type="float" office:value="NA" table:style-name="ce1">
            <text:p>NA</text:p>
          </table:table-cell>
          <table:table-cell office:value-type="float" office:value="32.15869524553" table:style-name="ce1">
            <text:p>32.15869524553</text:p>
          </table:table-cell>
          <table:table-cell office:value-type="float" office:value="NA" table:style-name="ce1">
            <text:p>NA</text:p>
          </table:table-cell>
          <table:table-cell office:value-type="float" office:value="34.7568950109765" table:style-name="ce1">
            <text:p>34.7568950109765</text:p>
          </table:table-cell>
          <table:table-cell office:value-type="float" office:value="NA" table:style-name="ce1">
            <text:p>NA</text:p>
          </table:table-cell>
          <table:table-cell office:value-type="float" office:value="34.422808293563" table:style-name="ce1">
            <text:p>34.422808293563</text:p>
          </table:table-cell>
          <table:table-cell office:value-type="float" office:value="NA" table:style-name="ce1">
            <text:p>NA</text:p>
          </table:table-cell>
          <table:table-cell office:value-type="float" office:value="32.5866694826986" table:style-name="ce1">
            <text:p>32.586669482698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1.1572034055235" table:style-name="ce1">
            <text:p>31.1572034055235</text:p>
          </table:table-cell>
          <table:table-cell office:value-type="float" office:value="NA" table:style-name="ce1">
            <text:p>NA</text:p>
          </table:table-cell>
          <table:table-cell office:value-type="float" office:value="31.4830434963142" table:style-name="ce1">
            <text:p>31.4830434963142</text:p>
          </table:table-cell>
          <table:table-cell office:value-type="float" office:value="NA" table:style-name="ce1">
            <text:p>NA</text:p>
          </table:table-cell>
          <table:table-cell office:value-type="float" office:value="32.4577516277596" table:style-name="ce1">
            <text:p>32.4577516277596</text:p>
          </table:table-cell>
          <table:table-cell office:value-type="float" office:value="NA" table:style-name="ce1">
            <text:p>NA</text:p>
          </table:table-cell>
          <table:table-cell office:value-type="float" office:value="31.3416973446824" table:style-name="ce1">
            <text:p>31.3416973446824</text:p>
          </table:table-cell>
          <table:table-cell office:value-type="float" office:value="NA" table:style-name="ce1">
            <text:p>NA</text:p>
          </table:table-cell>
          <table:table-cell office:value-type="float" office:value="31.1502395184525" table:style-name="ce1">
            <text:p>31.1502395184525</text:p>
          </table:table-cell>
          <table:table-cell office:value-type="float" office:value="NA" table:style-name="ce1">
            <text:p>NA</text:p>
          </table:table-cell>
          <table:table-cell office:value-type="float" office:value="30.3673645370535" table:style-name="ce1">
            <text:p>30.3673645370535</text:p>
          </table:table-cell>
          <table:table-cell office:value-type="float" office:value="NA" table:style-name="ce1">
            <text:p>NA</text:p>
          </table:table-cell>
          <table:table-cell office:value-type="float" office:value="29.6524115491426" table:style-name="ce1">
            <text:p>29.652411549142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44.0636459154422" table:style-name="ce1">
            <text:p>44.063645915442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0.7935537792459" table:style-name="ce1">
            <text:p>40.7935537792459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0.6367577548692" table:style-name="ce1">
            <text:p>40.6367577548692</text:p>
          </table:table-cell>
          <table:table-cell office:value-type="float" office:value="39.6458033168664" table:style-name="ce1">
            <text:p>39.6458033168664</text:p>
          </table:table-cell>
          <table:table-cell office:value-type="float" office:value="39.3344804372685" table:style-name="ce1">
            <text:p>39.3344804372685</text:p>
          </table:table-cell>
          <table:table-cell office:value-type="float" office:value="40.0355366660707" table:style-name="ce1">
            <text:p>40.0355366660707</text:p>
          </table:table-cell>
          <table:table-cell office:value-type="float" office:value="NA" table:style-name="ce1">
            <text:p>NA</text:p>
          </table:table-cell>
          <table:table-cell office:value-type="float" office:value="40.9282585634958" table:style-name="ce1">
            <text:p>40.9282585634958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0.1763548466496" table:style-name="ce1">
            <text:p>40.1763548466496</text:p>
          </table:table-cell>
          <table:table-cell office:value-type="float" office:value="NA" table:style-name="ce1">
            <text:p>NA</text:p>
          </table:table-cell>
          <table:table-cell office:value-type="float" office:value="38.1497374460094" table:style-name="ce1">
            <text:p>38.1497374460094</text:p>
          </table:table-cell>
          <table:table-cell office:value-type="float" office:value="NA" table:style-name="ce1">
            <text:p>NA</text:p>
          </table:table-cell>
          <table:table-cell office:value-type="float" office:value="38.4731815982011" table:style-name="ce1">
            <text:p>38.4731815982011</text:p>
          </table:table-cell>
          <table:table-cell office:value-type="float" office:value="NA" table:style-name="ce1">
            <text:p>NA</text:p>
          </table:table-cell>
          <table:table-cell office:value-type="float" office:value="39.2038839219238" table:style-name="ce1">
            <text:p>39.2038839219238</text:p>
          </table:table-cell>
          <table:table-cell office:value-type="float" office:value="NA" table:style-name="ce1">
            <text:p>NA</text:p>
          </table:table-cell>
          <table:table-cell office:value-type="float" office:value="41.3198928376762" table:style-name="ce1">
            <text:p>41.3198928376762</text:p>
          </table:table-cell>
          <table:table-cell office:value-type="float" office:value="NA" table:style-name="ce1">
            <text:p>NA</text:p>
          </table:table-cell>
          <table:table-cell office:value-type="float" office:value="39.0728284223088" table:style-name="ce1">
            <text:p>39.0728284223088</text:p>
          </table:table-cell>
          <table:table-cell office:value-type="float" office:value="NA" table:style-name="ce1">
            <text:p>NA</text:p>
          </table:table-cell>
          <table:table-cell office:value-type="float" office:value="37.4992926733099" table:style-name="ce1">
            <text:p>37.4992926733099</text:p>
          </table:table-cell>
          <table:table-cell office:value-type="float" office:value="NA" table:style-name="ce1">
            <text:p>NA</text:p>
          </table:table-cell>
          <table:table-cell office:value-type="float" office:value="39.8122687690492" table:style-name="ce1">
            <text:p>39.8122687690492</text:p>
          </table:table-cell>
          <table:table-cell office:value-type="float" office:value="NA" table:style-name="ce1">
            <text:p>NA</text:p>
          </table:table-cell>
          <table:table-cell office:value-type="float" office:value="39.8491515431854" table:style-name="ce1">
            <text:p>39.8491515431854</text:p>
          </table:table-cell>
          <table:table-cell office:value-type="float" office:value="NA" table:style-name="ce1">
            <text:p>NA</text:p>
          </table:table-cell>
          <table:table-cell office:value-type="float" office:value="37.6288527801111" table:style-name="ce1">
            <text:p>37.6288527801111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7.3849068937606" table:style-name="ce1">
            <text:p>37.3849068937606</text:p>
          </table:table-cell>
          <table:table-cell office:value-type="float" office:value="NA" table:style-name="ce1">
            <text:p>NA</text:p>
          </table:table-cell>
          <table:table-cell office:value-type="float" office:value="38.5597028609927" table:style-name="ce1">
            <text:p>38.5597028609927</text:p>
          </table:table-cell>
          <table:table-cell office:value-type="float" office:value="NA" table:style-name="ce1">
            <text:p>NA</text:p>
          </table:table-cell>
          <table:table-cell office:value-type="float" office:value="38.8710097594193" table:style-name="ce1">
            <text:p>38.8710097594193</text:p>
          </table:table-cell>
          <table:table-cell office:value-type="float" office:value="NA" table:style-name="ce1">
            <text:p>NA</text:p>
          </table:table-cell>
          <table:table-cell office:value-type="float" office:value="37.5371504284858" table:style-name="ce1">
            <text:p>37.5371504284858</text:p>
          </table:table-cell>
          <table:table-cell office:value-type="float" office:value="NA" table:style-name="ce1">
            <text:p>NA</text:p>
          </table:table-cell>
          <table:table-cell office:value-type="float" office:value="37.2410922560656" table:style-name="ce1">
            <text:p>37.2410922560656</text:p>
          </table:table-cell>
          <table:table-cell office:value-type="float" office:value="NA" table:style-name="ce1">
            <text:p>NA</text:p>
          </table:table-cell>
          <table:table-cell office:value-type="float" office:value="37.3904686167654" table:style-name="ce1">
            <text:p>37.3904686167654</text:p>
          </table:table-cell>
          <table:table-cell office:value-type="float" office:value="NA" table:style-name="ce1">
            <text:p>NA</text:p>
          </table:table-cell>
          <table:table-cell office:value-type="float" office:value="36.5254741466751" table:style-name="ce1">
            <text:p>36.5254741466751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45.4836251189163" table:style-name="ce1">
            <text:p>45.4836251189163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1.2512903127281" table:style-name="ce1">
            <text:p>41.2512903127281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0.8967953928234" table:style-name="ce1">
            <text:p>40.8967953928234</text:p>
          </table:table-cell>
          <table:table-cell office:value-type="float" office:value="42.3688607593126" table:style-name="ce1">
            <text:p>42.3688607593126</text:p>
          </table:table-cell>
          <table:table-cell office:value-type="float" office:value="38.0381665064176" table:style-name="ce1">
            <text:p>38.0381665064176</text:p>
          </table:table-cell>
          <table:table-cell office:value-type="float" office:value="41.1624032251183" table:style-name="ce1">
            <text:p>41.1624032251183</text:p>
          </table:table-cell>
          <table:table-cell office:value-type="float" office:value="NA" table:style-name="ce1">
            <text:p>NA</text:p>
          </table:table-cell>
          <table:table-cell office:value-type="float" office:value="41.3913157245108" table:style-name="ce1">
            <text:p>41.3913157245108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0.6189600774988" table:style-name="ce1">
            <text:p>40.6189600774988</text:p>
          </table:table-cell>
          <table:table-cell office:value-type="float" office:value="NA" table:style-name="ce1">
            <text:p>NA</text:p>
          </table:table-cell>
          <table:table-cell office:value-type="float" office:value="40.8922256523619" table:style-name="ce1">
            <text:p>40.8922256523619</text:p>
          </table:table-cell>
          <table:table-cell office:value-type="float" office:value="NA" table:style-name="ce1">
            <text:p>NA</text:p>
          </table:table-cell>
          <table:table-cell office:value-type="float" office:value="38.6097937587954" table:style-name="ce1">
            <text:p>38.6097937587954</text:p>
          </table:table-cell>
          <table:table-cell office:value-type="float" office:value="NA" table:style-name="ce1">
            <text:p>NA</text:p>
          </table:table-cell>
          <table:table-cell office:value-type="float" office:value="38.5878630229937" table:style-name="ce1">
            <text:p>38.5878630229937</text:p>
          </table:table-cell>
          <table:table-cell office:value-type="float" office:value="NA" table:style-name="ce1">
            <text:p>NA</text:p>
          </table:table-cell>
          <table:table-cell office:value-type="float" office:value="39.2561646197757" table:style-name="ce1">
            <text:p>39.2561646197757</text:p>
          </table:table-cell>
          <table:table-cell office:value-type="float" office:value="NA" table:style-name="ce1">
            <text:p>NA</text:p>
          </table:table-cell>
          <table:table-cell office:value-type="float" office:value="37.3941680352599" table:style-name="ce1">
            <text:p>37.3941680352599</text:p>
          </table:table-cell>
          <table:table-cell office:value-type="float" office:value="NA" table:style-name="ce1">
            <text:p>NA</text:p>
          </table:table-cell>
          <table:table-cell office:value-type="float" office:value="35.6857381304788" table:style-name="ce1">
            <text:p>35.6857381304788</text:p>
          </table:table-cell>
          <table:table-cell office:value-type="float" office:value="NA" table:style-name="ce1">
            <text:p>NA</text:p>
          </table:table-cell>
          <table:table-cell office:value-type="float" office:value="37.8883588281303" table:style-name="ce1">
            <text:p>37.8883588281303</text:p>
          </table:table-cell>
          <table:table-cell office:value-type="float" office:value="NA" table:style-name="ce1">
            <text:p>NA</text:p>
          </table:table-cell>
          <table:table-cell office:value-type="float" office:value="37.2018833136327" table:style-name="ce1">
            <text:p>37.2018833136327</text:p>
          </table:table-cell>
          <table:table-cell office:value-type="float" office:value="NA" table:style-name="ce1">
            <text:p>NA</text:p>
          </table:table-cell>
          <table:table-cell office:value-type="float" office:value="38.4651912339138" table:style-name="ce1">
            <text:p>38.4651912339138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3.8985268890458" table:style-name="ce1">
            <text:p>33.8985268890458</text:p>
          </table:table-cell>
          <table:table-cell office:value-type="float" office:value="NA" table:style-name="ce1">
            <text:p>NA</text:p>
          </table:table-cell>
          <table:table-cell office:value-type="float" office:value="34.075178539723" table:style-name="ce1">
            <text:p>34.075178539723</text:p>
          </table:table-cell>
          <table:table-cell office:value-type="float" office:value="NA" table:style-name="ce1">
            <text:p>NA</text:p>
          </table:table-cell>
          <table:table-cell office:value-type="float" office:value="35.4526313478868" table:style-name="ce1">
            <text:p>35.4526313478868</text:p>
          </table:table-cell>
          <table:table-cell office:value-type="float" office:value="NA" table:style-name="ce1">
            <text:p>NA</text:p>
          </table:table-cell>
          <table:table-cell office:value-type="float" office:value="33.7830253608052" table:style-name="ce1">
            <text:p>33.7830253608052</text:p>
          </table:table-cell>
          <table:table-cell office:value-type="float" office:value="NA" table:style-name="ce1">
            <text:p>NA</text:p>
          </table:table-cell>
          <table:table-cell office:value-type="float" office:value="33.736738699171" table:style-name="ce1">
            <text:p>33.736738699171</text:p>
          </table:table-cell>
          <table:table-cell office:value-type="float" office:value="NA" table:style-name="ce1">
            <text:p>NA</text:p>
          </table:table-cell>
          <table:table-cell office:value-type="float" office:value="32.6815872250035" table:style-name="ce1">
            <text:p>32.6815872250035</text:p>
          </table:table-cell>
          <table:table-cell office:value-type="float" office:value="NA" table:style-name="ce1">
            <text:p>NA</text:p>
          </table:table-cell>
          <table:table-cell office:value-type="float" office:value="31.925742630946" table:style-name="ce1">
            <text:p>31.92574263094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44.8646598250943" table:style-name="ce1">
            <text:p>44.8646598250943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9.3424784573415" table:style-name="ce1">
            <text:p>39.342478457341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1.4924530908195" table:style-name="ce1">
            <text:p>41.4924530908195</text:p>
          </table:table-cell>
          <table:table-cell office:value-type="float" office:value="41.1254756762434" table:style-name="ce1">
            <text:p>41.1254756762434</text:p>
          </table:table-cell>
          <table:table-cell office:value-type="float" office:value="40.5727971017695" table:style-name="ce1">
            <text:p>40.5727971017695</text:p>
          </table:table-cell>
          <table:table-cell office:value-type="float" office:value="41.3004293225215" table:style-name="ce1">
            <text:p>41.3004293225215</text:p>
          </table:table-cell>
          <table:table-cell office:value-type="float" office:value="NA" table:style-name="ce1">
            <text:p>NA</text:p>
          </table:table-cell>
          <table:table-cell office:value-type="float" office:value="42.7758889081457" table:style-name="ce1">
            <text:p>42.7758889081457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1.5360714987159" table:style-name="ce1">
            <text:p>41.5360714987159</text:p>
          </table:table-cell>
          <table:table-cell office:value-type="float" office:value="NA" table:style-name="ce1">
            <text:p>NA</text:p>
          </table:table-cell>
          <table:table-cell office:value-type="float" office:value="39.0316370037219" table:style-name="ce1">
            <text:p>39.0316370037219</text:p>
          </table:table-cell>
          <table:table-cell office:value-type="float" office:value="NA" table:style-name="ce1">
            <text:p>NA</text:p>
          </table:table-cell>
          <table:table-cell office:value-type="float" office:value="39.9099167112226" table:style-name="ce1">
            <text:p>39.9099167112226</text:p>
          </table:table-cell>
          <table:table-cell office:value-type="float" office:value="NA" table:style-name="ce1">
            <text:p>NA</text:p>
          </table:table-cell>
          <table:table-cell office:value-type="float" office:value="41.2855479317471" table:style-name="ce1">
            <text:p>41.2855479317471</text:p>
          </table:table-cell>
          <table:table-cell office:value-type="float" office:value="NA" table:style-name="ce1">
            <text:p>NA</text:p>
          </table:table-cell>
          <table:table-cell office:value-type="float" office:value="42.0357263867283" table:style-name="ce1">
            <text:p>42.0357263867283</text:p>
          </table:table-cell>
          <table:table-cell office:value-type="float" office:value="NA" table:style-name="ce1">
            <text:p>NA</text:p>
          </table:table-cell>
          <table:table-cell office:value-type="float" office:value="39.9389867911796" table:style-name="ce1">
            <text:p>39.9389867911796</text:p>
          </table:table-cell>
          <table:table-cell office:value-type="float" office:value="NA" table:style-name="ce1">
            <text:p>NA</text:p>
          </table:table-cell>
          <table:table-cell office:value-type="float" office:value="38.0702405644756" table:style-name="ce1">
            <text:p>38.0702405644756</text:p>
          </table:table-cell>
          <table:table-cell office:value-type="float" office:value="NA" table:style-name="ce1">
            <text:p>NA</text:p>
          </table:table-cell>
          <table:table-cell office:value-type="float" office:value="40.3235998524592" table:style-name="ce1">
            <text:p>40.3235998524592</text:p>
          </table:table-cell>
          <table:table-cell office:value-type="float" office:value="NA" table:style-name="ce1">
            <text:p>NA</text:p>
          </table:table-cell>
          <table:table-cell office:value-type="float" office:value="41.3865268681547" table:style-name="ce1">
            <text:p>41.3865268681547</text:p>
          </table:table-cell>
          <table:table-cell office:value-type="float" office:value="NA" table:style-name="ce1">
            <text:p>NA</text:p>
          </table:table-cell>
          <table:table-cell office:value-type="float" office:value="39.7322802687608" table:style-name="ce1">
            <text:p>39.7322802687608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8.282680038361" table:style-name="ce1">
            <text:p>38.282680038361</text:p>
          </table:table-cell>
          <table:table-cell office:value-type="float" office:value="NA" table:style-name="ce1">
            <text:p>NA</text:p>
          </table:table-cell>
          <table:table-cell office:value-type="float" office:value="39.6543594525351" table:style-name="ce1">
            <text:p>39.6543594525351</text:p>
          </table:table-cell>
          <table:table-cell office:value-type="float" office:value="NA" table:style-name="ce1">
            <text:p>NA</text:p>
          </table:table-cell>
          <table:table-cell office:value-type="float" office:value="40.2816669456981" table:style-name="ce1">
            <text:p>40.2816669456981</text:p>
          </table:table-cell>
          <table:table-cell office:value-type="float" office:value="NA" table:style-name="ce1">
            <text:p>NA</text:p>
          </table:table-cell>
          <table:table-cell office:value-type="float" office:value="39.2626395691654" table:style-name="ce1">
            <text:p>39.2626395691654</text:p>
          </table:table-cell>
          <table:table-cell office:value-type="float" office:value="NA" table:style-name="ce1">
            <text:p>NA</text:p>
          </table:table-cell>
          <table:table-cell office:value-type="float" office:value="39.2444362928153" table:style-name="ce1">
            <text:p>39.2444362928153</text:p>
          </table:table-cell>
          <table:table-cell office:value-type="float" office:value="NA" table:style-name="ce1">
            <text:p>NA</text:p>
          </table:table-cell>
          <table:table-cell office:value-type="float" office:value="38.7712364755974" table:style-name="ce1">
            <text:p>38.7712364755974</text:p>
          </table:table-cell>
          <table:table-cell office:value-type="float" office:value="NA" table:style-name="ce1">
            <text:p>NA</text:p>
          </table:table-cell>
          <table:table-cell office:value-type="float" office:value="39.1872064087247" table:style-name="ce1">
            <text:p>39.1872064087247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43.6631389606162" table:style-name="ce1">
            <text:p>43.663138960616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6.3556258662523" table:style-name="ce1">
            <text:p>46.3556258662523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6.3731948828417" table:style-name="ce1">
            <text:p>46.3731948828417</text:p>
          </table:table-cell>
          <table:table-cell office:value-type="float" office:value="46.7144791637852" table:style-name="ce1">
            <text:p>46.7144791637852</text:p>
          </table:table-cell>
          <table:table-cell office:value-type="float" office:value="44.3799161417903" table:style-name="ce1">
            <text:p>44.3799161417903</text:p>
          </table:table-cell>
          <table:table-cell office:value-type="float" office:value="44.9924785079587" table:style-name="ce1">
            <text:p>44.9924785079587</text:p>
          </table:table-cell>
          <table:table-cell office:value-type="float" office:value="NA" table:style-name="ce1">
            <text:p>NA</text:p>
          </table:table-cell>
          <table:table-cell office:value-type="float" office:value="45.6165588793894" table:style-name="ce1">
            <text:p>45.6165588793894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5.891519692475" table:style-name="ce1">
            <text:p>45.891519692475</text:p>
          </table:table-cell>
          <table:table-cell office:value-type="float" office:value="NA" table:style-name="ce1">
            <text:p>NA</text:p>
          </table:table-cell>
          <table:table-cell office:value-type="float" office:value="43.0839684352999" table:style-name="ce1">
            <text:p>43.0839684352999</text:p>
          </table:table-cell>
          <table:table-cell office:value-type="float" office:value="NA" table:style-name="ce1">
            <text:p>NA</text:p>
          </table:table-cell>
          <table:table-cell office:value-type="float" office:value="43.0690674299798" table:style-name="ce1">
            <text:p>43.0690674299798</text:p>
          </table:table-cell>
          <table:table-cell office:value-type="float" office:value="NA" table:style-name="ce1">
            <text:p>NA</text:p>
          </table:table-cell>
          <table:table-cell office:value-type="float" office:value="48.2423308137089" table:style-name="ce1">
            <text:p>48.2423308137089</text:p>
          </table:table-cell>
          <table:table-cell office:value-type="float" office:value="NA" table:style-name="ce1">
            <text:p>NA</text:p>
          </table:table-cell>
          <table:table-cell office:value-type="float" office:value="47.9440415069945" table:style-name="ce1">
            <text:p>47.9440415069945</text:p>
          </table:table-cell>
          <table:table-cell office:value-type="float" office:value="NA" table:style-name="ce1">
            <text:p>NA</text:p>
          </table:table-cell>
          <table:table-cell office:value-type="float" office:value="44.2930565691564" table:style-name="ce1">
            <text:p>44.2930565691564</text:p>
          </table:table-cell>
          <table:table-cell office:value-type="float" office:value="NA" table:style-name="ce1">
            <text:p>NA</text:p>
          </table:table-cell>
          <table:table-cell office:value-type="float" office:value="42.7996512828114" table:style-name="ce1">
            <text:p>42.7996512828114</text:p>
          </table:table-cell>
          <table:table-cell office:value-type="float" office:value="NA" table:style-name="ce1">
            <text:p>NA</text:p>
          </table:table-cell>
          <table:table-cell office:value-type="float" office:value="46.0385709097535" table:style-name="ce1">
            <text:p>46.0385709097535</text:p>
          </table:table-cell>
          <table:table-cell office:value-type="float" office:value="NA" table:style-name="ce1">
            <text:p>NA</text:p>
          </table:table-cell>
          <table:table-cell office:value-type="float" office:value="44.4690259111736" table:style-name="ce1">
            <text:p>44.4690259111736</text:p>
          </table:table-cell>
          <table:table-cell office:value-type="float" office:value="NA" table:style-name="ce1">
            <text:p>NA</text:p>
          </table:table-cell>
          <table:table-cell office:value-type="float" office:value="43.5750314218439" table:style-name="ce1">
            <text:p>43.5750314218439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1.2047673401936" table:style-name="ce1">
            <text:p>41.2047673401936</text:p>
          </table:table-cell>
          <table:table-cell office:value-type="float" office:value="NA" table:style-name="ce1">
            <text:p>NA</text:p>
          </table:table-cell>
          <table:table-cell office:value-type="float" office:value="44.2990160895456" table:style-name="ce1">
            <text:p>44.2990160895456</text:p>
          </table:table-cell>
          <table:table-cell office:value-type="float" office:value="NA" table:style-name="ce1">
            <text:p>NA</text:p>
          </table:table-cell>
          <table:table-cell office:value-type="float" office:value="42.7919166558409" table:style-name="ce1">
            <text:p>42.7919166558409</text:p>
          </table:table-cell>
          <table:table-cell office:value-type="float" office:value="NA" table:style-name="ce1">
            <text:p>NA</text:p>
          </table:table-cell>
          <table:table-cell office:value-type="float" office:value="41.5866937360013" table:style-name="ce1">
            <text:p>41.5866937360013</text:p>
          </table:table-cell>
          <table:table-cell office:value-type="float" office:value="NA" table:style-name="ce1">
            <text:p>NA</text:p>
          </table:table-cell>
          <table:table-cell office:value-type="float" office:value="41.666837182707" table:style-name="ce1">
            <text:p>41.666837182707</text:p>
          </table:table-cell>
          <table:table-cell office:value-type="float" office:value="NA" table:style-name="ce1">
            <text:p>NA</text:p>
          </table:table-cell>
          <table:table-cell office:value-type="float" office:value="41.94855260053" table:style-name="ce1">
            <text:p>41.94855260053</text:p>
          </table:table-cell>
          <table:table-cell office:value-type="float" office:value="NA" table:style-name="ce1">
            <text:p>NA</text:p>
          </table:table-cell>
          <table:table-cell office:value-type="float" office:value="43.2440800784612" table:style-name="ce1">
            <text:p>43.244080078461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42.0611111413121" table:style-name="ce1">
            <text:p>42.0611111413121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5.4801196894446" table:style-name="ce1">
            <text:p>45.480119689444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8.9169244474057" table:style-name="ce1">
            <text:p>48.9169244474057</text:p>
          </table:table-cell>
          <table:table-cell office:value-type="float" office:value="48.2587971575919" table:style-name="ce1">
            <text:p>48.2587971575919</text:p>
          </table:table-cell>
          <table:table-cell office:value-type="float" office:value="51.1608856159295" table:style-name="ce1">
            <text:p>51.1608856159295</text:p>
          </table:table-cell>
          <table:table-cell office:value-type="float" office:value="48.3200554816927" table:style-name="ce1">
            <text:p>48.3200554816927</text:p>
          </table:table-cell>
          <table:table-cell office:value-type="float" office:value="NA" table:style-name="ce1">
            <text:p>NA</text:p>
          </table:table-cell>
          <table:table-cell office:value-type="float" office:value="49.4634199446399" table:style-name="ce1">
            <text:p>49.4634199446399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0.3736709930518" table:style-name="ce1">
            <text:p>50.3736709930518</text:p>
          </table:table-cell>
          <table:table-cell office:value-type="float" office:value="NA" table:style-name="ce1">
            <text:p>NA</text:p>
          </table:table-cell>
          <table:table-cell office:value-type="float" office:value="46.5639689101975" table:style-name="ce1">
            <text:p>46.5639689101975</text:p>
          </table:table-cell>
          <table:table-cell office:value-type="float" office:value="NA" table:style-name="ce1">
            <text:p>NA</text:p>
          </table:table-cell>
          <table:table-cell office:value-type="float" office:value="48.4185783662352" table:style-name="ce1">
            <text:p>48.4185783662352</text:p>
          </table:table-cell>
          <table:table-cell office:value-type="float" office:value="NA" table:style-name="ce1">
            <text:p>NA</text:p>
          </table:table-cell>
          <table:table-cell office:value-type="float" office:value="53.1367535528873" table:style-name="ce1">
            <text:p>53.1367535528873</text:p>
          </table:table-cell>
          <table:table-cell office:value-type="float" office:value="NA" table:style-name="ce1">
            <text:p>NA</text:p>
          </table:table-cell>
          <table:table-cell office:value-type="float" office:value="54.9207539300538" table:style-name="ce1">
            <text:p>54.9207539300538</text:p>
          </table:table-cell>
          <table:table-cell office:value-type="float" office:value="NA" table:style-name="ce1">
            <text:p>NA</text:p>
          </table:table-cell>
          <table:table-cell office:value-type="float" office:value="49.7020644787071" table:style-name="ce1">
            <text:p>49.7020644787071</text:p>
          </table:table-cell>
          <table:table-cell office:value-type="float" office:value="NA" table:style-name="ce1">
            <text:p>NA</text:p>
          </table:table-cell>
          <table:table-cell office:value-type="float" office:value="50.714159386586" table:style-name="ce1">
            <text:p>50.714159386586</text:p>
          </table:table-cell>
          <table:table-cell office:value-type="float" office:value="NA" table:style-name="ce1">
            <text:p>NA</text:p>
          </table:table-cell>
          <table:table-cell office:value-type="float" office:value="52.6087565880886" table:style-name="ce1">
            <text:p>52.6087565880886</text:p>
          </table:table-cell>
          <table:table-cell office:value-type="float" office:value="NA" table:style-name="ce1">
            <text:p>NA</text:p>
          </table:table-cell>
          <table:table-cell office:value-type="float" office:value="52.3854147785911" table:style-name="ce1">
            <text:p>52.3854147785911</text:p>
          </table:table-cell>
          <table:table-cell office:value-type="float" office:value="NA" table:style-name="ce1">
            <text:p>NA</text:p>
          </table:table-cell>
          <table:table-cell office:value-type="float" office:value="52.9849041128923" table:style-name="ce1">
            <text:p>52.9849041128923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0.7727971574043" table:style-name="ce1">
            <text:p>50.7727971574043</text:p>
          </table:table-cell>
          <table:table-cell office:value-type="float" office:value="NA" table:style-name="ce1">
            <text:p>NA</text:p>
          </table:table-cell>
          <table:table-cell office:value-type="float" office:value="51.5415279625421" table:style-name="ce1">
            <text:p>51.5415279625421</text:p>
          </table:table-cell>
          <table:table-cell office:value-type="float" office:value="NA" table:style-name="ce1">
            <text:p>NA</text:p>
          </table:table-cell>
          <table:table-cell office:value-type="float" office:value="52.5028751578945" table:style-name="ce1">
            <text:p>52.5028751578945</text:p>
          </table:table-cell>
          <table:table-cell office:value-type="float" office:value="NA" table:style-name="ce1">
            <text:p>NA</text:p>
          </table:table-cell>
          <table:table-cell office:value-type="float" office:value="51.2390136620665" table:style-name="ce1">
            <text:p>51.2390136620665</text:p>
          </table:table-cell>
          <table:table-cell office:value-type="float" office:value="NA" table:style-name="ce1">
            <text:p>NA</text:p>
          </table:table-cell>
          <table:table-cell office:value-type="float" office:value="52.0618339671607" table:style-name="ce1">
            <text:p>52.0618339671607</text:p>
          </table:table-cell>
          <table:table-cell office:value-type="float" office:value="NA" table:style-name="ce1">
            <text:p>NA</text:p>
          </table:table-cell>
          <table:table-cell office:value-type="float" office:value="51.8562431130232" table:style-name="ce1">
            <text:p>51.8562431130232</text:p>
          </table:table-cell>
          <table:table-cell office:value-type="float" office:value="NA" table:style-name="ce1">
            <text:p>NA</text:p>
          </table:table-cell>
          <table:table-cell office:value-type="float" office:value="51.5249786238306" table:style-name="ce1">
            <text:p>51.524978623830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32.0848469938274" table:style-name="ce1">
            <text:p>32.0848469938274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3.423581759279" table:style-name="ce1">
            <text:p>43.423581759279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8.2179814011773" table:style-name="ce1">
            <text:p>48.2179814011773</text:p>
          </table:table-cell>
          <table:table-cell office:value-type="float" office:value="46.4958549182421" table:style-name="ce1">
            <text:p>46.4958549182421</text:p>
          </table:table-cell>
          <table:table-cell office:value-type="float" office:value="46.0798835425602" table:style-name="ce1">
            <text:p>46.0798835425602</text:p>
          </table:table-cell>
          <table:table-cell office:value-type="float" office:value="46.9034030016226" table:style-name="ce1">
            <text:p>46.9034030016226</text:p>
          </table:table-cell>
          <table:table-cell office:value-type="float" office:value="NA" table:style-name="ce1">
            <text:p>NA</text:p>
          </table:table-cell>
          <table:table-cell office:value-type="float" office:value="48.5076499096814" table:style-name="ce1">
            <text:p>48.5076499096814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8.3200398953331" table:style-name="ce1">
            <text:p>48.3200398953331</text:p>
          </table:table-cell>
          <table:table-cell office:value-type="float" office:value="NA" table:style-name="ce1">
            <text:p>NA</text:p>
          </table:table-cell>
          <table:table-cell office:value-type="float" office:value="45.5595643981654" table:style-name="ce1">
            <text:p>45.5595643981654</text:p>
          </table:table-cell>
          <table:table-cell office:value-type="float" office:value="NA" table:style-name="ce1">
            <text:p>NA</text:p>
          </table:table-cell>
          <table:table-cell office:value-type="float" office:value="46.3121800049199" table:style-name="ce1">
            <text:p>46.3121800049199</text:p>
          </table:table-cell>
          <table:table-cell office:value-type="float" office:value="NA" table:style-name="ce1">
            <text:p>NA</text:p>
          </table:table-cell>
          <table:table-cell office:value-type="float" office:value="49.994776198335" table:style-name="ce1">
            <text:p>49.994776198335</text:p>
          </table:table-cell>
          <table:table-cell office:value-type="float" office:value="NA" table:style-name="ce1">
            <text:p>NA</text:p>
          </table:table-cell>
          <table:table-cell office:value-type="float" office:value="50.5989716351641" table:style-name="ce1">
            <text:p>50.5989716351641</text:p>
          </table:table-cell>
          <table:table-cell office:value-type="float" office:value="NA" table:style-name="ce1">
            <text:p>NA</text:p>
          </table:table-cell>
          <table:table-cell office:value-type="float" office:value="45.3570264141149" table:style-name="ce1">
            <text:p>45.3570264141149</text:p>
          </table:table-cell>
          <table:table-cell office:value-type="float" office:value="NA" table:style-name="ce1">
            <text:p>NA</text:p>
          </table:table-cell>
          <table:table-cell office:value-type="float" office:value="44.4431560130639" table:style-name="ce1">
            <text:p>44.4431560130639</text:p>
          </table:table-cell>
          <table:table-cell office:value-type="float" office:value="NA" table:style-name="ce1">
            <text:p>NA</text:p>
          </table:table-cell>
          <table:table-cell office:value-type="float" office:value="48.9216717506625" table:style-name="ce1">
            <text:p>48.9216717506625</text:p>
          </table:table-cell>
          <table:table-cell office:value-type="float" office:value="NA" table:style-name="ce1">
            <text:p>NA</text:p>
          </table:table-cell>
          <table:table-cell office:value-type="float" office:value="46.494143454015" table:style-name="ce1">
            <text:p>46.494143454015</text:p>
          </table:table-cell>
          <table:table-cell office:value-type="float" office:value="NA" table:style-name="ce1">
            <text:p>NA</text:p>
          </table:table-cell>
          <table:table-cell office:value-type="float" office:value="48.1354841700908" table:style-name="ce1">
            <text:p>48.1354841700908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4.0126624814728" table:style-name="ce1">
            <text:p>44.0126624814728</text:p>
          </table:table-cell>
          <table:table-cell office:value-type="float" office:value="NA" table:style-name="ce1">
            <text:p>NA</text:p>
          </table:table-cell>
          <table:table-cell office:value-type="float" office:value="45.3939302080256" table:style-name="ce1">
            <text:p>45.3939302080256</text:p>
          </table:table-cell>
          <table:table-cell office:value-type="float" office:value="NA" table:style-name="ce1">
            <text:p>NA</text:p>
          </table:table-cell>
          <table:table-cell office:value-type="float" office:value="44.1026417132937" table:style-name="ce1">
            <text:p>44.1026417132937</text:p>
          </table:table-cell>
          <table:table-cell office:value-type="float" office:value="NA" table:style-name="ce1">
            <text:p>NA</text:p>
          </table:table-cell>
          <table:table-cell office:value-type="float" office:value="43.924630280691" table:style-name="ce1">
            <text:p>43.924630280691</text:p>
          </table:table-cell>
          <table:table-cell office:value-type="float" office:value="NA" table:style-name="ce1">
            <text:p>NA</text:p>
          </table:table-cell>
          <table:table-cell office:value-type="float" office:value="44.6575368118148" table:style-name="ce1">
            <text:p>44.6575368118148</text:p>
          </table:table-cell>
          <table:table-cell office:value-type="float" office:value="NA" table:style-name="ce1">
            <text:p>NA</text:p>
          </table:table-cell>
          <table:table-cell office:value-type="float" office:value="42.8291977780761" table:style-name="ce1">
            <text:p>42.8291977780761</text:p>
          </table:table-cell>
          <table:table-cell office:value-type="float" office:value="NA" table:style-name="ce1">
            <text:p>NA</text:p>
          </table:table-cell>
          <table:table-cell office:value-type="float" office:value="42.870788567826" table:style-name="ce1">
            <text:p>42.87078856782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31.3566525305074" table:style-name="ce1">
            <text:p>31.3566525305074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0.9399643735394" table:style-name="ce1">
            <text:p>50.9399643735394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63.0745975512529" table:style-name="ce1">
            <text:p>63.0745975512529</text:p>
          </table:table-cell>
          <table:table-cell office:value-type="float" office:value="61.6969820136796" table:style-name="ce1">
            <text:p>61.6969820136796</text:p>
          </table:table-cell>
          <table:table-cell office:value-type="float" office:value="75.2560255883401" table:style-name="ce1">
            <text:p>75.2560255883401</text:p>
          </table:table-cell>
          <table:table-cell office:value-type="float" office:value="63.2221047442246" table:style-name="ce1">
            <text:p>63.2221047442246</text:p>
          </table:table-cell>
          <table:table-cell office:value-type="float" office:value="NA" table:style-name="ce1">
            <text:p>NA</text:p>
          </table:table-cell>
          <table:table-cell office:value-type="float" office:value="68.2286569967212" table:style-name="ce1">
            <text:p>68.228656996721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66.3039388089635" table:style-name="ce1">
            <text:p>66.3039388089635</text:p>
          </table:table-cell>
          <table:table-cell office:value-type="float" office:value="NA" table:style-name="ce1">
            <text:p>NA</text:p>
          </table:table-cell>
          <table:table-cell office:value-type="float" office:value="61.7972892146435" table:style-name="ce1">
            <text:p>61.7972892146435</text:p>
          </table:table-cell>
          <table:table-cell office:value-type="float" office:value="NA" table:style-name="ce1">
            <text:p>NA</text:p>
          </table:table-cell>
          <table:table-cell office:value-type="float" office:value="66.1660107308306" table:style-name="ce1">
            <text:p>66.1660107308306</text:p>
          </table:table-cell>
          <table:table-cell office:value-type="float" office:value="NA" table:style-name="ce1">
            <text:p>NA</text:p>
          </table:table-cell>
          <table:table-cell office:value-type="float" office:value="77.7816839418554" table:style-name="ce1">
            <text:p>77.7816839418554</text:p>
          </table:table-cell>
          <table:table-cell office:value-type="float" office:value="NA" table:style-name="ce1">
            <text:p>NA</text:p>
          </table:table-cell>
          <table:table-cell office:value-type="float" office:value="83.654930725196" table:style-name="ce1">
            <text:p>83.654930725196</text:p>
          </table:table-cell>
          <table:table-cell office:value-type="float" office:value="NA" table:style-name="ce1">
            <text:p>NA</text:p>
          </table:table-cell>
          <table:table-cell office:value-type="float" office:value="70.9384535387616" table:style-name="ce1">
            <text:p>70.9384535387616</text:p>
          </table:table-cell>
          <table:table-cell office:value-type="float" office:value="NA" table:style-name="ce1">
            <text:p>NA</text:p>
          </table:table-cell>
          <table:table-cell office:value-type="float" office:value="82.2331664012492" table:style-name="ce1">
            <text:p>82.2331664012492</text:p>
          </table:table-cell>
          <table:table-cell office:value-type="float" office:value="NA" table:style-name="ce1">
            <text:p>NA</text:p>
          </table:table-cell>
          <table:table-cell office:value-type="float" office:value="83.2446994503766" table:style-name="ce1">
            <text:p>83.2446994503766</text:p>
          </table:table-cell>
          <table:table-cell office:value-type="float" office:value="NA" table:style-name="ce1">
            <text:p>NA</text:p>
          </table:table-cell>
          <table:table-cell office:value-type="float" office:value="78.4401399013385" table:style-name="ce1">
            <text:p>78.4401399013385</text:p>
          </table:table-cell>
          <table:table-cell office:value-type="float" office:value="NA" table:style-name="ce1">
            <text:p>NA</text:p>
          </table:table-cell>
          <table:table-cell office:value-type="float" office:value="81.5314018860525" table:style-name="ce1">
            <text:p>81.531401886052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77.0059107210771" table:style-name="ce1">
            <text:p>77.0059107210771</text:p>
          </table:table-cell>
          <table:table-cell office:value-type="float" office:value="NA" table:style-name="ce1">
            <text:p>NA</text:p>
          </table:table-cell>
          <table:table-cell office:value-type="float" office:value="78.2693362025828" table:style-name="ce1">
            <text:p>78.2693362025828</text:p>
          </table:table-cell>
          <table:table-cell office:value-type="float" office:value="NA" table:style-name="ce1">
            <text:p>NA</text:p>
          </table:table-cell>
          <table:table-cell office:value-type="float" office:value="81.0501851170494" table:style-name="ce1">
            <text:p>81.0501851170494</text:p>
          </table:table-cell>
          <table:table-cell office:value-type="float" office:value="NA" table:style-name="ce1">
            <text:p>NA</text:p>
          </table:table-cell>
          <table:table-cell office:value-type="float" office:value="77.0307712611476" table:style-name="ce1">
            <text:p>77.0307712611476</text:p>
          </table:table-cell>
          <table:table-cell office:value-type="float" office:value="NA" table:style-name="ce1">
            <text:p>NA</text:p>
          </table:table-cell>
          <table:table-cell office:value-type="float" office:value="80.1503059926437" table:style-name="ce1">
            <text:p>80.1503059926437</text:p>
          </table:table-cell>
          <table:table-cell office:value-type="float" office:value="NA" table:style-name="ce1">
            <text:p>NA</text:p>
          </table:table-cell>
          <table:table-cell office:value-type="float" office:value="81.7852015136251" table:style-name="ce1">
            <text:p>81.7852015136251</text:p>
          </table:table-cell>
          <table:table-cell office:value-type="float" office:value="NA" table:style-name="ce1">
            <text:p>NA</text:p>
          </table:table-cell>
          <table:table-cell office:value-type="float" office:value="80.357989248767" table:style-name="ce1">
            <text:p>80.357989248767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30.9925552988473" table:style-name="ce1">
            <text:p>30.9925552988473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5.7928726385695" table:style-name="ce1">
            <text:p>45.792872638569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3.9628607227649" table:style-name="ce1">
            <text:p>53.9628607227649</text:p>
          </table:table-cell>
          <table:table-cell office:value-type="float" office:value="53.5837657611771" table:style-name="ce1">
            <text:p>53.5837657611771</text:p>
          </table:table-cell>
          <table:table-cell office:value-type="float" office:value="56.4452114946029" table:style-name="ce1">
            <text:p>56.4452114946029</text:p>
          </table:table-cell>
          <table:table-cell office:value-type="float" office:value="54.5419163781172" table:style-name="ce1">
            <text:p>54.5419163781172</text:p>
          </table:table-cell>
          <table:table-cell office:value-type="float" office:value="NA" table:style-name="ce1">
            <text:p>NA</text:p>
          </table:table-cell>
          <table:table-cell office:value-type="float" office:value="54.4030726738468" table:style-name="ce1">
            <text:p>54.4030726738468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2.5791210437637" table:style-name="ce1">
            <text:p>52.5791210437637</text:p>
          </table:table-cell>
          <table:table-cell office:value-type="float" office:value="NA" table:style-name="ce1">
            <text:p>NA</text:p>
          </table:table-cell>
          <table:table-cell office:value-type="float" office:value="53.6575959252999" table:style-name="ce1">
            <text:p>53.6575959252999</text:p>
          </table:table-cell>
          <table:table-cell office:value-type="float" office:value="NA" table:style-name="ce1">
            <text:p>NA</text:p>
          </table:table-cell>
          <table:table-cell office:value-type="float" office:value="54.0902769144676" table:style-name="ce1">
            <text:p>54.0902769144676</text:p>
          </table:table-cell>
          <table:table-cell office:value-type="float" office:value="NA" table:style-name="ce1">
            <text:p>NA</text:p>
          </table:table-cell>
          <table:table-cell office:value-type="float" office:value="60.2640750189664" table:style-name="ce1">
            <text:p>60.2640750189664</text:p>
          </table:table-cell>
          <table:table-cell office:value-type="float" office:value="NA" table:style-name="ce1">
            <text:p>NA</text:p>
          </table:table-cell>
          <table:table-cell office:value-type="float" office:value="61.3401449273541" table:style-name="ce1">
            <text:p>61.3401449273541</text:p>
          </table:table-cell>
          <table:table-cell office:value-type="float" office:value="NA" table:style-name="ce1">
            <text:p>NA</text:p>
          </table:table-cell>
          <table:table-cell office:value-type="float" office:value="52.0845867187934" table:style-name="ce1">
            <text:p>52.0845867187934</text:p>
          </table:table-cell>
          <table:table-cell office:value-type="float" office:value="NA" table:style-name="ce1">
            <text:p>NA</text:p>
          </table:table-cell>
          <table:table-cell office:value-type="float" office:value="54.8812267024109" table:style-name="ce1">
            <text:p>54.8812267024109</text:p>
          </table:table-cell>
          <table:table-cell office:value-type="float" office:value="NA" table:style-name="ce1">
            <text:p>NA</text:p>
          </table:table-cell>
          <table:table-cell office:value-type="float" office:value="58.6805058744265" table:style-name="ce1">
            <text:p>58.6805058744265</text:p>
          </table:table-cell>
          <table:table-cell office:value-type="float" office:value="NA" table:style-name="ce1">
            <text:p>NA</text:p>
          </table:table-cell>
          <table:table-cell office:value-type="float" office:value="58.9959038824404" table:style-name="ce1">
            <text:p>58.9959038824404</text:p>
          </table:table-cell>
          <table:table-cell office:value-type="float" office:value="NA" table:style-name="ce1">
            <text:p>NA</text:p>
          </table:table-cell>
          <table:table-cell office:value-type="float" office:value="58.1756113930425" table:style-name="ce1">
            <text:p>58.175611393042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7.5157207896264" table:style-name="ce1">
            <text:p>57.5157207896264</text:p>
          </table:table-cell>
          <table:table-cell office:value-type="float" office:value="NA" table:style-name="ce1">
            <text:p>NA</text:p>
          </table:table-cell>
          <table:table-cell office:value-type="float" office:value="58.437229245717" table:style-name="ce1">
            <text:p>58.437229245717</text:p>
          </table:table-cell>
          <table:table-cell office:value-type="float" office:value="NA" table:style-name="ce1">
            <text:p>NA</text:p>
          </table:table-cell>
          <table:table-cell office:value-type="float" office:value="61.1170579266782" table:style-name="ce1">
            <text:p>61.1170579266782</text:p>
          </table:table-cell>
          <table:table-cell office:value-type="float" office:value="NA" table:style-name="ce1">
            <text:p>NA</text:p>
          </table:table-cell>
          <table:table-cell office:value-type="float" office:value="57.7347227588045" table:style-name="ce1">
            <text:p>57.7347227588045</text:p>
          </table:table-cell>
          <table:table-cell office:value-type="float" office:value="NA" table:style-name="ce1">
            <text:p>NA</text:p>
          </table:table-cell>
          <table:table-cell office:value-type="float" office:value="59.2348925832348" table:style-name="ce1">
            <text:p>59.2348925832348</text:p>
          </table:table-cell>
          <table:table-cell office:value-type="float" office:value="NA" table:style-name="ce1">
            <text:p>NA</text:p>
          </table:table-cell>
          <table:table-cell office:value-type="float" office:value="59.5974000855429" table:style-name="ce1">
            <text:p>59.5974000855429</text:p>
          </table:table-cell>
          <table:table-cell office:value-type="float" office:value="NA" table:style-name="ce1">
            <text:p>NA</text:p>
          </table:table-cell>
          <table:table-cell office:value-type="float" office:value="60.1144383741346" table:style-name="ce1">
            <text:p>60.114438374134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43.2262222826242" table:style-name="ce1">
            <text:p>43.226222282624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6.8693080911197" table:style-name="ce1">
            <text:p>46.8693080911197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3.6238364996465" table:style-name="ce1">
            <text:p>53.6238364996465</text:p>
          </table:table-cell>
          <table:table-cell office:value-type="float" office:value="53.2455331148226" table:style-name="ce1">
            <text:p>53.2455331148226</text:p>
          </table:table-cell>
          <table:table-cell office:value-type="float" office:value="57.2056669249382" table:style-name="ce1">
            <text:p>57.2056669249382</text:p>
          </table:table-cell>
          <table:table-cell office:value-type="float" office:value="52.6233511170176" table:style-name="ce1">
            <text:p>52.6233511170176</text:p>
          </table:table-cell>
          <table:table-cell office:value-type="float" office:value="NA" table:style-name="ce1">
            <text:p>NA</text:p>
          </table:table-cell>
          <table:table-cell office:value-type="float" office:value="54.3829637696541" table:style-name="ce1">
            <text:p>54.3829637696541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5.0620307443523" table:style-name="ce1">
            <text:p>55.0620307443523</text:p>
          </table:table-cell>
          <table:table-cell office:value-type="float" office:value="NA" table:style-name="ce1">
            <text:p>NA</text:p>
          </table:table-cell>
          <table:table-cell office:value-type="float" office:value="54.6415505795286" table:style-name="ce1">
            <text:p>54.6415505795286</text:p>
          </table:table-cell>
          <table:table-cell office:value-type="float" office:value="NA" table:style-name="ce1">
            <text:p>NA</text:p>
          </table:table-cell>
          <table:table-cell office:value-type="float" office:value="53.8560497205495" table:style-name="ce1">
            <text:p>53.8560497205495</text:p>
          </table:table-cell>
          <table:table-cell office:value-type="float" office:value="NA" table:style-name="ce1">
            <text:p>NA</text:p>
          </table:table-cell>
          <table:table-cell office:value-type="float" office:value="62.182012229163" table:style-name="ce1">
            <text:p>62.182012229163</text:p>
          </table:table-cell>
          <table:table-cell office:value-type="float" office:value="NA" table:style-name="ce1">
            <text:p>NA</text:p>
          </table:table-cell>
          <table:table-cell office:value-type="float" office:value="61.9399233006035" table:style-name="ce1">
            <text:p>61.9399233006035</text:p>
          </table:table-cell>
          <table:table-cell office:value-type="float" office:value="NA" table:style-name="ce1">
            <text:p>NA</text:p>
          </table:table-cell>
          <table:table-cell office:value-type="float" office:value="54.0003203776857" table:style-name="ce1">
            <text:p>54.0003203776857</text:p>
          </table:table-cell>
          <table:table-cell office:value-type="float" office:value="NA" table:style-name="ce1">
            <text:p>NA</text:p>
          </table:table-cell>
          <table:table-cell office:value-type="float" office:value="56.0607324342684" table:style-name="ce1">
            <text:p>56.0607324342684</text:p>
          </table:table-cell>
          <table:table-cell office:value-type="float" office:value="NA" table:style-name="ce1">
            <text:p>NA</text:p>
          </table:table-cell>
          <table:table-cell office:value-type="float" office:value="59.9623744285097" table:style-name="ce1">
            <text:p>59.9623744285097</text:p>
          </table:table-cell>
          <table:table-cell office:value-type="float" office:value="NA" table:style-name="ce1">
            <text:p>NA</text:p>
          </table:table-cell>
          <table:table-cell office:value-type="float" office:value="59.0147272739981" table:style-name="ce1">
            <text:p>59.0147272739981</text:p>
          </table:table-cell>
          <table:table-cell office:value-type="float" office:value="NA" table:style-name="ce1">
            <text:p>NA</text:p>
          </table:table-cell>
          <table:table-cell office:value-type="float" office:value="60.6472361096172" table:style-name="ce1">
            <text:p>60.647236109617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8.6841305345186" table:style-name="ce1">
            <text:p>58.6841305345186</text:p>
          </table:table-cell>
          <table:table-cell office:value-type="float" office:value="NA" table:style-name="ce1">
            <text:p>NA</text:p>
          </table:table-cell>
          <table:table-cell office:value-type="float" office:value="58.4010582691933" table:style-name="ce1">
            <text:p>58.4010582691933</text:p>
          </table:table-cell>
          <table:table-cell office:value-type="float" office:value="NA" table:style-name="ce1">
            <text:p>NA</text:p>
          </table:table-cell>
          <table:table-cell office:value-type="float" office:value="61.8358880060377" table:style-name="ce1">
            <text:p>61.8358880060377</text:p>
          </table:table-cell>
          <table:table-cell office:value-type="float" office:value="NA" table:style-name="ce1">
            <text:p>NA</text:p>
          </table:table-cell>
          <table:table-cell office:value-type="float" office:value="58.2610234769838" table:style-name="ce1">
            <text:p>58.2610234769838</text:p>
          </table:table-cell>
          <table:table-cell office:value-type="float" office:value="NA" table:style-name="ce1">
            <text:p>NA</text:p>
          </table:table-cell>
          <table:table-cell office:value-type="float" office:value="60.2845115519079" table:style-name="ce1">
            <text:p>60.2845115519079</text:p>
          </table:table-cell>
          <table:table-cell office:value-type="float" office:value="NA" table:style-name="ce1">
            <text:p>NA</text:p>
          </table:table-cell>
          <table:table-cell office:value-type="float" office:value="59.959703065469" table:style-name="ce1">
            <text:p>59.959703065469</text:p>
          </table:table-cell>
          <table:table-cell office:value-type="float" office:value="NA" table:style-name="ce1">
            <text:p>NA</text:p>
          </table:table-cell>
          <table:table-cell office:value-type="float" office:value="60.3844692109614" table:style-name="ce1">
            <text:p>60.3844692109614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43.6631389606162" table:style-name="ce1">
            <text:p>43.663138960616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4.2582024683945" table:style-name="ce1">
            <text:p>44.258202468394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0.1439115166559" table:style-name="ce1">
            <text:p>50.1439115166559</text:p>
          </table:table-cell>
          <table:table-cell office:value-type="float" office:value="48.7281021717301" table:style-name="ce1">
            <text:p>48.7281021717301</text:p>
          </table:table-cell>
          <table:table-cell office:value-type="float" office:value="50.8711000858288" table:style-name="ce1">
            <text:p>50.8711000858288</text:p>
          </table:table-cell>
          <table:table-cell office:value-type="float" office:value="47.256229361319" table:style-name="ce1">
            <text:p>47.256229361319</text:p>
          </table:table-cell>
          <table:table-cell office:value-type="float" office:value="NA" table:style-name="ce1">
            <text:p>NA</text:p>
          </table:table-cell>
          <table:table-cell office:value-type="float" office:value="49.3336023653472" table:style-name="ce1">
            <text:p>49.333602365347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8.6405410060911" table:style-name="ce1">
            <text:p>48.6405410060911</text:p>
          </table:table-cell>
          <table:table-cell office:value-type="float" office:value="NA" table:style-name="ce1">
            <text:p>NA</text:p>
          </table:table-cell>
          <table:table-cell office:value-type="float" office:value="48.3318722339862" table:style-name="ce1">
            <text:p>48.3318722339862</text:p>
          </table:table-cell>
          <table:table-cell office:value-type="float" office:value="NA" table:style-name="ce1">
            <text:p>NA</text:p>
          </table:table-cell>
          <table:table-cell office:value-type="float" office:value="48.2253863031038" table:style-name="ce1">
            <text:p>48.2253863031038</text:p>
          </table:table-cell>
          <table:table-cell office:value-type="float" office:value="NA" table:style-name="ce1">
            <text:p>NA</text:p>
          </table:table-cell>
          <table:table-cell office:value-type="float" office:value="53.2946333586889" table:style-name="ce1">
            <text:p>53.2946333586889</text:p>
          </table:table-cell>
          <table:table-cell office:value-type="float" office:value="NA" table:style-name="ce1">
            <text:p>NA</text:p>
          </table:table-cell>
          <table:table-cell office:value-type="float" office:value="57.0110744781056" table:style-name="ce1">
            <text:p>57.0110744781056</text:p>
          </table:table-cell>
          <table:table-cell office:value-type="float" office:value="NA" table:style-name="ce1">
            <text:p>NA</text:p>
          </table:table-cell>
          <table:table-cell office:value-type="float" office:value="51.4434129038419" table:style-name="ce1">
            <text:p>51.4434129038419</text:p>
          </table:table-cell>
          <table:table-cell office:value-type="float" office:value="NA" table:style-name="ce1">
            <text:p>NA</text:p>
          </table:table-cell>
          <table:table-cell office:value-type="float" office:value="52.9227821023509" table:style-name="ce1">
            <text:p>52.9227821023509</text:p>
          </table:table-cell>
          <table:table-cell office:value-type="float" office:value="NA" table:style-name="ce1">
            <text:p>NA</text:p>
          </table:table-cell>
          <table:table-cell office:value-type="float" office:value="56.3333232655979" table:style-name="ce1">
            <text:p>56.3333232655979</text:p>
          </table:table-cell>
          <table:table-cell office:value-type="float" office:value="NA" table:style-name="ce1">
            <text:p>NA</text:p>
          </table:table-cell>
          <table:table-cell office:value-type="float" office:value="55.0880685800714" table:style-name="ce1">
            <text:p>55.0880685800714</text:p>
          </table:table-cell>
          <table:table-cell office:value-type="float" office:value="NA" table:style-name="ce1">
            <text:p>NA</text:p>
          </table:table-cell>
          <table:table-cell office:value-type="float" office:value="54.3566950968846" table:style-name="ce1">
            <text:p>54.356695096884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1.3421996897379" table:style-name="ce1">
            <text:p>51.3421996897379</text:p>
          </table:table-cell>
          <table:table-cell office:value-type="float" office:value="NA" table:style-name="ce1">
            <text:p>NA</text:p>
          </table:table-cell>
          <table:table-cell office:value-type="float" office:value="52.931592789107" table:style-name="ce1">
            <text:p>52.931592789107</text:p>
          </table:table-cell>
          <table:table-cell office:value-type="float" office:value="NA" table:style-name="ce1">
            <text:p>NA</text:p>
          </table:table-cell>
          <table:table-cell office:value-type="float" office:value="53.3093980500031" table:style-name="ce1">
            <text:p>53.3093980500031</text:p>
          </table:table-cell>
          <table:table-cell office:value-type="float" office:value="NA" table:style-name="ce1">
            <text:p>NA</text:p>
          </table:table-cell>
          <table:table-cell office:value-type="float" office:value="50.8394814449309" table:style-name="ce1">
            <text:p>50.8394814449309</text:p>
          </table:table-cell>
          <table:table-cell office:value-type="float" office:value="NA" table:style-name="ce1">
            <text:p>NA</text:p>
          </table:table-cell>
          <table:table-cell office:value-type="float" office:value="53.5449045518065" table:style-name="ce1">
            <text:p>53.5449045518065</text:p>
          </table:table-cell>
          <table:table-cell office:value-type="float" office:value="NA" table:style-name="ce1">
            <text:p>NA</text:p>
          </table:table-cell>
          <table:table-cell office:value-type="float" office:value="50.7889575900593" table:style-name="ce1">
            <text:p>50.7889575900593</text:p>
          </table:table-cell>
          <table:table-cell office:value-type="float" office:value="NA" table:style-name="ce1">
            <text:p>NA</text:p>
          </table:table-cell>
          <table:table-cell office:value-type="float" office:value="50.9583795158998" table:style-name="ce1">
            <text:p>50.9583795158998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43.4446806216202" table:style-name="ce1">
            <text:p>43.444680621620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0.033869100588" table:style-name="ce1">
            <text:p>50.033869100588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66.5401707998209" table:style-name="ce1">
            <text:p>66.5401707998209</text:p>
          </table:table-cell>
          <table:table-cell office:value-type="float" office:value="65.8118991826053" table:style-name="ce1">
            <text:p>65.8118991826053</text:p>
          </table:table-cell>
          <table:table-cell office:value-type="float" office:value="85.5460619541832" table:style-name="ce1">
            <text:p>85.5460619541832</text:p>
          </table:table-cell>
          <table:table-cell office:value-type="float" office:value="66.8792464308364" table:style-name="ce1">
            <text:p>66.8792464308364</text:p>
          </table:table-cell>
          <table:table-cell office:value-type="float" office:value="NA" table:style-name="ce1">
            <text:p>NA</text:p>
          </table:table-cell>
          <table:table-cell office:value-type="float" office:value="73.5197029711058" table:style-name="ce1">
            <text:p>73.5197029711058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75.4659619958342" table:style-name="ce1">
            <text:p>75.4659619958342</text:p>
          </table:table-cell>
          <table:table-cell office:value-type="float" office:value="NA" table:style-name="ce1">
            <text:p>NA</text:p>
          </table:table-cell>
          <table:table-cell office:value-type="float" office:value="71.7515515061706" table:style-name="ce1">
            <text:p>71.7515515061706</text:p>
          </table:table-cell>
          <table:table-cell office:value-type="float" office:value="NA" table:style-name="ce1">
            <text:p>NA</text:p>
          </table:table-cell>
          <table:table-cell office:value-type="float" office:value="78.4718368079673" table:style-name="ce1">
            <text:p>78.4718368079673</text:p>
          </table:table-cell>
          <table:table-cell office:value-type="float" office:value="NA" table:style-name="ce1">
            <text:p>NA</text:p>
          </table:table-cell>
          <table:table-cell office:value-type="float" office:value="90.4824174687378" table:style-name="ce1">
            <text:p>90.4824174687378</text:p>
          </table:table-cell>
          <table:table-cell office:value-type="float" office:value="NA" table:style-name="ce1">
            <text:p>NA</text:p>
          </table:table-cell>
          <table:table-cell office:value-type="float" office:value="93.2821551040746" table:style-name="ce1">
            <text:p>93.2821551040746</text:p>
          </table:table-cell>
          <table:table-cell office:value-type="float" office:value="NA" table:style-name="ce1">
            <text:p>NA</text:p>
          </table:table-cell>
          <table:table-cell office:value-type="float" office:value="81.3996629060811" table:style-name="ce1">
            <text:p>81.3996629060811</text:p>
          </table:table-cell>
          <table:table-cell office:value-type="float" office:value="NA" table:style-name="ce1">
            <text:p>NA</text:p>
          </table:table-cell>
          <table:table-cell office:value-type="float" office:value="89.7362732696166" table:style-name="ce1">
            <text:p>89.7362732696166</text:p>
          </table:table-cell>
          <table:table-cell office:value-type="float" office:value="NA" table:style-name="ce1">
            <text:p>NA</text:p>
          </table:table-cell>
          <table:table-cell office:value-type="float" office:value="95.0323788673073" table:style-name="ce1">
            <text:p>95.0323788673073</text:p>
          </table:table-cell>
          <table:table-cell office:value-type="float" office:value="NA" table:style-name="ce1">
            <text:p>NA</text:p>
          </table:table-cell>
          <table:table-cell office:value-type="float" office:value="94.6766327801773" table:style-name="ce1">
            <text:p>94.6766327801773</text:p>
          </table:table-cell>
          <table:table-cell office:value-type="float" office:value="NA" table:style-name="ce1">
            <text:p>NA</text:p>
          </table:table-cell>
          <table:table-cell office:value-type="float" office:value="99.44028020639" table:style-name="ce1">
            <text:p>99.44028020639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87.9288374106437" table:style-name="ce1">
            <text:p>87.9288374106437</text:p>
          </table:table-cell>
          <table:table-cell office:value-type="float" office:value="NA" table:style-name="ce1">
            <text:p>NA</text:p>
          </table:table-cell>
          <table:table-cell office:value-type="float" office:value="90.7362823938402" table:style-name="ce1">
            <text:p>90.7362823938402</text:p>
          </table:table-cell>
          <table:table-cell office:value-type="float" office:value="NA" table:style-name="ce1">
            <text:p>NA</text:p>
          </table:table-cell>
          <table:table-cell office:value-type="float" office:value="93.0968924249334" table:style-name="ce1">
            <text:p>93.0968924249334</text:p>
          </table:table-cell>
          <table:table-cell office:value-type="float" office:value="NA" table:style-name="ce1">
            <text:p>NA</text:p>
          </table:table-cell>
          <table:table-cell office:value-type="float" office:value="88.6499505981104" table:style-name="ce1">
            <text:p>88.6499505981104</text:p>
          </table:table-cell>
          <table:table-cell office:value-type="float" office:value="NA" table:style-name="ce1">
            <text:p>NA</text:p>
          </table:table-cell>
          <table:table-cell office:value-type="float" office:value="89.1426575648056" table:style-name="ce1">
            <text:p>89.1426575648056</text:p>
          </table:table-cell>
          <table:table-cell office:value-type="float" office:value="NA" table:style-name="ce1">
            <text:p>NA</text:p>
          </table:table-cell>
          <table:table-cell office:value-type="float" office:value="88.8864915047109" table:style-name="ce1">
            <text:p>88.8864915047109</text:p>
          </table:table-cell>
          <table:table-cell office:value-type="float" office:value="NA" table:style-name="ce1">
            <text:p>NA</text:p>
          </table:table-cell>
          <table:table-cell office:value-type="float" office:value="88.8751645585577" table:style-name="ce1">
            <text:p>88.8751645585577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42.5708472656361" table:style-name="ce1">
            <text:p>42.5708472656361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6.5881533176344" table:style-name="ce1">
            <text:p>46.5881533176344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2.4983961206841" table:style-name="ce1">
            <text:p>52.4983961206841</text:p>
          </table:table-cell>
          <table:table-cell office:value-type="float" office:value="46.790983886311" table:style-name="ce1">
            <text:p>46.790983886311</text:p>
          </table:table-cell>
          <table:table-cell office:value-type="float" office:value="56.4205990378059" table:style-name="ce1">
            <text:p>56.4205990378059</text:p>
          </table:table-cell>
          <table:table-cell office:value-type="float" office:value="51.6919281614016" table:style-name="ce1">
            <text:p>51.6919281614016</text:p>
          </table:table-cell>
          <table:table-cell office:value-type="float" office:value="NA" table:style-name="ce1">
            <text:p>NA</text:p>
          </table:table-cell>
          <table:table-cell office:value-type="float" office:value="54.2305960047462" table:style-name="ce1">
            <text:p>54.230596004746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3.2085927365912" table:style-name="ce1">
            <text:p>53.2085927365912</text:p>
          </table:table-cell>
          <table:table-cell office:value-type="float" office:value="NA" table:style-name="ce1">
            <text:p>NA</text:p>
          </table:table-cell>
          <table:table-cell office:value-type="float" office:value="54.8168735239096" table:style-name="ce1">
            <text:p>54.8168735239096</text:p>
          </table:table-cell>
          <table:table-cell office:value-type="float" office:value="NA" table:style-name="ce1">
            <text:p>NA</text:p>
          </table:table-cell>
          <table:table-cell office:value-type="float" office:value="53.9400044500786" table:style-name="ce1">
            <text:p>53.9400044500786</text:p>
          </table:table-cell>
          <table:table-cell office:value-type="float" office:value="NA" table:style-name="ce1">
            <text:p>NA</text:p>
          </table:table-cell>
          <table:table-cell office:value-type="float" office:value="58.1469560399638" table:style-name="ce1">
            <text:p>58.1469560399638</text:p>
          </table:table-cell>
          <table:table-cell office:value-type="float" office:value="NA" table:style-name="ce1">
            <text:p>NA</text:p>
          </table:table-cell>
          <table:table-cell office:value-type="float" office:value="59.1865107421123" table:style-name="ce1">
            <text:p>59.1865107421123</text:p>
          </table:table-cell>
          <table:table-cell office:value-type="float" office:value="NA" table:style-name="ce1">
            <text:p>NA</text:p>
          </table:table-cell>
          <table:table-cell office:value-type="float" office:value="53.6764288539229" table:style-name="ce1">
            <text:p>53.6764288539229</text:p>
          </table:table-cell>
          <table:table-cell office:value-type="float" office:value="NA" table:style-name="ce1">
            <text:p>NA</text:p>
          </table:table-cell>
          <table:table-cell office:value-type="float" office:value="56.6525128765349" table:style-name="ce1">
            <text:p>56.6525128765349</text:p>
          </table:table-cell>
          <table:table-cell office:value-type="float" office:value="NA" table:style-name="ce1">
            <text:p>NA</text:p>
          </table:table-cell>
          <table:table-cell office:value-type="float" office:value="58.949789329844" table:style-name="ce1">
            <text:p>58.949789329844</text:p>
          </table:table-cell>
          <table:table-cell office:value-type="float" office:value="NA" table:style-name="ce1">
            <text:p>NA</text:p>
          </table:table-cell>
          <table:table-cell office:value-type="float" office:value="57.6178233377436" table:style-name="ce1">
            <text:p>57.6178233377436</text:p>
          </table:table-cell>
          <table:table-cell office:value-type="float" office:value="NA" table:style-name="ce1">
            <text:p>NA</text:p>
          </table:table-cell>
          <table:table-cell office:value-type="float" office:value="59.9137724606749" table:style-name="ce1">
            <text:p>59.9137724606749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6.8879114654382" table:style-name="ce1">
            <text:p>56.8879114654382</text:p>
          </table:table-cell>
          <table:table-cell office:value-type="float" office:value="NA" table:style-name="ce1">
            <text:p>NA</text:p>
          </table:table-cell>
          <table:table-cell office:value-type="float" office:value="58.9332044749884" table:style-name="ce1">
            <text:p>58.9332044749884</text:p>
          </table:table-cell>
          <table:table-cell office:value-type="float" office:value="NA" table:style-name="ce1">
            <text:p>NA</text:p>
          </table:table-cell>
          <table:table-cell office:value-type="float" office:value="59.2552034695111" table:style-name="ce1">
            <text:p>59.2552034695111</text:p>
          </table:table-cell>
          <table:table-cell office:value-type="float" office:value="NA" table:style-name="ce1">
            <text:p>NA</text:p>
          </table:table-cell>
          <table:table-cell office:value-type="float" office:value="57.8244038056845" table:style-name="ce1">
            <text:p>57.8244038056845</text:p>
          </table:table-cell>
          <table:table-cell office:value-type="float" office:value="NA" table:style-name="ce1">
            <text:p>NA</text:p>
          </table:table-cell>
          <table:table-cell office:value-type="float" office:value="57.4619384261517" table:style-name="ce1">
            <text:p>57.4619384261517</text:p>
          </table:table-cell>
          <table:table-cell office:value-type="float" office:value="NA" table:style-name="ce1">
            <text:p>NA</text:p>
          </table:table-cell>
          <table:table-cell office:value-type="float" office:value="58.0659566575648" table:style-name="ce1">
            <text:p>58.0659566575648</text:p>
          </table:table-cell>
          <table:table-cell office:value-type="float" office:value="NA" table:style-name="ce1">
            <text:p>NA</text:p>
          </table:table-cell>
          <table:table-cell office:value-type="float" office:value="58.2065327839802" table:style-name="ce1">
            <text:p>58.206532783980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42.0611111413121" table:style-name="ce1">
            <text:p>42.0611111413121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1.8371824709253" table:style-name="ce1">
            <text:p>51.8371824709253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65.2432039354244" table:style-name="ce1">
            <text:p>65.2432039354244</text:p>
          </table:table-cell>
          <table:table-cell office:value-type="float" office:value="61.2107399375101" table:style-name="ce1">
            <text:p>61.2107399375101</text:p>
          </table:table-cell>
          <table:table-cell office:value-type="float" office:value="69.2728871294616" table:style-name="ce1">
            <text:p>69.2728871294616</text:p>
          </table:table-cell>
          <table:table-cell office:value-type="float" office:value="61.1563497724232" table:style-name="ce1">
            <text:p>61.1563497724232</text:p>
          </table:table-cell>
          <table:table-cell office:value-type="float" office:value="NA" table:style-name="ce1">
            <text:p>NA</text:p>
          </table:table-cell>
          <table:table-cell office:value-type="float" office:value="63.0490293842577" table:style-name="ce1">
            <text:p>63.0490293842577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66.0017392361972" table:style-name="ce1">
            <text:p>66.0017392361972</text:p>
          </table:table-cell>
          <table:table-cell office:value-type="float" office:value="NA" table:style-name="ce1">
            <text:p>NA</text:p>
          </table:table-cell>
          <table:table-cell office:value-type="float" office:value="65.8702615759543" table:style-name="ce1">
            <text:p>65.8702615759543</text:p>
          </table:table-cell>
          <table:table-cell office:value-type="float" office:value="NA" table:style-name="ce1">
            <text:p>NA</text:p>
          </table:table-cell>
          <table:table-cell office:value-type="float" office:value="71.2123278848578" table:style-name="ce1">
            <text:p>71.2123278848578</text:p>
          </table:table-cell>
          <table:table-cell office:value-type="float" office:value="NA" table:style-name="ce1">
            <text:p>NA</text:p>
          </table:table-cell>
          <table:table-cell office:value-type="float" office:value="76.4525633974014" table:style-name="ce1">
            <text:p>76.4525633974014</text:p>
          </table:table-cell>
          <table:table-cell office:value-type="float" office:value="NA" table:style-name="ce1">
            <text:p>NA</text:p>
          </table:table-cell>
          <table:table-cell office:value-type="float" office:value="78.320100150641" table:style-name="ce1">
            <text:p>78.320100150641</text:p>
          </table:table-cell>
          <table:table-cell office:value-type="float" office:value="NA" table:style-name="ce1">
            <text:p>NA</text:p>
          </table:table-cell>
          <table:table-cell office:value-type="float" office:value="66.8734303062728" table:style-name="ce1">
            <text:p>66.8734303062728</text:p>
          </table:table-cell>
          <table:table-cell office:value-type="float" office:value="NA" table:style-name="ce1">
            <text:p>NA</text:p>
          </table:table-cell>
          <table:table-cell office:value-type="float" office:value="72.3370929665465" table:style-name="ce1">
            <text:p>72.3370929665465</text:p>
          </table:table-cell>
          <table:table-cell office:value-type="float" office:value="NA" table:style-name="ce1">
            <text:p>NA</text:p>
          </table:table-cell>
          <table:table-cell office:value-type="float" office:value="74.7630322230331" table:style-name="ce1">
            <text:p>74.7630322230331</text:p>
          </table:table-cell>
          <table:table-cell office:value-type="float" office:value="NA" table:style-name="ce1">
            <text:p>NA</text:p>
          </table:table-cell>
          <table:table-cell office:value-type="float" office:value="73.0744342331183" table:style-name="ce1">
            <text:p>73.0744342331183</text:p>
          </table:table-cell>
          <table:table-cell office:value-type="float" office:value="NA" table:style-name="ce1">
            <text:p>NA</text:p>
          </table:table-cell>
          <table:table-cell office:value-type="float" office:value="71.9555167712231" table:style-name="ce1">
            <text:p>71.9555167712231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66.8297924195454" table:style-name="ce1">
            <text:p>66.8297924195454</text:p>
          </table:table-cell>
          <table:table-cell office:value-type="float" office:value="NA" table:style-name="ce1">
            <text:p>NA</text:p>
          </table:table-cell>
          <table:table-cell office:value-type="float" office:value="68.2839426209317" table:style-name="ce1">
            <text:p>68.2839426209317</text:p>
          </table:table-cell>
          <table:table-cell office:value-type="float" office:value="NA" table:style-name="ce1">
            <text:p>NA</text:p>
          </table:table-cell>
          <table:table-cell office:value-type="float" office:value="67.677671247064" table:style-name="ce1">
            <text:p>67.677671247064</text:p>
          </table:table-cell>
          <table:table-cell office:value-type="float" office:value="NA" table:style-name="ce1">
            <text:p>NA</text:p>
          </table:table-cell>
          <table:table-cell office:value-type="float" office:value="66.2470823717291" table:style-name="ce1">
            <text:p>66.2470823717291</text:p>
          </table:table-cell>
          <table:table-cell office:value-type="float" office:value="NA" table:style-name="ce1">
            <text:p>NA</text:p>
          </table:table-cell>
          <table:table-cell office:value-type="float" office:value="66.1574387574632" table:style-name="ce1">
            <text:p>66.1574387574632</text:p>
          </table:table-cell>
          <table:table-cell office:value-type="float" office:value="NA" table:style-name="ce1">
            <text:p>NA</text:p>
          </table:table-cell>
          <table:table-cell office:value-type="float" office:value="66.566736187834" table:style-name="ce1">
            <text:p>66.566736187834</text:p>
          </table:table-cell>
          <table:table-cell office:value-type="float" office:value="NA" table:style-name="ce1">
            <text:p>NA</text:p>
          </table:table-cell>
          <table:table-cell office:value-type="float" office:value="65.9919847109837" table:style-name="ce1">
            <text:p>65.9919847109837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</table:table>
      <table:table table:name="SOC_init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calib_data_Ultuna[[2]]" table:style-name="ce1">
            <text:p>calib_data_Ultuna[[2]]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41.697013909652" table:style-name="ce1">
            <text:p>41.697013909652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41.7334236328181" table:style-name="ce1">
            <text:p>41.7334236328181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44.0636459154422" table:style-name="ce1">
            <text:p>44.0636459154422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45.4836251189163" table:style-name="ce1">
            <text:p>45.4836251189163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44.8646598250943" table:style-name="ce1">
            <text:p>44.8646598250943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43.6631389606162" table:style-name="ce1">
            <text:p>43.6631389606162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42.0611111413121" table:style-name="ce1">
            <text:p>42.0611111413121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32.0848469938274" table:style-name="ce1">
            <text:p>32.0848469938274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31.3566525305074" table:style-name="ce1">
            <text:p>31.3566525305074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30.9925552988473" table:style-name="ce1">
            <text:p>30.9925552988473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43.2262222826242" table:style-name="ce1">
            <text:p>43.2262222826242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43.6631389606162" table:style-name="ce1">
            <text:p>43.6631389606162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43.4446806216202" table:style-name="ce1">
            <text:p>43.4446806216202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42.5708472656361" table:style-name="ce1">
            <text:p>42.5708472656361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42.0611111413121" table:style-name="ce1">
            <text:p>42.0611111413121</text:p>
          </table:table-cell>
        </table:table-row>
      </table:table>
      <table:table table:name="error_SOC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calib_data_Ultuna[[3]]" table:style-name="ce1">
            <text:p>calib_data_Ultuna[[3]]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6.19696165512434" table:style-name="ce1">
            <text:p>6.19696165512434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2.15358851249493" table:style-name="ce1">
            <text:p>2.15358851249493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2.61829002428327" table:style-name="ce1">
            <text:p>2.61829002428327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4.99365920730249" table:style-name="ce1">
            <text:p>4.99365920730249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2.44515655612739" table:style-name="ce1">
            <text:p>2.44515655612739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5.45740056829811" table:style-name="ce1">
            <text:p>5.45740056829811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4.90658469774088" table:style-name="ce1">
            <text:p>4.90658469774088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5.52233297811204" table:style-name="ce1">
            <text:p>5.52233297811204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15.3767342371249" table:style-name="ce1">
            <text:p>15.3767342371249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7.82388342082608" table:style-name="ce1">
            <text:p>7.82388342082608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7.25494128298567" table:style-name="ce1">
            <text:p>7.25494128298567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7.17057166322297" table:style-name="ce1">
            <text:p>7.17057166322297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20.0726568316959" table:style-name="ce1">
            <text:p>20.0726568316959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5.95545697888776" table:style-name="ce1">
            <text:p>5.95545697888776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14.8752047616576" table:style-name="ce1">
            <text:p>14.8752047616576</text:p>
          </table:table-cell>
        </table:table-row>
      </table:table>
      <table:table table:name="error_SOC_multiplier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calib_data_Ultuna[[4]]" table:style-name="ce1">
            <text:p>calib_data_Ultuna[[4]]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1" table:style-name="ce1">
            <text:p>1</text:p>
          </table:table-cell>
        </table:table-row>
      </table:table>
      <table:table table:name="Yields_cereals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1.948125" table:style-name="ce1">
            <text:p>1.948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889453125" table:style-name="ce1">
            <text:p>1.4889453125</text:p>
          </table:table-cell>
          <table:table-cell office:value-type="float" office:value="8.399" table:style-name="ce1">
            <text:p>8.399</text:p>
          </table:table-cell>
          <table:table-cell office:value-type="float" office:value="0" table:style-name="ce1">
            <text:p>0</text:p>
          </table:table-cell>
          <table:table-cell office:value-type="float" office:value="5.581375" table:style-name="ce1">
            <text:p>5.581375</text:p>
          </table:table-cell>
          <table:table-cell office:value-type="float" office:value="1.5825" table:style-name="ce1">
            <text:p>1.5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58875" table:style-name="ce1">
            <text:p>1.658875</text:p>
          </table:table-cell>
          <table:table-cell office:value-type="float" office:value="3.415125" table:style-name="ce1">
            <text:p>3.415125</text:p>
          </table:table-cell>
          <table:table-cell office:value-type="float" office:value="3.005875" table:style-name="ce1">
            <text:p>3.005875</text:p>
          </table:table-cell>
          <table:table-cell office:value-type="float" office:value="1.7265" table:style-name="ce1">
            <text:p>1.7265</text:p>
          </table:table-cell>
          <table:table-cell office:value-type="float" office:value="1.268125" table:style-name="ce1">
            <text:p>1.268125</text:p>
          </table:table-cell>
          <table:table-cell office:value-type="float" office:value="2.118375" table:style-name="ce1">
            <text:p>2.118375</text:p>
          </table:table-cell>
          <table:table-cell office:value-type="float" office:value="3.0065" table:style-name="ce1">
            <text:p>3.0065</text:p>
          </table:table-cell>
          <table:table-cell office:value-type="float" office:value="3.25025" table:style-name="ce1">
            <text:p>3.25025</text:p>
          </table:table-cell>
          <table:table-cell office:value-type="float" office:value="1.798125" table:style-name="ce1">
            <text:p>1.798125</text:p>
          </table:table-cell>
          <table:table-cell office:value-type="float" office:value="4.88075" table:style-name="ce1">
            <text:p>4.88075</text:p>
          </table:table-cell>
          <table:table-cell office:value-type="float" office:value="1.948125" table:style-name="ce1">
            <text:p>1.948125</text:p>
          </table:table-cell>
          <table:table-cell office:value-type="float" office:value="2.238125" table:style-name="ce1">
            <text:p>2.238125</text:p>
          </table:table-cell>
          <table:table-cell office:value-type="float" office:value="4.256" table:style-name="ce1">
            <text:p>4.256</text:p>
          </table:table-cell>
          <table:table-cell office:value-type="float" office:value="5.88225" table:style-name="ce1">
            <text:p>5.88225</text:p>
          </table:table-cell>
          <table:table-cell office:value-type="float" office:value="3.802" table:style-name="ce1">
            <text:p>3.802</text:p>
          </table:table-cell>
          <table:table-cell office:value-type="float" office:value="2.87625" table:style-name="ce1">
            <text:p>2.87625</text:p>
          </table:table-cell>
          <table:table-cell office:value-type="float" office:value="3.480375" table:style-name="ce1">
            <text:p>3.480375</text:p>
          </table:table-cell>
          <table:table-cell office:value-type="float" office:value="3.678875" table:style-name="ce1">
            <text:p>3.678875</text:p>
          </table:table-cell>
          <table:table-cell office:value-type="float" office:value="3.58775" table:style-name="ce1">
            <text:p>3.58775</text:p>
          </table:table-cell>
          <table:table-cell office:value-type="float" office:value="3.184" table:style-name="ce1">
            <text:p>3.184</text:p>
          </table:table-cell>
          <table:table-cell office:value-type="float" office:value="4.417625" table:style-name="ce1">
            <text:p>4.417625</text:p>
          </table:table-cell>
          <table:table-cell office:value-type="float" office:value="5.59775" table:style-name="ce1">
            <text:p>5.59775</text:p>
          </table:table-cell>
          <table:table-cell office:value-type="float" office:value="2.303875" table:style-name="ce1">
            <text:p>2.303875</text:p>
          </table:table-cell>
          <table:table-cell office:value-type="float" office:value="3.7295" table:style-name="ce1">
            <text:p>3.7295</text:p>
          </table:table-cell>
          <table:table-cell office:value-type="float" office:value="2.074125" table:style-name="ce1">
            <text:p>2.074125</text:p>
          </table:table-cell>
          <table:table-cell office:value-type="float" office:value="3.58775" table:style-name="ce1">
            <text:p>3.58775</text:p>
          </table:table-cell>
          <table:table-cell office:value-type="float" office:value="1.94225" table:style-name="ce1">
            <text:p>1.94225</text:p>
          </table:table-cell>
          <table:table-cell office:value-type="float" office:value="2.18975" table:style-name="ce1">
            <text:p>2.18975</text:p>
          </table:table-cell>
          <table:table-cell office:value-type="float" office:value="0.689625" table:style-name="ce1">
            <text:p>0.689625</text:p>
          </table:table-cell>
          <table:table-cell office:value-type="float" office:value="2.09325" table:style-name="ce1">
            <text:p>2.09325</text:p>
          </table:table-cell>
          <table:table-cell office:value-type="float" office:value="0" table:style-name="ce1">
            <text:p>0</text:p>
          </table:table-cell>
          <table:table-cell office:value-type="float" office:value="2.099625" table:style-name="ce1">
            <text:p>2.099625</text:p>
          </table:table-cell>
          <table:table-cell office:value-type="float" office:value="4.479625" table:style-name="ce1">
            <text:p>4.479625</text:p>
          </table:table-cell>
          <table:table-cell office:value-type="float" office:value="0.309125" table:style-name="ce1">
            <text:p>0.309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86413016633065" table:style-name="ce1">
            <text:p>1.86413016633065</text:p>
          </table:table-cell>
          <table:table-cell office:value-type="float" office:value="1.86413016633065" table:style-name="ce1">
            <text:p>1.86413016633065</text:p>
          </table:table-cell>
          <table:table-cell office:value-type="float" office:value="1.86413016633065" table:style-name="ce1">
            <text:p>1.86413016633065</text:p>
          </table:table-cell>
          <table:table-cell office:value-type="float" office:value="1.86413016633065" table:style-name="ce1">
            <text:p>1.86413016633065</text:p>
          </table:table-cell>
          <table:table-cell office:value-type="float" office:value="1.86413016633065" table:style-name="ce1">
            <text:p>1.86413016633065</text:p>
          </table:table-cell>
          <table:table-cell office:value-type="float" office:value="1.86413016633065" table:style-name="ce1">
            <text:p>1.86413016633065</text:p>
          </table:table-cell>
          <table:table-cell office:value-type="float" office:value="1.86413016633065" table:style-name="ce1">
            <text:p>1.86413016633065</text:p>
          </table:table-cell>
          <table:table-cell office:value-type="float" office:value="1.86413016633065" table:style-name="ce1">
            <text:p>1.86413016633065</text:p>
          </table:table-cell>
          <table:table-cell office:value-type="float" office:value="1.86413016633065" table:style-name="ce1">
            <text:p>1.86413016633065</text:p>
          </table:table-cell>
          <table:table-cell office:value-type="float" office:value="1.86413016633065" table:style-name="ce1">
            <text:p>1.86413016633065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3.932875" table:style-name="ce1">
            <text:p>3.932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8159765625" table:style-name="ce1">
            <text:p>2.8159765625</text:p>
          </table:table-cell>
          <table:table-cell office:value-type="float" office:value="9.317" table:style-name="ce1">
            <text:p>9.317</text:p>
          </table:table-cell>
          <table:table-cell office:value-type="float" office:value="0" table:style-name="ce1">
            <text:p>0</text:p>
          </table:table-cell>
          <table:table-cell office:value-type="float" office:value="9.504625" table:style-name="ce1">
            <text:p>9.504625</text:p>
          </table:table-cell>
          <table:table-cell office:value-type="float" office:value="4.169375" table:style-name="ce1">
            <text:p>4.169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06975" table:style-name="ce1">
            <text:p>2.06975</text:p>
          </table:table-cell>
          <table:table-cell office:value-type="float" office:value="8.268875" table:style-name="ce1">
            <text:p>8.268875</text:p>
          </table:table-cell>
          <table:table-cell office:value-type="float" office:value="5.528625" table:style-name="ce1">
            <text:p>5.528625</text:p>
          </table:table-cell>
          <table:table-cell office:value-type="float" office:value="2.741" table:style-name="ce1">
            <text:p>2.741</text:p>
          </table:table-cell>
          <table:table-cell office:value-type="float" office:value="2.315" table:style-name="ce1">
            <text:p>2.315</text:p>
          </table:table-cell>
          <table:table-cell office:value-type="float" office:value="2.62425" table:style-name="ce1">
            <text:p>2.62425</text:p>
          </table:table-cell>
          <table:table-cell office:value-type="float" office:value="5.329125" table:style-name="ce1">
            <text:p>5.329125</text:p>
          </table:table-cell>
          <table:table-cell office:value-type="float" office:value="4.86625" table:style-name="ce1">
            <text:p>4.86625</text:p>
          </table:table-cell>
          <table:table-cell office:value-type="float" office:value="4.4375" table:style-name="ce1">
            <text:p>4.4375</text:p>
          </table:table-cell>
          <table:table-cell office:value-type="float" office:value="9.259125" table:style-name="ce1">
            <text:p>9.259125</text:p>
          </table:table-cell>
          <table:table-cell office:value-type="float" office:value="3.932875" table:style-name="ce1">
            <text:p>3.932875</text:p>
          </table:table-cell>
          <table:table-cell office:value-type="float" office:value="6.1075" table:style-name="ce1">
            <text:p>6.1075</text:p>
          </table:table-cell>
          <table:table-cell office:value-type="float" office:value="9.400875" table:style-name="ce1">
            <text:p>9.400875</text:p>
          </table:table-cell>
          <table:table-cell office:value-type="float" office:value="10.121375" table:style-name="ce1">
            <text:p>10.121375</text:p>
          </table:table-cell>
          <table:table-cell office:value-type="float" office:value="7.878375" table:style-name="ce1">
            <text:p>7.878375</text:p>
          </table:table-cell>
          <table:table-cell office:value-type="float" office:value="6.535" table:style-name="ce1">
            <text:p>6.535</text:p>
          </table:table-cell>
          <table:table-cell office:value-type="float" office:value="7.2295" table:style-name="ce1">
            <text:p>7.2295</text:p>
          </table:table-cell>
          <table:table-cell office:value-type="float" office:value="9.622125" table:style-name="ce1">
            <text:p>9.622125</text:p>
          </table:table-cell>
          <table:table-cell office:value-type="float" office:value="8.34325" table:style-name="ce1">
            <text:p>8.34325</text:p>
          </table:table-cell>
          <table:table-cell office:value-type="float" office:value="6.62625" table:style-name="ce1">
            <text:p>6.62625</text:p>
          </table:table-cell>
          <table:table-cell office:value-type="float" office:value="7.782125" table:style-name="ce1">
            <text:p>7.782125</text:p>
          </table:table-cell>
          <table:table-cell office:value-type="float" office:value="10.976" table:style-name="ce1">
            <text:p>10.976</text:p>
          </table:table-cell>
          <table:table-cell office:value-type="float" office:value="5.155875" table:style-name="ce1">
            <text:p>5.155875</text:p>
          </table:table-cell>
          <table:table-cell office:value-type="float" office:value="5.974375" table:style-name="ce1">
            <text:p>5.974375</text:p>
          </table:table-cell>
          <table:table-cell office:value-type="float" office:value="4.59225" table:style-name="ce1">
            <text:p>4.59225</text:p>
          </table:table-cell>
          <table:table-cell office:value-type="float" office:value="8.12825" table:style-name="ce1">
            <text:p>8.12825</text:p>
          </table:table-cell>
          <table:table-cell office:value-type="float" office:value="4.117625" table:style-name="ce1">
            <text:p>4.117625</text:p>
          </table:table-cell>
          <table:table-cell office:value-type="float" office:value="4.84775" table:style-name="ce1">
            <text:p>4.84775</text:p>
          </table:table-cell>
          <table:table-cell office:value-type="float" office:value="3.04525" table:style-name="ce1">
            <text:p>3.04525</text:p>
          </table:table-cell>
          <table:table-cell office:value-type="float" office:value="5.915875" table:style-name="ce1">
            <text:p>5.915875</text:p>
          </table:table-cell>
          <table:table-cell office:value-type="float" office:value="0" table:style-name="ce1">
            <text:p>0</text:p>
          </table:table-cell>
          <table:table-cell office:value-type="float" office:value="6.314125" table:style-name="ce1">
            <text:p>6.314125</text:p>
          </table:table-cell>
          <table:table-cell office:value-type="float" office:value="10.959" table:style-name="ce1">
            <text:p>10.959</text:p>
          </table:table-cell>
          <table:table-cell office:value-type="float" office:value="1.085375" table:style-name="ce1">
            <text:p>1.085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73984438004032" table:style-name="ce1">
            <text:p>3.73984438004032</text:p>
          </table:table-cell>
          <table:table-cell office:value-type="float" office:value="3.73984438004032" table:style-name="ce1">
            <text:p>3.73984438004032</text:p>
          </table:table-cell>
          <table:table-cell office:value-type="float" office:value="3.73984438004032" table:style-name="ce1">
            <text:p>3.73984438004032</text:p>
          </table:table-cell>
          <table:table-cell office:value-type="float" office:value="3.73984438004032" table:style-name="ce1">
            <text:p>3.73984438004032</text:p>
          </table:table-cell>
          <table:table-cell office:value-type="float" office:value="3.73984438004032" table:style-name="ce1">
            <text:p>3.73984438004032</text:p>
          </table:table-cell>
          <table:table-cell office:value-type="float" office:value="3.73984438004032" table:style-name="ce1">
            <text:p>3.73984438004032</text:p>
          </table:table-cell>
          <table:table-cell office:value-type="float" office:value="3.73984438004032" table:style-name="ce1">
            <text:p>3.73984438004032</text:p>
          </table:table-cell>
          <table:table-cell office:value-type="float" office:value="3.73984438004032" table:style-name="ce1">
            <text:p>3.73984438004032</text:p>
          </table:table-cell>
          <table:table-cell office:value-type="float" office:value="3.73984438004032" table:style-name="ce1">
            <text:p>3.73984438004032</text:p>
          </table:table-cell>
          <table:table-cell office:value-type="float" office:value="3.73984438004032" table:style-name="ce1">
            <text:p>3.73984438004032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3.8275" table:style-name="ce1">
            <text:p>3.82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989921875" table:style-name="ce1">
            <text:p>1.989921875</text:p>
          </table:table-cell>
          <table:table-cell office:value-type="float" office:value="9.407875" table:style-name="ce1">
            <text:p>9.407875</text:p>
          </table:table-cell>
          <table:table-cell office:value-type="float" office:value="0" table:style-name="ce1">
            <text:p>0</text:p>
          </table:table-cell>
          <table:table-cell office:value-type="float" office:value="9.87525" table:style-name="ce1">
            <text:p>9.87525</text:p>
          </table:table-cell>
          <table:table-cell office:value-type="float" office:value="3.675" table:style-name="ce1">
            <text:p>3.6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2315" table:style-name="ce1">
            <text:p>2.2315</text:p>
          </table:table-cell>
          <table:table-cell office:value-type="float" office:value="7.801" table:style-name="ce1">
            <text:p>7.801</text:p>
          </table:table-cell>
          <table:table-cell office:value-type="float" office:value="5.01225" table:style-name="ce1">
            <text:p>5.01225</text:p>
          </table:table-cell>
          <table:table-cell office:value-type="float" office:value="2.32525" table:style-name="ce1">
            <text:p>2.32525</text:p>
          </table:table-cell>
          <table:table-cell office:value-type="float" office:value="2.535625" table:style-name="ce1">
            <text:p>2.535625</text:p>
          </table:table-cell>
          <table:table-cell office:value-type="float" office:value="1.851125" table:style-name="ce1">
            <text:p>1.851125</text:p>
          </table:table-cell>
          <table:table-cell office:value-type="float" office:value="5.23325" table:style-name="ce1">
            <text:p>5.23325</text:p>
          </table:table-cell>
          <table:table-cell office:value-type="float" office:value="3.9715" table:style-name="ce1">
            <text:p>3.9715</text:p>
          </table:table-cell>
          <table:table-cell office:value-type="float" office:value="4.2575" table:style-name="ce1">
            <text:p>4.2575</text:p>
          </table:table-cell>
          <table:table-cell office:value-type="float" office:value="7.509" table:style-name="ce1">
            <text:p>7.509</text:p>
          </table:table-cell>
          <table:table-cell office:value-type="float" office:value="3.8275" table:style-name="ce1">
            <text:p>3.8275</text:p>
          </table:table-cell>
          <table:table-cell office:value-type="float" office:value="6.145625" table:style-name="ce1">
            <text:p>6.145625</text:p>
          </table:table-cell>
          <table:table-cell office:value-type="float" office:value="8.096" table:style-name="ce1">
            <text:p>8.096</text:p>
          </table:table-cell>
          <table:table-cell office:value-type="float" office:value="10.0785" table:style-name="ce1">
            <text:p>10.0785</text:p>
          </table:table-cell>
          <table:table-cell office:value-type="float" office:value="5.81525" table:style-name="ce1">
            <text:p>5.81525</text:p>
          </table:table-cell>
          <table:table-cell office:value-type="float" office:value="5.095" table:style-name="ce1">
            <text:p>5.095</text:p>
          </table:table-cell>
          <table:table-cell office:value-type="float" office:value="4.48725" table:style-name="ce1">
            <text:p>4.48725</text:p>
          </table:table-cell>
          <table:table-cell office:value-type="float" office:value="9.611875" table:style-name="ce1">
            <text:p>9.611875</text:p>
          </table:table-cell>
          <table:table-cell office:value-type="float" office:value="7.189125" table:style-name="ce1">
            <text:p>7.189125</text:p>
          </table:table-cell>
          <table:table-cell office:value-type="float" office:value="4.711625" table:style-name="ce1">
            <text:p>4.711625</text:p>
          </table:table-cell>
          <table:table-cell office:value-type="float" office:value="7.37825" table:style-name="ce1">
            <text:p>7.37825</text:p>
          </table:table-cell>
          <table:table-cell office:value-type="float" office:value="9.580875" table:style-name="ce1">
            <text:p>9.580875</text:p>
          </table:table-cell>
          <table:table-cell office:value-type="float" office:value="3.158625" table:style-name="ce1">
            <text:p>3.158625</text:p>
          </table:table-cell>
          <table:table-cell office:value-type="float" office:value="5.27325" table:style-name="ce1">
            <text:p>5.27325</text:p>
          </table:table-cell>
          <table:table-cell office:value-type="float" office:value="0.653875" table:style-name="ce1">
            <text:p>0.653875</text:p>
          </table:table-cell>
          <table:table-cell office:value-type="float" office:value="5.618375" table:style-name="ce1">
            <text:p>5.618375</text:p>
          </table:table-cell>
          <table:table-cell office:value-type="float" office:value="2.582125" table:style-name="ce1">
            <text:p>2.582125</text:p>
          </table:table-cell>
          <table:table-cell office:value-type="float" office:value="4.6715" table:style-name="ce1">
            <text:p>4.6715</text:p>
          </table:table-cell>
          <table:table-cell office:value-type="float" office:value="1.312875" table:style-name="ce1">
            <text:p>1.312875</text:p>
          </table:table-cell>
          <table:table-cell office:value-type="float" office:value="4.20325" table:style-name="ce1">
            <text:p>4.20325</text:p>
          </table:table-cell>
          <table:table-cell office:value-type="float" office:value="0" table:style-name="ce1">
            <text:p>0</text:p>
          </table:table-cell>
          <table:table-cell office:value-type="float" office:value="3.10975" table:style-name="ce1">
            <text:p>3.10975</text:p>
          </table:table-cell>
          <table:table-cell office:value-type="float" office:value="12.659625" table:style-name="ce1">
            <text:p>12.659625</text:p>
          </table:table-cell>
          <table:table-cell office:value-type="float" office:value="0.30525" table:style-name="ce1">
            <text:p>0.305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17853099798387" table:style-name="ce1">
            <text:p>3.17853099798387</text:p>
          </table:table-cell>
          <table:table-cell office:value-type="float" office:value="3.17853099798387" table:style-name="ce1">
            <text:p>3.17853099798387</text:p>
          </table:table-cell>
          <table:table-cell office:value-type="float" office:value="3.17853099798387" table:style-name="ce1">
            <text:p>3.17853099798387</text:p>
          </table:table-cell>
          <table:table-cell office:value-type="float" office:value="3.17853099798387" table:style-name="ce1">
            <text:p>3.17853099798387</text:p>
          </table:table-cell>
          <table:table-cell office:value-type="float" office:value="3.17853099798387" table:style-name="ce1">
            <text:p>3.17853099798387</text:p>
          </table:table-cell>
          <table:table-cell office:value-type="float" office:value="3.17853099798387" table:style-name="ce1">
            <text:p>3.17853099798387</text:p>
          </table:table-cell>
          <table:table-cell office:value-type="float" office:value="3.17853099798387" table:style-name="ce1">
            <text:p>3.17853099798387</text:p>
          </table:table-cell>
          <table:table-cell office:value-type="float" office:value="3.17853099798387" table:style-name="ce1">
            <text:p>3.17853099798387</text:p>
          </table:table-cell>
          <table:table-cell office:value-type="float" office:value="3.17853099798387" table:style-name="ce1">
            <text:p>3.17853099798387</text:p>
          </table:table-cell>
          <table:table-cell office:value-type="float" office:value="3.17853099798387" table:style-name="ce1">
            <text:p>3.17853099798387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3.8875625" table:style-name="ce1">
            <text:p>3.8875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8353515625" table:style-name="ce1">
            <text:p>2.8353515625</text:p>
          </table:table-cell>
          <table:table-cell office:value-type="float" office:value="9.897125" table:style-name="ce1">
            <text:p>9.897125</text:p>
          </table:table-cell>
          <table:table-cell office:value-type="float" office:value="0" table:style-name="ce1">
            <text:p>0</text:p>
          </table:table-cell>
          <table:table-cell office:value-type="float" office:value="10.327875" table:style-name="ce1">
            <text:p>10.327875</text:p>
          </table:table-cell>
          <table:table-cell office:value-type="float" office:value="3.575" table:style-name="ce1">
            <text:p>3.5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262" table:style-name="ce1">
            <text:p>2.262</text:p>
          </table:table-cell>
          <table:table-cell office:value-type="float" office:value="7.648375" table:style-name="ce1">
            <text:p>7.648375</text:p>
          </table:table-cell>
          <table:table-cell office:value-type="float" office:value="5.371625" table:style-name="ce1">
            <text:p>5.371625</text:p>
          </table:table-cell>
          <table:table-cell office:value-type="float" office:value="2.91975" table:style-name="ce1">
            <text:p>2.91975</text:p>
          </table:table-cell>
          <table:table-cell office:value-type="float" office:value="3.01875" table:style-name="ce1">
            <text:p>3.01875</text:p>
          </table:table-cell>
          <table:table-cell office:value-type="float" office:value="3.2895" table:style-name="ce1">
            <text:p>3.2895</text:p>
          </table:table-cell>
          <table:table-cell office:value-type="float" office:value="5.129" table:style-name="ce1">
            <text:p>5.129</text:p>
          </table:table-cell>
          <table:table-cell office:value-type="float" office:value="4.656" table:style-name="ce1">
            <text:p>4.656</text:p>
          </table:table-cell>
          <table:table-cell office:value-type="float" office:value="4.155625" table:style-name="ce1">
            <text:p>4.155625</text:p>
          </table:table-cell>
          <table:table-cell office:value-type="float" office:value="8.926375" table:style-name="ce1">
            <text:p>8.926375</text:p>
          </table:table-cell>
          <table:table-cell office:value-type="float" office:value="3.8875625" table:style-name="ce1">
            <text:p>3.8875625</text:p>
          </table:table-cell>
          <table:table-cell office:value-type="float" office:value="5.101875" table:style-name="ce1">
            <text:p>5.101875</text:p>
          </table:table-cell>
          <table:table-cell office:value-type="float" office:value="9.09" table:style-name="ce1">
            <text:p>9.09</text:p>
          </table:table-cell>
          <table:table-cell office:value-type="float" office:value="10.464625" table:style-name="ce1">
            <text:p>10.464625</text:p>
          </table:table-cell>
          <table:table-cell office:value-type="float" office:value="6.999625" table:style-name="ce1">
            <text:p>6.999625</text:p>
          </table:table-cell>
          <table:table-cell office:value-type="float" office:value="5.878125" table:style-name="ce1">
            <text:p>5.878125</text:p>
          </table:table-cell>
          <table:table-cell office:value-type="float" office:value="6.8185" table:style-name="ce1">
            <text:p>6.8185</text:p>
          </table:table-cell>
          <table:table-cell office:value-type="float" office:value="8.772625" table:style-name="ce1">
            <text:p>8.772625</text:p>
          </table:table-cell>
          <table:table-cell office:value-type="float" office:value="8.388375" table:style-name="ce1">
            <text:p>8.388375</text:p>
          </table:table-cell>
          <table:table-cell office:value-type="float" office:value="5.38625" table:style-name="ce1">
            <text:p>5.38625</text:p>
          </table:table-cell>
          <table:table-cell office:value-type="float" office:value="7.624" table:style-name="ce1">
            <text:p>7.624</text:p>
          </table:table-cell>
          <table:table-cell office:value-type="float" office:value="9.527875" table:style-name="ce1">
            <text:p>9.527875</text:p>
          </table:table-cell>
          <table:table-cell office:value-type="float" office:value="5.339625" table:style-name="ce1">
            <text:p>5.339625</text:p>
          </table:table-cell>
          <table:table-cell office:value-type="float" office:value="6.612125" table:style-name="ce1">
            <text:p>6.612125</text:p>
          </table:table-cell>
          <table:table-cell office:value-type="float" office:value="4.371875" table:style-name="ce1">
            <text:p>4.371875</text:p>
          </table:table-cell>
          <table:table-cell office:value-type="float" office:value="7.969" table:style-name="ce1">
            <text:p>7.969</text:p>
          </table:table-cell>
          <table:table-cell office:value-type="float" office:value="4.6395" table:style-name="ce1">
            <text:p>4.6395</text:p>
          </table:table-cell>
          <table:table-cell office:value-type="float" office:value="5.048" table:style-name="ce1">
            <text:p>5.048</text:p>
          </table:table-cell>
          <table:table-cell office:value-type="float" office:value="4.517625" table:style-name="ce1">
            <text:p>4.517625</text:p>
          </table:table-cell>
          <table:table-cell office:value-type="float" office:value="4.9795" table:style-name="ce1">
            <text:p>4.9795</text:p>
          </table:table-cell>
          <table:table-cell office:value-type="float" office:value="0" table:style-name="ce1">
            <text:p>0</text:p>
          </table:table-cell>
          <table:table-cell office:value-type="float" office:value="5.842125" table:style-name="ce1">
            <text:p>5.842125</text:p>
          </table:table-cell>
          <table:table-cell office:value-type="float" office:value="7.94975" table:style-name="ce1">
            <text:p>7.94975</text:p>
          </table:table-cell>
          <table:table-cell office:value-type="float" office:value="1.759125" table:style-name="ce1">
            <text:p>1.759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2689679939516" table:style-name="ce1">
            <text:p>3.62689679939516</text:p>
          </table:table-cell>
          <table:table-cell office:value-type="float" office:value="3.62689679939516" table:style-name="ce1">
            <text:p>3.62689679939516</text:p>
          </table:table-cell>
          <table:table-cell office:value-type="float" office:value="3.62689679939516" table:style-name="ce1">
            <text:p>3.62689679939516</text:p>
          </table:table-cell>
          <table:table-cell office:value-type="float" office:value="3.62689679939516" table:style-name="ce1">
            <text:p>3.62689679939516</text:p>
          </table:table-cell>
          <table:table-cell office:value-type="float" office:value="3.62689679939516" table:style-name="ce1">
            <text:p>3.62689679939516</text:p>
          </table:table-cell>
          <table:table-cell office:value-type="float" office:value="3.62689679939516" table:style-name="ce1">
            <text:p>3.62689679939516</text:p>
          </table:table-cell>
          <table:table-cell office:value-type="float" office:value="3.62689679939516" table:style-name="ce1">
            <text:p>3.62689679939516</text:p>
          </table:table-cell>
          <table:table-cell office:value-type="float" office:value="3.62689679939516" table:style-name="ce1">
            <text:p>3.62689679939516</text:p>
          </table:table-cell>
          <table:table-cell office:value-type="float" office:value="3.62689679939516" table:style-name="ce1">
            <text:p>3.62689679939516</text:p>
          </table:table-cell>
          <table:table-cell office:value-type="float" office:value="3.62689679939516" table:style-name="ce1">
            <text:p>3.62689679939516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2.017875" table:style-name="ce1">
            <text:p>2.017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723828125" table:style-name="ce1">
            <text:p>1.4723828125</text:p>
          </table:table-cell>
          <table:table-cell office:value-type="float" office:value="9.207875" table:style-name="ce1">
            <text:p>9.207875</text:p>
          </table:table-cell>
          <table:table-cell office:value-type="float" office:value="0" table:style-name="ce1">
            <text:p>0</text:p>
          </table:table-cell>
          <table:table-cell office:value-type="float" office:value="6.115" table:style-name="ce1">
            <text:p>6.115</text:p>
          </table:table-cell>
          <table:table-cell office:value-type="float" office:value="1.923125" table:style-name="ce1">
            <text:p>1.923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44" table:style-name="ce1">
            <text:p>1.544</text:p>
          </table:table-cell>
          <table:table-cell office:value-type="float" office:value="4.14275" table:style-name="ce1">
            <text:p>4.14275</text:p>
          </table:table-cell>
          <table:table-cell office:value-type="float" office:value="1.963375" table:style-name="ce1">
            <text:p>1.963375</text:p>
          </table:table-cell>
          <table:table-cell office:value-type="float" office:value="1.519875" table:style-name="ce1">
            <text:p>1.519875</text:p>
          </table:table-cell>
          <table:table-cell office:value-type="float" office:value="1.22875" table:style-name="ce1">
            <text:p>1.22875</text:p>
          </table:table-cell>
          <table:table-cell office:value-type="float" office:value="2.59025" table:style-name="ce1">
            <text:p>2.59025</text:p>
          </table:table-cell>
          <table:table-cell office:value-type="float" office:value="2.63125" table:style-name="ce1">
            <text:p>2.63125</text:p>
          </table:table-cell>
          <table:table-cell office:value-type="float" office:value="3.964" table:style-name="ce1">
            <text:p>3.964</text:p>
          </table:table-cell>
          <table:table-cell office:value-type="float" office:value="0.688125" table:style-name="ce1">
            <text:p>0.688125</text:p>
          </table:table-cell>
          <table:table-cell office:value-type="float" office:value="4.680375" table:style-name="ce1">
            <text:p>4.680375</text:p>
          </table:table-cell>
          <table:table-cell office:value-type="float" office:value="2.017875" table:style-name="ce1">
            <text:p>2.017875</text:p>
          </table:table-cell>
          <table:table-cell office:value-type="float" office:value="2.65375" table:style-name="ce1">
            <text:p>2.65375</text:p>
          </table:table-cell>
          <table:table-cell office:value-type="float" office:value="3.900875" table:style-name="ce1">
            <text:p>3.900875</text:p>
          </table:table-cell>
          <table:table-cell office:value-type="float" office:value="6.18875" table:style-name="ce1">
            <text:p>6.18875</text:p>
          </table:table-cell>
          <table:table-cell office:value-type="float" office:value="3.37025" table:style-name="ce1">
            <text:p>3.37025</text:p>
          </table:table-cell>
          <table:table-cell office:value-type="float" office:value="3.340625" table:style-name="ce1">
            <text:p>3.340625</text:p>
          </table:table-cell>
          <table:table-cell office:value-type="float" office:value="2.37475" table:style-name="ce1">
            <text:p>2.37475</text:p>
          </table:table-cell>
          <table:table-cell office:value-type="float" office:value="4.240875" table:style-name="ce1">
            <text:p>4.240875</text:p>
          </table:table-cell>
          <table:table-cell office:value-type="float" office:value="3.188375" table:style-name="ce1">
            <text:p>3.188375</text:p>
          </table:table-cell>
          <table:table-cell office:value-type="float" office:value="3.4645" table:style-name="ce1">
            <text:p>3.4645</text:p>
          </table:table-cell>
          <table:table-cell office:value-type="float" office:value="4.470375" table:style-name="ce1">
            <text:p>4.470375</text:p>
          </table:table-cell>
          <table:table-cell office:value-type="float" office:value="7.0135" table:style-name="ce1">
            <text:p>7.0135</text:p>
          </table:table-cell>
          <table:table-cell office:value-type="float" office:value="2.26075" table:style-name="ce1">
            <text:p>2.26075</text:p>
          </table:table-cell>
          <table:table-cell office:value-type="float" office:value="3.950875" table:style-name="ce1">
            <text:p>3.950875</text:p>
          </table:table-cell>
          <table:table-cell office:value-type="float" office:value="2.3745" table:style-name="ce1">
            <text:p>2.3745</text:p>
          </table:table-cell>
          <table:table-cell office:value-type="float" office:value="4.426" table:style-name="ce1">
            <text:p>4.426</text:p>
          </table:table-cell>
          <table:table-cell office:value-type="float" office:value="2.592" table:style-name="ce1">
            <text:p>2.592</text:p>
          </table:table-cell>
          <table:table-cell office:value-type="float" office:value="2.193875" table:style-name="ce1">
            <text:p>2.193875</text:p>
          </table:table-cell>
          <table:table-cell office:value-type="float" office:value="2.052625" table:style-name="ce1">
            <text:p>2.052625</text:p>
          </table:table-cell>
          <table:table-cell office:value-type="float" office:value="3.232125" table:style-name="ce1">
            <text:p>3.232125</text:p>
          </table:table-cell>
          <table:table-cell office:value-type="float" office:value="0" table:style-name="ce1">
            <text:p>0</text:p>
          </table:table-cell>
          <table:table-cell office:value-type="float" office:value="2.87025" table:style-name="ce1">
            <text:p>2.87025</text:p>
          </table:table-cell>
          <table:table-cell office:value-type="float" office:value="3.304625" table:style-name="ce1">
            <text:p>3.304625</text:p>
          </table:table-cell>
          <table:table-cell office:value-type="float" office:value="0.533375" table:style-name="ce1">
            <text:p>0.533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96297593245968" table:style-name="ce1">
            <text:p>1.96297593245968</text:p>
          </table:table-cell>
          <table:table-cell office:value-type="float" office:value="1.96297593245968" table:style-name="ce1">
            <text:p>1.96297593245968</text:p>
          </table:table-cell>
          <table:table-cell office:value-type="float" office:value="1.96297593245968" table:style-name="ce1">
            <text:p>1.96297593245968</text:p>
          </table:table-cell>
          <table:table-cell office:value-type="float" office:value="1.96297593245968" table:style-name="ce1">
            <text:p>1.96297593245968</text:p>
          </table:table-cell>
          <table:table-cell office:value-type="float" office:value="1.96297593245968" table:style-name="ce1">
            <text:p>1.96297593245968</text:p>
          </table:table-cell>
          <table:table-cell office:value-type="float" office:value="1.96297593245968" table:style-name="ce1">
            <text:p>1.96297593245968</text:p>
          </table:table-cell>
          <table:table-cell office:value-type="float" office:value="1.96297593245968" table:style-name="ce1">
            <text:p>1.96297593245968</text:p>
          </table:table-cell>
          <table:table-cell office:value-type="float" office:value="1.96297593245968" table:style-name="ce1">
            <text:p>1.96297593245968</text:p>
          </table:table-cell>
          <table:table-cell office:value-type="float" office:value="1.96297593245968" table:style-name="ce1">
            <text:p>1.96297593245968</text:p>
          </table:table-cell>
          <table:table-cell office:value-type="float" office:value="1.96297593245968" table:style-name="ce1">
            <text:p>1.96297593245968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4.1916875" table:style-name="ce1">
            <text:p>4.1916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9621875" table:style-name="ce1">
            <text:p>2.9621875</text:p>
          </table:table-cell>
          <table:table-cell office:value-type="float" office:value="9.234125" table:style-name="ce1">
            <text:p>9.234125</text:p>
          </table:table-cell>
          <table:table-cell office:value-type="float" office:value="0" table:style-name="ce1">
            <text:p>0</text:p>
          </table:table-cell>
          <table:table-cell office:value-type="float" office:value="10.75525" table:style-name="ce1">
            <text:p>10.75525</text:p>
          </table:table-cell>
          <table:table-cell office:value-type="float" office:value="4.66" table:style-name="ce1">
            <text:p>4.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763125" table:style-name="ce1">
            <text:p>1.763125</text:p>
          </table:table-cell>
          <table:table-cell office:value-type="float" office:value="7.90475" table:style-name="ce1">
            <text:p>7.90475</text:p>
          </table:table-cell>
          <table:table-cell office:value-type="float" office:value="5.24575" table:style-name="ce1">
            <text:p>5.24575</text:p>
          </table:table-cell>
          <table:table-cell office:value-type="float" office:value="2.239" table:style-name="ce1">
            <text:p>2.239</text:p>
          </table:table-cell>
          <table:table-cell office:value-type="float" office:value="3.064375" table:style-name="ce1">
            <text:p>3.064375</text:p>
          </table:table-cell>
          <table:table-cell office:value-type="float" office:value="3.04125" table:style-name="ce1">
            <text:p>3.04125</text:p>
          </table:table-cell>
          <table:table-cell office:value-type="float" office:value="5.798875" table:style-name="ce1">
            <text:p>5.798875</text:p>
          </table:table-cell>
          <table:table-cell office:value-type="float" office:value="5.289625" table:style-name="ce1">
            <text:p>5.289625</text:p>
          </table:table-cell>
          <table:table-cell office:value-type="float" office:value="4.090625" table:style-name="ce1">
            <text:p>4.090625</text:p>
          </table:table-cell>
          <table:table-cell office:value-type="float" office:value="9.90725" table:style-name="ce1">
            <text:p>9.90725</text:p>
          </table:table-cell>
          <table:table-cell office:value-type="float" office:value="4.1916875" table:style-name="ce1">
            <text:p>4.1916875</text:p>
          </table:table-cell>
          <table:table-cell office:value-type="float" office:value="6.59375" table:style-name="ce1">
            <text:p>6.59375</text:p>
          </table:table-cell>
          <table:table-cell office:value-type="float" office:value="9.89475" table:style-name="ce1">
            <text:p>9.89475</text:p>
          </table:table-cell>
          <table:table-cell office:value-type="float" office:value="11.22075" table:style-name="ce1">
            <text:p>11.22075</text:p>
          </table:table-cell>
          <table:table-cell office:value-type="float" office:value="7.6665" table:style-name="ce1">
            <text:p>7.6665</text:p>
          </table:table-cell>
          <table:table-cell office:value-type="float" office:value="7.723125" table:style-name="ce1">
            <text:p>7.723125</text:p>
          </table:table-cell>
          <table:table-cell office:value-type="float" office:value="6.70075" table:style-name="ce1">
            <text:p>6.70075</text:p>
          </table:table-cell>
          <table:table-cell office:value-type="float" office:value="10.430875" table:style-name="ce1">
            <text:p>10.430875</text:p>
          </table:table-cell>
          <table:table-cell office:value-type="float" office:value="8.535875" table:style-name="ce1">
            <text:p>8.535875</text:p>
          </table:table-cell>
          <table:table-cell office:value-type="float" office:value="7.391" table:style-name="ce1">
            <text:p>7.391</text:p>
          </table:table-cell>
          <table:table-cell office:value-type="float" office:value="7.9045" table:style-name="ce1">
            <text:p>7.9045</text:p>
          </table:table-cell>
          <table:table-cell office:value-type="float" office:value="11.2635" table:style-name="ce1">
            <text:p>11.2635</text:p>
          </table:table-cell>
          <table:table-cell office:value-type="float" office:value="5.481375" table:style-name="ce1">
            <text:p>5.481375</text:p>
          </table:table-cell>
          <table:table-cell office:value-type="float" office:value="6.991375" table:style-name="ce1">
            <text:p>6.991375</text:p>
          </table:table-cell>
          <table:table-cell office:value-type="float" office:value="5.48275" table:style-name="ce1">
            <text:p>5.48275</text:p>
          </table:table-cell>
          <table:table-cell office:value-type="float" office:value="7.891" table:style-name="ce1">
            <text:p>7.891</text:p>
          </table:table-cell>
          <table:table-cell office:value-type="float" office:value="4.71775" table:style-name="ce1">
            <text:p>4.71775</text:p>
          </table:table-cell>
          <table:table-cell office:value-type="float" office:value="5.142625" table:style-name="ce1">
            <text:p>5.142625</text:p>
          </table:table-cell>
          <table:table-cell office:value-type="float" office:value="4.497125" table:style-name="ce1">
            <text:p>4.497125</text:p>
          </table:table-cell>
          <table:table-cell office:value-type="float" office:value="6.069625" table:style-name="ce1">
            <text:p>6.069625</text:p>
          </table:table-cell>
          <table:table-cell office:value-type="float" office:value="0" table:style-name="ce1">
            <text:p>0</text:p>
          </table:table-cell>
          <table:table-cell office:value-type="float" office:value="6.7855" table:style-name="ce1">
            <text:p>6.7855</text:p>
          </table:table-cell>
          <table:table-cell office:value-type="float" office:value="11.629" table:style-name="ce1">
            <text:p>11.629</text:p>
          </table:table-cell>
          <table:table-cell office:value-type="float" office:value="1.907625" table:style-name="ce1">
            <text:p>1.907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97194657258065" table:style-name="ce1">
            <text:p>3.97194657258065</text:p>
          </table:table-cell>
          <table:table-cell office:value-type="float" office:value="3.97194657258065" table:style-name="ce1">
            <text:p>3.97194657258065</text:p>
          </table:table-cell>
          <table:table-cell office:value-type="float" office:value="3.97194657258065" table:style-name="ce1">
            <text:p>3.97194657258065</text:p>
          </table:table-cell>
          <table:table-cell office:value-type="float" office:value="3.97194657258065" table:style-name="ce1">
            <text:p>3.97194657258065</text:p>
          </table:table-cell>
          <table:table-cell office:value-type="float" office:value="3.97194657258065" table:style-name="ce1">
            <text:p>3.97194657258065</text:p>
          </table:table-cell>
          <table:table-cell office:value-type="float" office:value="3.97194657258065" table:style-name="ce1">
            <text:p>3.97194657258065</text:p>
          </table:table-cell>
          <table:table-cell office:value-type="float" office:value="3.97194657258065" table:style-name="ce1">
            <text:p>3.97194657258065</text:p>
          </table:table-cell>
          <table:table-cell office:value-type="float" office:value="3.97194657258065" table:style-name="ce1">
            <text:p>3.97194657258065</text:p>
          </table:table-cell>
          <table:table-cell office:value-type="float" office:value="3.97194657258065" table:style-name="ce1">
            <text:p>3.97194657258065</text:p>
          </table:table-cell>
          <table:table-cell office:value-type="float" office:value="3.97194657258065" table:style-name="ce1">
            <text:p>3.97194657258065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3.5806875" table:style-name="ce1">
            <text:p>3.5806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6712109375" table:style-name="ce1">
            <text:p>2.6712109375</text:p>
          </table:table-cell>
          <table:table-cell office:value-type="float" office:value="8.788625" table:style-name="ce1">
            <text:p>8.788625</text:p>
          </table:table-cell>
          <table:table-cell office:value-type="float" office:value="0" table:style-name="ce1">
            <text:p>0</text:p>
          </table:table-cell>
          <table:table-cell office:value-type="float" office:value="7.382375" table:style-name="ce1">
            <text:p>7.382375</text:p>
          </table:table-cell>
          <table:table-cell office:value-type="float" office:value="2.55" table:style-name="ce1">
            <text:p>2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41825" table:style-name="ce1">
            <text:p>2.41825</text:p>
          </table:table-cell>
          <table:table-cell office:value-type="float" office:value="4.287" table:style-name="ce1">
            <text:p>4.287</text:p>
          </table:table-cell>
          <table:table-cell office:value-type="float" office:value="5.5865" table:style-name="ce1">
            <text:p>5.5865</text:p>
          </table:table-cell>
          <table:table-cell office:value-type="float" office:value="1.902" table:style-name="ce1">
            <text:p>1.902</text:p>
          </table:table-cell>
          <table:table-cell office:value-type="float" office:value="3.51125" table:style-name="ce1">
            <text:p>3.51125</text:p>
          </table:table-cell>
          <table:table-cell office:value-type="float" office:value="2.76525" table:style-name="ce1">
            <text:p>2.76525</text:p>
          </table:table-cell>
          <table:table-cell office:value-type="float" office:value="5.2265" table:style-name="ce1">
            <text:p>5.2265</text:p>
          </table:table-cell>
          <table:table-cell office:value-type="float" office:value="4.67775" table:style-name="ce1">
            <text:p>4.67775</text:p>
          </table:table-cell>
          <table:table-cell office:value-type="float" office:value="5.48125" table:style-name="ce1">
            <text:p>5.48125</text:p>
          </table:table-cell>
          <table:table-cell office:value-type="float" office:value="7.438375" table:style-name="ce1">
            <text:p>7.438375</text:p>
          </table:table-cell>
          <table:table-cell office:value-type="float" office:value="3.5806875" table:style-name="ce1">
            <text:p>3.5806875</text:p>
          </table:table-cell>
          <table:table-cell office:value-type="float" office:value="4.40625" table:style-name="ce1">
            <text:p>4.40625</text:p>
          </table:table-cell>
          <table:table-cell office:value-type="float" office:value="10.46875" table:style-name="ce1">
            <text:p>10.46875</text:p>
          </table:table-cell>
          <table:table-cell office:value-type="float" office:value="9.188375" table:style-name="ce1">
            <text:p>9.188375</text:p>
          </table:table-cell>
          <table:table-cell office:value-type="float" office:value="7.371625" table:style-name="ce1">
            <text:p>7.371625</text:p>
          </table:table-cell>
          <table:table-cell office:value-type="float" office:value="5.3425" table:style-name="ce1">
            <text:p>5.3425</text:p>
          </table:table-cell>
          <table:table-cell office:value-type="float" office:value="7.301375" table:style-name="ce1">
            <text:p>7.301375</text:p>
          </table:table-cell>
          <table:table-cell office:value-type="float" office:value="7.51775" table:style-name="ce1">
            <text:p>7.51775</text:p>
          </table:table-cell>
          <table:table-cell office:value-type="float" office:value="9.043625" table:style-name="ce1">
            <text:p>9.043625</text:p>
          </table:table-cell>
          <table:table-cell office:value-type="float" office:value="5.1955" table:style-name="ce1">
            <text:p>5.1955</text:p>
          </table:table-cell>
          <table:table-cell office:value-type="float" office:value="8.335875" table:style-name="ce1">
            <text:p>8.335875</text:p>
          </table:table-cell>
          <table:table-cell office:value-type="float" office:value="10.01975" table:style-name="ce1">
            <text:p>10.01975</text:p>
          </table:table-cell>
          <table:table-cell office:value-type="float" office:value="6.601" table:style-name="ce1">
            <text:p>6.601</text:p>
          </table:table-cell>
          <table:table-cell office:value-type="float" office:value="6.263375" table:style-name="ce1">
            <text:p>6.263375</text:p>
          </table:table-cell>
          <table:table-cell office:value-type="float" office:value="4.5195" table:style-name="ce1">
            <text:p>4.5195</text:p>
          </table:table-cell>
          <table:table-cell office:value-type="float" office:value="5.991375" table:style-name="ce1">
            <text:p>5.991375</text:p>
          </table:table-cell>
          <table:table-cell office:value-type="float" office:value="3.658" table:style-name="ce1">
            <text:p>3.658</text:p>
          </table:table-cell>
          <table:table-cell office:value-type="float" office:value="3.810125" table:style-name="ce1">
            <text:p>3.810125</text:p>
          </table:table-cell>
          <table:table-cell office:value-type="float" office:value="2.02525" table:style-name="ce1">
            <text:p>2.02525</text:p>
          </table:table-cell>
          <table:table-cell office:value-type="float" office:value="3.97725" table:style-name="ce1">
            <text:p>3.97725</text:p>
          </table:table-cell>
          <table:table-cell office:value-type="float" office:value="0" table:style-name="ce1">
            <text:p>0</text:p>
          </table:table-cell>
          <table:table-cell office:value-type="float" office:value="4.288875" table:style-name="ce1">
            <text:p>4.288875</text:p>
          </table:table-cell>
          <table:table-cell office:value-type="float" office:value="7.504" table:style-name="ce1">
            <text:p>7.504</text:p>
          </table:table-cell>
          <table:table-cell office:value-type="float" office:value="0.711" table:style-name="ce1">
            <text:p>0.7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31272316028226" table:style-name="ce1">
            <text:p>3.31272316028226</text:p>
          </table:table-cell>
          <table:table-cell office:value-type="float" office:value="3.31272316028226" table:style-name="ce1">
            <text:p>3.31272316028226</text:p>
          </table:table-cell>
          <table:table-cell office:value-type="float" office:value="3.31272316028226" table:style-name="ce1">
            <text:p>3.31272316028226</text:p>
          </table:table-cell>
          <table:table-cell office:value-type="float" office:value="3.31272316028226" table:style-name="ce1">
            <text:p>3.31272316028226</text:p>
          </table:table-cell>
          <table:table-cell office:value-type="float" office:value="3.31272316028226" table:style-name="ce1">
            <text:p>3.31272316028226</text:p>
          </table:table-cell>
          <table:table-cell office:value-type="float" office:value="3.31272316028226" table:style-name="ce1">
            <text:p>3.31272316028226</text:p>
          </table:table-cell>
          <table:table-cell office:value-type="float" office:value="3.31272316028226" table:style-name="ce1">
            <text:p>3.31272316028226</text:p>
          </table:table-cell>
          <table:table-cell office:value-type="float" office:value="3.31272316028226" table:style-name="ce1">
            <text:p>3.31272316028226</text:p>
          </table:table-cell>
          <table:table-cell office:value-type="float" office:value="3.31272316028226" table:style-name="ce1">
            <text:p>3.31272316028226</text:p>
          </table:table-cell>
          <table:table-cell office:value-type="float" office:value="3.31272316028226" table:style-name="ce1">
            <text:p>3.31272316028226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2.1151875" table:style-name="ce1">
            <text:p>2.1151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093359375" table:style-name="ce1">
            <text:p>1.6093359375</text:p>
          </table:table-cell>
          <table:table-cell office:value-type="float" office:value="8.898375" table:style-name="ce1">
            <text:p>8.898375</text:p>
          </table:table-cell>
          <table:table-cell office:value-type="float" office:value="0" table:style-name="ce1">
            <text:p>0</text:p>
          </table:table-cell>
          <table:table-cell office:value-type="float" office:value="5.548625" table:style-name="ce1">
            <text:p>5.548625</text:p>
          </table:table-cell>
          <table:table-cell office:value-type="float" office:value="1.4275" table:style-name="ce1">
            <text:p>1.42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180375" table:style-name="ce1">
            <text:p>2.180375</text:p>
          </table:table-cell>
          <table:table-cell office:value-type="float" office:value="2.801625" table:style-name="ce1">
            <text:p>2.801625</text:p>
          </table:table-cell>
          <table:table-cell office:value-type="float" office:value="2.887875" table:style-name="ce1">
            <text:p>2.887875</text:p>
          </table:table-cell>
          <table:table-cell office:value-type="float" office:value="1.52725" table:style-name="ce1">
            <text:p>1.52725</text:p>
          </table:table-cell>
          <table:table-cell office:value-type="float" office:value="1.7825" table:style-name="ce1">
            <text:p>1.7825</text:p>
          </table:table-cell>
          <table:table-cell office:value-type="float" office:value="2.32025" table:style-name="ce1">
            <text:p>2.32025</text:p>
          </table:table-cell>
          <table:table-cell office:value-type="float" office:value="3.11325" table:style-name="ce1">
            <text:p>3.11325</text:p>
          </table:table-cell>
          <table:table-cell office:value-type="float" office:value="3.03975" table:style-name="ce1">
            <text:p>3.03975</text:p>
          </table:table-cell>
          <table:table-cell office:value-type="float" office:value="1.16125" table:style-name="ce1">
            <text:p>1.16125</text:p>
          </table:table-cell>
          <table:table-cell office:value-type="float" office:value="4.516375" table:style-name="ce1">
            <text:p>4.516375</text:p>
          </table:table-cell>
          <table:table-cell office:value-type="float" office:value="2.1151875" table:style-name="ce1">
            <text:p>2.1151875</text:p>
          </table:table-cell>
          <table:table-cell office:value-type="float" office:value="2.091875" table:style-name="ce1">
            <text:p>2.091875</text:p>
          </table:table-cell>
          <table:table-cell office:value-type="float" office:value="4.562875" table:style-name="ce1">
            <text:p>4.562875</text:p>
          </table:table-cell>
          <table:table-cell office:value-type="float" office:value="6.46525" table:style-name="ce1">
            <text:p>6.46525</text:p>
          </table:table-cell>
          <table:table-cell office:value-type="float" office:value="3.913375" table:style-name="ce1">
            <text:p>3.913375</text:p>
          </table:table-cell>
          <table:table-cell office:value-type="float" office:value="2.715625" table:style-name="ce1">
            <text:p>2.715625</text:p>
          </table:table-cell>
          <table:table-cell office:value-type="float" office:value="3.649" table:style-name="ce1">
            <text:p>3.649</text:p>
          </table:table-cell>
          <table:table-cell office:value-type="float" office:value="4.11675" table:style-name="ce1">
            <text:p>4.11675</text:p>
          </table:table-cell>
          <table:table-cell office:value-type="float" office:value="3.742875" table:style-name="ce1">
            <text:p>3.742875</text:p>
          </table:table-cell>
          <table:table-cell office:value-type="float" office:value="3.12375" table:style-name="ce1">
            <text:p>3.12375</text:p>
          </table:table-cell>
          <table:table-cell office:value-type="float" office:value="4.050375" table:style-name="ce1">
            <text:p>4.050375</text:p>
          </table:table-cell>
          <table:table-cell office:value-type="float" office:value="4.406625" table:style-name="ce1">
            <text:p>4.406625</text:p>
          </table:table-cell>
          <table:table-cell office:value-type="float" office:value="2.489625" table:style-name="ce1">
            <text:p>2.489625</text:p>
          </table:table-cell>
          <table:table-cell office:value-type="float" office:value="3.430375" table:style-name="ce1">
            <text:p>3.430375</text:p>
          </table:table-cell>
          <table:table-cell office:value-type="float" office:value="2.691625" table:style-name="ce1">
            <text:p>2.691625</text:p>
          </table:table-cell>
          <table:table-cell office:value-type="float" office:value="3.7315" table:style-name="ce1">
            <text:p>3.7315</text:p>
          </table:table-cell>
          <table:table-cell office:value-type="float" office:value="3.296375" table:style-name="ce1">
            <text:p>3.296375</text:p>
          </table:table-cell>
          <table:table-cell office:value-type="float" office:value="1.68275" table:style-name="ce1">
            <text:p>1.68275</text:p>
          </table:table-cell>
          <table:table-cell office:value-type="float" office:value="2.23325" table:style-name="ce1">
            <text:p>2.23325</text:p>
          </table:table-cell>
          <table:table-cell office:value-type="float" office:value="2.9305" table:style-name="ce1">
            <text:p>2.9305</text:p>
          </table:table-cell>
          <table:table-cell office:value-type="float" office:value="0" table:style-name="ce1">
            <text:p>0</text:p>
          </table:table-cell>
          <table:table-cell office:value-type="float" office:value="2.414625" table:style-name="ce1">
            <text:p>2.414625</text:p>
          </table:table-cell>
          <table:table-cell office:value-type="float" office:value="5.641" table:style-name="ce1">
            <text:p>5.641</text:p>
          </table:table-cell>
          <table:table-cell office:value-type="float" office:value="0.857" table:style-name="ce1">
            <text:p>0.8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95615662802419" table:style-name="ce1">
            <text:p>1.95615662802419</text:p>
          </table:table-cell>
          <table:table-cell office:value-type="float" office:value="1.95615662802419" table:style-name="ce1">
            <text:p>1.95615662802419</text:p>
          </table:table-cell>
          <table:table-cell office:value-type="float" office:value="1.95615662802419" table:style-name="ce1">
            <text:p>1.95615662802419</text:p>
          </table:table-cell>
          <table:table-cell office:value-type="float" office:value="1.95615662802419" table:style-name="ce1">
            <text:p>1.95615662802419</text:p>
          </table:table-cell>
          <table:table-cell office:value-type="float" office:value="1.95615662802419" table:style-name="ce1">
            <text:p>1.95615662802419</text:p>
          </table:table-cell>
          <table:table-cell office:value-type="float" office:value="1.95615662802419" table:style-name="ce1">
            <text:p>1.95615662802419</text:p>
          </table:table-cell>
          <table:table-cell office:value-type="float" office:value="1.95615662802419" table:style-name="ce1">
            <text:p>1.95615662802419</text:p>
          </table:table-cell>
          <table:table-cell office:value-type="float" office:value="1.95615662802419" table:style-name="ce1">
            <text:p>1.95615662802419</text:p>
          </table:table-cell>
          <table:table-cell office:value-type="float" office:value="1.95615662802419" table:style-name="ce1">
            <text:p>1.95615662802419</text:p>
          </table:table-cell>
          <table:table-cell office:value-type="float" office:value="1.95615662802419" table:style-name="ce1">
            <text:p>1.95615662802419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3.3148125" table:style-name="ce1">
            <text:p>3.3148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61296875" table:style-name="ce1">
            <text:p>2.61296875</text:p>
          </table:table-cell>
          <table:table-cell office:value-type="float" office:value="8.833875" table:style-name="ce1">
            <text:p>8.833875</text:p>
          </table:table-cell>
          <table:table-cell office:value-type="float" office:value="0" table:style-name="ce1">
            <text:p>0</text:p>
          </table:table-cell>
          <table:table-cell office:value-type="float" office:value="7.244" table:style-name="ce1">
            <text:p>7.244</text:p>
          </table:table-cell>
          <table:table-cell office:value-type="float" office:value="2.183125" table:style-name="ce1">
            <text:p>2.183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5525" table:style-name="ce1">
            <text:p>3.65525</text:p>
          </table:table-cell>
          <table:table-cell office:value-type="float" office:value="4.0215" table:style-name="ce1">
            <text:p>4.0215</text:p>
          </table:table-cell>
          <table:table-cell office:value-type="float" office:value="4.23775" table:style-name="ce1">
            <text:p>4.23775</text:p>
          </table:table-cell>
          <table:table-cell office:value-type="float" office:value="1.545375" table:style-name="ce1">
            <text:p>1.545375</text:p>
          </table:table-cell>
          <table:table-cell office:value-type="float" office:value="3.458125" table:style-name="ce1">
            <text:p>3.458125</text:p>
          </table:table-cell>
          <table:table-cell office:value-type="float" office:value="3.651625" table:style-name="ce1">
            <text:p>3.651625</text:p>
          </table:table-cell>
          <table:table-cell office:value-type="float" office:value="4.15" table:style-name="ce1">
            <text:p>4.15</text:p>
          </table:table-cell>
          <table:table-cell office:value-type="float" office:value="5.38575" table:style-name="ce1">
            <text:p>5.38575</text:p>
          </table:table-cell>
          <table:table-cell office:value-type="float" office:value="2.29625" table:style-name="ce1">
            <text:p>2.29625</text:p>
          </table:table-cell>
          <table:table-cell office:value-type="float" office:value="7.59025" table:style-name="ce1">
            <text:p>7.59025</text:p>
          </table:table-cell>
          <table:table-cell office:value-type="float" office:value="3.3148125" table:style-name="ce1">
            <text:p>3.3148125</text:p>
          </table:table-cell>
          <table:table-cell office:value-type="float" office:value="3.9975" table:style-name="ce1">
            <text:p>3.9975</text:p>
          </table:table-cell>
          <table:table-cell office:value-type="float" office:value="7.021625" table:style-name="ce1">
            <text:p>7.021625</text:p>
          </table:table-cell>
          <table:table-cell office:value-type="float" office:value="8.711375" table:style-name="ce1">
            <text:p>8.711375</text:p>
          </table:table-cell>
          <table:table-cell office:value-type="float" office:value="5.70475" table:style-name="ce1">
            <text:p>5.70475</text:p>
          </table:table-cell>
          <table:table-cell office:value-type="float" office:value="5.556875" table:style-name="ce1">
            <text:p>5.556875</text:p>
          </table:table-cell>
          <table:table-cell office:value-type="float" office:value="6.582625" table:style-name="ce1">
            <text:p>6.582625</text:p>
          </table:table-cell>
          <table:table-cell office:value-type="float" office:value="6.703375" table:style-name="ce1">
            <text:p>6.703375</text:p>
          </table:table-cell>
          <table:table-cell office:value-type="float" office:value="6.012625" table:style-name="ce1">
            <text:p>6.012625</text:p>
          </table:table-cell>
          <table:table-cell office:value-type="float" office:value="4.9985" table:style-name="ce1">
            <text:p>4.9985</text:p>
          </table:table-cell>
          <table:table-cell office:value-type="float" office:value="6.500875" table:style-name="ce1">
            <text:p>6.500875</text:p>
          </table:table-cell>
          <table:table-cell office:value-type="float" office:value="8.44525" table:style-name="ce1">
            <text:p>8.44525</text:p>
          </table:table-cell>
          <table:table-cell office:value-type="float" office:value="4.982125" table:style-name="ce1">
            <text:p>4.982125</text:p>
          </table:table-cell>
          <table:table-cell office:value-type="float" office:value="6.037625" table:style-name="ce1">
            <text:p>6.037625</text:p>
          </table:table-cell>
          <table:table-cell office:value-type="float" office:value="5.97825" table:style-name="ce1">
            <text:p>5.97825</text:p>
          </table:table-cell>
          <table:table-cell office:value-type="float" office:value="7.298375" table:style-name="ce1">
            <text:p>7.298375</text:p>
          </table:table-cell>
          <table:table-cell office:value-type="float" office:value="5.4665" table:style-name="ce1">
            <text:p>5.4665</text:p>
          </table:table-cell>
          <table:table-cell office:value-type="float" office:value="3.761" table:style-name="ce1">
            <text:p>3.761</text:p>
          </table:table-cell>
          <table:table-cell office:value-type="float" office:value="4.511375" table:style-name="ce1">
            <text:p>4.511375</text:p>
          </table:table-cell>
          <table:table-cell office:value-type="float" office:value="3.70475" table:style-name="ce1">
            <text:p>3.70475</text:p>
          </table:table-cell>
          <table:table-cell office:value-type="float" office:value="0" table:style-name="ce1">
            <text:p>0</text:p>
          </table:table-cell>
          <table:table-cell office:value-type="float" office:value="4.429125" table:style-name="ce1">
            <text:p>4.429125</text:p>
          </table:table-cell>
          <table:table-cell office:value-type="float" office:value="8.7825" table:style-name="ce1">
            <text:p>8.7825</text:p>
          </table:table-cell>
          <table:table-cell office:value-type="float" office:value="0.99775" table:style-name="ce1">
            <text:p>0.99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12387449596774" table:style-name="ce1">
            <text:p>3.12387449596774</text:p>
          </table:table-cell>
          <table:table-cell office:value-type="float" office:value="3.12387449596774" table:style-name="ce1">
            <text:p>3.12387449596774</text:p>
          </table:table-cell>
          <table:table-cell office:value-type="float" office:value="3.12387449596774" table:style-name="ce1">
            <text:p>3.12387449596774</text:p>
          </table:table-cell>
          <table:table-cell office:value-type="float" office:value="3.12387449596774" table:style-name="ce1">
            <text:p>3.12387449596774</text:p>
          </table:table-cell>
          <table:table-cell office:value-type="float" office:value="3.12387449596774" table:style-name="ce1">
            <text:p>3.12387449596774</text:p>
          </table:table-cell>
          <table:table-cell office:value-type="float" office:value="3.12387449596774" table:style-name="ce1">
            <text:p>3.12387449596774</text:p>
          </table:table-cell>
          <table:table-cell office:value-type="float" office:value="3.12387449596774" table:style-name="ce1">
            <text:p>3.12387449596774</text:p>
          </table:table-cell>
          <table:table-cell office:value-type="float" office:value="3.12387449596774" table:style-name="ce1">
            <text:p>3.12387449596774</text:p>
          </table:table-cell>
          <table:table-cell office:value-type="float" office:value="3.12387449596774" table:style-name="ce1">
            <text:p>3.12387449596774</text:p>
          </table:table-cell>
          <table:table-cell office:value-type="float" office:value="3.12387449596774" table:style-name="ce1">
            <text:p>3.12387449596774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3.3055625" table:style-name="ce1">
            <text:p>3.3055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532578125" table:style-name="ce1">
            <text:p>2.532578125</text:p>
          </table:table-cell>
          <table:table-cell office:value-type="float" office:value="8.92575" table:style-name="ce1">
            <text:p>8.92575</text:p>
          </table:table-cell>
          <table:table-cell office:value-type="float" office:value="0" table:style-name="ce1">
            <text:p>0</text:p>
          </table:table-cell>
          <table:table-cell office:value-type="float" office:value="6.879" table:style-name="ce1">
            <text:p>6.879</text:p>
          </table:table-cell>
          <table:table-cell office:value-type="float" office:value="2.145625" table:style-name="ce1">
            <text:p>2.145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428625" table:style-name="ce1">
            <text:p>3.428625</text:p>
          </table:table-cell>
          <table:table-cell office:value-type="float" office:value="4.36025" table:style-name="ce1">
            <text:p>4.36025</text:p>
          </table:table-cell>
          <table:table-cell office:value-type="float" office:value="4.243375" table:style-name="ce1">
            <text:p>4.243375</text:p>
          </table:table-cell>
          <table:table-cell office:value-type="float" office:value="1.4415" table:style-name="ce1">
            <text:p>1.4415</text:p>
          </table:table-cell>
          <table:table-cell office:value-type="float" office:value="3.156875" table:style-name="ce1">
            <text:p>3.156875</text:p>
          </table:table-cell>
          <table:table-cell office:value-type="float" office:value="3.490125" table:style-name="ce1">
            <text:p>3.490125</text:p>
          </table:table-cell>
          <table:table-cell office:value-type="float" office:value="4.16525" table:style-name="ce1">
            <text:p>4.16525</text:p>
          </table:table-cell>
          <table:table-cell office:value-type="float" office:value="4.957" table:style-name="ce1">
            <text:p>4.957</text:p>
          </table:table-cell>
          <table:table-cell office:value-type="float" office:value="2.374375" table:style-name="ce1">
            <text:p>2.374375</text:p>
          </table:table-cell>
          <table:table-cell office:value-type="float" office:value="6.867875" table:style-name="ce1">
            <text:p>6.867875</text:p>
          </table:table-cell>
          <table:table-cell office:value-type="float" office:value="3.3055625" table:style-name="ce1">
            <text:p>3.3055625</text:p>
          </table:table-cell>
          <table:table-cell office:value-type="float" office:value="3.8275" table:style-name="ce1">
            <text:p>3.8275</text:p>
          </table:table-cell>
          <table:table-cell office:value-type="float" office:value="6.66275" table:style-name="ce1">
            <text:p>6.66275</text:p>
          </table:table-cell>
          <table:table-cell office:value-type="float" office:value="8.368875" table:style-name="ce1">
            <text:p>8.368875</text:p>
          </table:table-cell>
          <table:table-cell office:value-type="float" office:value="5.46025" table:style-name="ce1">
            <text:p>5.46025</text:p>
          </table:table-cell>
          <table:table-cell office:value-type="float" office:value="4.83625" table:style-name="ce1">
            <text:p>4.83625</text:p>
          </table:table-cell>
          <table:table-cell office:value-type="float" office:value="6.174" table:style-name="ce1">
            <text:p>6.174</text:p>
          </table:table-cell>
          <table:table-cell office:value-type="float" office:value="6.520125" table:style-name="ce1">
            <text:p>6.520125</text:p>
          </table:table-cell>
          <table:table-cell office:value-type="float" office:value="5.783375" table:style-name="ce1">
            <text:p>5.783375</text:p>
          </table:table-cell>
          <table:table-cell office:value-type="float" office:value="4.957125" table:style-name="ce1">
            <text:p>4.957125</text:p>
          </table:table-cell>
          <table:table-cell office:value-type="float" office:value="6.457125" table:style-name="ce1">
            <text:p>6.457125</text:p>
          </table:table-cell>
          <table:table-cell office:value-type="float" office:value="8.56775" table:style-name="ce1">
            <text:p>8.56775</text:p>
          </table:table-cell>
          <table:table-cell office:value-type="float" office:value="4.88825" table:style-name="ce1">
            <text:p>4.88825</text:p>
          </table:table-cell>
          <table:table-cell office:value-type="float" office:value="6.36775" table:style-name="ce1">
            <text:p>6.36775</text:p>
          </table:table-cell>
          <table:table-cell office:value-type="float" office:value="5.968375" table:style-name="ce1">
            <text:p>5.968375</text:p>
          </table:table-cell>
          <table:table-cell office:value-type="float" office:value="6.30575" table:style-name="ce1">
            <text:p>6.30575</text:p>
          </table:table-cell>
          <table:table-cell office:value-type="float" office:value="5.660125" table:style-name="ce1">
            <text:p>5.660125</text:p>
          </table:table-cell>
          <table:table-cell office:value-type="float" office:value="3.922" table:style-name="ce1">
            <text:p>3.922</text:p>
          </table:table-cell>
          <table:table-cell office:value-type="float" office:value="4.793875" table:style-name="ce1">
            <text:p>4.793875</text:p>
          </table:table-cell>
          <table:table-cell office:value-type="float" office:value="4.28525" table:style-name="ce1">
            <text:p>4.28525</text:p>
          </table:table-cell>
          <table:table-cell office:value-type="float" office:value="0" table:style-name="ce1">
            <text:p>0</text:p>
          </table:table-cell>
          <table:table-cell office:value-type="float" office:value="3.90025" table:style-name="ce1">
            <text:p>3.90025</text:p>
          </table:table-cell>
          <table:table-cell office:value-type="float" office:value="8.3185" table:style-name="ce1">
            <text:p>8.3185</text:p>
          </table:table-cell>
          <table:table-cell office:value-type="float" office:value="1.093375" table:style-name="ce1">
            <text:p>1.093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04351537298387" table:style-name="ce1">
            <text:p>3.04351537298387</text:p>
          </table:table-cell>
          <table:table-cell office:value-type="float" office:value="3.04351537298387" table:style-name="ce1">
            <text:p>3.04351537298387</text:p>
          </table:table-cell>
          <table:table-cell office:value-type="float" office:value="3.04351537298387" table:style-name="ce1">
            <text:p>3.04351537298387</text:p>
          </table:table-cell>
          <table:table-cell office:value-type="float" office:value="3.04351537298387" table:style-name="ce1">
            <text:p>3.04351537298387</text:p>
          </table:table-cell>
          <table:table-cell office:value-type="float" office:value="3.04351537298387" table:style-name="ce1">
            <text:p>3.04351537298387</text:p>
          </table:table-cell>
          <table:table-cell office:value-type="float" office:value="3.04351537298387" table:style-name="ce1">
            <text:p>3.04351537298387</text:p>
          </table:table-cell>
          <table:table-cell office:value-type="float" office:value="3.04351537298387" table:style-name="ce1">
            <text:p>3.04351537298387</text:p>
          </table:table-cell>
          <table:table-cell office:value-type="float" office:value="3.04351537298387" table:style-name="ce1">
            <text:p>3.04351537298387</text:p>
          </table:table-cell>
          <table:table-cell office:value-type="float" office:value="3.04351537298387" table:style-name="ce1">
            <text:p>3.04351537298387</text:p>
          </table:table-cell>
          <table:table-cell office:value-type="float" office:value="3.04351537298387" table:style-name="ce1">
            <text:p>3.04351537298387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1.4744375" table:style-name="ce1">
            <text:p>1.4744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6875" table:style-name="ce1">
            <text:p>1.16875</text:p>
          </table:table-cell>
          <table:table-cell office:value-type="float" office:value="9.105875" table:style-name="ce1">
            <text:p>9.105875</text:p>
          </table:table-cell>
          <table:table-cell office:value-type="float" office:value="0" table:style-name="ce1">
            <text:p>0</text:p>
          </table:table-cell>
          <table:table-cell office:value-type="float" office:value="5.10225" table:style-name="ce1">
            <text:p>5.10225</text:p>
          </table:table-cell>
          <table:table-cell office:value-type="float" office:value="1.36" table:style-name="ce1">
            <text:p>1.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29125" table:style-name="ce1">
            <text:p>0.729125</text:p>
          </table:table-cell>
          <table:table-cell office:value-type="float" office:value="2.844" table:style-name="ce1">
            <text:p>2.844</text:p>
          </table:table-cell>
          <table:table-cell office:value-type="float" office:value="1.705875" table:style-name="ce1">
            <text:p>1.705875</text:p>
          </table:table-cell>
          <table:table-cell office:value-type="float" office:value="1.39525" table:style-name="ce1">
            <text:p>1.39525</text:p>
          </table:table-cell>
          <table:table-cell office:value-type="float" office:value="0.2425" table:style-name="ce1">
            <text:p>0.2425</text:p>
          </table:table-cell>
          <table:table-cell office:value-type="float" office:value="1.464" table:style-name="ce1">
            <text:p>1.464</text:p>
          </table:table-cell>
          <table:table-cell office:value-type="float" office:value="1.458875" table:style-name="ce1">
            <text:p>1.458875</text:p>
          </table:table-cell>
          <table:table-cell office:value-type="float" office:value="2.737875" table:style-name="ce1">
            <text:p>2.737875</text:p>
          </table:table-cell>
          <table:table-cell office:value-type="float" office:value="0.549375" table:style-name="ce1">
            <text:p>0.549375</text:p>
          </table:table-cell>
          <table:table-cell office:value-type="float" office:value="4.07725" table:style-name="ce1">
            <text:p>4.07725</text:p>
          </table:table-cell>
          <table:table-cell office:value-type="float" office:value="1.4744375" table:style-name="ce1">
            <text:p>1.4744375</text:p>
          </table:table-cell>
          <table:table-cell office:value-type="float" office:value="1.98875" table:style-name="ce1">
            <text:p>1.98875</text:p>
          </table:table-cell>
          <table:table-cell office:value-type="float" office:value="3.09525" table:style-name="ce1">
            <text:p>3.09525</text:p>
          </table:table-cell>
          <table:table-cell office:value-type="float" office:value="5.542" table:style-name="ce1">
            <text:p>5.542</text:p>
          </table:table-cell>
          <table:table-cell office:value-type="float" office:value="2.847" table:style-name="ce1">
            <text:p>2.847</text:p>
          </table:table-cell>
          <table:table-cell office:value-type="float" office:value="2.453125" table:style-name="ce1">
            <text:p>2.453125</text:p>
          </table:table-cell>
          <table:table-cell office:value-type="float" office:value="2.10725" table:style-name="ce1">
            <text:p>2.10725</text:p>
          </table:table-cell>
          <table:table-cell office:value-type="float" office:value="2.75525" table:style-name="ce1">
            <text:p>2.75525</text:p>
          </table:table-cell>
          <table:table-cell office:value-type="float" office:value="2.659625" table:style-name="ce1">
            <text:p>2.659625</text:p>
          </table:table-cell>
          <table:table-cell office:value-type="float" office:value="2.877875" table:style-name="ce1">
            <text:p>2.877875</text:p>
          </table:table-cell>
          <table:table-cell office:value-type="float" office:value="2.759" table:style-name="ce1">
            <text:p>2.759</text:p>
          </table:table-cell>
          <table:table-cell office:value-type="float" office:value="4.579" table:style-name="ce1">
            <text:p>4.579</text:p>
          </table:table-cell>
          <table:table-cell office:value-type="float" office:value="1.579625" table:style-name="ce1">
            <text:p>1.579625</text:p>
          </table:table-cell>
          <table:table-cell office:value-type="float" office:value="3.377625" table:style-name="ce1">
            <text:p>3.377625</text:p>
          </table:table-cell>
          <table:table-cell office:value-type="float" office:value="1.51825" table:style-name="ce1">
            <text:p>1.51825</text:p>
          </table:table-cell>
          <table:table-cell office:value-type="float" office:value="3.0665" table:style-name="ce1">
            <text:p>3.0665</text:p>
          </table:table-cell>
          <table:table-cell office:value-type="float" office:value="1.836" table:style-name="ce1">
            <text:p>1.836</text:p>
          </table:table-cell>
          <table:table-cell office:value-type="float" office:value="1.255875" table:style-name="ce1">
            <text:p>1.255875</text:p>
          </table:table-cell>
          <table:table-cell office:value-type="float" office:value="1.333875" table:style-name="ce1">
            <text:p>1.333875</text:p>
          </table:table-cell>
          <table:table-cell office:value-type="float" office:value="1.695125" table:style-name="ce1">
            <text:p>1.695125</text:p>
          </table:table-cell>
          <table:table-cell office:value-type="float" office:value="0" table:style-name="ce1">
            <text:p>0</text:p>
          </table:table-cell>
          <table:table-cell office:value-type="float" office:value="1.379" table:style-name="ce1">
            <text:p>1.379</text:p>
          </table:table-cell>
          <table:table-cell office:value-type="float" office:value="2.896625" table:style-name="ce1">
            <text:p>2.896625</text:p>
          </table:table-cell>
          <table:table-cell office:value-type="float" office:value="0.329625" table:style-name="ce1">
            <text:p>0.329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6487298387097" table:style-name="ce1">
            <text:p>1.46487298387097</text:p>
          </table:table-cell>
          <table:table-cell office:value-type="float" office:value="1.46487298387097" table:style-name="ce1">
            <text:p>1.46487298387097</text:p>
          </table:table-cell>
          <table:table-cell office:value-type="float" office:value="1.46487298387097" table:style-name="ce1">
            <text:p>1.46487298387097</text:p>
          </table:table-cell>
          <table:table-cell office:value-type="float" office:value="1.46487298387097" table:style-name="ce1">
            <text:p>1.46487298387097</text:p>
          </table:table-cell>
          <table:table-cell office:value-type="float" office:value="1.46487298387097" table:style-name="ce1">
            <text:p>1.46487298387097</text:p>
          </table:table-cell>
          <table:table-cell office:value-type="float" office:value="1.46487298387097" table:style-name="ce1">
            <text:p>1.46487298387097</text:p>
          </table:table-cell>
          <table:table-cell office:value-type="float" office:value="1.46487298387097" table:style-name="ce1">
            <text:p>1.46487298387097</text:p>
          </table:table-cell>
          <table:table-cell office:value-type="float" office:value="1.46487298387097" table:style-name="ce1">
            <text:p>1.46487298387097</text:p>
          </table:table-cell>
          <table:table-cell office:value-type="float" office:value="1.46487298387097" table:style-name="ce1">
            <text:p>1.46487298387097</text:p>
          </table:table-cell>
          <table:table-cell office:value-type="float" office:value="1.46487298387097" table:style-name="ce1">
            <text:p>1.46487298387097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4.6550625" table:style-name="ce1">
            <text:p>4.6550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48015625" table:style-name="ce1">
            <text:p>3.48015625</text:p>
          </table:table-cell>
          <table:table-cell office:value-type="float" office:value="10.38775" table:style-name="ce1">
            <text:p>10.38775</text:p>
          </table:table-cell>
          <table:table-cell office:value-type="float" office:value="0" table:style-name="ce1">
            <text:p>0</text:p>
          </table:table-cell>
          <table:table-cell office:value-type="float" office:value="10.708875" table:style-name="ce1">
            <text:p>10.708875</text:p>
          </table:table-cell>
          <table:table-cell office:value-type="float" office:value="4.49" table:style-name="ce1">
            <text:p>4.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96875" table:style-name="ce1">
            <text:p>3.696875</text:p>
          </table:table-cell>
          <table:table-cell office:value-type="float" office:value="7.3095" table:style-name="ce1">
            <text:p>7.3095</text:p>
          </table:table-cell>
          <table:table-cell office:value-type="float" office:value="5.739125" table:style-name="ce1">
            <text:p>5.739125</text:p>
          </table:table-cell>
          <table:table-cell office:value-type="float" office:value="3.0085" table:style-name="ce1">
            <text:p>3.0085</text:p>
          </table:table-cell>
          <table:table-cell office:value-type="float" office:value="3.63875" table:style-name="ce1">
            <text:p>3.63875</text:p>
          </table:table-cell>
          <table:table-cell office:value-type="float" office:value="3.808375" table:style-name="ce1">
            <text:p>3.808375</text:p>
          </table:table-cell>
          <table:table-cell office:value-type="float" office:value="5.884" table:style-name="ce1">
            <text:p>5.884</text:p>
          </table:table-cell>
          <table:table-cell office:value-type="float" office:value="5.704" table:style-name="ce1">
            <text:p>5.704</text:p>
          </table:table-cell>
          <table:table-cell office:value-type="float" office:value="4.46625" table:style-name="ce1">
            <text:p>4.46625</text:p>
          </table:table-cell>
          <table:table-cell office:value-type="float" office:value="9.73025" table:style-name="ce1">
            <text:p>9.73025</text:p>
          </table:table-cell>
          <table:table-cell office:value-type="float" office:value="4.6550625" table:style-name="ce1">
            <text:p>4.6550625</text:p>
          </table:table-cell>
          <table:table-cell office:value-type="float" office:value="6.510625" table:style-name="ce1">
            <text:p>6.510625</text:p>
          </table:table-cell>
          <table:table-cell office:value-type="float" office:value="10.987625" table:style-name="ce1">
            <text:p>10.987625</text:p>
          </table:table-cell>
          <table:table-cell office:value-type="float" office:value="10.83825" table:style-name="ce1">
            <text:p>10.83825</text:p>
          </table:table-cell>
          <table:table-cell office:value-type="float" office:value="7.862" table:style-name="ce1">
            <text:p>7.862</text:p>
          </table:table-cell>
          <table:table-cell office:value-type="float" office:value="6.330625" table:style-name="ce1">
            <text:p>6.330625</text:p>
          </table:table-cell>
          <table:table-cell office:value-type="float" office:value="8.13375" table:style-name="ce1">
            <text:p>8.13375</text:p>
          </table:table-cell>
          <table:table-cell office:value-type="float" office:value="9.712" table:style-name="ce1">
            <text:p>9.712</text:p>
          </table:table-cell>
          <table:table-cell office:value-type="float" office:value="9.764625" table:style-name="ce1">
            <text:p>9.764625</text:p>
          </table:table-cell>
          <table:table-cell office:value-type="float" office:value="7.6985" table:style-name="ce1">
            <text:p>7.6985</text:p>
          </table:table-cell>
          <table:table-cell office:value-type="float" office:value="8.683875" table:style-name="ce1">
            <text:p>8.683875</text:p>
          </table:table-cell>
          <table:table-cell office:value-type="float" office:value="11.26225" table:style-name="ce1">
            <text:p>11.26225</text:p>
          </table:table-cell>
          <table:table-cell office:value-type="float" office:value="6.845875" table:style-name="ce1">
            <text:p>6.845875</text:p>
          </table:table-cell>
          <table:table-cell office:value-type="float" office:value="8.482125" table:style-name="ce1">
            <text:p>8.482125</text:p>
          </table:table-cell>
          <table:table-cell office:value-type="float" office:value="7.41525" table:style-name="ce1">
            <text:p>7.41525</text:p>
          </table:table-cell>
          <table:table-cell office:value-type="float" office:value="8.742875" table:style-name="ce1">
            <text:p>8.742875</text:p>
          </table:table-cell>
          <table:table-cell office:value-type="float" office:value="6.357625" table:style-name="ce1">
            <text:p>6.357625</text:p>
          </table:table-cell>
          <table:table-cell office:value-type="float" office:value="4.463375" table:style-name="ce1">
            <text:p>4.463375</text:p>
          </table:table-cell>
          <table:table-cell office:value-type="float" office:value="5.929625" table:style-name="ce1">
            <text:p>5.929625</text:p>
          </table:table-cell>
          <table:table-cell office:value-type="float" office:value="6.336" table:style-name="ce1">
            <text:p>6.336</text:p>
          </table:table-cell>
          <table:table-cell office:value-type="float" office:value="0" table:style-name="ce1">
            <text:p>0</text:p>
          </table:table-cell>
          <table:table-cell office:value-type="float" office:value="6.89225" table:style-name="ce1">
            <text:p>6.89225</text:p>
          </table:table-cell>
          <table:table-cell office:value-type="float" office:value="15.72325" table:style-name="ce1">
            <text:p>15.72325</text:p>
          </table:table-cell>
          <table:table-cell office:value-type="float" office:value="3.7825" table:style-name="ce1">
            <text:p>3.7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35673235887097" table:style-name="ce1">
            <text:p>4.35673235887097</text:p>
          </table:table-cell>
          <table:table-cell office:value-type="float" office:value="4.35673235887097" table:style-name="ce1">
            <text:p>4.35673235887097</text:p>
          </table:table-cell>
          <table:table-cell office:value-type="float" office:value="4.35673235887097" table:style-name="ce1">
            <text:p>4.35673235887097</text:p>
          </table:table-cell>
          <table:table-cell office:value-type="float" office:value="4.35673235887097" table:style-name="ce1">
            <text:p>4.35673235887097</text:p>
          </table:table-cell>
          <table:table-cell office:value-type="float" office:value="4.35673235887097" table:style-name="ce1">
            <text:p>4.35673235887097</text:p>
          </table:table-cell>
          <table:table-cell office:value-type="float" office:value="4.35673235887097" table:style-name="ce1">
            <text:p>4.35673235887097</text:p>
          </table:table-cell>
          <table:table-cell office:value-type="float" office:value="4.35673235887097" table:style-name="ce1">
            <text:p>4.35673235887097</text:p>
          </table:table-cell>
          <table:table-cell office:value-type="float" office:value="4.35673235887097" table:style-name="ce1">
            <text:p>4.35673235887097</text:p>
          </table:table-cell>
          <table:table-cell office:value-type="float" office:value="4.35673235887097" table:style-name="ce1">
            <text:p>4.35673235887097</text:p>
          </table:table-cell>
          <table:table-cell office:value-type="float" office:value="4.35673235887097" table:style-name="ce1">
            <text:p>4.35673235887097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4.1166875" table:style-name="ce1">
            <text:p>4.1166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8255859375" table:style-name="ce1">
            <text:p>2.8255859375</text:p>
          </table:table-cell>
          <table:table-cell office:value-type="float" office:value="10.031" table:style-name="ce1">
            <text:p>10.031</text:p>
          </table:table-cell>
          <table:table-cell office:value-type="float" office:value="0" table:style-name="ce1">
            <text:p>0</text:p>
          </table:table-cell>
          <table:table-cell office:value-type="float" office:value="10.314625" table:style-name="ce1">
            <text:p>10.314625</text:p>
          </table:table-cell>
          <table:table-cell office:value-type="float" office:value="4.364375" table:style-name="ce1">
            <text:p>4.364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759625" table:style-name="ce1">
            <text:p>1.759625</text:p>
          </table:table-cell>
          <table:table-cell office:value-type="float" office:value="7.985375" table:style-name="ce1">
            <text:p>7.985375</text:p>
          </table:table-cell>
          <table:table-cell office:value-type="float" office:value="4.7835" table:style-name="ce1">
            <text:p>4.7835</text:p>
          </table:table-cell>
          <table:table-cell office:value-type="float" office:value="2.188375" table:style-name="ce1">
            <text:p>2.188375</text:p>
          </table:table-cell>
          <table:table-cell office:value-type="float" office:value="2.053125" table:style-name="ce1">
            <text:p>2.053125</text:p>
          </table:table-cell>
          <table:table-cell office:value-type="float" office:value="2.857625" table:style-name="ce1">
            <text:p>2.857625</text:p>
          </table:table-cell>
          <table:table-cell office:value-type="float" office:value="5.0735" table:style-name="ce1">
            <text:p>5.0735</text:p>
          </table:table-cell>
          <table:table-cell office:value-type="float" office:value="5.20825" table:style-name="ce1">
            <text:p>5.20825</text:p>
          </table:table-cell>
          <table:table-cell office:value-type="float" office:value="3.654375" table:style-name="ce1">
            <text:p>3.654375</text:p>
          </table:table-cell>
          <table:table-cell office:value-type="float" office:value="9.123125" table:style-name="ce1">
            <text:p>9.123125</text:p>
          </table:table-cell>
          <table:table-cell office:value-type="float" office:value="4.1166875" table:style-name="ce1">
            <text:p>4.1166875</text:p>
          </table:table-cell>
          <table:table-cell office:value-type="float" office:value="6.3" table:style-name="ce1">
            <text:p>6.3</text:p>
          </table:table-cell>
          <table:table-cell office:value-type="float" office:value="9.931" table:style-name="ce1">
            <text:p>9.931</text:p>
          </table:table-cell>
          <table:table-cell office:value-type="float" office:value="10.795125" table:style-name="ce1">
            <text:p>10.795125</text:p>
          </table:table-cell>
          <table:table-cell office:value-type="float" office:value="7.312375" table:style-name="ce1">
            <text:p>7.312375</text:p>
          </table:table-cell>
          <table:table-cell office:value-type="float" office:value="6.87125" table:style-name="ce1">
            <text:p>6.87125</text:p>
          </table:table-cell>
          <table:table-cell office:value-type="float" office:value="6.75525" table:style-name="ce1">
            <text:p>6.75525</text:p>
          </table:table-cell>
          <table:table-cell office:value-type="float" office:value="9.800375" table:style-name="ce1">
            <text:p>9.800375</text:p>
          </table:table-cell>
          <table:table-cell office:value-type="float" office:value="8.0435" table:style-name="ce1">
            <text:p>8.0435</text:p>
          </table:table-cell>
          <table:table-cell office:value-type="float" office:value="6.842125" table:style-name="ce1">
            <text:p>6.842125</text:p>
          </table:table-cell>
          <table:table-cell office:value-type="float" office:value="7.413875" table:style-name="ce1">
            <text:p>7.413875</text:p>
          </table:table-cell>
          <table:table-cell office:value-type="float" office:value="10.35025" table:style-name="ce1">
            <text:p>10.35025</text:p>
          </table:table-cell>
          <table:table-cell office:value-type="float" office:value="5.22775" table:style-name="ce1">
            <text:p>5.22775</text:p>
          </table:table-cell>
          <table:table-cell office:value-type="float" office:value="7.43525" table:style-name="ce1">
            <text:p>7.43525</text:p>
          </table:table-cell>
          <table:table-cell office:value-type="float" office:value="4.6915" table:style-name="ce1">
            <text:p>4.6915</text:p>
          </table:table-cell>
          <table:table-cell office:value-type="float" office:value="7.840875" table:style-name="ce1">
            <text:p>7.840875</text:p>
          </table:table-cell>
          <table:table-cell office:value-type="float" office:value="5.231" table:style-name="ce1">
            <text:p>5.231</text:p>
          </table:table-cell>
          <table:table-cell office:value-type="float" office:value="3.61725" table:style-name="ce1">
            <text:p>3.61725</text:p>
          </table:table-cell>
          <table:table-cell office:value-type="float" office:value="4.266625" table:style-name="ce1">
            <text:p>4.266625</text:p>
          </table:table-cell>
          <table:table-cell office:value-type="float" office:value="5.991375" table:style-name="ce1">
            <text:p>5.991375</text:p>
          </table:table-cell>
          <table:table-cell office:value-type="float" office:value="0" table:style-name="ce1">
            <text:p>0</text:p>
          </table:table-cell>
          <table:table-cell office:value-type="float" office:value="5.656375" table:style-name="ce1">
            <text:p>5.656375</text:p>
          </table:table-cell>
          <table:table-cell office:value-type="float" office:value="9.5625" table:style-name="ce1">
            <text:p>9.5625</text:p>
          </table:table-cell>
          <table:table-cell office:value-type="float" office:value="2.175125" table:style-name="ce1">
            <text:p>2.175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75107396673387" table:style-name="ce1">
            <text:p>3.75107396673387</text:p>
          </table:table-cell>
          <table:table-cell office:value-type="float" office:value="3.75107396673387" table:style-name="ce1">
            <text:p>3.75107396673387</text:p>
          </table:table-cell>
          <table:table-cell office:value-type="float" office:value="3.75107396673387" table:style-name="ce1">
            <text:p>3.75107396673387</text:p>
          </table:table-cell>
          <table:table-cell office:value-type="float" office:value="3.75107396673387" table:style-name="ce1">
            <text:p>3.75107396673387</text:p>
          </table:table-cell>
          <table:table-cell office:value-type="float" office:value="3.75107396673387" table:style-name="ce1">
            <text:p>3.75107396673387</text:p>
          </table:table-cell>
          <table:table-cell office:value-type="float" office:value="3.75107396673387" table:style-name="ce1">
            <text:p>3.75107396673387</text:p>
          </table:table-cell>
          <table:table-cell office:value-type="float" office:value="3.75107396673387" table:style-name="ce1">
            <text:p>3.75107396673387</text:p>
          </table:table-cell>
          <table:table-cell office:value-type="float" office:value="3.75107396673387" table:style-name="ce1">
            <text:p>3.75107396673387</text:p>
          </table:table-cell>
          <table:table-cell office:value-type="float" office:value="3.75107396673387" table:style-name="ce1">
            <text:p>3.75107396673387</text:p>
          </table:table-cell>
          <table:table-cell office:value-type="float" office:value="3.75107396673387" table:style-name="ce1">
            <text:p>3.75107396673387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5.1498717948718" table:style-name="ce1">
            <text:p>5.14987179487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772265625" table:style-name="ce1">
            <text:p>3.772265625</text:p>
          </table:table-cell>
          <table:table-cell office:value-type="float" office:value="9.531" table:style-name="ce1">
            <text:p>9.531</text:p>
          </table:table-cell>
          <table:table-cell office:value-type="float" office:value="0" table:style-name="ce1">
            <text:p>0</text:p>
          </table:table-cell>
          <table:table-cell office:value-type="float" office:value="9.233375" table:style-name="ce1">
            <text:p>9.233375</text:p>
          </table:table-cell>
          <table:table-cell office:value-type="float" office:value="4.5825" table:style-name="ce1">
            <text:p>4.5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53725" table:style-name="ce1">
            <text:p>3.53725</text:p>
          </table:table-cell>
          <table:table-cell office:value-type="float" office:value="7.33525" table:style-name="ce1">
            <text:p>7.33525</text:p>
          </table:table-cell>
          <table:table-cell office:value-type="float" office:value="6.065375" table:style-name="ce1">
            <text:p>6.065375</text:p>
          </table:table-cell>
          <table:table-cell office:value-type="float" office:value="2.286625" table:style-name="ce1">
            <text:p>2.286625</text:p>
          </table:table-cell>
          <table:table-cell office:value-type="float" office:value="4.37875" table:style-name="ce1">
            <text:p>4.37875</text:p>
          </table:table-cell>
          <table:table-cell office:value-type="float" office:value="3.71825" table:style-name="ce1">
            <text:p>3.71825</text:p>
          </table:table-cell>
          <table:table-cell office:value-type="float" office:value="5.8315" table:style-name="ce1">
            <text:p>5.8315</text:p>
          </table:table-cell>
          <table:table-cell office:value-type="float" office:value="5.982625" table:style-name="ce1">
            <text:p>5.982625</text:p>
          </table:table-cell>
          <table:table-cell office:value-type="float" office:value="5.85" table:style-name="ce1">
            <text:p>5.85</text:p>
          </table:table-cell>
          <table:table-cell office:value-type="float" office:value="9.220375" table:style-name="ce1">
            <text:p>9.220375</text:p>
          </table:table-cell>
          <table:table-cell office:value-type="float" office:value="5.1498717948718" table:style-name="ce1">
            <text:p>5.1498717948718</text:p>
          </table:table-cell>
          <table:table-cell office:value-type="float" office:value="7.030625" table:style-name="ce1">
            <text:p>7.030625</text:p>
          </table:table-cell>
          <table:table-cell office:value-type="float" office:value="11.722" table:style-name="ce1">
            <text:p>11.722</text:p>
          </table:table-cell>
          <table:table-cell office:value-type="float" office:value="11.950875" table:style-name="ce1">
            <text:p>11.950875</text:p>
          </table:table-cell>
          <table:table-cell office:value-type="float" office:value="9.612125" table:style-name="ce1">
            <text:p>9.612125</text:p>
          </table:table-cell>
          <table:table-cell office:value-type="float" office:value="7.800625" table:style-name="ce1">
            <text:p>7.800625</text:p>
          </table:table-cell>
          <table:table-cell office:value-type="float" office:value="9.458375" table:style-name="ce1">
            <text:p>9.458375</text:p>
          </table:table-cell>
          <table:table-cell office:value-type="float" office:value="11.39575" table:style-name="ce1">
            <text:p>11.39575</text:p>
          </table:table-cell>
          <table:table-cell office:value-type="float" office:value="12.147125" table:style-name="ce1">
            <text:p>12.147125</text:p>
          </table:table-cell>
          <table:table-cell office:value-type="float" office:value="6.848875" table:style-name="ce1">
            <text:p>6.848875</text:p>
          </table:table-cell>
          <table:table-cell office:value-type="float" office:value="8.857875" table:style-name="ce1">
            <text:p>8.857875</text:p>
          </table:table-cell>
          <table:table-cell office:value-type="float" office:value="11.509875" table:style-name="ce1">
            <text:p>11.509875</text:p>
          </table:table-cell>
          <table:table-cell office:value-type="float" office:value="7.117125" table:style-name="ce1">
            <text:p>7.117125</text:p>
          </table:table-cell>
          <table:table-cell office:value-type="float" office:value="8.36" table:style-name="ce1">
            <text:p>8.36</text:p>
          </table:table-cell>
          <table:table-cell office:value-type="float" office:value="8.14225" table:style-name="ce1">
            <text:p>8.14225</text:p>
          </table:table-cell>
          <table:table-cell office:value-type="float" office:value="7.996375" table:style-name="ce1">
            <text:p>7.996375</text:p>
          </table:table-cell>
          <table:table-cell office:value-type="float" office:value="7.649125" table:style-name="ce1">
            <text:p>7.649125</text:p>
          </table:table-cell>
          <table:table-cell office:value-type="float" office:value="6.407125" table:style-name="ce1">
            <text:p>6.407125</text:p>
          </table:table-cell>
          <table:table-cell office:value-type="float" office:value="7.84125" table:style-name="ce1">
            <text:p>7.84125</text:p>
          </table:table-cell>
          <table:table-cell office:value-type="float" office:value="7.419" table:style-name="ce1">
            <text:p>7.419</text:p>
          </table:table-cell>
          <table:table-cell office:value-type="float" office:value="0" table:style-name="ce1">
            <text:p>0</text:p>
          </table:table-cell>
          <table:table-cell office:value-type="float" office:value="8.10575" table:style-name="ce1">
            <text:p>8.10575</text:p>
          </table:table-cell>
          <table:table-cell office:value-type="float" office:value="16.926375" table:style-name="ce1">
            <text:p>16.926375</text:p>
          </table:table-cell>
          <table:table-cell office:value-type="float" office:value="4.6945" table:style-name="ce1">
            <text:p>4.69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68738522927006" table:style-name="ce1">
            <text:p>4.68738522927006</text:p>
          </table:table-cell>
          <table:table-cell office:value-type="float" office:value="4.68738522927006" table:style-name="ce1">
            <text:p>4.68738522927006</text:p>
          </table:table-cell>
          <table:table-cell office:value-type="float" office:value="4.68738522927006" table:style-name="ce1">
            <text:p>4.68738522927006</text:p>
          </table:table-cell>
          <table:table-cell office:value-type="float" office:value="4.68738522927006" table:style-name="ce1">
            <text:p>4.68738522927006</text:p>
          </table:table-cell>
          <table:table-cell office:value-type="float" office:value="4.68738522927006" table:style-name="ce1">
            <text:p>4.68738522927006</text:p>
          </table:table-cell>
          <table:table-cell office:value-type="float" office:value="4.68738522927006" table:style-name="ce1">
            <text:p>4.68738522927006</text:p>
          </table:table-cell>
          <table:table-cell office:value-type="float" office:value="4.68738522927006" table:style-name="ce1">
            <text:p>4.68738522927006</text:p>
          </table:table-cell>
          <table:table-cell office:value-type="float" office:value="4.68738522927006" table:style-name="ce1">
            <text:p>4.68738522927006</text:p>
          </table:table-cell>
          <table:table-cell office:value-type="float" office:value="4.68738522927006" table:style-name="ce1">
            <text:p>4.68738522927006</text:p>
          </table:table-cell>
          <table:table-cell office:value-type="float" office:value="4.68738522927006" table:style-name="ce1">
            <text:p>4.68738522927006</text:p>
          </table:table-cell>
        </table:table-row>
      </table:table>
      <table:table table:name="Yields_root_crops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0" table:style-name="ce1">
            <text:p>0</text:p>
          </table:table-cell>
          <table:table-cell office:value-type="float" office:value="5.210375" table:style-name="ce1">
            <text:p>5.210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836625" table:style-name="ce1">
            <text:p>9.836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281875" table:style-name="ce1">
            <text:p>3.281875</text:p>
          </table:table-cell>
          <table:table-cell office:value-type="float" office:value="5.908375" table:style-name="ce1">
            <text:p>5.908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90923387096774" table:style-name="ce1">
            <text:p>0.390923387096774</text:p>
          </table:table-cell>
          <table:table-cell office:value-type="float" office:value="0.390923387096774" table:style-name="ce1">
            <text:p>0.390923387096774</text:p>
          </table:table-cell>
          <table:table-cell office:value-type="float" office:value="0.390923387096774" table:style-name="ce1">
            <text:p>0.390923387096774</text:p>
          </table:table-cell>
          <table:table-cell office:value-type="float" office:value="0.390923387096774" table:style-name="ce1">
            <text:p>0.390923387096774</text:p>
          </table:table-cell>
          <table:table-cell office:value-type="float" office:value="0.390923387096774" table:style-name="ce1">
            <text:p>0.390923387096774</text:p>
          </table:table-cell>
          <table:table-cell office:value-type="float" office:value="0.390923387096774" table:style-name="ce1">
            <text:p>0.390923387096774</text:p>
          </table:table-cell>
          <table:table-cell office:value-type="float" office:value="0.390923387096774" table:style-name="ce1">
            <text:p>0.390923387096774</text:p>
          </table:table-cell>
          <table:table-cell office:value-type="float" office:value="0.390923387096774" table:style-name="ce1">
            <text:p>0.390923387096774</text:p>
          </table:table-cell>
          <table:table-cell office:value-type="float" office:value="0.390923387096774" table:style-name="ce1">
            <text:p>0.390923387096774</text:p>
          </table:table-cell>
          <table:table-cell office:value-type="float" office:value="0.390923387096774" table:style-name="ce1">
            <text:p>0.390923387096774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0" table:style-name="ce1">
            <text:p>0</text:p>
          </table:table-cell>
          <table:table-cell office:value-type="float" office:value="6.347625" table:style-name="ce1">
            <text:p>6.347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.92575" table:style-name="ce1">
            <text:p>13.925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2625" table:style-name="ce1">
            <text:p>6.2625</text:p>
          </table:table-cell>
          <table:table-cell office:value-type="float" office:value="9.80575" table:style-name="ce1">
            <text:p>9.805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86155241935484" table:style-name="ce1">
            <text:p>0.586155241935484</text:p>
          </table:table-cell>
          <table:table-cell office:value-type="float" office:value="0.586155241935484" table:style-name="ce1">
            <text:p>0.586155241935484</text:p>
          </table:table-cell>
          <table:table-cell office:value-type="float" office:value="0.586155241935484" table:style-name="ce1">
            <text:p>0.586155241935484</text:p>
          </table:table-cell>
          <table:table-cell office:value-type="float" office:value="0.586155241935484" table:style-name="ce1">
            <text:p>0.586155241935484</text:p>
          </table:table-cell>
          <table:table-cell office:value-type="float" office:value="0.586155241935484" table:style-name="ce1">
            <text:p>0.586155241935484</text:p>
          </table:table-cell>
          <table:table-cell office:value-type="float" office:value="0.586155241935484" table:style-name="ce1">
            <text:p>0.586155241935484</text:p>
          </table:table-cell>
          <table:table-cell office:value-type="float" office:value="0.586155241935484" table:style-name="ce1">
            <text:p>0.586155241935484</text:p>
          </table:table-cell>
          <table:table-cell office:value-type="float" office:value="0.586155241935484" table:style-name="ce1">
            <text:p>0.586155241935484</text:p>
          </table:table-cell>
          <table:table-cell office:value-type="float" office:value="0.586155241935484" table:style-name="ce1">
            <text:p>0.586155241935484</text:p>
          </table:table-cell>
          <table:table-cell office:value-type="float" office:value="0.586155241935484" table:style-name="ce1">
            <text:p>0.586155241935484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0" table:style-name="ce1">
            <text:p>0</text:p>
          </table:table-cell>
          <table:table-cell office:value-type="float" office:value="6.294625" table:style-name="ce1">
            <text:p>6.294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884" table:style-name="ce1">
            <text:p>12.8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96625" table:style-name="ce1">
            <text:p>5.96625</text:p>
          </table:table-cell>
          <table:table-cell office:value-type="float" office:value="9.6985" table:style-name="ce1">
            <text:p>9.69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61989919354839" table:style-name="ce1">
            <text:p>0.561989919354839</text:p>
          </table:table-cell>
          <table:table-cell office:value-type="float" office:value="0.561989919354839" table:style-name="ce1">
            <text:p>0.561989919354839</text:p>
          </table:table-cell>
          <table:table-cell office:value-type="float" office:value="0.561989919354839" table:style-name="ce1">
            <text:p>0.561989919354839</text:p>
          </table:table-cell>
          <table:table-cell office:value-type="float" office:value="0.561989919354839" table:style-name="ce1">
            <text:p>0.561989919354839</text:p>
          </table:table-cell>
          <table:table-cell office:value-type="float" office:value="0.561989919354839" table:style-name="ce1">
            <text:p>0.561989919354839</text:p>
          </table:table-cell>
          <table:table-cell office:value-type="float" office:value="0.561989919354839" table:style-name="ce1">
            <text:p>0.561989919354839</text:p>
          </table:table-cell>
          <table:table-cell office:value-type="float" office:value="0.561989919354839" table:style-name="ce1">
            <text:p>0.561989919354839</text:p>
          </table:table-cell>
          <table:table-cell office:value-type="float" office:value="0.561989919354839" table:style-name="ce1">
            <text:p>0.561989919354839</text:p>
          </table:table-cell>
          <table:table-cell office:value-type="float" office:value="0.561989919354839" table:style-name="ce1">
            <text:p>0.561989919354839</text:p>
          </table:table-cell>
          <table:table-cell office:value-type="float" office:value="0.561989919354839" table:style-name="ce1">
            <text:p>0.561989919354839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0" table:style-name="ce1">
            <text:p>0</text:p>
          </table:table-cell>
          <table:table-cell office:value-type="float" office:value="6.382125" table:style-name="ce1">
            <text:p>6.382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.798125" table:style-name="ce1">
            <text:p>14.798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9625" table:style-name="ce1">
            <text:p>5.69625</text:p>
          </table:table-cell>
          <table:table-cell office:value-type="float" office:value="9.22175" table:style-name="ce1">
            <text:p>9.221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82229838709677" table:style-name="ce1">
            <text:p>0.582229838709677</text:p>
          </table:table-cell>
          <table:table-cell office:value-type="float" office:value="0.582229838709677" table:style-name="ce1">
            <text:p>0.582229838709677</text:p>
          </table:table-cell>
          <table:table-cell office:value-type="float" office:value="0.582229838709677" table:style-name="ce1">
            <text:p>0.582229838709677</text:p>
          </table:table-cell>
          <table:table-cell office:value-type="float" office:value="0.582229838709677" table:style-name="ce1">
            <text:p>0.582229838709677</text:p>
          </table:table-cell>
          <table:table-cell office:value-type="float" office:value="0.582229838709677" table:style-name="ce1">
            <text:p>0.582229838709677</text:p>
          </table:table-cell>
          <table:table-cell office:value-type="float" office:value="0.582229838709677" table:style-name="ce1">
            <text:p>0.582229838709677</text:p>
          </table:table-cell>
          <table:table-cell office:value-type="float" office:value="0.582229838709677" table:style-name="ce1">
            <text:p>0.582229838709677</text:p>
          </table:table-cell>
          <table:table-cell office:value-type="float" office:value="0.582229838709677" table:style-name="ce1">
            <text:p>0.582229838709677</text:p>
          </table:table-cell>
          <table:table-cell office:value-type="float" office:value="0.582229838709677" table:style-name="ce1">
            <text:p>0.582229838709677</text:p>
          </table:table-cell>
          <table:table-cell office:value-type="float" office:value="0.582229838709677" table:style-name="ce1">
            <text:p>0.582229838709677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5.099625" table:style-name="ce1">
            <text:p>5.099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332125" table:style-name="ce1">
            <text:p>7.332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45125" table:style-name="ce1">
            <text:p>3.45125</text:p>
          </table:table-cell>
          <table:table-cell office:value-type="float" office:value="5.329" table:style-name="ce1">
            <text:p>5.3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42129032258065" table:style-name="ce1">
            <text:p>0.342129032258065</text:p>
          </table:table-cell>
          <table:table-cell office:value-type="float" office:value="0.342129032258065" table:style-name="ce1">
            <text:p>0.342129032258065</text:p>
          </table:table-cell>
          <table:table-cell office:value-type="float" office:value="0.342129032258065" table:style-name="ce1">
            <text:p>0.342129032258065</text:p>
          </table:table-cell>
          <table:table-cell office:value-type="float" office:value="0.342129032258065" table:style-name="ce1">
            <text:p>0.342129032258065</text:p>
          </table:table-cell>
          <table:table-cell office:value-type="float" office:value="0.342129032258065" table:style-name="ce1">
            <text:p>0.342129032258065</text:p>
          </table:table-cell>
          <table:table-cell office:value-type="float" office:value="0.342129032258065" table:style-name="ce1">
            <text:p>0.342129032258065</text:p>
          </table:table-cell>
          <table:table-cell office:value-type="float" office:value="0.342129032258065" table:style-name="ce1">
            <text:p>0.342129032258065</text:p>
          </table:table-cell>
          <table:table-cell office:value-type="float" office:value="0.342129032258065" table:style-name="ce1">
            <text:p>0.342129032258065</text:p>
          </table:table-cell>
          <table:table-cell office:value-type="float" office:value="0.342129032258065" table:style-name="ce1">
            <text:p>0.342129032258065</text:p>
          </table:table-cell>
          <table:table-cell office:value-type="float" office:value="0.342129032258065" table:style-name="ce1">
            <text:p>0.342129032258065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0" table:style-name="ce1">
            <text:p>0</text:p>
          </table:table-cell>
          <table:table-cell office:value-type="float" office:value="6.182" table:style-name="ce1">
            <text:p>6.1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710625" table:style-name="ce1">
            <text:p>12.710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274375" table:style-name="ce1">
            <text:p>6.274375</text:p>
          </table:table-cell>
          <table:table-cell office:value-type="float" office:value="9.752125" table:style-name="ce1">
            <text:p>9.752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63211693548387" table:style-name="ce1">
            <text:p>0.563211693548387</text:p>
          </table:table-cell>
          <table:table-cell office:value-type="float" office:value="0.563211693548387" table:style-name="ce1">
            <text:p>0.563211693548387</text:p>
          </table:table-cell>
          <table:table-cell office:value-type="float" office:value="0.563211693548387" table:style-name="ce1">
            <text:p>0.563211693548387</text:p>
          </table:table-cell>
          <table:table-cell office:value-type="float" office:value="0.563211693548387" table:style-name="ce1">
            <text:p>0.563211693548387</text:p>
          </table:table-cell>
          <table:table-cell office:value-type="float" office:value="0.563211693548387" table:style-name="ce1">
            <text:p>0.563211693548387</text:p>
          </table:table-cell>
          <table:table-cell office:value-type="float" office:value="0.563211693548387" table:style-name="ce1">
            <text:p>0.563211693548387</text:p>
          </table:table-cell>
          <table:table-cell office:value-type="float" office:value="0.563211693548387" table:style-name="ce1">
            <text:p>0.563211693548387</text:p>
          </table:table-cell>
          <table:table-cell office:value-type="float" office:value="0.563211693548387" table:style-name="ce1">
            <text:p>0.563211693548387</text:p>
          </table:table-cell>
          <table:table-cell office:value-type="float" office:value="0.563211693548387" table:style-name="ce1">
            <text:p>0.563211693548387</text:p>
          </table:table-cell>
          <table:table-cell office:value-type="float" office:value="0.563211693548387" table:style-name="ce1">
            <text:p>0.563211693548387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0" table:style-name="ce1">
            <text:p>0</text:p>
          </table:table-cell>
          <table:table-cell office:value-type="float" office:value="6.622375" table:style-name="ce1">
            <text:p>6.622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.21725" table:style-name="ce1">
            <text:p>16.217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1225" table:style-name="ce1">
            <text:p>4.1225</text:p>
          </table:table-cell>
          <table:table-cell office:value-type="float" office:value="6.66475" table:style-name="ce1">
            <text:p>6.664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42368951612903" table:style-name="ce1">
            <text:p>0.542368951612903</text:p>
          </table:table-cell>
          <table:table-cell office:value-type="float" office:value="0.542368951612903" table:style-name="ce1">
            <text:p>0.542368951612903</text:p>
          </table:table-cell>
          <table:table-cell office:value-type="float" office:value="0.542368951612903" table:style-name="ce1">
            <text:p>0.542368951612903</text:p>
          </table:table-cell>
          <table:table-cell office:value-type="float" office:value="0.542368951612903" table:style-name="ce1">
            <text:p>0.542368951612903</text:p>
          </table:table-cell>
          <table:table-cell office:value-type="float" office:value="0.542368951612903" table:style-name="ce1">
            <text:p>0.542368951612903</text:p>
          </table:table-cell>
          <table:table-cell office:value-type="float" office:value="0.542368951612903" table:style-name="ce1">
            <text:p>0.542368951612903</text:p>
          </table:table-cell>
          <table:table-cell office:value-type="float" office:value="0.542368951612903" table:style-name="ce1">
            <text:p>0.542368951612903</text:p>
          </table:table-cell>
          <table:table-cell office:value-type="float" office:value="0.542368951612903" table:style-name="ce1">
            <text:p>0.542368951612903</text:p>
          </table:table-cell>
          <table:table-cell office:value-type="float" office:value="0.542368951612903" table:style-name="ce1">
            <text:p>0.542368951612903</text:p>
          </table:table-cell>
          <table:table-cell office:value-type="float" office:value="0.542368951612903" table:style-name="ce1">
            <text:p>0.542368951612903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0" table:style-name="ce1">
            <text:p>0</text:p>
          </table:table-cell>
          <table:table-cell office:value-type="float" office:value="5.4425" table:style-name="ce1">
            <text:p>5.44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.27525" table:style-name="ce1">
            <text:p>10.275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396875" table:style-name="ce1">
            <text:p>3.396875</text:p>
          </table:table-cell>
          <table:table-cell office:value-type="float" office:value="5.389125" table:style-name="ce1">
            <text:p>5.389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95221774193548" table:style-name="ce1">
            <text:p>0.395221774193548</text:p>
          </table:table-cell>
          <table:table-cell office:value-type="float" office:value="0.395221774193548" table:style-name="ce1">
            <text:p>0.395221774193548</text:p>
          </table:table-cell>
          <table:table-cell office:value-type="float" office:value="0.395221774193548" table:style-name="ce1">
            <text:p>0.395221774193548</text:p>
          </table:table-cell>
          <table:table-cell office:value-type="float" office:value="0.395221774193548" table:style-name="ce1">
            <text:p>0.395221774193548</text:p>
          </table:table-cell>
          <table:table-cell office:value-type="float" office:value="0.395221774193548" table:style-name="ce1">
            <text:p>0.395221774193548</text:p>
          </table:table-cell>
          <table:table-cell office:value-type="float" office:value="0.395221774193548" table:style-name="ce1">
            <text:p>0.395221774193548</text:p>
          </table:table-cell>
          <table:table-cell office:value-type="float" office:value="0.395221774193548" table:style-name="ce1">
            <text:p>0.395221774193548</text:p>
          </table:table-cell>
          <table:table-cell office:value-type="float" office:value="0.395221774193548" table:style-name="ce1">
            <text:p>0.395221774193548</text:p>
          </table:table-cell>
          <table:table-cell office:value-type="float" office:value="0.395221774193548" table:style-name="ce1">
            <text:p>0.395221774193548</text:p>
          </table:table-cell>
          <table:table-cell office:value-type="float" office:value="0.395221774193548" table:style-name="ce1">
            <text:p>0.395221774193548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0" table:style-name="ce1">
            <text:p>0</text:p>
          </table:table-cell>
          <table:table-cell office:value-type="float" office:value="5.296125" table:style-name="ce1">
            <text:p>5.296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.298375" table:style-name="ce1">
            <text:p>14.298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4225" table:style-name="ce1">
            <text:p>4.4225</text:p>
          </table:table-cell>
          <table:table-cell office:value-type="float" office:value="7.154" table:style-name="ce1">
            <text:p>7.1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02758064516129" table:style-name="ce1">
            <text:p>0.502758064516129</text:p>
          </table:table-cell>
          <table:table-cell office:value-type="float" office:value="0.502758064516129" table:style-name="ce1">
            <text:p>0.502758064516129</text:p>
          </table:table-cell>
          <table:table-cell office:value-type="float" office:value="0.502758064516129" table:style-name="ce1">
            <text:p>0.502758064516129</text:p>
          </table:table-cell>
          <table:table-cell office:value-type="float" office:value="0.502758064516129" table:style-name="ce1">
            <text:p>0.502758064516129</text:p>
          </table:table-cell>
          <table:table-cell office:value-type="float" office:value="0.502758064516129" table:style-name="ce1">
            <text:p>0.502758064516129</text:p>
          </table:table-cell>
          <table:table-cell office:value-type="float" office:value="0.502758064516129" table:style-name="ce1">
            <text:p>0.502758064516129</text:p>
          </table:table-cell>
          <table:table-cell office:value-type="float" office:value="0.502758064516129" table:style-name="ce1">
            <text:p>0.502758064516129</text:p>
          </table:table-cell>
          <table:table-cell office:value-type="float" office:value="0.502758064516129" table:style-name="ce1">
            <text:p>0.502758064516129</text:p>
          </table:table-cell>
          <table:table-cell office:value-type="float" office:value="0.502758064516129" table:style-name="ce1">
            <text:p>0.502758064516129</text:p>
          </table:table-cell>
          <table:table-cell office:value-type="float" office:value="0.502758064516129" table:style-name="ce1">
            <text:p>0.502758064516129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0" table:style-name="ce1">
            <text:p>0</text:p>
          </table:table-cell>
          <table:table-cell office:value-type="float" office:value="4.705375" table:style-name="ce1">
            <text:p>4.705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.328" table:style-name="ce1">
            <text:p>15.3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846875" table:style-name="ce1">
            <text:p>3.846875</text:p>
          </table:table-cell>
          <table:table-cell office:value-type="float" office:value="6.059625" table:style-name="ce1">
            <text:p>6.059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82901209677419" table:style-name="ce1">
            <text:p>0.482901209677419</text:p>
          </table:table-cell>
          <table:table-cell office:value-type="float" office:value="0.482901209677419" table:style-name="ce1">
            <text:p>0.482901209677419</text:p>
          </table:table-cell>
          <table:table-cell office:value-type="float" office:value="0.482901209677419" table:style-name="ce1">
            <text:p>0.482901209677419</text:p>
          </table:table-cell>
          <table:table-cell office:value-type="float" office:value="0.482901209677419" table:style-name="ce1">
            <text:p>0.482901209677419</text:p>
          </table:table-cell>
          <table:table-cell office:value-type="float" office:value="0.482901209677419" table:style-name="ce1">
            <text:p>0.482901209677419</text:p>
          </table:table-cell>
          <table:table-cell office:value-type="float" office:value="0.482901209677419" table:style-name="ce1">
            <text:p>0.482901209677419</text:p>
          </table:table-cell>
          <table:table-cell office:value-type="float" office:value="0.482901209677419" table:style-name="ce1">
            <text:p>0.482901209677419</text:p>
          </table:table-cell>
          <table:table-cell office:value-type="float" office:value="0.482901209677419" table:style-name="ce1">
            <text:p>0.482901209677419</text:p>
          </table:table-cell>
          <table:table-cell office:value-type="float" office:value="0.482901209677419" table:style-name="ce1">
            <text:p>0.482901209677419</text:p>
          </table:table-cell>
          <table:table-cell office:value-type="float" office:value="0.482901209677419" table:style-name="ce1">
            <text:p>0.482901209677419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0" table:style-name="ce1">
            <text:p>0</text:p>
          </table:table-cell>
          <table:table-cell office:value-type="float" office:value="4.511625" table:style-name="ce1">
            <text:p>4.511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065875" table:style-name="ce1">
            <text:p>7.065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21" table:style-name="ce1">
            <text:p>3.21</text:p>
          </table:table-cell>
          <table:table-cell office:value-type="float" office:value="5.03025" table:style-name="ce1">
            <text:p>5.03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19641129032258" table:style-name="ce1">
            <text:p>0.319641129032258</text:p>
          </table:table-cell>
          <table:table-cell office:value-type="float" office:value="0.319641129032258" table:style-name="ce1">
            <text:p>0.319641129032258</text:p>
          </table:table-cell>
          <table:table-cell office:value-type="float" office:value="0.319641129032258" table:style-name="ce1">
            <text:p>0.319641129032258</text:p>
          </table:table-cell>
          <table:table-cell office:value-type="float" office:value="0.319641129032258" table:style-name="ce1">
            <text:p>0.319641129032258</text:p>
          </table:table-cell>
          <table:table-cell office:value-type="float" office:value="0.319641129032258" table:style-name="ce1">
            <text:p>0.319641129032258</text:p>
          </table:table-cell>
          <table:table-cell office:value-type="float" office:value="0.319641129032258" table:style-name="ce1">
            <text:p>0.319641129032258</text:p>
          </table:table-cell>
          <table:table-cell office:value-type="float" office:value="0.319641129032258" table:style-name="ce1">
            <text:p>0.319641129032258</text:p>
          </table:table-cell>
          <table:table-cell office:value-type="float" office:value="0.319641129032258" table:style-name="ce1">
            <text:p>0.319641129032258</text:p>
          </table:table-cell>
          <table:table-cell office:value-type="float" office:value="0.319641129032258" table:style-name="ce1">
            <text:p>0.319641129032258</text:p>
          </table:table-cell>
          <table:table-cell office:value-type="float" office:value="0.319641129032258" table:style-name="ce1">
            <text:p>0.319641129032258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0" table:style-name="ce1">
            <text:p>0</text:p>
          </table:table-cell>
          <table:table-cell office:value-type="float" office:value="6.4165" table:style-name="ce1">
            <text:p>6.41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.40025" table:style-name="ce1">
            <text:p>14.40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18375" table:style-name="ce1">
            <text:p>6.18375</text:p>
          </table:table-cell>
          <table:table-cell office:value-type="float" office:value="10.7035" table:style-name="ce1">
            <text:p>10.70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08129032258064" table:style-name="ce1">
            <text:p>0.608129032258064</text:p>
          </table:table-cell>
          <table:table-cell office:value-type="float" office:value="0.608129032258064" table:style-name="ce1">
            <text:p>0.608129032258064</text:p>
          </table:table-cell>
          <table:table-cell office:value-type="float" office:value="0.608129032258064" table:style-name="ce1">
            <text:p>0.608129032258064</text:p>
          </table:table-cell>
          <table:table-cell office:value-type="float" office:value="0.608129032258064" table:style-name="ce1">
            <text:p>0.608129032258064</text:p>
          </table:table-cell>
          <table:table-cell office:value-type="float" office:value="0.608129032258064" table:style-name="ce1">
            <text:p>0.608129032258064</text:p>
          </table:table-cell>
          <table:table-cell office:value-type="float" office:value="0.608129032258064" table:style-name="ce1">
            <text:p>0.608129032258064</text:p>
          </table:table-cell>
          <table:table-cell office:value-type="float" office:value="0.608129032258064" table:style-name="ce1">
            <text:p>0.608129032258064</text:p>
          </table:table-cell>
          <table:table-cell office:value-type="float" office:value="0.608129032258064" table:style-name="ce1">
            <text:p>0.608129032258064</text:p>
          </table:table-cell>
          <table:table-cell office:value-type="float" office:value="0.608129032258064" table:style-name="ce1">
            <text:p>0.608129032258064</text:p>
          </table:table-cell>
          <table:table-cell office:value-type="float" office:value="0.608129032258064" table:style-name="ce1">
            <text:p>0.608129032258064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0" table:style-name="ce1">
            <text:p>0</text:p>
          </table:table-cell>
          <table:table-cell office:value-type="float" office:value="6.780875" table:style-name="ce1">
            <text:p>6.780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864" table:style-name="ce1">
            <text:p>12.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9375" table:style-name="ce1">
            <text:p>5.69375</text:p>
          </table:table-cell>
          <table:table-cell office:value-type="float" office:value="9.45975" table:style-name="ce1">
            <text:p>9.459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61264112903226" table:style-name="ce1">
            <text:p>0.561264112903226</text:p>
          </table:table-cell>
          <table:table-cell office:value-type="float" office:value="0.561264112903226" table:style-name="ce1">
            <text:p>0.561264112903226</text:p>
          </table:table-cell>
          <table:table-cell office:value-type="float" office:value="0.561264112903226" table:style-name="ce1">
            <text:p>0.561264112903226</text:p>
          </table:table-cell>
          <table:table-cell office:value-type="float" office:value="0.561264112903226" table:style-name="ce1">
            <text:p>0.561264112903226</text:p>
          </table:table-cell>
          <table:table-cell office:value-type="float" office:value="0.561264112903226" table:style-name="ce1">
            <text:p>0.561264112903226</text:p>
          </table:table-cell>
          <table:table-cell office:value-type="float" office:value="0.561264112903226" table:style-name="ce1">
            <text:p>0.561264112903226</text:p>
          </table:table-cell>
          <table:table-cell office:value-type="float" office:value="0.561264112903226" table:style-name="ce1">
            <text:p>0.561264112903226</text:p>
          </table:table-cell>
          <table:table-cell office:value-type="float" office:value="0.561264112903226" table:style-name="ce1">
            <text:p>0.561264112903226</text:p>
          </table:table-cell>
          <table:table-cell office:value-type="float" office:value="0.561264112903226" table:style-name="ce1">
            <text:p>0.561264112903226</text:p>
          </table:table-cell>
          <table:table-cell office:value-type="float" office:value="0.561264112903226" table:style-name="ce1">
            <text:p>0.561264112903226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0" table:style-name="ce1">
            <text:p>0</text:p>
          </table:table-cell>
          <table:table-cell office:value-type="float" office:value="6.736" table:style-name="ce1">
            <text:p>6.7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.881375" table:style-name="ce1">
            <text:p>16.881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379375" table:style-name="ce1">
            <text:p>5.379375</text:p>
          </table:table-cell>
          <table:table-cell office:value-type="float" office:value="8.871375" table:style-name="ce1">
            <text:p>8.871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10776209677419" table:style-name="ce1">
            <text:p>0.610776209677419</text:p>
          </table:table-cell>
          <table:table-cell office:value-type="float" office:value="0.610776209677419" table:style-name="ce1">
            <text:p>0.610776209677419</text:p>
          </table:table-cell>
          <table:table-cell office:value-type="float" office:value="0.610776209677419" table:style-name="ce1">
            <text:p>0.610776209677419</text:p>
          </table:table-cell>
          <table:table-cell office:value-type="float" office:value="0.610776209677419" table:style-name="ce1">
            <text:p>0.610776209677419</text:p>
          </table:table-cell>
          <table:table-cell office:value-type="float" office:value="0.610776209677419" table:style-name="ce1">
            <text:p>0.610776209677419</text:p>
          </table:table-cell>
          <table:table-cell office:value-type="float" office:value="0.610776209677419" table:style-name="ce1">
            <text:p>0.610776209677419</text:p>
          </table:table-cell>
          <table:table-cell office:value-type="float" office:value="0.610776209677419" table:style-name="ce1">
            <text:p>0.610776209677419</text:p>
          </table:table-cell>
          <table:table-cell office:value-type="float" office:value="0.610776209677419" table:style-name="ce1">
            <text:p>0.610776209677419</text:p>
          </table:table-cell>
          <table:table-cell office:value-type="float" office:value="0.610776209677419" table:style-name="ce1">
            <text:p>0.610776209677419</text:p>
          </table:table-cell>
          <table:table-cell office:value-type="float" office:value="0.610776209677419" table:style-name="ce1">
            <text:p>0.610776209677419</text:p>
          </table:table-cell>
        </table:table-row>
      </table:table>
      <table:table table:name="Yields_oilseeds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54375" table:style-name="ce1">
            <text:p>2.54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10282258064516" table:style-name="ce1">
            <text:p>0.0410282258064516</text:p>
          </table:table-cell>
          <table:table-cell office:value-type="float" office:value="0.0410282258064516" table:style-name="ce1">
            <text:p>0.0410282258064516</text:p>
          </table:table-cell>
          <table:table-cell office:value-type="float" office:value="0.0410282258064516" table:style-name="ce1">
            <text:p>0.0410282258064516</text:p>
          </table:table-cell>
          <table:table-cell office:value-type="float" office:value="0.0410282258064516" table:style-name="ce1">
            <text:p>0.0410282258064516</text:p>
          </table:table-cell>
          <table:table-cell office:value-type="float" office:value="0.0410282258064516" table:style-name="ce1">
            <text:p>0.0410282258064516</text:p>
          </table:table-cell>
          <table:table-cell office:value-type="float" office:value="0.0410282258064516" table:style-name="ce1">
            <text:p>0.0410282258064516</text:p>
          </table:table-cell>
          <table:table-cell office:value-type="float" office:value="0.0410282258064516" table:style-name="ce1">
            <text:p>0.0410282258064516</text:p>
          </table:table-cell>
          <table:table-cell office:value-type="float" office:value="0.0410282258064516" table:style-name="ce1">
            <text:p>0.0410282258064516</text:p>
          </table:table-cell>
          <table:table-cell office:value-type="float" office:value="0.0410282258064516" table:style-name="ce1">
            <text:p>0.0410282258064516</text:p>
          </table:table-cell>
          <table:table-cell office:value-type="float" office:value="0.0410282258064516" table:style-name="ce1">
            <text:p>0.0410282258064516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069375" table:style-name="ce1">
            <text:p>4.069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656350806451613" table:style-name="ce1">
            <text:p>0.0656350806451613</text:p>
          </table:table-cell>
          <table:table-cell office:value-type="float" office:value="0.0656350806451613" table:style-name="ce1">
            <text:p>0.0656350806451613</text:p>
          </table:table-cell>
          <table:table-cell office:value-type="float" office:value="0.0656350806451613" table:style-name="ce1">
            <text:p>0.0656350806451613</text:p>
          </table:table-cell>
          <table:table-cell office:value-type="float" office:value="0.0656350806451613" table:style-name="ce1">
            <text:p>0.0656350806451613</text:p>
          </table:table-cell>
          <table:table-cell office:value-type="float" office:value="0.0656350806451613" table:style-name="ce1">
            <text:p>0.0656350806451613</text:p>
          </table:table-cell>
          <table:table-cell office:value-type="float" office:value="0.0656350806451613" table:style-name="ce1">
            <text:p>0.0656350806451613</text:p>
          </table:table-cell>
          <table:table-cell office:value-type="float" office:value="0.0656350806451613" table:style-name="ce1">
            <text:p>0.0656350806451613</text:p>
          </table:table-cell>
          <table:table-cell office:value-type="float" office:value="0.0656350806451613" table:style-name="ce1">
            <text:p>0.0656350806451613</text:p>
          </table:table-cell>
          <table:table-cell office:value-type="float" office:value="0.0656350806451613" table:style-name="ce1">
            <text:p>0.0656350806451613</text:p>
          </table:table-cell>
          <table:table-cell office:value-type="float" office:value="0.0656350806451613" table:style-name="ce1">
            <text:p>0.0656350806451613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98125" table:style-name="ce1">
            <text:p>3.98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642137096774194" table:style-name="ce1">
            <text:p>0.0642137096774194</text:p>
          </table:table-cell>
          <table:table-cell office:value-type="float" office:value="0.0642137096774194" table:style-name="ce1">
            <text:p>0.0642137096774194</text:p>
          </table:table-cell>
          <table:table-cell office:value-type="float" office:value="0.0642137096774194" table:style-name="ce1">
            <text:p>0.0642137096774194</text:p>
          </table:table-cell>
          <table:table-cell office:value-type="float" office:value="0.0642137096774194" table:style-name="ce1">
            <text:p>0.0642137096774194</text:p>
          </table:table-cell>
          <table:table-cell office:value-type="float" office:value="0.0642137096774194" table:style-name="ce1">
            <text:p>0.0642137096774194</text:p>
          </table:table-cell>
          <table:table-cell office:value-type="float" office:value="0.0642137096774194" table:style-name="ce1">
            <text:p>0.0642137096774194</text:p>
          </table:table-cell>
          <table:table-cell office:value-type="float" office:value="0.0642137096774194" table:style-name="ce1">
            <text:p>0.0642137096774194</text:p>
          </table:table-cell>
          <table:table-cell office:value-type="float" office:value="0.0642137096774194" table:style-name="ce1">
            <text:p>0.0642137096774194</text:p>
          </table:table-cell>
          <table:table-cell office:value-type="float" office:value="0.0642137096774194" table:style-name="ce1">
            <text:p>0.0642137096774194</text:p>
          </table:table-cell>
          <table:table-cell office:value-type="float" office:value="0.0642137096774194" table:style-name="ce1">
            <text:p>0.0642137096774194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05" table:style-name="ce1">
            <text:p>4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653225806451613" table:style-name="ce1">
            <text:p>0.0653225806451613</text:p>
          </table:table-cell>
          <table:table-cell office:value-type="float" office:value="0.0653225806451613" table:style-name="ce1">
            <text:p>0.0653225806451613</text:p>
          </table:table-cell>
          <table:table-cell office:value-type="float" office:value="0.0653225806451613" table:style-name="ce1">
            <text:p>0.0653225806451613</text:p>
          </table:table-cell>
          <table:table-cell office:value-type="float" office:value="0.0653225806451613" table:style-name="ce1">
            <text:p>0.0653225806451613</text:p>
          </table:table-cell>
          <table:table-cell office:value-type="float" office:value="0.0653225806451613" table:style-name="ce1">
            <text:p>0.0653225806451613</text:p>
          </table:table-cell>
          <table:table-cell office:value-type="float" office:value="0.0653225806451613" table:style-name="ce1">
            <text:p>0.0653225806451613</text:p>
          </table:table-cell>
          <table:table-cell office:value-type="float" office:value="0.0653225806451613" table:style-name="ce1">
            <text:p>0.0653225806451613</text:p>
          </table:table-cell>
          <table:table-cell office:value-type="float" office:value="0.0653225806451613" table:style-name="ce1">
            <text:p>0.0653225806451613</text:p>
          </table:table-cell>
          <table:table-cell office:value-type="float" office:value="0.0653225806451613" table:style-name="ce1">
            <text:p>0.0653225806451613</text:p>
          </table:table-cell>
          <table:table-cell office:value-type="float" office:value="0.0653225806451613" table:style-name="ce1">
            <text:p>0.0653225806451613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0875" table:style-name="ce1">
            <text:p>3.0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97983870967742" table:style-name="ce1">
            <text:p>0.0497983870967742</text:p>
          </table:table-cell>
          <table:table-cell office:value-type="float" office:value="0.0497983870967742" table:style-name="ce1">
            <text:p>0.0497983870967742</text:p>
          </table:table-cell>
          <table:table-cell office:value-type="float" office:value="0.0497983870967742" table:style-name="ce1">
            <text:p>0.0497983870967742</text:p>
          </table:table-cell>
          <table:table-cell office:value-type="float" office:value="0.0497983870967742" table:style-name="ce1">
            <text:p>0.0497983870967742</text:p>
          </table:table-cell>
          <table:table-cell office:value-type="float" office:value="0.0497983870967742" table:style-name="ce1">
            <text:p>0.0497983870967742</text:p>
          </table:table-cell>
          <table:table-cell office:value-type="float" office:value="0.0497983870967742" table:style-name="ce1">
            <text:p>0.0497983870967742</text:p>
          </table:table-cell>
          <table:table-cell office:value-type="float" office:value="0.0497983870967742" table:style-name="ce1">
            <text:p>0.0497983870967742</text:p>
          </table:table-cell>
          <table:table-cell office:value-type="float" office:value="0.0497983870967742" table:style-name="ce1">
            <text:p>0.0497983870967742</text:p>
          </table:table-cell>
          <table:table-cell office:value-type="float" office:value="0.0497983870967742" table:style-name="ce1">
            <text:p>0.0497983870967742</text:p>
          </table:table-cell>
          <table:table-cell office:value-type="float" office:value="0.0497983870967742" table:style-name="ce1">
            <text:p>0.0497983870967742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325" table:style-name="ce1">
            <text:p>4.3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69758064516129" table:style-name="ce1">
            <text:p>0.069758064516129</text:p>
          </table:table-cell>
          <table:table-cell office:value-type="float" office:value="0.069758064516129" table:style-name="ce1">
            <text:p>0.069758064516129</text:p>
          </table:table-cell>
          <table:table-cell office:value-type="float" office:value="0.069758064516129" table:style-name="ce1">
            <text:p>0.069758064516129</text:p>
          </table:table-cell>
          <table:table-cell office:value-type="float" office:value="0.069758064516129" table:style-name="ce1">
            <text:p>0.069758064516129</text:p>
          </table:table-cell>
          <table:table-cell office:value-type="float" office:value="0.069758064516129" table:style-name="ce1">
            <text:p>0.069758064516129</text:p>
          </table:table-cell>
          <table:table-cell office:value-type="float" office:value="0.069758064516129" table:style-name="ce1">
            <text:p>0.069758064516129</text:p>
          </table:table-cell>
          <table:table-cell office:value-type="float" office:value="0.069758064516129" table:style-name="ce1">
            <text:p>0.069758064516129</text:p>
          </table:table-cell>
          <table:table-cell office:value-type="float" office:value="0.069758064516129" table:style-name="ce1">
            <text:p>0.069758064516129</text:p>
          </table:table-cell>
          <table:table-cell office:value-type="float" office:value="0.069758064516129" table:style-name="ce1">
            <text:p>0.069758064516129</text:p>
          </table:table-cell>
          <table:table-cell office:value-type="float" office:value="0.069758064516129" table:style-name="ce1">
            <text:p>0.069758064516129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76875" table:style-name="ce1">
            <text:p>2.76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46572580645161" table:style-name="ce1">
            <text:p>0.0446572580645161</text:p>
          </table:table-cell>
          <table:table-cell office:value-type="float" office:value="0.0446572580645161" table:style-name="ce1">
            <text:p>0.0446572580645161</text:p>
          </table:table-cell>
          <table:table-cell office:value-type="float" office:value="0.0446572580645161" table:style-name="ce1">
            <text:p>0.0446572580645161</text:p>
          </table:table-cell>
          <table:table-cell office:value-type="float" office:value="0.0446572580645161" table:style-name="ce1">
            <text:p>0.0446572580645161</text:p>
          </table:table-cell>
          <table:table-cell office:value-type="float" office:value="0.0446572580645161" table:style-name="ce1">
            <text:p>0.0446572580645161</text:p>
          </table:table-cell>
          <table:table-cell office:value-type="float" office:value="0.0446572580645161" table:style-name="ce1">
            <text:p>0.0446572580645161</text:p>
          </table:table-cell>
          <table:table-cell office:value-type="float" office:value="0.0446572580645161" table:style-name="ce1">
            <text:p>0.0446572580645161</text:p>
          </table:table-cell>
          <table:table-cell office:value-type="float" office:value="0.0446572580645161" table:style-name="ce1">
            <text:p>0.0446572580645161</text:p>
          </table:table-cell>
          <table:table-cell office:value-type="float" office:value="0.0446572580645161" table:style-name="ce1">
            <text:p>0.0446572580645161</text:p>
          </table:table-cell>
          <table:table-cell office:value-type="float" office:value="0.0446572580645161" table:style-name="ce1">
            <text:p>0.0446572580645161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46875" table:style-name="ce1">
            <text:p>2.46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398185483870968" table:style-name="ce1">
            <text:p>0.0398185483870968</text:p>
          </table:table-cell>
          <table:table-cell office:value-type="float" office:value="0.0398185483870968" table:style-name="ce1">
            <text:p>0.0398185483870968</text:p>
          </table:table-cell>
          <table:table-cell office:value-type="float" office:value="0.0398185483870968" table:style-name="ce1">
            <text:p>0.0398185483870968</text:p>
          </table:table-cell>
          <table:table-cell office:value-type="float" office:value="0.0398185483870968" table:style-name="ce1">
            <text:p>0.0398185483870968</text:p>
          </table:table-cell>
          <table:table-cell office:value-type="float" office:value="0.0398185483870968" table:style-name="ce1">
            <text:p>0.0398185483870968</text:p>
          </table:table-cell>
          <table:table-cell office:value-type="float" office:value="0.0398185483870968" table:style-name="ce1">
            <text:p>0.0398185483870968</text:p>
          </table:table-cell>
          <table:table-cell office:value-type="float" office:value="0.0398185483870968" table:style-name="ce1">
            <text:p>0.0398185483870968</text:p>
          </table:table-cell>
          <table:table-cell office:value-type="float" office:value="0.0398185483870968" table:style-name="ce1">
            <text:p>0.0398185483870968</text:p>
          </table:table-cell>
          <table:table-cell office:value-type="float" office:value="0.0398185483870968" table:style-name="ce1">
            <text:p>0.0398185483870968</text:p>
          </table:table-cell>
          <table:table-cell office:value-type="float" office:value="0.0398185483870968" table:style-name="ce1">
            <text:p>0.0398185483870968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525" table:style-name="ce1">
            <text:p>2.5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07258064516129" table:style-name="ce1">
            <text:p>0.0407258064516129</text:p>
          </table:table-cell>
          <table:table-cell office:value-type="float" office:value="0.0407258064516129" table:style-name="ce1">
            <text:p>0.0407258064516129</text:p>
          </table:table-cell>
          <table:table-cell office:value-type="float" office:value="0.0407258064516129" table:style-name="ce1">
            <text:p>0.0407258064516129</text:p>
          </table:table-cell>
          <table:table-cell office:value-type="float" office:value="0.0407258064516129" table:style-name="ce1">
            <text:p>0.0407258064516129</text:p>
          </table:table-cell>
          <table:table-cell office:value-type="float" office:value="0.0407258064516129" table:style-name="ce1">
            <text:p>0.0407258064516129</text:p>
          </table:table-cell>
          <table:table-cell office:value-type="float" office:value="0.0407258064516129" table:style-name="ce1">
            <text:p>0.0407258064516129</text:p>
          </table:table-cell>
          <table:table-cell office:value-type="float" office:value="0.0407258064516129" table:style-name="ce1">
            <text:p>0.0407258064516129</text:p>
          </table:table-cell>
          <table:table-cell office:value-type="float" office:value="0.0407258064516129" table:style-name="ce1">
            <text:p>0.0407258064516129</text:p>
          </table:table-cell>
          <table:table-cell office:value-type="float" office:value="0.0407258064516129" table:style-name="ce1">
            <text:p>0.0407258064516129</text:p>
          </table:table-cell>
          <table:table-cell office:value-type="float" office:value="0.0407258064516129" table:style-name="ce1">
            <text:p>0.0407258064516129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425" table:style-name="ce1">
            <text:p>2.4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391129032258064" table:style-name="ce1">
            <text:p>0.0391129032258064</text:p>
          </table:table-cell>
          <table:table-cell office:value-type="float" office:value="0.0391129032258064" table:style-name="ce1">
            <text:p>0.0391129032258064</text:p>
          </table:table-cell>
          <table:table-cell office:value-type="float" office:value="0.0391129032258064" table:style-name="ce1">
            <text:p>0.0391129032258064</text:p>
          </table:table-cell>
          <table:table-cell office:value-type="float" office:value="0.0391129032258064" table:style-name="ce1">
            <text:p>0.0391129032258064</text:p>
          </table:table-cell>
          <table:table-cell office:value-type="float" office:value="0.0391129032258064" table:style-name="ce1">
            <text:p>0.0391129032258064</text:p>
          </table:table-cell>
          <table:table-cell office:value-type="float" office:value="0.0391129032258064" table:style-name="ce1">
            <text:p>0.0391129032258064</text:p>
          </table:table-cell>
          <table:table-cell office:value-type="float" office:value="0.0391129032258064" table:style-name="ce1">
            <text:p>0.0391129032258064</text:p>
          </table:table-cell>
          <table:table-cell office:value-type="float" office:value="0.0391129032258064" table:style-name="ce1">
            <text:p>0.0391129032258064</text:p>
          </table:table-cell>
          <table:table-cell office:value-type="float" office:value="0.0391129032258064" table:style-name="ce1">
            <text:p>0.0391129032258064</text:p>
          </table:table-cell>
          <table:table-cell office:value-type="float" office:value="0.0391129032258064" table:style-name="ce1">
            <text:p>0.0391129032258064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125" table:style-name="ce1">
            <text:p>2.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342741935483871" table:style-name="ce1">
            <text:p>0.0342741935483871</text:p>
          </table:table-cell>
          <table:table-cell office:value-type="float" office:value="0.0342741935483871" table:style-name="ce1">
            <text:p>0.0342741935483871</text:p>
          </table:table-cell>
          <table:table-cell office:value-type="float" office:value="0.0342741935483871" table:style-name="ce1">
            <text:p>0.0342741935483871</text:p>
          </table:table-cell>
          <table:table-cell office:value-type="float" office:value="0.0342741935483871" table:style-name="ce1">
            <text:p>0.0342741935483871</text:p>
          </table:table-cell>
          <table:table-cell office:value-type="float" office:value="0.0342741935483871" table:style-name="ce1">
            <text:p>0.0342741935483871</text:p>
          </table:table-cell>
          <table:table-cell office:value-type="float" office:value="0.0342741935483871" table:style-name="ce1">
            <text:p>0.0342741935483871</text:p>
          </table:table-cell>
          <table:table-cell office:value-type="float" office:value="0.0342741935483871" table:style-name="ce1">
            <text:p>0.0342741935483871</text:p>
          </table:table-cell>
          <table:table-cell office:value-type="float" office:value="0.0342741935483871" table:style-name="ce1">
            <text:p>0.0342741935483871</text:p>
          </table:table-cell>
          <table:table-cell office:value-type="float" office:value="0.0342741935483871" table:style-name="ce1">
            <text:p>0.0342741935483871</text:p>
          </table:table-cell>
          <table:table-cell office:value-type="float" office:value="0.0342741935483871" table:style-name="ce1">
            <text:p>0.0342741935483871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88125" table:style-name="ce1">
            <text:p>3.88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626008064516129" table:style-name="ce1">
            <text:p>0.0626008064516129</text:p>
          </table:table-cell>
          <table:table-cell office:value-type="float" office:value="0.0626008064516129" table:style-name="ce1">
            <text:p>0.0626008064516129</text:p>
          </table:table-cell>
          <table:table-cell office:value-type="float" office:value="0.0626008064516129" table:style-name="ce1">
            <text:p>0.0626008064516129</text:p>
          </table:table-cell>
          <table:table-cell office:value-type="float" office:value="0.0626008064516129" table:style-name="ce1">
            <text:p>0.0626008064516129</text:p>
          </table:table-cell>
          <table:table-cell office:value-type="float" office:value="0.0626008064516129" table:style-name="ce1">
            <text:p>0.0626008064516129</text:p>
          </table:table-cell>
          <table:table-cell office:value-type="float" office:value="0.0626008064516129" table:style-name="ce1">
            <text:p>0.0626008064516129</text:p>
          </table:table-cell>
          <table:table-cell office:value-type="float" office:value="0.0626008064516129" table:style-name="ce1">
            <text:p>0.0626008064516129</text:p>
          </table:table-cell>
          <table:table-cell office:value-type="float" office:value="0.0626008064516129" table:style-name="ce1">
            <text:p>0.0626008064516129</text:p>
          </table:table-cell>
          <table:table-cell office:value-type="float" office:value="0.0626008064516129" table:style-name="ce1">
            <text:p>0.0626008064516129</text:p>
          </table:table-cell>
          <table:table-cell office:value-type="float" office:value="0.0626008064516129" table:style-name="ce1">
            <text:p>0.0626008064516129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13125" table:style-name="ce1">
            <text:p>4.13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66633064516129" table:style-name="ce1">
            <text:p>0.066633064516129</text:p>
          </table:table-cell>
          <table:table-cell office:value-type="float" office:value="0.066633064516129" table:style-name="ce1">
            <text:p>0.066633064516129</text:p>
          </table:table-cell>
          <table:table-cell office:value-type="float" office:value="0.066633064516129" table:style-name="ce1">
            <text:p>0.066633064516129</text:p>
          </table:table-cell>
          <table:table-cell office:value-type="float" office:value="0.066633064516129" table:style-name="ce1">
            <text:p>0.066633064516129</text:p>
          </table:table-cell>
          <table:table-cell office:value-type="float" office:value="0.066633064516129" table:style-name="ce1">
            <text:p>0.066633064516129</text:p>
          </table:table-cell>
          <table:table-cell office:value-type="float" office:value="0.066633064516129" table:style-name="ce1">
            <text:p>0.066633064516129</text:p>
          </table:table-cell>
          <table:table-cell office:value-type="float" office:value="0.066633064516129" table:style-name="ce1">
            <text:p>0.066633064516129</text:p>
          </table:table-cell>
          <table:table-cell office:value-type="float" office:value="0.066633064516129" table:style-name="ce1">
            <text:p>0.066633064516129</text:p>
          </table:table-cell>
          <table:table-cell office:value-type="float" office:value="0.066633064516129" table:style-name="ce1">
            <text:p>0.066633064516129</text:p>
          </table:table-cell>
          <table:table-cell office:value-type="float" office:value="0.066633064516129" table:style-name="ce1">
            <text:p>0.066633064516129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375" table:style-name="ce1">
            <text:p>3.6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586693548387097" table:style-name="ce1">
            <text:p>0.0586693548387097</text:p>
          </table:table-cell>
          <table:table-cell office:value-type="float" office:value="0.0586693548387097" table:style-name="ce1">
            <text:p>0.0586693548387097</text:p>
          </table:table-cell>
          <table:table-cell office:value-type="float" office:value="0.0586693548387097" table:style-name="ce1">
            <text:p>0.0586693548387097</text:p>
          </table:table-cell>
          <table:table-cell office:value-type="float" office:value="0.0586693548387097" table:style-name="ce1">
            <text:p>0.0586693548387097</text:p>
          </table:table-cell>
          <table:table-cell office:value-type="float" office:value="0.0586693548387097" table:style-name="ce1">
            <text:p>0.0586693548387097</text:p>
          </table:table-cell>
          <table:table-cell office:value-type="float" office:value="0.0586693548387097" table:style-name="ce1">
            <text:p>0.0586693548387097</text:p>
          </table:table-cell>
          <table:table-cell office:value-type="float" office:value="0.0586693548387097" table:style-name="ce1">
            <text:p>0.0586693548387097</text:p>
          </table:table-cell>
          <table:table-cell office:value-type="float" office:value="0.0586693548387097" table:style-name="ce1">
            <text:p>0.0586693548387097</text:p>
          </table:table-cell>
          <table:table-cell office:value-type="float" office:value="0.0586693548387097" table:style-name="ce1">
            <text:p>0.0586693548387097</text:p>
          </table:table-cell>
          <table:table-cell office:value-type="float" office:value="0.0586693548387097" table:style-name="ce1">
            <text:p>0.0586693548387097</text:p>
          </table:table-cell>
        </table:table-row>
      </table:table>
      <table:table table:name="Yields_maize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1985025" table:style-name="ce1">
            <text:p>5.1985025</text:p>
          </table:table-cell>
          <table:table-cell office:value-type="float" office:value="3.14007" table:style-name="ce1">
            <text:p>3.14007</text:p>
          </table:table-cell>
          <table:table-cell office:value-type="float" office:value="7.4891125" table:style-name="ce1">
            <text:p>7.4891125</text:p>
          </table:table-cell>
          <table:table-cell office:value-type="float" office:value="0.963065" table:style-name="ce1">
            <text:p>0.963065</text:p>
          </table:table-cell>
          <table:table-cell office:value-type="float" office:value="3.0599375" table:style-name="ce1">
            <text:p>3.0599375</text:p>
          </table:table-cell>
          <table:table-cell office:value-type="float" office:value="3.80607575" table:style-name="ce1">
            <text:p>3.80607575</text:p>
          </table:table-cell>
          <table:table-cell office:value-type="float" office:value="2.626135" table:style-name="ce1">
            <text:p>2.626135</text:p>
          </table:table-cell>
          <table:table-cell office:value-type="float" office:value="1.27034" table:style-name="ce1">
            <text:p>1.27034</text:p>
          </table:table-cell>
          <table:table-cell office:value-type="float" office:value="2.07817" table:style-name="ce1">
            <text:p>2.07817</text:p>
          </table:table-cell>
          <table:table-cell office:value-type="float" office:value="2.506425" table:style-name="ce1">
            <text:p>2.506425</text:p>
          </table:table-cell>
          <table:table-cell office:value-type="float" office:value="1.67099975" table:style-name="ce1">
            <text:p>1.67099975</text:p>
          </table:table-cell>
          <table:table-cell office:value-type="float" office:value="2.94559425" table:style-name="ce1">
            <text:p>2.94559425</text:p>
          </table:table-cell>
          <table:table-cell office:value-type="float" office:value="2.78046875" table:style-name="ce1">
            <text:p>2.78046875</text:p>
          </table:table-cell>
          <table:table-cell office:value-type="float" office:value="0.44325" table:style-name="ce1">
            <text:p>0.44325</text:p>
          </table:table-cell>
          <table:table-cell office:value-type="float" office:value="1.71" table:style-name="ce1">
            <text:p>1.71</text:p>
          </table:table-cell>
          <table:table-cell office:value-type="float" office:value="2.348" table:style-name="ce1">
            <text:p>2.348</text:p>
          </table:table-cell>
          <table:table-cell office:value-type="float" office:value="3.57725" table:style-name="ce1">
            <text:p>3.57725</text:p>
          </table:table-cell>
          <table:table-cell office:value-type="float" office:value="0.5485" table:style-name="ce1">
            <text:p>0.5485</text:p>
          </table:table-cell>
          <table:table-cell office:value-type="float" office:value="0.776804774193548" table:style-name="ce1">
            <text:p>0.776804774193548</text:p>
          </table:table-cell>
          <table:table-cell office:value-type="float" office:value="0.776804774193548" table:style-name="ce1">
            <text:p>0.776804774193548</text:p>
          </table:table-cell>
          <table:table-cell office:value-type="float" office:value="0.776804774193548" table:style-name="ce1">
            <text:p>0.776804774193548</text:p>
          </table:table-cell>
          <table:table-cell office:value-type="float" office:value="0.776804774193548" table:style-name="ce1">
            <text:p>0.776804774193548</text:p>
          </table:table-cell>
          <table:table-cell office:value-type="float" office:value="0.776804774193548" table:style-name="ce1">
            <text:p>0.776804774193548</text:p>
          </table:table-cell>
          <table:table-cell office:value-type="float" office:value="0.776804774193548" table:style-name="ce1">
            <text:p>0.776804774193548</text:p>
          </table:table-cell>
          <table:table-cell office:value-type="float" office:value="0.776804774193548" table:style-name="ce1">
            <text:p>0.776804774193548</text:p>
          </table:table-cell>
          <table:table-cell office:value-type="float" office:value="0.776804774193548" table:style-name="ce1">
            <text:p>0.776804774193548</text:p>
          </table:table-cell>
          <table:table-cell office:value-type="float" office:value="0.776804774193548" table:style-name="ce1">
            <text:p>0.776804774193548</text:p>
          </table:table-cell>
          <table:table-cell office:value-type="float" office:value="0.776804774193548" table:style-name="ce1">
            <text:p>0.776804774193548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.7714715" table:style-name="ce1">
            <text:p>10.7714715</text:p>
          </table:table-cell>
          <table:table-cell office:value-type="float" office:value="7.11247" table:style-name="ce1">
            <text:p>7.11247</text:p>
          </table:table-cell>
          <table:table-cell office:value-type="float" office:value="11.3046005" table:style-name="ce1">
            <text:p>11.3046005</text:p>
          </table:table-cell>
          <table:table-cell office:value-type="float" office:value="3.391865" table:style-name="ce1">
            <text:p>3.391865</text:p>
          </table:table-cell>
          <table:table-cell office:value-type="float" office:value="6.000585" table:style-name="ce1">
            <text:p>6.000585</text:p>
          </table:table-cell>
          <table:table-cell office:value-type="float" office:value="10.68247575" table:style-name="ce1">
            <text:p>10.68247575</text:p>
          </table:table-cell>
          <table:table-cell office:value-type="float" office:value="5.0646675" table:style-name="ce1">
            <text:p>5.0646675</text:p>
          </table:table-cell>
          <table:table-cell office:value-type="float" office:value="3.670615" table:style-name="ce1">
            <text:p>3.670615</text:p>
          </table:table-cell>
          <table:table-cell office:value-type="float" office:value="5.4410275" table:style-name="ce1">
            <text:p>5.4410275</text:p>
          </table:table-cell>
          <table:table-cell office:value-type="float" office:value="8.33913025" table:style-name="ce1">
            <text:p>8.33913025</text:p>
          </table:table-cell>
          <table:table-cell office:value-type="float" office:value="4.1226665" table:style-name="ce1">
            <text:p>4.1226665</text:p>
          </table:table-cell>
          <table:table-cell office:value-type="float" office:value="7.70846625" table:style-name="ce1">
            <text:p>7.70846625</text:p>
          </table:table-cell>
          <table:table-cell office:value-type="float" office:value="6.86351575" table:style-name="ce1">
            <text:p>6.86351575</text:p>
          </table:table-cell>
          <table:table-cell office:value-type="float" office:value="1.5428125" table:style-name="ce1">
            <text:p>1.5428125</text:p>
          </table:table-cell>
          <table:table-cell office:value-type="float" office:value="6.2825" table:style-name="ce1">
            <text:p>6.2825</text:p>
          </table:table-cell>
          <table:table-cell office:value-type="float" office:value="7.76875" table:style-name="ce1">
            <text:p>7.76875</text:p>
          </table:table-cell>
          <table:table-cell office:value-type="float" office:value="9.258" table:style-name="ce1">
            <text:p>9.258</text:p>
          </table:table-cell>
          <table:table-cell office:value-type="float" office:value="1.48025" table:style-name="ce1">
            <text:p>1.48025</text:p>
          </table:table-cell>
          <table:table-cell office:value-type="float" office:value="1.88396562903226" table:style-name="ce1">
            <text:p>1.88396562903226</text:p>
          </table:table-cell>
          <table:table-cell office:value-type="float" office:value="1.88396562903226" table:style-name="ce1">
            <text:p>1.88396562903226</text:p>
          </table:table-cell>
          <table:table-cell office:value-type="float" office:value="1.88396562903226" table:style-name="ce1">
            <text:p>1.88396562903226</text:p>
          </table:table-cell>
          <table:table-cell office:value-type="float" office:value="1.88396562903226" table:style-name="ce1">
            <text:p>1.88396562903226</text:p>
          </table:table-cell>
          <table:table-cell office:value-type="float" office:value="1.88396562903226" table:style-name="ce1">
            <text:p>1.88396562903226</text:p>
          </table:table-cell>
          <table:table-cell office:value-type="float" office:value="1.88396562903226" table:style-name="ce1">
            <text:p>1.88396562903226</text:p>
          </table:table-cell>
          <table:table-cell office:value-type="float" office:value="1.88396562903226" table:style-name="ce1">
            <text:p>1.88396562903226</text:p>
          </table:table-cell>
          <table:table-cell office:value-type="float" office:value="1.88396562903226" table:style-name="ce1">
            <text:p>1.88396562903226</text:p>
          </table:table-cell>
          <table:table-cell office:value-type="float" office:value="1.88396562903226" table:style-name="ce1">
            <text:p>1.88396562903226</text:p>
          </table:table-cell>
          <table:table-cell office:value-type="float" office:value="1.88396562903226" table:style-name="ce1">
            <text:p>1.88396562903226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7181745" table:style-name="ce1">
            <text:p>7.7181745</text:p>
          </table:table-cell>
          <table:table-cell office:value-type="float" office:value="4.5321175" table:style-name="ce1">
            <text:p>4.5321175</text:p>
          </table:table-cell>
          <table:table-cell office:value-type="float" office:value="5.8990305" table:style-name="ce1">
            <text:p>5.8990305</text:p>
          </table:table-cell>
          <table:table-cell office:value-type="float" office:value="1.120715" table:style-name="ce1">
            <text:p>1.120715</text:p>
          </table:table-cell>
          <table:table-cell office:value-type="float" office:value="1.285135" table:style-name="ce1">
            <text:p>1.285135</text:p>
          </table:table-cell>
          <table:table-cell office:value-type="float" office:value="3.35068575" table:style-name="ce1">
            <text:p>3.35068575</text:p>
          </table:table-cell>
          <table:table-cell office:value-type="float" office:value="2.0056725" table:style-name="ce1">
            <text:p>2.0056725</text:p>
          </table:table-cell>
          <table:table-cell office:value-type="float" office:value="1.1898475" table:style-name="ce1">
            <text:p>1.1898475</text:p>
          </table:table-cell>
          <table:table-cell office:value-type="float" office:value="1.63865" table:style-name="ce1">
            <text:p>1.63865</text:p>
          </table:table-cell>
          <table:table-cell office:value-type="float" office:value="1.738768825" table:style-name="ce1">
            <text:p>1.738768825</text:p>
          </table:table-cell>
          <table:table-cell office:value-type="float" office:value="0.546583425" table:style-name="ce1">
            <text:p>0.546583425</text:p>
          </table:table-cell>
          <table:table-cell office:value-type="float" office:value="1.537577425" table:style-name="ce1">
            <text:p>1.537577425</text:p>
          </table:table-cell>
          <table:table-cell office:value-type="float" office:value="0.489921875" table:style-name="ce1">
            <text:p>0.489921875</text:p>
          </table:table-cell>
          <table:table-cell office:value-type="float" office:value="0.098" table:style-name="ce1">
            <text:p>0.098</text:p>
          </table:table-cell>
          <table:table-cell office:value-type="float" office:value="0.665" table:style-name="ce1">
            <text:p>0.665</text:p>
          </table:table-cell>
          <table:table-cell office:value-type="float" office:value="0.51075" table:style-name="ce1">
            <text:p>0.51075</text:p>
          </table:table-cell>
          <table:table-cell office:value-type="float" office:value="0.414" table:style-name="ce1">
            <text:p>0.414</text:p>
          </table:table-cell>
          <table:table-cell office:value-type="float" office:value="0.162" table:style-name="ce1">
            <text:p>0.162</text:p>
          </table:table-cell>
          <table:table-cell office:value-type="float" office:value="0.562945641935484" table:style-name="ce1">
            <text:p>0.562945641935484</text:p>
          </table:table-cell>
          <table:table-cell office:value-type="float" office:value="0.562945641935484" table:style-name="ce1">
            <text:p>0.562945641935484</text:p>
          </table:table-cell>
          <table:table-cell office:value-type="float" office:value="0.562945641935484" table:style-name="ce1">
            <text:p>0.562945641935484</text:p>
          </table:table-cell>
          <table:table-cell office:value-type="float" office:value="0.562945641935484" table:style-name="ce1">
            <text:p>0.562945641935484</text:p>
          </table:table-cell>
          <table:table-cell office:value-type="float" office:value="0.562945641935484" table:style-name="ce1">
            <text:p>0.562945641935484</text:p>
          </table:table-cell>
          <table:table-cell office:value-type="float" office:value="0.562945641935484" table:style-name="ce1">
            <text:p>0.562945641935484</text:p>
          </table:table-cell>
          <table:table-cell office:value-type="float" office:value="0.562945641935484" table:style-name="ce1">
            <text:p>0.562945641935484</text:p>
          </table:table-cell>
          <table:table-cell office:value-type="float" office:value="0.562945641935484" table:style-name="ce1">
            <text:p>0.562945641935484</text:p>
          </table:table-cell>
          <table:table-cell office:value-type="float" office:value="0.562945641935484" table:style-name="ce1">
            <text:p>0.562945641935484</text:p>
          </table:table-cell>
          <table:table-cell office:value-type="float" office:value="0.562945641935484" table:style-name="ce1">
            <text:p>0.562945641935484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452786" table:style-name="ce1">
            <text:p>9.452786</text:p>
          </table:table-cell>
          <table:table-cell office:value-type="float" office:value="7.488025" table:style-name="ce1">
            <text:p>7.488025</text:p>
          </table:table-cell>
          <table:table-cell office:value-type="float" office:value="13.28991425" table:style-name="ce1">
            <text:p>13.28991425</text:p>
          </table:table-cell>
          <table:table-cell office:value-type="float" office:value="3.6465275" table:style-name="ce1">
            <text:p>3.6465275</text:p>
          </table:table-cell>
          <table:table-cell office:value-type="float" office:value="5.61418" table:style-name="ce1">
            <text:p>5.61418</text:p>
          </table:table-cell>
          <table:table-cell office:value-type="float" office:value="9.78472775" table:style-name="ce1">
            <text:p>9.78472775</text:p>
          </table:table-cell>
          <table:table-cell office:value-type="float" office:value="6.2325975" table:style-name="ce1">
            <text:p>6.2325975</text:p>
          </table:table-cell>
          <table:table-cell office:value-type="float" office:value="4.1427325" table:style-name="ce1">
            <text:p>4.1427325</text:p>
          </table:table-cell>
          <table:table-cell office:value-type="float" office:value="5.4935" table:style-name="ce1">
            <text:p>5.4935</text:p>
          </table:table-cell>
          <table:table-cell office:value-type="float" office:value="8.848535" table:style-name="ce1">
            <text:p>8.848535</text:p>
          </table:table-cell>
          <table:table-cell office:value-type="float" office:value="4.5435" table:style-name="ce1">
            <text:p>4.5435</text:p>
          </table:table-cell>
          <table:table-cell office:value-type="float" office:value="6.63856425" table:style-name="ce1">
            <text:p>6.63856425</text:p>
          </table:table-cell>
          <table:table-cell office:value-type="float" office:value="5.24515625" table:style-name="ce1">
            <text:p>5.24515625</text:p>
          </table:table-cell>
          <table:table-cell office:value-type="float" office:value="2.0809375" table:style-name="ce1">
            <text:p>2.0809375</text:p>
          </table:table-cell>
          <table:table-cell office:value-type="float" office:value="7.9075" table:style-name="ce1">
            <text:p>7.9075</text:p>
          </table:table-cell>
          <table:table-cell office:value-type="float" office:value="7.012" table:style-name="ce1">
            <text:p>7.012</text:p>
          </table:table-cell>
          <table:table-cell office:value-type="float" office:value="9.23425" table:style-name="ce1">
            <text:p>9.23425</text:p>
          </table:table-cell>
          <table:table-cell office:value-type="float" office:value="2.3315" table:style-name="ce1">
            <text:p>2.3315</text:p>
          </table:table-cell>
          <table:table-cell office:value-type="float" office:value="1.91914408870968" table:style-name="ce1">
            <text:p>1.91914408870968</text:p>
          </table:table-cell>
          <table:table-cell office:value-type="float" office:value="1.91914408870968" table:style-name="ce1">
            <text:p>1.91914408870968</text:p>
          </table:table-cell>
          <table:table-cell office:value-type="float" office:value="1.91914408870968" table:style-name="ce1">
            <text:p>1.91914408870968</text:p>
          </table:table-cell>
          <table:table-cell office:value-type="float" office:value="1.91914408870968" table:style-name="ce1">
            <text:p>1.91914408870968</text:p>
          </table:table-cell>
          <table:table-cell office:value-type="float" office:value="1.91914408870968" table:style-name="ce1">
            <text:p>1.91914408870968</text:p>
          </table:table-cell>
          <table:table-cell office:value-type="float" office:value="1.91914408870968" table:style-name="ce1">
            <text:p>1.91914408870968</text:p>
          </table:table-cell>
          <table:table-cell office:value-type="float" office:value="1.91914408870968" table:style-name="ce1">
            <text:p>1.91914408870968</text:p>
          </table:table-cell>
          <table:table-cell office:value-type="float" office:value="1.91914408870968" table:style-name="ce1">
            <text:p>1.91914408870968</text:p>
          </table:table-cell>
          <table:table-cell office:value-type="float" office:value="1.91914408870968" table:style-name="ce1">
            <text:p>1.91914408870968</text:p>
          </table:table-cell>
          <table:table-cell office:value-type="float" office:value="1.91914408870968" table:style-name="ce1">
            <text:p>1.91914408870968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72593125" table:style-name="ce1">
            <text:p>4.72593125</text:p>
          </table:table-cell>
          <table:table-cell office:value-type="float" office:value="4.5332675" table:style-name="ce1">
            <text:p>4.5332675</text:p>
          </table:table-cell>
          <table:table-cell office:value-type="float" office:value="7.54039375" table:style-name="ce1">
            <text:p>7.54039375</text:p>
          </table:table-cell>
          <table:table-cell office:value-type="float" office:value="2.2536525" table:style-name="ce1">
            <text:p>2.2536525</text:p>
          </table:table-cell>
          <table:table-cell office:value-type="float" office:value="3.605435" table:style-name="ce1">
            <text:p>3.605435</text:p>
          </table:table-cell>
          <table:table-cell office:value-type="float" office:value="5.3808745" table:style-name="ce1">
            <text:p>5.3808745</text:p>
          </table:table-cell>
          <table:table-cell office:value-type="float" office:value="3.5167675" table:style-name="ce1">
            <text:p>3.5167675</text:p>
          </table:table-cell>
          <table:table-cell office:value-type="float" office:value="1.88568" table:style-name="ce1">
            <text:p>1.88568</text:p>
          </table:table-cell>
          <table:table-cell office:value-type="float" office:value="3.211525" table:style-name="ce1">
            <text:p>3.211525</text:p>
          </table:table-cell>
          <table:table-cell office:value-type="float" office:value="4.13140225" table:style-name="ce1">
            <text:p>4.13140225</text:p>
          </table:table-cell>
          <table:table-cell office:value-type="float" office:value="3.33" table:style-name="ce1">
            <text:p>3.33</text:p>
          </table:table-cell>
          <table:table-cell office:value-type="float" office:value="4.90908825" table:style-name="ce1">
            <text:p>4.90908825</text:p>
          </table:table-cell>
          <table:table-cell office:value-type="float" office:value="4.41032825" table:style-name="ce1">
            <text:p>4.41032825</text:p>
          </table:table-cell>
          <table:table-cell office:value-type="float" office:value="0.82734375" table:style-name="ce1">
            <text:p>0.82734375</text:p>
          </table:table-cell>
          <table:table-cell office:value-type="float" office:value="3.1875" table:style-name="ce1">
            <text:p>3.1875</text:p>
          </table:table-cell>
          <table:table-cell office:value-type="float" office:value="3.49325" table:style-name="ce1">
            <text:p>3.49325</text:p>
          </table:table-cell>
          <table:table-cell office:value-type="float" office:value="3.88725" table:style-name="ce1">
            <text:p>3.88725</text:p>
          </table:table-cell>
          <table:table-cell office:value-type="float" office:value="1.29075" table:style-name="ce1">
            <text:p>1.29075</text:p>
          </table:table-cell>
          <table:table-cell office:value-type="float" office:value="1.0664587016129" table:style-name="ce1">
            <text:p>1.0664587016129</text:p>
          </table:table-cell>
          <table:table-cell office:value-type="float" office:value="1.0664587016129" table:style-name="ce1">
            <text:p>1.0664587016129</text:p>
          </table:table-cell>
          <table:table-cell office:value-type="float" office:value="1.0664587016129" table:style-name="ce1">
            <text:p>1.0664587016129</text:p>
          </table:table-cell>
          <table:table-cell office:value-type="float" office:value="1.0664587016129" table:style-name="ce1">
            <text:p>1.0664587016129</text:p>
          </table:table-cell>
          <table:table-cell office:value-type="float" office:value="1.0664587016129" table:style-name="ce1">
            <text:p>1.0664587016129</text:p>
          </table:table-cell>
          <table:table-cell office:value-type="float" office:value="1.0664587016129" table:style-name="ce1">
            <text:p>1.0664587016129</text:p>
          </table:table-cell>
          <table:table-cell office:value-type="float" office:value="1.0664587016129" table:style-name="ce1">
            <text:p>1.0664587016129</text:p>
          </table:table-cell>
          <table:table-cell office:value-type="float" office:value="1.0664587016129" table:style-name="ce1">
            <text:p>1.0664587016129</text:p>
          </table:table-cell>
          <table:table-cell office:value-type="float" office:value="1.0664587016129" table:style-name="ce1">
            <text:p>1.0664587016129</text:p>
          </table:table-cell>
          <table:table-cell office:value-type="float" office:value="1.0664587016129" table:style-name="ce1">
            <text:p>1.0664587016129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.88896" table:style-name="ce1">
            <text:p>13.88896</text:p>
          </table:table-cell>
          <table:table-cell office:value-type="float" office:value="7.904195" table:style-name="ce1">
            <text:p>7.904195</text:p>
          </table:table-cell>
          <table:table-cell office:value-type="float" office:value="14.3806575" table:style-name="ce1">
            <text:p>14.3806575</text:p>
          </table:table-cell>
          <table:table-cell office:value-type="float" office:value="4.5483375" table:style-name="ce1">
            <text:p>4.5483375</text:p>
          </table:table-cell>
          <table:table-cell office:value-type="float" office:value="5.99945" table:style-name="ce1">
            <text:p>5.99945</text:p>
          </table:table-cell>
          <table:table-cell office:value-type="float" office:value="9.3120415" table:style-name="ce1">
            <text:p>9.3120415</text:p>
          </table:table-cell>
          <table:table-cell office:value-type="float" office:value="6.8630775" table:style-name="ce1">
            <text:p>6.8630775</text:p>
          </table:table-cell>
          <table:table-cell office:value-type="float" office:value="4.687665" table:style-name="ce1">
            <text:p>4.687665</text:p>
          </table:table-cell>
          <table:table-cell office:value-type="float" office:value="6.1432675" table:style-name="ce1">
            <text:p>6.1432675</text:p>
          </table:table-cell>
          <table:table-cell office:value-type="float" office:value="8.80684075" table:style-name="ce1">
            <text:p>8.80684075</text:p>
          </table:table-cell>
          <table:table-cell office:value-type="float" office:value="5.92916675" table:style-name="ce1">
            <text:p>5.92916675</text:p>
          </table:table-cell>
          <table:table-cell office:value-type="float" office:value="8.31775525" table:style-name="ce1">
            <text:p>8.31775525</text:p>
          </table:table-cell>
          <table:table-cell office:value-type="float" office:value="8.1953125" table:style-name="ce1">
            <text:p>8.1953125</text:p>
          </table:table-cell>
          <table:table-cell office:value-type="float" office:value="3.25140625" table:style-name="ce1">
            <text:p>3.25140625</text:p>
          </table:table-cell>
          <table:table-cell office:value-type="float" office:value="8.4225" table:style-name="ce1">
            <text:p>8.4225</text:p>
          </table:table-cell>
          <table:table-cell office:value-type="float" office:value="7.77975" table:style-name="ce1">
            <text:p>7.77975</text:p>
          </table:table-cell>
          <table:table-cell office:value-type="float" office:value="8.54775" table:style-name="ce1">
            <text:p>8.54775</text:p>
          </table:table-cell>
          <table:table-cell office:value-type="float" office:value="3.3685" table:style-name="ce1">
            <text:p>3.3685</text:p>
          </table:table-cell>
          <table:table-cell office:value-type="float" office:value="2.19913924193548" table:style-name="ce1">
            <text:p>2.19913924193548</text:p>
          </table:table-cell>
          <table:table-cell office:value-type="float" office:value="2.19913924193548" table:style-name="ce1">
            <text:p>2.19913924193548</text:p>
          </table:table-cell>
          <table:table-cell office:value-type="float" office:value="2.19913924193548" table:style-name="ce1">
            <text:p>2.19913924193548</text:p>
          </table:table-cell>
          <table:table-cell office:value-type="float" office:value="2.19913924193548" table:style-name="ce1">
            <text:p>2.19913924193548</text:p>
          </table:table-cell>
          <table:table-cell office:value-type="float" office:value="2.19913924193548" table:style-name="ce1">
            <text:p>2.19913924193548</text:p>
          </table:table-cell>
          <table:table-cell office:value-type="float" office:value="2.19913924193548" table:style-name="ce1">
            <text:p>2.19913924193548</text:p>
          </table:table-cell>
          <table:table-cell office:value-type="float" office:value="2.19913924193548" table:style-name="ce1">
            <text:p>2.19913924193548</text:p>
          </table:table-cell>
          <table:table-cell office:value-type="float" office:value="2.19913924193548" table:style-name="ce1">
            <text:p>2.19913924193548</text:p>
          </table:table-cell>
          <table:table-cell office:value-type="float" office:value="2.19913924193548" table:style-name="ce1">
            <text:p>2.19913924193548</text:p>
          </table:table-cell>
          <table:table-cell office:value-type="float" office:value="2.19913924193548" table:style-name="ce1">
            <text:p>2.19913924193548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.4526425" table:style-name="ce1">
            <text:p>10.4526425</text:p>
          </table:table-cell>
          <table:table-cell office:value-type="float" office:value="6.4324725" table:style-name="ce1">
            <text:p>6.4324725</text:p>
          </table:table-cell>
          <table:table-cell office:value-type="float" office:value="12.383755" table:style-name="ce1">
            <text:p>12.383755</text:p>
          </table:table-cell>
          <table:table-cell office:value-type="float" office:value="3.09432" table:style-name="ce1">
            <text:p>3.09432</text:p>
          </table:table-cell>
          <table:table-cell office:value-type="float" office:value="5.8651425" table:style-name="ce1">
            <text:p>5.8651425</text:p>
          </table:table-cell>
          <table:table-cell office:value-type="float" office:value="7.59885675" table:style-name="ce1">
            <text:p>7.59885675</text:p>
          </table:table-cell>
          <table:table-cell office:value-type="float" office:value="5.7071475" table:style-name="ce1">
            <text:p>5.7071475</text:p>
          </table:table-cell>
          <table:table-cell office:value-type="float" office:value="2.93901" table:style-name="ce1">
            <text:p>2.93901</text:p>
          </table:table-cell>
          <table:table-cell office:value-type="float" office:value="4.10593" table:style-name="ce1">
            <text:p>4.10593</text:p>
          </table:table-cell>
          <table:table-cell office:value-type="float" office:value="4.873265" table:style-name="ce1">
            <text:p>4.873265</text:p>
          </table:table-cell>
          <table:table-cell office:value-type="float" office:value="5.148" table:style-name="ce1">
            <text:p>5.148</text:p>
          </table:table-cell>
          <table:table-cell office:value-type="float" office:value="5.8546145" table:style-name="ce1">
            <text:p>5.8546145</text:p>
          </table:table-cell>
          <table:table-cell office:value-type="float" office:value="6.266875" table:style-name="ce1">
            <text:p>6.266875</text:p>
          </table:table-cell>
          <table:table-cell office:value-type="float" office:value="1.324765625" table:style-name="ce1">
            <text:p>1.324765625</text:p>
          </table:table-cell>
          <table:table-cell office:value-type="float" office:value="6.385" table:style-name="ce1">
            <text:p>6.385</text:p>
          </table:table-cell>
          <table:table-cell office:value-type="float" office:value="6.289" table:style-name="ce1">
            <text:p>6.289</text:p>
          </table:table-cell>
          <table:table-cell office:value-type="float" office:value="6.6735" table:style-name="ce1">
            <text:p>6.6735</text:p>
          </table:table-cell>
          <table:table-cell office:value-type="float" office:value="1.65975" table:style-name="ce1">
            <text:p>1.65975</text:p>
          </table:table-cell>
          <table:table-cell office:value-type="float" office:value="1.66216204637097" table:style-name="ce1">
            <text:p>1.66216204637097</text:p>
          </table:table-cell>
          <table:table-cell office:value-type="float" office:value="1.66216204637097" table:style-name="ce1">
            <text:p>1.66216204637097</text:p>
          </table:table-cell>
          <table:table-cell office:value-type="float" office:value="1.66216204637097" table:style-name="ce1">
            <text:p>1.66216204637097</text:p>
          </table:table-cell>
          <table:table-cell office:value-type="float" office:value="1.66216204637097" table:style-name="ce1">
            <text:p>1.66216204637097</text:p>
          </table:table-cell>
          <table:table-cell office:value-type="float" office:value="1.66216204637097" table:style-name="ce1">
            <text:p>1.66216204637097</text:p>
          </table:table-cell>
          <table:table-cell office:value-type="float" office:value="1.66216204637097" table:style-name="ce1">
            <text:p>1.66216204637097</text:p>
          </table:table-cell>
          <table:table-cell office:value-type="float" office:value="1.66216204637097" table:style-name="ce1">
            <text:p>1.66216204637097</text:p>
          </table:table-cell>
          <table:table-cell office:value-type="float" office:value="1.66216204637097" table:style-name="ce1">
            <text:p>1.66216204637097</text:p>
          </table:table-cell>
          <table:table-cell office:value-type="float" office:value="1.66216204637097" table:style-name="ce1">
            <text:p>1.66216204637097</text:p>
          </table:table-cell>
          <table:table-cell office:value-type="float" office:value="1.66216204637097" table:style-name="ce1">
            <text:p>1.66216204637097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4578095" table:style-name="ce1">
            <text:p>6.4578095</text:p>
          </table:table-cell>
          <table:table-cell office:value-type="float" office:value="4.8855975" table:style-name="ce1">
            <text:p>4.8855975</text:p>
          </table:table-cell>
          <table:table-cell office:value-type="float" office:value="9.52266425" table:style-name="ce1">
            <text:p>9.52266425</text:p>
          </table:table-cell>
          <table:table-cell office:value-type="float" office:value="3.1087825" table:style-name="ce1">
            <text:p>3.1087825</text:p>
          </table:table-cell>
          <table:table-cell office:value-type="float" office:value="3.88824" table:style-name="ce1">
            <text:p>3.88824</text:p>
          </table:table-cell>
          <table:table-cell office:value-type="float" office:value="6.651281" table:style-name="ce1">
            <text:p>6.651281</text:p>
          </table:table-cell>
          <table:table-cell office:value-type="float" office:value="5.3768125" table:style-name="ce1">
            <text:p>5.3768125</text:p>
          </table:table-cell>
          <table:table-cell office:value-type="float" office:value="3.15081" table:style-name="ce1">
            <text:p>3.15081</text:p>
          </table:table-cell>
          <table:table-cell office:value-type="float" office:value="4.848935" table:style-name="ce1">
            <text:p>4.848935</text:p>
          </table:table-cell>
          <table:table-cell office:value-type="float" office:value="5.340003" table:style-name="ce1">
            <text:p>5.340003</text:p>
          </table:table-cell>
          <table:table-cell office:value-type="float" office:value="4.47033325" table:style-name="ce1">
            <text:p>4.47033325</text:p>
          </table:table-cell>
          <table:table-cell office:value-type="float" office:value="5.13603625" table:style-name="ce1">
            <text:p>5.13603625</text:p>
          </table:table-cell>
          <table:table-cell office:value-type="float" office:value="4.34" table:style-name="ce1">
            <text:p>4.34</text:p>
          </table:table-cell>
          <table:table-cell office:value-type="float" office:value="1.38273475" table:style-name="ce1">
            <text:p>1.38273475</text:p>
          </table:table-cell>
          <table:table-cell office:value-type="float" office:value="4.8525" table:style-name="ce1">
            <text:p>4.8525</text:p>
          </table:table-cell>
          <table:table-cell office:value-type="float" office:value="4.2065" table:style-name="ce1">
            <text:p>4.2065</text:p>
          </table:table-cell>
          <table:table-cell office:value-type="float" office:value="4.87125" table:style-name="ce1">
            <text:p>4.87125</text:p>
          </table:table-cell>
          <table:table-cell office:value-type="float" office:value="2.34075" table:style-name="ce1">
            <text:p>2.34075</text:p>
          </table:table-cell>
          <table:table-cell office:value-type="float" office:value="1.36824257258065" table:style-name="ce1">
            <text:p>1.36824257258065</text:p>
          </table:table-cell>
          <table:table-cell office:value-type="float" office:value="1.36824257258065" table:style-name="ce1">
            <text:p>1.36824257258065</text:p>
          </table:table-cell>
          <table:table-cell office:value-type="float" office:value="1.36824257258065" table:style-name="ce1">
            <text:p>1.36824257258065</text:p>
          </table:table-cell>
          <table:table-cell office:value-type="float" office:value="1.36824257258065" table:style-name="ce1">
            <text:p>1.36824257258065</text:p>
          </table:table-cell>
          <table:table-cell office:value-type="float" office:value="1.36824257258065" table:style-name="ce1">
            <text:p>1.36824257258065</text:p>
          </table:table-cell>
          <table:table-cell office:value-type="float" office:value="1.36824257258065" table:style-name="ce1">
            <text:p>1.36824257258065</text:p>
          </table:table-cell>
          <table:table-cell office:value-type="float" office:value="1.36824257258065" table:style-name="ce1">
            <text:p>1.36824257258065</text:p>
          </table:table-cell>
          <table:table-cell office:value-type="float" office:value="1.36824257258065" table:style-name="ce1">
            <text:p>1.36824257258065</text:p>
          </table:table-cell>
          <table:table-cell office:value-type="float" office:value="1.36824257258065" table:style-name="ce1">
            <text:p>1.36824257258065</text:p>
          </table:table-cell>
          <table:table-cell office:value-type="float" office:value="1.36824257258065" table:style-name="ce1">
            <text:p>1.36824257258065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.4385925" table:style-name="ce1">
            <text:p>14.4385925</text:p>
          </table:table-cell>
          <table:table-cell office:value-type="float" office:value="6.76955" table:style-name="ce1">
            <text:p>6.76955</text:p>
          </table:table-cell>
          <table:table-cell office:value-type="float" office:value="14.4626075" table:style-name="ce1">
            <text:p>14.4626075</text:p>
          </table:table-cell>
          <table:table-cell office:value-type="float" office:value="4.332125" table:style-name="ce1">
            <text:p>4.332125</text:p>
          </table:table-cell>
          <table:table-cell office:value-type="float" office:value="6.3117075" table:style-name="ce1">
            <text:p>6.3117075</text:p>
          </table:table-cell>
          <table:table-cell office:value-type="float" office:value="9.94646525" table:style-name="ce1">
            <text:p>9.94646525</text:p>
          </table:table-cell>
          <table:table-cell office:value-type="float" office:value="6.637015" table:style-name="ce1">
            <text:p>6.637015</text:p>
          </table:table-cell>
          <table:table-cell office:value-type="float" office:value="4.9983875" table:style-name="ce1">
            <text:p>4.9983875</text:p>
          </table:table-cell>
          <table:table-cell office:value-type="float" office:value="5.7271825" table:style-name="ce1">
            <text:p>5.7271825</text:p>
          </table:table-cell>
          <table:table-cell office:value-type="float" office:value="8.08393725" table:style-name="ce1">
            <text:p>8.08393725</text:p>
          </table:table-cell>
          <table:table-cell office:value-type="float" office:value="6.4804165" table:style-name="ce1">
            <text:p>6.4804165</text:p>
          </table:table-cell>
          <table:table-cell office:value-type="float" office:value="7.15010675" table:style-name="ce1">
            <text:p>7.15010675</text:p>
          </table:table-cell>
          <table:table-cell office:value-type="float" office:value="8.5478125" table:style-name="ce1">
            <text:p>8.5478125</text:p>
          </table:table-cell>
          <table:table-cell office:value-type="float" office:value="1.99187525" table:style-name="ce1">
            <text:p>1.99187525</text:p>
          </table:table-cell>
          <table:table-cell office:value-type="float" office:value="9.97" table:style-name="ce1">
            <text:p>9.97</text:p>
          </table:table-cell>
          <table:table-cell office:value-type="float" office:value="8.50175" table:style-name="ce1">
            <text:p>8.50175</text:p>
          </table:table-cell>
          <table:table-cell office:value-type="float" office:value="9.54925" table:style-name="ce1">
            <text:p>9.54925</text:p>
          </table:table-cell>
          <table:table-cell office:value-type="float" office:value="3.63625" table:style-name="ce1">
            <text:p>3.63625</text:p>
          </table:table-cell>
          <table:table-cell office:value-type="float" office:value="2.2183069516129" table:style-name="ce1">
            <text:p>2.2183069516129</text:p>
          </table:table-cell>
          <table:table-cell office:value-type="float" office:value="2.2183069516129" table:style-name="ce1">
            <text:p>2.2183069516129</text:p>
          </table:table-cell>
          <table:table-cell office:value-type="float" office:value="2.2183069516129" table:style-name="ce1">
            <text:p>2.2183069516129</text:p>
          </table:table-cell>
          <table:table-cell office:value-type="float" office:value="2.2183069516129" table:style-name="ce1">
            <text:p>2.2183069516129</text:p>
          </table:table-cell>
          <table:table-cell office:value-type="float" office:value="2.2183069516129" table:style-name="ce1">
            <text:p>2.2183069516129</text:p>
          </table:table-cell>
          <table:table-cell office:value-type="float" office:value="2.2183069516129" table:style-name="ce1">
            <text:p>2.2183069516129</text:p>
          </table:table-cell>
          <table:table-cell office:value-type="float" office:value="2.2183069516129" table:style-name="ce1">
            <text:p>2.2183069516129</text:p>
          </table:table-cell>
          <table:table-cell office:value-type="float" office:value="2.2183069516129" table:style-name="ce1">
            <text:p>2.2183069516129</text:p>
          </table:table-cell>
          <table:table-cell office:value-type="float" office:value="2.2183069516129" table:style-name="ce1">
            <text:p>2.2183069516129</text:p>
          </table:table-cell>
          <table:table-cell office:value-type="float" office:value="2.2183069516129" table:style-name="ce1">
            <text:p>2.2183069516129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3269125" table:style-name="ce1">
            <text:p>12.3269125</text:p>
          </table:table-cell>
          <table:table-cell office:value-type="float" office:value="6.95021" table:style-name="ce1">
            <text:p>6.95021</text:p>
          </table:table-cell>
          <table:table-cell office:value-type="float" office:value="13.3200125" table:style-name="ce1">
            <text:p>13.3200125</text:p>
          </table:table-cell>
          <table:table-cell office:value-type="float" office:value="4.6759125" table:style-name="ce1">
            <text:p>4.6759125</text:p>
          </table:table-cell>
          <table:table-cell office:value-type="float" office:value="6.926055" table:style-name="ce1">
            <text:p>6.926055</text:p>
          </table:table-cell>
          <table:table-cell office:value-type="float" office:value="10.39515675" table:style-name="ce1">
            <text:p>10.39515675</text:p>
          </table:table-cell>
          <table:table-cell office:value-type="float" office:value="7.2344625" table:style-name="ce1">
            <text:p>7.2344625</text:p>
          </table:table-cell>
          <table:table-cell office:value-type="float" office:value="5.199385" table:style-name="ce1">
            <text:p>5.199385</text:p>
          </table:table-cell>
          <table:table-cell office:value-type="float" office:value="6.1101275" table:style-name="ce1">
            <text:p>6.1101275</text:p>
          </table:table-cell>
          <table:table-cell office:value-type="float" office:value="8.1065615" table:style-name="ce1">
            <text:p>8.1065615</text:p>
          </table:table-cell>
          <table:table-cell office:value-type="float" office:value="6.124" table:style-name="ce1">
            <text:p>6.124</text:p>
          </table:table-cell>
          <table:table-cell office:value-type="float" office:value="8.13368775" table:style-name="ce1">
            <text:p>8.13368775</text:p>
          </table:table-cell>
          <table:table-cell office:value-type="float" office:value="7.91796875" table:style-name="ce1">
            <text:p>7.91796875</text:p>
          </table:table-cell>
          <table:table-cell office:value-type="float" office:value="1.9215625" table:style-name="ce1">
            <text:p>1.9215625</text:p>
          </table:table-cell>
          <table:table-cell office:value-type="float" office:value="9" table:style-name="ce1">
            <text:p>9</text:p>
          </table:table-cell>
          <table:table-cell office:value-type="float" office:value="8.25775" table:style-name="ce1">
            <text:p>8.25775</text:p>
          </table:table-cell>
          <table:table-cell office:value-type="float" office:value="8.6485" table:style-name="ce1">
            <text:p>8.6485</text:p>
          </table:table-cell>
          <table:table-cell office:value-type="float" office:value="3.703" table:style-name="ce1">
            <text:p>3.703</text:p>
          </table:table-cell>
          <table:table-cell office:value-type="float" office:value="2.17663330241935" table:style-name="ce1">
            <text:p>2.17663330241935</text:p>
          </table:table-cell>
          <table:table-cell office:value-type="float" office:value="2.17663330241935" table:style-name="ce1">
            <text:p>2.17663330241935</text:p>
          </table:table-cell>
          <table:table-cell office:value-type="float" office:value="2.17663330241935" table:style-name="ce1">
            <text:p>2.17663330241935</text:p>
          </table:table-cell>
          <table:table-cell office:value-type="float" office:value="2.17663330241935" table:style-name="ce1">
            <text:p>2.17663330241935</text:p>
          </table:table-cell>
          <table:table-cell office:value-type="float" office:value="2.17663330241935" table:style-name="ce1">
            <text:p>2.17663330241935</text:p>
          </table:table-cell>
          <table:table-cell office:value-type="float" office:value="2.17663330241935" table:style-name="ce1">
            <text:p>2.17663330241935</text:p>
          </table:table-cell>
          <table:table-cell office:value-type="float" office:value="2.17663330241935" table:style-name="ce1">
            <text:p>2.17663330241935</text:p>
          </table:table-cell>
          <table:table-cell office:value-type="float" office:value="2.17663330241935" table:style-name="ce1">
            <text:p>2.17663330241935</text:p>
          </table:table-cell>
          <table:table-cell office:value-type="float" office:value="2.17663330241935" table:style-name="ce1">
            <text:p>2.17663330241935</text:p>
          </table:table-cell>
          <table:table-cell office:value-type="float" office:value="2.17663330241935" table:style-name="ce1">
            <text:p>2.17663330241935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091023" table:style-name="ce1">
            <text:p>3.091023</text:p>
          </table:table-cell>
          <table:table-cell office:value-type="float" office:value="3.8611225" table:style-name="ce1">
            <text:p>3.8611225</text:p>
          </table:table-cell>
          <table:table-cell office:value-type="float" office:value="5.19773625" table:style-name="ce1">
            <text:p>5.19773625</text:p>
          </table:table-cell>
          <table:table-cell office:value-type="float" office:value="1.760415" table:style-name="ce1">
            <text:p>1.760415</text:p>
          </table:table-cell>
          <table:table-cell office:value-type="float" office:value="2.3359875" table:style-name="ce1">
            <text:p>2.3359875</text:p>
          </table:table-cell>
          <table:table-cell office:value-type="float" office:value="3.3953855" table:style-name="ce1">
            <text:p>3.3953855</text:p>
          </table:table-cell>
          <table:table-cell office:value-type="float" office:value="2.56921" table:style-name="ce1">
            <text:p>2.56921</text:p>
          </table:table-cell>
          <table:table-cell office:value-type="float" office:value="2.2833875" table:style-name="ce1">
            <text:p>2.2833875</text:p>
          </table:table-cell>
          <table:table-cell office:value-type="float" office:value="1.55757" table:style-name="ce1">
            <text:p>1.55757</text:p>
          </table:table-cell>
          <table:table-cell office:value-type="float" office:value="3.36465025" table:style-name="ce1">
            <text:p>3.36465025</text:p>
          </table:table-cell>
          <table:table-cell office:value-type="float" office:value="1.728500075" table:style-name="ce1">
            <text:p>1.728500075</text:p>
          </table:table-cell>
          <table:table-cell office:value-type="float" office:value="4.025083" table:style-name="ce1">
            <text:p>4.025083</text:p>
          </table:table-cell>
          <table:table-cell office:value-type="float" office:value="2.375" table:style-name="ce1">
            <text:p>2.375</text:p>
          </table:table-cell>
          <table:table-cell office:value-type="float" office:value="0.57875" table:style-name="ce1">
            <text:p>0.57875</text:p>
          </table:table-cell>
          <table:table-cell office:value-type="float" office:value="2.6225" table:style-name="ce1">
            <text:p>2.6225</text:p>
          </table:table-cell>
          <table:table-cell office:value-type="float" office:value="3.868" table:style-name="ce1">
            <text:p>3.868</text:p>
          </table:table-cell>
          <table:table-cell office:value-type="float" office:value="2.00925" table:style-name="ce1">
            <text:p>2.00925</text:p>
          </table:table-cell>
          <table:table-cell office:value-type="float" office:value="0.817" table:style-name="ce1">
            <text:p>0.817</text:p>
          </table:table-cell>
          <table:table-cell office:value-type="float" office:value="0.765170493145161" table:style-name="ce1">
            <text:p>0.765170493145161</text:p>
          </table:table-cell>
          <table:table-cell office:value-type="float" office:value="0.765170493145161" table:style-name="ce1">
            <text:p>0.765170493145161</text:p>
          </table:table-cell>
          <table:table-cell office:value-type="float" office:value="0.765170493145161" table:style-name="ce1">
            <text:p>0.765170493145161</text:p>
          </table:table-cell>
          <table:table-cell office:value-type="float" office:value="0.765170493145161" table:style-name="ce1">
            <text:p>0.765170493145161</text:p>
          </table:table-cell>
          <table:table-cell office:value-type="float" office:value="0.765170493145161" table:style-name="ce1">
            <text:p>0.765170493145161</text:p>
          </table:table-cell>
          <table:table-cell office:value-type="float" office:value="0.765170493145161" table:style-name="ce1">
            <text:p>0.765170493145161</text:p>
          </table:table-cell>
          <table:table-cell office:value-type="float" office:value="0.765170493145161" table:style-name="ce1">
            <text:p>0.765170493145161</text:p>
          </table:table-cell>
          <table:table-cell office:value-type="float" office:value="0.765170493145161" table:style-name="ce1">
            <text:p>0.765170493145161</text:p>
          </table:table-cell>
          <table:table-cell office:value-type="float" office:value="0.765170493145161" table:style-name="ce1">
            <text:p>0.765170493145161</text:p>
          </table:table-cell>
          <table:table-cell office:value-type="float" office:value="0.765170493145161" table:style-name="ce1">
            <text:p>0.765170493145161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9687925" table:style-name="ce1">
            <text:p>12.9687925</text:p>
          </table:table-cell>
          <table:table-cell office:value-type="float" office:value="10.7487025" table:style-name="ce1">
            <text:p>10.7487025</text:p>
          </table:table-cell>
          <table:table-cell office:value-type="float" office:value="15.903173" table:style-name="ce1">
            <text:p>15.903173</text:p>
          </table:table-cell>
          <table:table-cell office:value-type="float" office:value="7.9643875" table:style-name="ce1">
            <text:p>7.9643875</text:p>
          </table:table-cell>
          <table:table-cell office:value-type="float" office:value="7.0177925" table:style-name="ce1">
            <text:p>7.0177925</text:p>
          </table:table-cell>
          <table:table-cell office:value-type="float" office:value="12.57146" table:style-name="ce1">
            <text:p>12.57146</text:p>
          </table:table-cell>
          <table:table-cell office:value-type="float" office:value="7.8925075" table:style-name="ce1">
            <text:p>7.8925075</text:p>
          </table:table-cell>
          <table:table-cell office:value-type="float" office:value="6.1382575" table:style-name="ce1">
            <text:p>6.1382575</text:p>
          </table:table-cell>
          <table:table-cell office:value-type="float" office:value="7.303775" table:style-name="ce1">
            <text:p>7.303775</text:p>
          </table:table-cell>
          <table:table-cell office:value-type="float" office:value="12.36508" table:style-name="ce1">
            <text:p>12.36508</text:p>
          </table:table-cell>
          <table:table-cell office:value-type="float" office:value="8.1666665" table:style-name="ce1">
            <text:p>8.1666665</text:p>
          </table:table-cell>
          <table:table-cell office:value-type="float" office:value="9.19370525" table:style-name="ce1">
            <text:p>9.19370525</text:p>
          </table:table-cell>
          <table:table-cell office:value-type="float" office:value="7.94953125" table:style-name="ce1">
            <text:p>7.94953125</text:p>
          </table:table-cell>
          <table:table-cell office:value-type="float" office:value="3.7870315" table:style-name="ce1">
            <text:p>3.7870315</text:p>
          </table:table-cell>
          <table:table-cell office:value-type="float" office:value="11.2425" table:style-name="ce1">
            <text:p>11.2425</text:p>
          </table:table-cell>
          <table:table-cell office:value-type="float" office:value="8.10975" table:style-name="ce1">
            <text:p>8.10975</text:p>
          </table:table-cell>
          <table:table-cell office:value-type="float" office:value="8.686" table:style-name="ce1">
            <text:p>8.686</text:p>
          </table:table-cell>
          <table:table-cell office:value-type="float" office:value="5.37175" table:style-name="ce1">
            <text:p>5.37175</text:p>
          </table:table-cell>
          <table:table-cell office:value-type="float" office:value="2.6351752016129" table:style-name="ce1">
            <text:p>2.6351752016129</text:p>
          </table:table-cell>
          <table:table-cell office:value-type="float" office:value="2.6351752016129" table:style-name="ce1">
            <text:p>2.6351752016129</text:p>
          </table:table-cell>
          <table:table-cell office:value-type="float" office:value="2.6351752016129" table:style-name="ce1">
            <text:p>2.6351752016129</text:p>
          </table:table-cell>
          <table:table-cell office:value-type="float" office:value="2.6351752016129" table:style-name="ce1">
            <text:p>2.6351752016129</text:p>
          </table:table-cell>
          <table:table-cell office:value-type="float" office:value="2.6351752016129" table:style-name="ce1">
            <text:p>2.6351752016129</text:p>
          </table:table-cell>
          <table:table-cell office:value-type="float" office:value="2.6351752016129" table:style-name="ce1">
            <text:p>2.6351752016129</text:p>
          </table:table-cell>
          <table:table-cell office:value-type="float" office:value="2.6351752016129" table:style-name="ce1">
            <text:p>2.6351752016129</text:p>
          </table:table-cell>
          <table:table-cell office:value-type="float" office:value="2.6351752016129" table:style-name="ce1">
            <text:p>2.6351752016129</text:p>
          </table:table-cell>
          <table:table-cell office:value-type="float" office:value="2.6351752016129" table:style-name="ce1">
            <text:p>2.6351752016129</text:p>
          </table:table-cell>
          <table:table-cell office:value-type="float" office:value="2.6351752016129" table:style-name="ce1">
            <text:p>2.6351752016129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27142" table:style-name="ce1">
            <text:p>12.27142</text:p>
          </table:table-cell>
          <table:table-cell office:value-type="float" office:value="8.98531" table:style-name="ce1">
            <text:p>8.98531</text:p>
          </table:table-cell>
          <table:table-cell office:value-type="float" office:value="11.653455" table:style-name="ce1">
            <text:p>11.653455</text:p>
          </table:table-cell>
          <table:table-cell office:value-type="float" office:value="4.0050075" table:style-name="ce1">
            <text:p>4.0050075</text:p>
          </table:table-cell>
          <table:table-cell office:value-type="float" office:value="6.896955" table:style-name="ce1">
            <text:p>6.896955</text:p>
          </table:table-cell>
          <table:table-cell office:value-type="float" office:value="9.817399" table:style-name="ce1">
            <text:p>9.817399</text:p>
          </table:table-cell>
          <table:table-cell office:value-type="float" office:value="5.7407175" table:style-name="ce1">
            <text:p>5.7407175</text:p>
          </table:table-cell>
          <table:table-cell office:value-type="float" office:value="4.279575" table:style-name="ce1">
            <text:p>4.279575</text:p>
          </table:table-cell>
          <table:table-cell office:value-type="float" office:value="4.995685" table:style-name="ce1">
            <text:p>4.995685</text:p>
          </table:table-cell>
          <table:table-cell office:value-type="float" office:value="7.2199135" table:style-name="ce1">
            <text:p>7.2199135</text:p>
          </table:table-cell>
          <table:table-cell office:value-type="float" office:value="4.87608325" table:style-name="ce1">
            <text:p>4.87608325</text:p>
          </table:table-cell>
          <table:table-cell office:value-type="float" office:value="8.61117325" table:style-name="ce1">
            <text:p>8.61117325</text:p>
          </table:table-cell>
          <table:table-cell office:value-type="float" office:value="7.69164075" table:style-name="ce1">
            <text:p>7.69164075</text:p>
          </table:table-cell>
          <table:table-cell office:value-type="float" office:value="4.1796095" table:style-name="ce1">
            <text:p>4.1796095</text:p>
          </table:table-cell>
          <table:table-cell office:value-type="float" office:value="7.2875" table:style-name="ce1">
            <text:p>7.2875</text:p>
          </table:table-cell>
          <table:table-cell office:value-type="float" office:value="9.3025" table:style-name="ce1">
            <text:p>9.3025</text:p>
          </table:table-cell>
          <table:table-cell office:value-type="float" office:value="9.53975" table:style-name="ce1">
            <text:p>9.53975</text:p>
          </table:table-cell>
          <table:table-cell office:value-type="float" office:value="4.26275" table:style-name="ce1">
            <text:p>4.26275</text:p>
          </table:table-cell>
          <table:table-cell office:value-type="float" office:value="2.122845875" table:style-name="ce1">
            <text:p>2.122845875</text:p>
          </table:table-cell>
          <table:table-cell office:value-type="float" office:value="2.122845875" table:style-name="ce1">
            <text:p>2.122845875</text:p>
          </table:table-cell>
          <table:table-cell office:value-type="float" office:value="2.122845875" table:style-name="ce1">
            <text:p>2.122845875</text:p>
          </table:table-cell>
          <table:table-cell office:value-type="float" office:value="2.122845875" table:style-name="ce1">
            <text:p>2.122845875</text:p>
          </table:table-cell>
          <table:table-cell office:value-type="float" office:value="2.122845875" table:style-name="ce1">
            <text:p>2.122845875</text:p>
          </table:table-cell>
          <table:table-cell office:value-type="float" office:value="2.122845875" table:style-name="ce1">
            <text:p>2.122845875</text:p>
          </table:table-cell>
          <table:table-cell office:value-type="float" office:value="2.122845875" table:style-name="ce1">
            <text:p>2.122845875</text:p>
          </table:table-cell>
          <table:table-cell office:value-type="float" office:value="2.122845875" table:style-name="ce1">
            <text:p>2.122845875</text:p>
          </table:table-cell>
          <table:table-cell office:value-type="float" office:value="2.122845875" table:style-name="ce1">
            <text:p>2.122845875</text:p>
          </table:table-cell>
          <table:table-cell office:value-type="float" office:value="2.122845875" table:style-name="ce1">
            <text:p>2.122845875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.540335" table:style-name="ce1">
            <text:p>13.540335</text:p>
          </table:table-cell>
          <table:table-cell office:value-type="float" office:value="12.61343" table:style-name="ce1">
            <text:p>12.61343</text:p>
          </table:table-cell>
          <table:table-cell office:value-type="float" office:value="15.214365" table:style-name="ce1">
            <text:p>15.214365</text:p>
          </table:table-cell>
          <table:table-cell office:value-type="float" office:value="6.9511025" table:style-name="ce1">
            <text:p>6.9511025</text:p>
          </table:table-cell>
          <table:table-cell office:value-type="float" office:value="6.032275" table:style-name="ce1">
            <text:p>6.032275</text:p>
          </table:table-cell>
          <table:table-cell office:value-type="float" office:value="10.93933" table:style-name="ce1">
            <text:p>10.93933</text:p>
          </table:table-cell>
          <table:table-cell office:value-type="float" office:value="8.6134625" table:style-name="ce1">
            <text:p>8.6134625</text:p>
          </table:table-cell>
          <table:table-cell office:value-type="float" office:value="7.14121" table:style-name="ce1">
            <text:p>7.14121</text:p>
          </table:table-cell>
          <table:table-cell office:value-type="float" office:value="6.4886825" table:style-name="ce1">
            <text:p>6.4886825</text:p>
          </table:table-cell>
          <table:table-cell office:value-type="float" office:value="9.67235475" table:style-name="ce1">
            <text:p>9.67235475</text:p>
          </table:table-cell>
          <table:table-cell office:value-type="float" office:value="6.478" table:style-name="ce1">
            <text:p>6.478</text:p>
          </table:table-cell>
          <table:table-cell office:value-type="float" office:value="10.20436375" table:style-name="ce1">
            <text:p>10.20436375</text:p>
          </table:table-cell>
          <table:table-cell office:value-type="float" office:value="5.7696875" table:style-name="ce1">
            <text:p>5.7696875</text:p>
          </table:table-cell>
          <table:table-cell office:value-type="float" office:value="4.433125" table:style-name="ce1">
            <text:p>4.433125</text:p>
          </table:table-cell>
          <table:table-cell office:value-type="float" office:value="8.0675" table:style-name="ce1">
            <text:p>8.0675</text:p>
          </table:table-cell>
          <table:table-cell office:value-type="float" office:value="6.966" table:style-name="ce1">
            <text:p>6.966</text:p>
          </table:table-cell>
          <table:table-cell office:value-type="float" office:value="7.08475" table:style-name="ce1">
            <text:p>7.08475</text:p>
          </table:table-cell>
          <table:table-cell office:value-type="float" office:value="3.31925" table:style-name="ce1">
            <text:p>3.31925</text:p>
          </table:table-cell>
          <table:table-cell office:value-type="float" office:value="2.41176166935484" table:style-name="ce1">
            <text:p>2.41176166935484</text:p>
          </table:table-cell>
          <table:table-cell office:value-type="float" office:value="2.41176166935484" table:style-name="ce1">
            <text:p>2.41176166935484</text:p>
          </table:table-cell>
          <table:table-cell office:value-type="float" office:value="2.41176166935484" table:style-name="ce1">
            <text:p>2.41176166935484</text:p>
          </table:table-cell>
          <table:table-cell office:value-type="float" office:value="2.41176166935484" table:style-name="ce1">
            <text:p>2.41176166935484</text:p>
          </table:table-cell>
          <table:table-cell office:value-type="float" office:value="2.41176166935484" table:style-name="ce1">
            <text:p>2.41176166935484</text:p>
          </table:table-cell>
          <table:table-cell office:value-type="float" office:value="2.41176166935484" table:style-name="ce1">
            <text:p>2.41176166935484</text:p>
          </table:table-cell>
          <table:table-cell office:value-type="float" office:value="2.41176166935484" table:style-name="ce1">
            <text:p>2.41176166935484</text:p>
          </table:table-cell>
          <table:table-cell office:value-type="float" office:value="2.41176166935484" table:style-name="ce1">
            <text:p>2.41176166935484</text:p>
          </table:table-cell>
          <table:table-cell office:value-type="float" office:value="2.41176166935484" table:style-name="ce1">
            <text:p>2.41176166935484</text:p>
          </table:table-cell>
          <table:table-cell office:value-type="float" office:value="2.41176166935484" table:style-name="ce1">
            <text:p>2.41176166935484</text:p>
          </table:table-cell>
        </table:table-row>
      </table:table>
      <table:table table:name="I_FYM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</table:table>
      <table:table table:name="I_GM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1.76" table:style-name="ce1">
            <text:p>1.76</text:p>
          </table:table-cell>
          <table:table-cell office:value-type="float" office:value="1.76" table:style-name="ce1">
            <text:p>1.76</text:p>
          </table:table-cell>
          <table:table-cell office:value-type="float" office:value="1.76" table:style-name="ce1">
            <text:p>1.76</text:p>
          </table:table-cell>
          <table:table-cell office:value-type="float" office:value="1.76" table:style-name="ce1">
            <text:p>1.76</text:p>
          </table:table-cell>
          <table:table-cell office:value-type="float" office:value="1.76" table:style-name="ce1">
            <text:p>1.76</text:p>
          </table:table-cell>
          <table:table-cell office:value-type="float" office:value="1.76" table:style-name="ce1">
            <text:p>1.76</text:p>
          </table:table-cell>
          <table:table-cell office:value-type="float" office:value="1.76" table:style-name="ce1">
            <text:p>1.76</text:p>
          </table:table-cell>
          <table:table-cell office:value-type="float" office:value="1.76" table:style-name="ce1">
            <text:p>1.76</text:p>
          </table:table-cell>
          <table:table-cell office:value-type="float" office:value="1.76" table:style-name="ce1">
            <text:p>1.76</text:p>
          </table:table-cell>
          <table:table-cell office:value-type="float" office:value="1.76" table:style-name="ce1">
            <text:p>1.76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</table:table>
      <table:table table:name="I_PEA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</table:table>
      <table:table table:name="I_SAW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</table:table>
      <table:table table:name="I_SLU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</table:table-row>
      </table:table>
      <table:table table:name="I_STR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</table:table>
      <table:table table:name="N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calib_data_Ultuna[[15]]" table:style-name="ce1">
            <text:p>calib_data_Ultuna[[15]]</text:p>
          </table:table-cell>
        </table:table-row>
        <table:table-row>
          <table:table-cell office:value-type="string" office:value="Simulation length" table:style-name="ce1">
            <text:p>Simulation length</text:p>
          </table:table-cell>
          <table:table-cell office:value-type="float" office:value="72" table:style-name="ce1">
            <text:p>72</text:p>
          </table:table-cell>
        </table:table-row>
      </table:table>
      <table:table table:name="re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.916580690960561" table:style-name="ce1">
            <text:p>0.916580690960561</text:p>
          </table:table-cell>
          <table:table-cell office:value-type="float" office:value="1.09108276277243" table:style-name="ce1">
            <text:p>1.09108276277243</text:p>
          </table:table-cell>
          <table:table-cell office:value-type="float" office:value="1.14391198003174" table:style-name="ce1">
            <text:p>1.14391198003174</text:p>
          </table:table-cell>
          <table:table-cell office:value-type="float" office:value="0.772226090981295" table:style-name="ce1">
            <text:p>0.772226090981295</text:p>
          </table:table-cell>
          <table:table-cell office:value-type="float" office:value="1.08846701561479" table:style-name="ce1">
            <text:p>1.08846701561479</text:p>
          </table:table-cell>
          <table:table-cell office:value-type="float" office:value="1.28471552717553" table:style-name="ce1">
            <text:p>1.28471552717553</text:p>
          </table:table-cell>
          <table:table-cell office:value-type="float" office:value="0.941256981084515" table:style-name="ce1">
            <text:p>0.941256981084515</text:p>
          </table:table-cell>
          <table:table-cell office:value-type="float" office:value="1.05374865579083" table:style-name="ce1">
            <text:p>1.05374865579083</text:p>
          </table:table-cell>
          <table:table-cell office:value-type="float" office:value="0.879818048235038" table:style-name="ce1">
            <text:p>0.879818048235038</text:p>
          </table:table-cell>
          <table:table-cell office:value-type="float" office:value="0.957916292017266" table:style-name="ce1">
            <text:p>0.957916292017266</text:p>
          </table:table-cell>
          <table:table-cell office:value-type="float" office:value="0.832093645593224" table:style-name="ce1">
            <text:p>0.832093645593224</text:p>
          </table:table-cell>
          <table:table-cell office:value-type="float" office:value="1.0180597556944" table:style-name="ce1">
            <text:p>1.0180597556944</text:p>
          </table:table-cell>
          <table:table-cell office:value-type="float" office:value="0.923352181458945" table:style-name="ce1">
            <text:p>0.923352181458945</text:p>
          </table:table-cell>
          <table:table-cell office:value-type="float" office:value="0.848032762318437" table:style-name="ce1">
            <text:p>0.848032762318437</text:p>
          </table:table-cell>
          <table:table-cell office:value-type="float" office:value="0.851921507450706" table:style-name="ce1">
            <text:p>0.851921507450706</text:p>
          </table:table-cell>
          <table:table-cell office:value-type="float" office:value="0.865334196545803" table:style-name="ce1">
            <text:p>0.865334196545803</text:p>
          </table:table-cell>
          <table:table-cell office:value-type="float" office:value="0.920719834834161" table:style-name="ce1">
            <text:p>0.920719834834161</text:p>
          </table:table-cell>
          <table:table-cell office:value-type="float" office:value="1.00083074852813" table:style-name="ce1">
            <text:p>1.00083074852813</text:p>
          </table:table-cell>
          <table:table-cell office:value-type="float" office:value="0.988773946536293" table:style-name="ce1">
            <text:p>0.988773946536293</text:p>
          </table:table-cell>
          <table:table-cell office:value-type="float" office:value="1.12316171572661" table:style-name="ce1">
            <text:p>1.12316171572661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85516561008923" table:style-name="ce1">
            <text:p>0.885516561008923</text:p>
          </table:table-cell>
          <table:table-cell office:value-type="float" office:value="0.988690415647294" table:style-name="ce1">
            <text:p>0.988690415647294</text:p>
          </table:table-cell>
          <table:table-cell office:value-type="float" office:value="1.13981709797554" table:style-name="ce1">
            <text:p>1.13981709797554</text:p>
          </table:table-cell>
          <table:table-cell office:value-type="float" office:value="1.06134261839123" table:style-name="ce1">
            <text:p>1.06134261839123</text:p>
          </table:table-cell>
          <table:table-cell office:value-type="float" office:value="1.00952228894809" table:style-name="ce1">
            <text:p>1.00952228894809</text:p>
          </table:table-cell>
          <table:table-cell office:value-type="float" office:value="0.966665700434457" table:style-name="ce1">
            <text:p>0.966665700434457</text:p>
          </table:table-cell>
          <table:table-cell office:value-type="float" office:value="1.06460670715397" table:style-name="ce1">
            <text:p>1.06460670715397</text:p>
          </table:table-cell>
          <table:table-cell office:value-type="float" office:value="1.10227929158372" table:style-name="ce1">
            <text:p>1.10227929158372</text:p>
          </table:table-cell>
          <table:table-cell office:value-type="float" office:value="0.938736563215381" table:style-name="ce1">
            <text:p>0.938736563215381</text:p>
          </table:table-cell>
          <table:table-cell office:value-type="float" office:value="1.06890102758189" table:style-name="ce1">
            <text:p>1.06890102758189</text:p>
          </table:table-cell>
          <table:table-cell office:value-type="float" office:value="0.944404678580901" table:style-name="ce1">
            <text:p>0.944404678580901</text:p>
          </table:table-cell>
          <table:table-cell office:value-type="float" office:value="1.12634220675586" table:style-name="ce1">
            <text:p>1.12634220675586</text:p>
          </table:table-cell>
          <table:table-cell office:value-type="float" office:value="0.975148850798473" table:style-name="ce1">
            <text:p>0.975148850798473</text:p>
          </table:table-cell>
          <table:table-cell office:value-type="float" office:value="1.11182452105916" table:style-name="ce1">
            <text:p>1.11182452105916</text:p>
          </table:table-cell>
          <table:table-cell office:value-type="float" office:value="1.17986605836122" table:style-name="ce1">
            <text:p>1.17986605836122</text:p>
          </table:table-cell>
          <table:table-cell office:value-type="float" office:value="1.11313853353712" table:style-name="ce1">
            <text:p>1.11313853353712</text:p>
          </table:table-cell>
          <table:table-cell office:value-type="float" office:value="0.945781796082274" table:style-name="ce1">
            <text:p>0.945781796082274</text:p>
          </table:table-cell>
          <table:table-cell office:value-type="float" office:value="1.01661974032851" table:style-name="ce1">
            <text:p>1.01661974032851</text:p>
          </table:table-cell>
          <table:table-cell office:value-type="float" office:value="0.952557756331689" table:style-name="ce1">
            <text:p>0.952557756331689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20472394837662" table:style-name="ce1">
            <text:p>1.20472394837662</text:p>
          </table:table-cell>
          <table:table-cell office:value-type="float" office:value="1.12944832736002" table:style-name="ce1">
            <text:p>1.12944832736002</text:p>
          </table:table-cell>
          <table:table-cell office:value-type="float" office:value="0.943226531858127" table:style-name="ce1">
            <text:p>0.943226531858127</text:p>
          </table:table-cell>
          <table:table-cell office:value-type="float" office:value="1.12450843143864" table:style-name="ce1">
            <text:p>1.12450843143864</text:p>
          </table:table-cell>
          <table:table-cell office:value-type="float" office:value="1.21185038682254" table:style-name="ce1">
            <text:p>1.21185038682254</text:p>
          </table:table-cell>
          <table:table-cell office:value-type="float" office:value="1.10044958256806" table:style-name="ce1">
            <text:p>1.10044958256806</text:p>
          </table:table-cell>
          <table:table-cell office:value-type="float" office:value="1.12382433322192" table:style-name="ce1">
            <text:p>1.12382433322192</text:p>
          </table:table-cell>
          <table:table-cell office:value-type="float" office:value="1.23882419362302" table:style-name="ce1">
            <text:p>1.23882419362302</text:p>
          </table:table-cell>
          <table:table-cell office:value-type="float" office:value="1.18930282397635" table:style-name="ce1">
            <text:p>1.18930282397635</text:p>
          </table:table-cell>
          <table:table-cell office:value-type="float" office:value="1.29291187667139" table:style-name="ce1">
            <text:p>1.29291187667139</text:p>
          </table:table-cell>
          <table:table-cell office:value-type="float" office:value="1.19922187804565" table:style-name="ce1">
            <text:p>1.19922187804565</text:p>
          </table:table-cell>
          <table:table-cell office:value-type="float" office:value="1.15559633276956" table:style-name="ce1">
            <text:p>1.15559633276956</text:p>
          </table:table-cell>
          <table:table-cell office:value-type="float" office:value="1.17020450256296" table:style-name="ce1">
            <text:p>1.17020450256296</text:p>
          </table:table-cell>
          <table:table-cell office:value-type="float" office:value="1.13437329660696" table:style-name="ce1">
            <text:p>1.13437329660696</text:p>
          </table:table-cell>
          <table:table-cell office:value-type="float" office:value="1.22943027192513" table:style-name="ce1">
            <text:p>1.22943027192513</text:p>
          </table:table-cell>
          <table:table-cell office:value-type="float" office:value="1.32250425442338" table:style-name="ce1">
            <text:p>1.32250425442338</text:p>
          </table:table-cell>
          <table:table-cell office:value-type="float" office:value="1.0934394547169" table:style-name="ce1">
            <text:p>1.0934394547169</text:p>
          </table:table-cell>
          <table:table-cell office:value-type="float" office:value="1.26861694456392" table:style-name="ce1">
            <text:p>1.26861694456392</text:p>
          </table:table-cell>
          <table:table-cell office:value-type="float" office:value="1.21063567899645" table:style-name="ce1">
            <text:p>1.21063567899645</text:p>
          </table:table-cell>
          <table:table-cell office:value-type="float" office:value="1.11810449353432" table:style-name="ce1">
            <text:p>1.11810449353432</text:p>
          </table:table-cell>
          <table:table-cell office:value-type="float" office:value="1.0102920290688" table:style-name="ce1">
            <text:p>1.0102920290688</text:p>
          </table:table-cell>
          <table:table-cell office:value-type="float" office:value="1.18634549029328" table:style-name="ce1">
            <text:p>1.18634549029328</text:p>
          </table:table-cell>
          <table:table-cell office:value-type="float" office:value="1.05333737295156" table:style-name="ce1">
            <text:p>1.05333737295156</text:p>
          </table:table-cell>
          <table:table-cell office:value-type="float" office:value="1.05333737295156" table:style-name="ce1">
            <text:p>1.05333737295156</text:p>
          </table:table-cell>
          <table:table-cell office:value-type="float" office:value="1.05333737295156" table:style-name="ce1">
            <text:p>1.05333737295156</text:p>
          </table:table-cell>
          <table:table-cell office:value-type="float" office:value="1.05333737295156" table:style-name="ce1">
            <text:p>1.05333737295156</text:p>
          </table:table-cell>
          <table:table-cell office:value-type="float" office:value="1.05333737295156" table:style-name="ce1">
            <text:p>1.05333737295156</text:p>
          </table:table-cell>
          <table:table-cell office:value-type="float" office:value="1.05333737295156" table:style-name="ce1">
            <text:p>1.05333737295156</text:p>
          </table:table-cell>
          <table:table-cell office:value-type="float" office:value="1.05333737295156" table:style-name="ce1">
            <text:p>1.05333737295156</text:p>
          </table:table-cell>
          <table:table-cell office:value-type="float" office:value="1.05333737295156" table:style-name="ce1">
            <text:p>1.05333737295156</text:p>
          </table:table-cell>
          <table:table-cell office:value-type="float" office:value="1.05333737295156" table:style-name="ce1">
            <text:p>1.05333737295156</text:p>
          </table:table-cell>
          <table:table-cell office:value-type="float" office:value="1.05333737295156" table:style-name="ce1">
            <text:p>1.05333737295156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0.90352148297604" table:style-name="ce1">
            <text:p>0.90352148297604</text:p>
          </table:table-cell>
          <table:table-cell office:value-type="float" office:value="1.06321907500046" table:style-name="ce1">
            <text:p>1.06321907500046</text:p>
          </table:table-cell>
          <table:table-cell office:value-type="float" office:value="1.13768222525978" table:style-name="ce1">
            <text:p>1.13768222525978</text:p>
          </table:table-cell>
          <table:table-cell office:value-type="float" office:value="0.734811822924473" table:style-name="ce1">
            <text:p>0.734811822924473</text:p>
          </table:table-cell>
          <table:table-cell office:value-type="float" office:value="1.05884476998632" table:style-name="ce1">
            <text:p>1.05884476998632</text:p>
          </table:table-cell>
          <table:table-cell office:value-type="float" office:value="1.21631987657239" table:style-name="ce1">
            <text:p>1.21631987657239</text:p>
          </table:table-cell>
          <table:table-cell office:value-type="float" office:value="0.937566129136399" table:style-name="ce1">
            <text:p>0.937566129136399</text:p>
          </table:table-cell>
          <table:table-cell office:value-type="float" office:value="1.03749646851612" table:style-name="ce1">
            <text:p>1.03749646851612</text:p>
          </table:table-cell>
          <table:table-cell office:value-type="float" office:value="0.79618074654391" table:style-name="ce1">
            <text:p>0.79618074654391</text:p>
          </table:table-cell>
          <table:table-cell office:value-type="float" office:value="0.908754847924145" table:style-name="ce1">
            <text:p>0.908754847924145</text:p>
          </table:table-cell>
          <table:table-cell office:value-type="float" office:value="0.825295968268242" table:style-name="ce1">
            <text:p>0.825295968268242</text:p>
          </table:table-cell>
          <table:table-cell office:value-type="float" office:value="0.987267064000583" table:style-name="ce1">
            <text:p>0.987267064000583</text:p>
          </table:table-cell>
          <table:table-cell office:value-type="float" office:value="0.920429327736812" table:style-name="ce1">
            <text:p>0.920429327736812</text:p>
          </table:table-cell>
          <table:table-cell office:value-type="float" office:value="0.843728834922339" table:style-name="ce1">
            <text:p>0.843728834922339</text:p>
          </table:table-cell>
          <table:table-cell office:value-type="float" office:value="0.830325579998189" table:style-name="ce1">
            <text:p>0.830325579998189</text:p>
          </table:table-cell>
          <table:table-cell office:value-type="float" office:value="0.858878586461986" table:style-name="ce1">
            <text:p>0.858878586461986</text:p>
          </table:table-cell>
          <table:table-cell office:value-type="float" office:value="0.915670669038226" table:style-name="ce1">
            <text:p>0.915670669038226</text:p>
          </table:table-cell>
          <table:table-cell office:value-type="float" office:value="0.987391169965136" table:style-name="ce1">
            <text:p>0.987391169965136</text:p>
          </table:table-cell>
          <table:table-cell office:value-type="float" office:value="0.968904179010695" table:style-name="ce1">
            <text:p>0.968904179010695</text:p>
          </table:table-cell>
          <table:table-cell office:value-type="float" office:value="1.11244904720269" table:style-name="ce1">
            <text:p>1.11244904720269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626394643921" table:style-name="ce1">
            <text:p>0.8626394643921</text:p>
          </table:table-cell>
          <table:table-cell office:value-type="float" office:value="0.981589278598371" table:style-name="ce1">
            <text:p>0.981589278598371</text:p>
          </table:table-cell>
          <table:table-cell office:value-type="float" office:value="1.12984051908135" table:style-name="ce1">
            <text:p>1.12984051908135</text:p>
          </table:table-cell>
          <table:table-cell office:value-type="float" office:value="1.05240076316195" table:style-name="ce1">
            <text:p>1.05240076316195</text:p>
          </table:table-cell>
          <table:table-cell office:value-type="float" office:value="0.975144830147237" table:style-name="ce1">
            <text:p>0.975144830147237</text:p>
          </table:table-cell>
          <table:table-cell office:value-type="float" office:value="0.957935968649559" table:style-name="ce1">
            <text:p>0.957935968649559</text:p>
          </table:table-cell>
          <table:table-cell office:value-type="float" office:value="1.05249503434038" table:style-name="ce1">
            <text:p>1.05249503434038</text:p>
          </table:table-cell>
          <table:table-cell office:value-type="float" office:value="1.08907571402449" table:style-name="ce1">
            <text:p>1.08907571402449</text:p>
          </table:table-cell>
          <table:table-cell office:value-type="float" office:value="0.932954558225077" table:style-name="ce1">
            <text:p>0.932954558225077</text:p>
          </table:table-cell>
          <table:table-cell office:value-type="float" office:value="1.05820089266646" table:style-name="ce1">
            <text:p>1.05820089266646</text:p>
          </table:table-cell>
          <table:table-cell office:value-type="float" office:value="0.919969375239067" table:style-name="ce1">
            <text:p>0.919969375239067</text:p>
          </table:table-cell>
          <table:table-cell office:value-type="float" office:value="1.11444756909823" table:style-name="ce1">
            <text:p>1.11444756909823</text:p>
          </table:table-cell>
          <table:table-cell office:value-type="float" office:value="0.970150083565734" table:style-name="ce1">
            <text:p>0.970150083565734</text:p>
          </table:table-cell>
          <table:table-cell office:value-type="float" office:value="1.10793379087034" table:style-name="ce1">
            <text:p>1.10793379087034</text:p>
          </table:table-cell>
          <table:table-cell office:value-type="float" office:value="1.1478232843605" table:style-name="ce1">
            <text:p>1.1478232843605</text:p>
          </table:table-cell>
          <table:table-cell office:value-type="float" office:value="1.10714988700941" table:style-name="ce1">
            <text:p>1.10714988700941</text:p>
          </table:table-cell>
          <table:table-cell office:value-type="float" office:value="0.936585001210943" table:style-name="ce1">
            <text:p>0.936585001210943</text:p>
          </table:table-cell>
          <table:table-cell office:value-type="float" office:value="1.00493862281034" table:style-name="ce1">
            <text:p>1.00493862281034</text:p>
          </table:table-cell>
          <table:table-cell office:value-type="float" office:value="0.951527131476698" table:style-name="ce1">
            <text:p>0.951527131476698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17338986214879" table:style-name="ce1">
            <text:p>1.17338986214879</text:p>
          </table:table-cell>
          <table:table-cell office:value-type="float" office:value="1.06760557907576" table:style-name="ce1">
            <text:p>1.06760557907576</text:p>
          </table:table-cell>
          <table:table-cell office:value-type="float" office:value="0.936088248479697" table:style-name="ce1">
            <text:p>0.936088248479697</text:p>
          </table:table-cell>
          <table:table-cell office:value-type="float" office:value="1.06823660602924" table:style-name="ce1">
            <text:p>1.06823660602924</text:p>
          </table:table-cell>
          <table:table-cell office:value-type="float" office:value="1.13486666837936" table:style-name="ce1">
            <text:p>1.13486666837936</text:p>
          </table:table-cell>
          <table:table-cell office:value-type="float" office:value="1.03974305777203" table:style-name="ce1">
            <text:p>1.03974305777203</text:p>
          </table:table-cell>
          <table:table-cell office:value-type="float" office:value="1.09259959815864" table:style-name="ce1">
            <text:p>1.09259959815864</text:p>
          </table:table-cell>
          <table:table-cell office:value-type="float" office:value="1.19046219140273" table:style-name="ce1">
            <text:p>1.19046219140273</text:p>
          </table:table-cell>
          <table:table-cell office:value-type="float" office:value="1.12769499165789" table:style-name="ce1">
            <text:p>1.12769499165789</text:p>
          </table:table-cell>
          <table:table-cell office:value-type="float" office:value="1.25850256449752" table:style-name="ce1">
            <text:p>1.25850256449752</text:p>
          </table:table-cell>
          <table:table-cell office:value-type="float" office:value="1.13346546835788" table:style-name="ce1">
            <text:p>1.13346546835788</text:p>
          </table:table-cell>
          <table:table-cell office:value-type="float" office:value="1.10463437453992" table:style-name="ce1">
            <text:p>1.10463437453992</text:p>
          </table:table-cell>
          <table:table-cell office:value-type="float" office:value="1.15734651184466" table:style-name="ce1">
            <text:p>1.15734651184466</text:p>
          </table:table-cell>
          <table:table-cell office:value-type="float" office:value="1.10218148861999" table:style-name="ce1">
            <text:p>1.10218148861999</text:p>
          </table:table-cell>
          <table:table-cell office:value-type="float" office:value="1.18412173004661" table:style-name="ce1">
            <text:p>1.18412173004661</text:p>
          </table:table-cell>
          <table:table-cell office:value-type="float" office:value="1.26625996352238" table:style-name="ce1">
            <text:p>1.26625996352238</text:p>
          </table:table-cell>
          <table:table-cell office:value-type="float" office:value="1.07910682588706" table:style-name="ce1">
            <text:p>1.07910682588706</text:p>
          </table:table-cell>
          <table:table-cell office:value-type="float" office:value="1.26515413646978" table:style-name="ce1">
            <text:p>1.26515413646978</text:p>
          </table:table-cell>
          <table:table-cell office:value-type="float" office:value="1.15407682860269" table:style-name="ce1">
            <text:p>1.15407682860269</text:p>
          </table:table-cell>
          <table:table-cell office:value-type="float" office:value="1.10345033336097" table:style-name="ce1">
            <text:p>1.10345033336097</text:p>
          </table:table-cell>
          <table:table-cell office:value-type="float" office:value="1.00686182941185" table:style-name="ce1">
            <text:p>1.00686182941185</text:p>
          </table:table-cell>
          <table:table-cell office:value-type="float" office:value="1.18103263449595" table:style-name="ce1">
            <text:p>1.18103263449595</text:p>
          </table:table-cell>
          <table:table-cell office:value-type="float" office:value="1.02909640972274" table:style-name="ce1">
            <text:p>1.02909640972274</text:p>
          </table:table-cell>
          <table:table-cell office:value-type="float" office:value="1.02909640972274" table:style-name="ce1">
            <text:p>1.02909640972274</text:p>
          </table:table-cell>
          <table:table-cell office:value-type="float" office:value="1.02909640972274" table:style-name="ce1">
            <text:p>1.02909640972274</text:p>
          </table:table-cell>
          <table:table-cell office:value-type="float" office:value="1.02909640972274" table:style-name="ce1">
            <text:p>1.02909640972274</text:p>
          </table:table-cell>
          <table:table-cell office:value-type="float" office:value="1.02909640972274" table:style-name="ce1">
            <text:p>1.02909640972274</text:p>
          </table:table-cell>
          <table:table-cell office:value-type="float" office:value="1.02909640972274" table:style-name="ce1">
            <text:p>1.02909640972274</text:p>
          </table:table-cell>
          <table:table-cell office:value-type="float" office:value="1.02909640972274" table:style-name="ce1">
            <text:p>1.02909640972274</text:p>
          </table:table-cell>
          <table:table-cell office:value-type="float" office:value="1.02909640972274" table:style-name="ce1">
            <text:p>1.02909640972274</text:p>
          </table:table-cell>
          <table:table-cell office:value-type="float" office:value="1.02909640972274" table:style-name="ce1">
            <text:p>1.02909640972274</text:p>
          </table:table-cell>
          <table:table-cell office:value-type="float" office:value="1.02909640972274" table:style-name="ce1">
            <text:p>1.02909640972274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0.90352148297604" table:style-name="ce1">
            <text:p>0.90352148297604</text:p>
          </table:table-cell>
          <table:table-cell office:value-type="float" office:value="1.06013544176101" table:style-name="ce1">
            <text:p>1.06013544176101</text:p>
          </table:table-cell>
          <table:table-cell office:value-type="float" office:value="1.13375031363913" table:style-name="ce1">
            <text:p>1.13375031363913</text:p>
          </table:table-cell>
          <table:table-cell office:value-type="float" office:value="0.719430142758767" table:style-name="ce1">
            <text:p>0.719430142758767</text:p>
          </table:table-cell>
          <table:table-cell office:value-type="float" office:value="1.04568625424585" table:style-name="ce1">
            <text:p>1.04568625424585</text:p>
          </table:table-cell>
          <table:table-cell office:value-type="float" office:value="1.18879161797626" table:style-name="ce1">
            <text:p>1.18879161797626</text:p>
          </table:table-cell>
          <table:table-cell office:value-type="float" office:value="0.931225559912912" table:style-name="ce1">
            <text:p>0.931225559912912</text:p>
          </table:table-cell>
          <table:table-cell office:value-type="float" office:value="1.02591382799135" table:style-name="ce1">
            <text:p>1.02591382799135</text:p>
          </table:table-cell>
          <table:table-cell office:value-type="float" office:value="0.776424988510908" table:style-name="ce1">
            <text:p>0.776424988510908</text:p>
          </table:table-cell>
          <table:table-cell office:value-type="float" office:value="0.865735712357447" table:style-name="ce1">
            <text:p>0.865735712357447</text:p>
          </table:table-cell>
          <table:table-cell office:value-type="float" office:value="0.819184474641344" table:style-name="ce1">
            <text:p>0.819184474641344</text:p>
          </table:table-cell>
          <table:table-cell office:value-type="float" office:value="0.987267064000583" table:style-name="ce1">
            <text:p>0.987267064000583</text:p>
          </table:table-cell>
          <table:table-cell office:value-type="float" office:value="0.917940906873987" table:style-name="ce1">
            <text:p>0.917940906873987</text:p>
          </table:table-cell>
          <table:table-cell office:value-type="float" office:value="0.84266080096281" table:style-name="ce1">
            <text:p>0.84266080096281</text:p>
          </table:table-cell>
          <table:table-cell office:value-type="float" office:value="0.815831904674049" table:style-name="ce1">
            <text:p>0.815831904674049</text:p>
          </table:table-cell>
          <table:table-cell office:value-type="float" office:value="0.855454354152094" table:style-name="ce1">
            <text:p>0.855454354152094</text:p>
          </table:table-cell>
          <table:table-cell office:value-type="float" office:value="0.907804756806085" table:style-name="ce1">
            <text:p>0.907804756806085</text:p>
          </table:table-cell>
          <table:table-cell office:value-type="float" office:value="0.97405213657843" table:style-name="ce1">
            <text:p>0.97405213657843</text:p>
          </table:table-cell>
          <table:table-cell office:value-type="float" office:value="0.939639052381077" table:style-name="ce1">
            <text:p>0.939639052381077</text:p>
          </table:table-cell>
          <table:table-cell office:value-type="float" office:value="1.09826694725434" table:style-name="ce1">
            <text:p>1.09826694725434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42768071671898" table:style-name="ce1">
            <text:p>0.842768071671898</text:p>
          </table:table-cell>
          <table:table-cell office:value-type="float" office:value="0.971731466827598" table:style-name="ce1">
            <text:p>0.971731466827598</text:p>
          </table:table-cell>
          <table:table-cell office:value-type="float" office:value="1.1174892027496" table:style-name="ce1">
            <text:p>1.1174892027496</text:p>
          </table:table-cell>
          <table:table-cell office:value-type="float" office:value="1.0365682145503" table:style-name="ce1">
            <text:p>1.0365682145503</text:p>
          </table:table-cell>
          <table:table-cell office:value-type="float" office:value="0.939528181039616" table:style-name="ce1">
            <text:p>0.939528181039616</text:p>
          </table:table-cell>
          <table:table-cell office:value-type="float" office:value="0.94779112215292" table:style-name="ce1">
            <text:p>0.94779112215292</text:p>
          </table:table-cell>
          <table:table-cell office:value-type="float" office:value="1.04240604004302" table:style-name="ce1">
            <text:p>1.04240604004302</text:p>
          </table:table-cell>
          <table:table-cell office:value-type="float" office:value="1.07515970778619" table:style-name="ce1">
            <text:p>1.07515970778619</text:p>
          </table:table-cell>
          <table:table-cell office:value-type="float" office:value="0.9253421019002" table:style-name="ce1">
            <text:p>0.9253421019002</text:p>
          </table:table-cell>
          <table:table-cell office:value-type="float" office:value="1.0513728298686" table:style-name="ce1">
            <text:p>1.0513728298686</text:p>
          </table:table-cell>
          <table:table-cell office:value-type="float" office:value="0.91922767117345" table:style-name="ce1">
            <text:p>0.91922767117345</text:p>
          </table:table-cell>
          <table:table-cell office:value-type="float" office:value="1.09824174476834" table:style-name="ce1">
            <text:p>1.09824174476834</text:p>
          </table:table-cell>
          <table:table-cell office:value-type="float" office:value="0.964270293829885" table:style-name="ce1">
            <text:p>0.964270293829885</text:p>
          </table:table-cell>
          <table:table-cell office:value-type="float" office:value="1.10288740836722" table:style-name="ce1">
            <text:p>1.10288740836722</text:p>
          </table:table-cell>
          <table:table-cell office:value-type="float" office:value="1.1478232843605" table:style-name="ce1">
            <text:p>1.1478232843605</text:p>
          </table:table-cell>
          <table:table-cell office:value-type="float" office:value="1.09537998788085" table:style-name="ce1">
            <text:p>1.09537998788085</text:p>
          </table:table-cell>
          <table:table-cell office:value-type="float" office:value="0.920641419085113" table:style-name="ce1">
            <text:p>0.920641419085113</text:p>
          </table:table-cell>
          <table:table-cell office:value-type="float" office:value="0.986133277463569" table:style-name="ce1">
            <text:p>0.986133277463569</text:p>
          </table:table-cell>
          <table:table-cell office:value-type="float" office:value="0.948891604932545" table:style-name="ce1">
            <text:p>0.948891604932545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13251221102584" table:style-name="ce1">
            <text:p>1.13251221102584</text:p>
          </table:table-cell>
          <table:table-cell office:value-type="float" office:value="1.03597062895191" table:style-name="ce1">
            <text:p>1.03597062895191</text:p>
          </table:table-cell>
          <table:table-cell office:value-type="float" office:value="0.916371015420845" table:style-name="ce1">
            <text:p>0.916371015420845</text:p>
          </table:table-cell>
          <table:table-cell office:value-type="float" office:value="1.03532417520837" table:style-name="ce1">
            <text:p>1.03532417520837</text:p>
          </table:table-cell>
          <table:table-cell office:value-type="float" office:value="1.0776965510502" table:style-name="ce1">
            <text:p>1.0776965510502</text:p>
          </table:table-cell>
          <table:table-cell office:value-type="float" office:value="1.00447642741311" table:style-name="ce1">
            <text:p>1.00447642741311</text:p>
          </table:table-cell>
          <table:table-cell office:value-type="float" office:value="1.0458395256147" table:style-name="ce1">
            <text:p>1.0458395256147</text:p>
          </table:table-cell>
          <table:table-cell office:value-type="float" office:value="1.14166127163833" table:style-name="ce1">
            <text:p>1.14166127163833</text:p>
          </table:table-cell>
          <table:table-cell office:value-type="float" office:value="1.05795329274862" table:style-name="ce1">
            <text:p>1.05795329274862</text:p>
          </table:table-cell>
          <table:table-cell office:value-type="float" office:value="1.22482052052727" table:style-name="ce1">
            <text:p>1.22482052052727</text:p>
          </table:table-cell>
          <table:table-cell office:value-type="float" office:value="1.07579489626559" table:style-name="ce1">
            <text:p>1.07579489626559</text:p>
          </table:table-cell>
          <table:table-cell office:value-type="float" office:value="1.06392865626479" table:style-name="ce1">
            <text:p>1.06392865626479</text:p>
          </table:table-cell>
          <table:table-cell office:value-type="float" office:value="1.12960373223616" table:style-name="ce1">
            <text:p>1.12960373223616</text:p>
          </table:table-cell>
          <table:table-cell office:value-type="float" office:value="1.05576193861237" table:style-name="ce1">
            <text:p>1.05576193861237</text:p>
          </table:table-cell>
          <table:table-cell office:value-type="float" office:value="1.13402614565241" table:style-name="ce1">
            <text:p>1.13402614565241</text:p>
          </table:table-cell>
          <table:table-cell office:value-type="float" office:value="1.22466608709311" table:style-name="ce1">
            <text:p>1.22466608709311</text:p>
          </table:table-cell>
          <table:table-cell office:value-type="float" office:value="1.05805898304265" table:style-name="ce1">
            <text:p>1.05805898304265</text:p>
          </table:table-cell>
          <table:table-cell office:value-type="float" office:value="1.25793403403979" table:style-name="ce1">
            <text:p>1.25793403403979</text:p>
          </table:table-cell>
          <table:table-cell office:value-type="float" office:value="1.11215009415119" table:style-name="ce1">
            <text:p>1.11215009415119</text:p>
          </table:table-cell>
          <table:table-cell office:value-type="float" office:value="1.08182495129991" table:style-name="ce1">
            <text:p>1.08182495129991</text:p>
          </table:table-cell>
          <table:table-cell office:value-type="float" office:value="0.999738069712571" table:style-name="ce1">
            <text:p>0.999738069712571</text:p>
          </table:table-cell>
          <table:table-cell office:value-type="float" office:value="1.17007093439023" table:style-name="ce1">
            <text:p>1.17007093439023</text:p>
          </table:table-cell>
          <table:table-cell office:value-type="float" office:value="1.00932076496292" table:style-name="ce1">
            <text:p>1.00932076496292</text:p>
          </table:table-cell>
          <table:table-cell office:value-type="float" office:value="1.00932076496292" table:style-name="ce1">
            <text:p>1.00932076496292</text:p>
          </table:table-cell>
          <table:table-cell office:value-type="float" office:value="1.00932076496292" table:style-name="ce1">
            <text:p>1.00932076496292</text:p>
          </table:table-cell>
          <table:table-cell office:value-type="float" office:value="1.00932076496292" table:style-name="ce1">
            <text:p>1.00932076496292</text:p>
          </table:table-cell>
          <table:table-cell office:value-type="float" office:value="1.00932076496292" table:style-name="ce1">
            <text:p>1.00932076496292</text:p>
          </table:table-cell>
          <table:table-cell office:value-type="float" office:value="1.00932076496292" table:style-name="ce1">
            <text:p>1.00932076496292</text:p>
          </table:table-cell>
          <table:table-cell office:value-type="float" office:value="1.00932076496292" table:style-name="ce1">
            <text:p>1.00932076496292</text:p>
          </table:table-cell>
          <table:table-cell office:value-type="float" office:value="1.00932076496292" table:style-name="ce1">
            <text:p>1.00932076496292</text:p>
          </table:table-cell>
          <table:table-cell office:value-type="float" office:value="1.00932076496292" table:style-name="ce1">
            <text:p>1.00932076496292</text:p>
          </table:table-cell>
          <table:table-cell office:value-type="float" office:value="1.00932076496292" table:style-name="ce1">
            <text:p>1.00932076496292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0.90352148297604" table:style-name="ce1">
            <text:p>0.90352148297604</text:p>
          </table:table-cell>
          <table:table-cell office:value-type="float" office:value="1.06026110752867" table:style-name="ce1">
            <text:p>1.06026110752867</text:p>
          </table:table-cell>
          <table:table-cell office:value-type="float" office:value="1.1339808604127" table:style-name="ce1">
            <text:p>1.1339808604127</text:p>
          </table:table-cell>
          <table:table-cell office:value-type="float" office:value="0.724359827536603" table:style-name="ce1">
            <text:p>0.724359827536603</text:p>
          </table:table-cell>
          <table:table-cell office:value-type="float" office:value="1.04904064182997" table:style-name="ce1">
            <text:p>1.04904064182997</text:p>
          </table:table-cell>
          <table:table-cell office:value-type="float" office:value="1.18673304737965" table:style-name="ce1">
            <text:p>1.18673304737965</text:p>
          </table:table-cell>
          <table:table-cell office:value-type="float" office:value="0.932462679866251" table:style-name="ce1">
            <text:p>0.932462679866251</text:p>
          </table:table-cell>
          <table:table-cell office:value-type="float" office:value="1.02623880923387" table:style-name="ce1">
            <text:p>1.02623880923387</text:p>
          </table:table-cell>
          <table:table-cell office:value-type="float" office:value="0.780430087108607" table:style-name="ce1">
            <text:p>0.780430087108607</text:p>
          </table:table-cell>
          <table:table-cell office:value-type="float" office:value="0.868971790319751" table:style-name="ce1">
            <text:p>0.868971790319751</text:p>
          </table:table-cell>
          <table:table-cell office:value-type="float" office:value="0.820460931264325" table:style-name="ce1">
            <text:p>0.820460931264325</text:p>
          </table:table-cell>
          <table:table-cell office:value-type="float" office:value="0.987267064000583" table:style-name="ce1">
            <text:p>0.987267064000583</text:p>
          </table:table-cell>
          <table:table-cell office:value-type="float" office:value="0.917408522106573" table:style-name="ce1">
            <text:p>0.917408522106573</text:p>
          </table:table-cell>
          <table:table-cell office:value-type="float" office:value="0.844287822999271" table:style-name="ce1">
            <text:p>0.844287822999271</text:p>
          </table:table-cell>
          <table:table-cell office:value-type="float" office:value="0.816395339251369" table:style-name="ce1">
            <text:p>0.816395339251369</text:p>
          </table:table-cell>
          <table:table-cell office:value-type="float" office:value="0.857366304725764" table:style-name="ce1">
            <text:p>0.857366304725764</text:p>
          </table:table-cell>
          <table:table-cell office:value-type="float" office:value="0.908356333259804" table:style-name="ce1">
            <text:p>0.908356333259804</text:p>
          </table:table-cell>
          <table:table-cell office:value-type="float" office:value="0.979498633628263" table:style-name="ce1">
            <text:p>0.979498633628263</text:p>
          </table:table-cell>
          <table:table-cell office:value-type="float" office:value="0.939380767077067" table:style-name="ce1">
            <text:p>0.939380767077067</text:p>
          </table:table-cell>
          <table:table-cell office:value-type="float" office:value="1.10195389682926" table:style-name="ce1">
            <text:p>1.10195389682926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52280502593141" table:style-name="ce1">
            <text:p>0.852280502593141</text:p>
          </table:table-cell>
          <table:table-cell office:value-type="float" office:value="0.975693507597257" table:style-name="ce1">
            <text:p>0.975693507597257</text:p>
          </table:table-cell>
          <table:table-cell office:value-type="float" office:value="1.12660347362656" table:style-name="ce1">
            <text:p>1.12660347362656</text:p>
          </table:table-cell>
          <table:table-cell office:value-type="float" office:value="1.03659563174618" table:style-name="ce1">
            <text:p>1.03659563174618</text:p>
          </table:table-cell>
          <table:table-cell office:value-type="float" office:value="0.947326591853255" table:style-name="ce1">
            <text:p>0.947326591853255</text:p>
          </table:table-cell>
          <table:table-cell office:value-type="float" office:value="0.953510060262958" table:style-name="ce1">
            <text:p>0.953510060262958</text:p>
          </table:table-cell>
          <table:table-cell office:value-type="float" office:value="1.04364530666455" table:style-name="ce1">
            <text:p>1.04364530666455</text:p>
          </table:table-cell>
          <table:table-cell office:value-type="float" office:value="1.07884186577641" table:style-name="ce1">
            <text:p>1.07884186577641</text:p>
          </table:table-cell>
          <table:table-cell office:value-type="float" office:value="0.930722355961792" table:style-name="ce1">
            <text:p>0.930722355961792</text:p>
          </table:table-cell>
          <table:table-cell office:value-type="float" office:value="1.05352762128001" table:style-name="ce1">
            <text:p>1.05352762128001</text:p>
          </table:table-cell>
          <table:table-cell office:value-type="float" office:value="0.919969375239067" table:style-name="ce1">
            <text:p>0.919969375239067</text:p>
          </table:table-cell>
          <table:table-cell office:value-type="float" office:value="1.10729819248337" table:style-name="ce1">
            <text:p>1.10729819248337</text:p>
          </table:table-cell>
          <table:table-cell office:value-type="float" office:value="0.968448198007008" table:style-name="ce1">
            <text:p>0.968448198007008</text:p>
          </table:table-cell>
          <table:table-cell office:value-type="float" office:value="1.10323165675371" table:style-name="ce1">
            <text:p>1.10323165675371</text:p>
          </table:table-cell>
          <table:table-cell office:value-type="float" office:value="1.1478232843605" table:style-name="ce1">
            <text:p>1.1478232843605</text:p>
          </table:table-cell>
          <table:table-cell office:value-type="float" office:value="1.1007690309357" table:style-name="ce1">
            <text:p>1.1007690309357</text:p>
          </table:table-cell>
          <table:table-cell office:value-type="float" office:value="0.932474273209023" table:style-name="ce1">
            <text:p>0.932474273209023</text:p>
          </table:table-cell>
          <table:table-cell office:value-type="float" office:value="0.980971983849119" table:style-name="ce1">
            <text:p>0.980971983849119</text:p>
          </table:table-cell>
          <table:table-cell office:value-type="float" office:value="0.951539710650307" table:style-name="ce1">
            <text:p>0.951539710650307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15869273094517" table:style-name="ce1">
            <text:p>1.15869273094517</text:p>
          </table:table-cell>
          <table:table-cell office:value-type="float" office:value="1.08130404984471" table:style-name="ce1">
            <text:p>1.08130404984471</text:p>
          </table:table-cell>
          <table:table-cell office:value-type="float" office:value="0.934874935492166" table:style-name="ce1">
            <text:p>0.934874935492166</text:p>
          </table:table-cell>
          <table:table-cell office:value-type="float" office:value="1.09708836672956" table:style-name="ce1">
            <text:p>1.09708836672956</text:p>
          </table:table-cell>
          <table:table-cell office:value-type="float" office:value="1.14150691918877" table:style-name="ce1">
            <text:p>1.14150691918877</text:p>
          </table:table-cell>
          <table:table-cell office:value-type="float" office:value="1.05135448061247" table:style-name="ce1">
            <text:p>1.05135448061247</text:p>
          </table:table-cell>
          <table:table-cell office:value-type="float" office:value="1.09460545034262" table:style-name="ce1">
            <text:p>1.09460545034262</text:p>
          </table:table-cell>
          <table:table-cell office:value-type="float" office:value="1.1991348045341" table:style-name="ce1">
            <text:p>1.1991348045341</text:p>
          </table:table-cell>
          <table:table-cell office:value-type="float" office:value="1.1435450659529" table:style-name="ce1">
            <text:p>1.1435450659529</text:p>
          </table:table-cell>
          <table:table-cell office:value-type="float" office:value="1.28035648694839" table:style-name="ce1">
            <text:p>1.28035648694839</text:p>
          </table:table-cell>
          <table:table-cell office:value-type="float" office:value="1.16018542344071" table:style-name="ce1">
            <text:p>1.16018542344071</text:p>
          </table:table-cell>
          <table:table-cell office:value-type="float" office:value="1.1444999456832" table:style-name="ce1">
            <text:p>1.1444999456832</text:p>
          </table:table-cell>
          <table:table-cell office:value-type="float" office:value="1.16728752636827" table:style-name="ce1">
            <text:p>1.16728752636827</text:p>
          </table:table-cell>
          <table:table-cell office:value-type="float" office:value="1.12047187704194" table:style-name="ce1">
            <text:p>1.12047187704194</text:p>
          </table:table-cell>
          <table:table-cell office:value-type="float" office:value="1.21764170245902" table:style-name="ce1">
            <text:p>1.21764170245902</text:p>
          </table:table-cell>
          <table:table-cell office:value-type="float" office:value="1.31410438978142" table:style-name="ce1">
            <text:p>1.31410438978142</text:p>
          </table:table-cell>
          <table:table-cell office:value-type="float" office:value="1.0890453923935" table:style-name="ce1">
            <text:p>1.0890453923935</text:p>
          </table:table-cell>
          <table:table-cell office:value-type="float" office:value="1.26801828581675" table:style-name="ce1">
            <text:p>1.26801828581675</text:p>
          </table:table-cell>
          <table:table-cell office:value-type="float" office:value="1.20215709798822" table:style-name="ce1">
            <text:p>1.20215709798822</text:p>
          </table:table-cell>
          <table:table-cell office:value-type="float" office:value="1.11361106730101" table:style-name="ce1">
            <text:p>1.11361106730101</text:p>
          </table:table-cell>
          <table:table-cell office:value-type="float" office:value="1.00969926541011" table:style-name="ce1">
            <text:p>1.00969926541011</text:p>
          </table:table-cell>
          <table:table-cell office:value-type="float" office:value="1.18543008630946" table:style-name="ce1">
            <text:p>1.18543008630946</text:p>
          </table:table-cell>
          <table:table-cell office:value-type="float" office:value="1.02909391432011" table:style-name="ce1">
            <text:p>1.02909391432011</text:p>
          </table:table-cell>
          <table:table-cell office:value-type="float" office:value="1.02909391432011" table:style-name="ce1">
            <text:p>1.02909391432011</text:p>
          </table:table-cell>
          <table:table-cell office:value-type="float" office:value="1.02909391432011" table:style-name="ce1">
            <text:p>1.02909391432011</text:p>
          </table:table-cell>
          <table:table-cell office:value-type="float" office:value="1.02909391432011" table:style-name="ce1">
            <text:p>1.02909391432011</text:p>
          </table:table-cell>
          <table:table-cell office:value-type="float" office:value="1.02909391432011" table:style-name="ce1">
            <text:p>1.02909391432011</text:p>
          </table:table-cell>
          <table:table-cell office:value-type="float" office:value="1.02909391432011" table:style-name="ce1">
            <text:p>1.02909391432011</text:p>
          </table:table-cell>
          <table:table-cell office:value-type="float" office:value="1.02909391432011" table:style-name="ce1">
            <text:p>1.02909391432011</text:p>
          </table:table-cell>
          <table:table-cell office:value-type="float" office:value="1.02909391432011" table:style-name="ce1">
            <text:p>1.02909391432011</text:p>
          </table:table-cell>
          <table:table-cell office:value-type="float" office:value="1.02909391432011" table:style-name="ce1">
            <text:p>1.02909391432011</text:p>
          </table:table-cell>
          <table:table-cell office:value-type="float" office:value="1.02909391432011" table:style-name="ce1">
            <text:p>1.02909391432011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0.90352148297604" table:style-name="ce1">
            <text:p>0.90352148297604</text:p>
          </table:table-cell>
          <table:table-cell office:value-type="float" office:value="1.06005504545572" table:style-name="ce1">
            <text:p>1.06005504545572</text:p>
          </table:table-cell>
          <table:table-cell office:value-type="float" office:value="1.13380103506587" table:style-name="ce1">
            <text:p>1.13380103506587</text:p>
          </table:table-cell>
          <table:table-cell office:value-type="float" office:value="0.718064503687634" table:style-name="ce1">
            <text:p>0.718064503687634</text:p>
          </table:table-cell>
          <table:table-cell office:value-type="float" office:value="1.04288323055389" table:style-name="ce1">
            <text:p>1.04288323055389</text:p>
          </table:table-cell>
          <table:table-cell office:value-type="float" office:value="1.18432772480795" table:style-name="ce1">
            <text:p>1.18432772480795</text:p>
          </table:table-cell>
          <table:table-cell office:value-type="float" office:value="0.932712056155284" table:style-name="ce1">
            <text:p>0.932712056155284</text:p>
          </table:table-cell>
          <table:table-cell office:value-type="float" office:value="1.02767757051279" table:style-name="ce1">
            <text:p>1.02767757051279</text:p>
          </table:table-cell>
          <table:table-cell office:value-type="float" office:value="0.77980361189401" table:style-name="ce1">
            <text:p>0.77980361189401</text:p>
          </table:table-cell>
          <table:table-cell office:value-type="float" office:value="0.870056314189897" table:style-name="ce1">
            <text:p>0.870056314189897</text:p>
          </table:table-cell>
          <table:table-cell office:value-type="float" office:value="0.81957364149471" table:style-name="ce1">
            <text:p>0.81957364149471</text:p>
          </table:table-cell>
          <table:table-cell office:value-type="float" office:value="0.987267064000583" table:style-name="ce1">
            <text:p>0.987267064000583</text:p>
          </table:table-cell>
          <table:table-cell office:value-type="float" office:value="0.916233658827319" table:style-name="ce1">
            <text:p>0.916233658827319</text:p>
          </table:table-cell>
          <table:table-cell office:value-type="float" office:value="0.841232792058242" table:style-name="ce1">
            <text:p>0.841232792058242</text:p>
          </table:table-cell>
          <table:table-cell office:value-type="float" office:value="0.817013440494811" table:style-name="ce1">
            <text:p>0.817013440494811</text:p>
          </table:table-cell>
          <table:table-cell office:value-type="float" office:value="0.855907689878421" table:style-name="ce1">
            <text:p>0.855907689878421</text:p>
          </table:table-cell>
          <table:table-cell office:value-type="float" office:value="0.908667600403202" table:style-name="ce1">
            <text:p>0.908667600403202</text:p>
          </table:table-cell>
          <table:table-cell office:value-type="float" office:value="0.975097119038158" table:style-name="ce1">
            <text:p>0.975097119038158</text:p>
          </table:table-cell>
          <table:table-cell office:value-type="float" office:value="0.946695688926488" table:style-name="ce1">
            <text:p>0.946695688926488</text:p>
          </table:table-cell>
          <table:table-cell office:value-type="float" office:value="1.09914897674199" table:style-name="ce1">
            <text:p>1.09914897674199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46696234834852" table:style-name="ce1">
            <text:p>0.846696234834852</text:p>
          </table:table-cell>
          <table:table-cell office:value-type="float" office:value="0.973550841875262" table:style-name="ce1">
            <text:p>0.973550841875262</text:p>
          </table:table-cell>
          <table:table-cell office:value-type="float" office:value="1.11888013819321" table:style-name="ce1">
            <text:p>1.11888013819321</text:p>
          </table:table-cell>
          <table:table-cell office:value-type="float" office:value="1.03888973224024" table:style-name="ce1">
            <text:p>1.03888973224024</text:p>
          </table:table-cell>
          <table:table-cell office:value-type="float" office:value="0.939234691255997" table:style-name="ce1">
            <text:p>0.939234691255997</text:p>
          </table:table-cell>
          <table:table-cell office:value-type="float" office:value="0.951513929501126" table:style-name="ce1">
            <text:p>0.951513929501126</text:p>
          </table:table-cell>
          <table:table-cell office:value-type="float" office:value="1.04289219550316" table:style-name="ce1">
            <text:p>1.04289219550316</text:p>
          </table:table-cell>
          <table:table-cell office:value-type="float" office:value="1.07898134724979" table:style-name="ce1">
            <text:p>1.07898134724979</text:p>
          </table:table-cell>
          <table:table-cell office:value-type="float" office:value="0.924836987567212" table:style-name="ce1">
            <text:p>0.924836987567212</text:p>
          </table:table-cell>
          <table:table-cell office:value-type="float" office:value="1.04940636278084" table:style-name="ce1">
            <text:p>1.04940636278084</text:p>
          </table:table-cell>
          <table:table-cell office:value-type="float" office:value="0.919435423587242" table:style-name="ce1">
            <text:p>0.919435423587242</text:p>
          </table:table-cell>
          <table:table-cell office:value-type="float" office:value="1.09882497217801" table:style-name="ce1">
            <text:p>1.09882497217801</text:p>
          </table:table-cell>
          <table:table-cell office:value-type="float" office:value="0.96282334011207" table:style-name="ce1">
            <text:p>0.96282334011207</text:p>
          </table:table-cell>
          <table:table-cell office:value-type="float" office:value="1.10249524814513" table:style-name="ce1">
            <text:p>1.10249524814513</text:p>
          </table:table-cell>
          <table:table-cell office:value-type="float" office:value="1.14687526999158" table:style-name="ce1">
            <text:p>1.14687526999158</text:p>
          </table:table-cell>
          <table:table-cell office:value-type="float" office:value="1.09834728773123" table:style-name="ce1">
            <text:p>1.09834728773123</text:p>
          </table:table-cell>
          <table:table-cell office:value-type="float" office:value="0.922278135905677" table:style-name="ce1">
            <text:p>0.922278135905677</text:p>
          </table:table-cell>
          <table:table-cell office:value-type="float" office:value="0.995084477787256" table:style-name="ce1">
            <text:p>0.995084477787256</text:p>
          </table:table-cell>
          <table:table-cell office:value-type="float" office:value="0.946554976727441" table:style-name="ce1">
            <text:p>0.946554976727441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12880446277814" table:style-name="ce1">
            <text:p>1.12880446277814</text:p>
          </table:table-cell>
          <table:table-cell office:value-type="float" office:value="1.02064481267661" table:style-name="ce1">
            <text:p>1.02064481267661</text:p>
          </table:table-cell>
          <table:table-cell office:value-type="float" office:value="0.914203291279723" table:style-name="ce1">
            <text:p>0.914203291279723</text:p>
          </table:table-cell>
          <table:table-cell office:value-type="float" office:value="1.03887961359697" table:style-name="ce1">
            <text:p>1.03887961359697</text:p>
          </table:table-cell>
          <table:table-cell office:value-type="float" office:value="1.08208033452146" table:style-name="ce1">
            <text:p>1.08208033452146</text:p>
          </table:table-cell>
          <table:table-cell office:value-type="float" office:value="0.991752954365804" table:style-name="ce1">
            <text:p>0.991752954365804</text:p>
          </table:table-cell>
          <table:table-cell office:value-type="float" office:value="1.03886709759779" table:style-name="ce1">
            <text:p>1.03886709759779</text:p>
          </table:table-cell>
          <table:table-cell office:value-type="float" office:value="1.14108644952826" table:style-name="ce1">
            <text:p>1.14108644952826</text:p>
          </table:table-cell>
          <table:table-cell office:value-type="float" office:value="1.05459124705442" table:style-name="ce1">
            <text:p>1.05459124705442</text:p>
          </table:table-cell>
          <table:table-cell office:value-type="float" office:value="1.22048392416305" table:style-name="ce1">
            <text:p>1.22048392416305</text:p>
          </table:table-cell>
          <table:table-cell office:value-type="float" office:value="1.08575959377627" table:style-name="ce1">
            <text:p>1.08575959377627</text:p>
          </table:table-cell>
          <table:table-cell office:value-type="float" office:value="1.07748948895051" table:style-name="ce1">
            <text:p>1.07748948895051</text:p>
          </table:table-cell>
          <table:table-cell office:value-type="float" office:value="1.11799544510633" table:style-name="ce1">
            <text:p>1.11799544510633</text:p>
          </table:table-cell>
          <table:table-cell office:value-type="float" office:value="1.04718506080438" table:style-name="ce1">
            <text:p>1.04718506080438</text:p>
          </table:table-cell>
          <table:table-cell office:value-type="float" office:value="1.13816380489362" table:style-name="ce1">
            <text:p>1.13816380489362</text:p>
          </table:table-cell>
          <table:table-cell office:value-type="float" office:value="1.22477518266618" table:style-name="ce1">
            <text:p>1.22477518266618</text:p>
          </table:table-cell>
          <table:table-cell office:value-type="float" office:value="1.0417378419479" table:style-name="ce1">
            <text:p>1.0417378419479</text:p>
          </table:table-cell>
          <table:table-cell office:value-type="float" office:value="1.25391475493175" table:style-name="ce1">
            <text:p>1.25391475493175</text:p>
          </table:table-cell>
          <table:table-cell office:value-type="float" office:value="1.11226375925071" table:style-name="ce1">
            <text:p>1.11226375925071</text:p>
          </table:table-cell>
          <table:table-cell office:value-type="float" office:value="1.06505933308048" table:style-name="ce1">
            <text:p>1.06505933308048</text:p>
          </table:table-cell>
          <table:table-cell office:value-type="float" office:value="0.995807522712399" table:style-name="ce1">
            <text:p>0.995807522712399</text:p>
          </table:table-cell>
          <table:table-cell office:value-type="float" office:value="1.16411106541563" table:style-name="ce1">
            <text:p>1.16411106541563</text:p>
          </table:table-cell>
          <table:table-cell office:value-type="float" office:value="1.00859764382265" table:style-name="ce1">
            <text:p>1.00859764382265</text:p>
          </table:table-cell>
          <table:table-cell office:value-type="float" office:value="1.00859764382265" table:style-name="ce1">
            <text:p>1.00859764382265</text:p>
          </table:table-cell>
          <table:table-cell office:value-type="float" office:value="1.00859764382265" table:style-name="ce1">
            <text:p>1.00859764382265</text:p>
          </table:table-cell>
          <table:table-cell office:value-type="float" office:value="1.00859764382265" table:style-name="ce1">
            <text:p>1.00859764382265</text:p>
          </table:table-cell>
          <table:table-cell office:value-type="float" office:value="1.00859764382265" table:style-name="ce1">
            <text:p>1.00859764382265</text:p>
          </table:table-cell>
          <table:table-cell office:value-type="float" office:value="1.00859764382265" table:style-name="ce1">
            <text:p>1.00859764382265</text:p>
          </table:table-cell>
          <table:table-cell office:value-type="float" office:value="1.00859764382265" table:style-name="ce1">
            <text:p>1.00859764382265</text:p>
          </table:table-cell>
          <table:table-cell office:value-type="float" office:value="1.00859764382265" table:style-name="ce1">
            <text:p>1.00859764382265</text:p>
          </table:table-cell>
          <table:table-cell office:value-type="float" office:value="1.00859764382265" table:style-name="ce1">
            <text:p>1.00859764382265</text:p>
          </table:table-cell>
          <table:table-cell office:value-type="float" office:value="1.00859764382265" table:style-name="ce1">
            <text:p>1.00859764382265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0.90352148297604" table:style-name="ce1">
            <text:p>0.90352148297604</text:p>
          </table:table-cell>
          <table:table-cell office:value-type="float" office:value="1.06356533907502" table:style-name="ce1">
            <text:p>1.06356533907502</text:p>
          </table:table-cell>
          <table:table-cell office:value-type="float" office:value="1.13629585360022" table:style-name="ce1">
            <text:p>1.13629585360022</text:p>
          </table:table-cell>
          <table:table-cell office:value-type="float" office:value="0.731683291338714" table:style-name="ce1">
            <text:p>0.731683291338714</text:p>
          </table:table-cell>
          <table:table-cell office:value-type="float" office:value="1.06680488036472" table:style-name="ce1">
            <text:p>1.06680488036472</text:p>
          </table:table-cell>
          <table:table-cell office:value-type="float" office:value="1.21184603814473" table:style-name="ce1">
            <text:p>1.21184603814473</text:p>
          </table:table-cell>
          <table:table-cell office:value-type="float" office:value="0.936752784784482" table:style-name="ce1">
            <text:p>0.936752784784482</text:p>
          </table:table-cell>
          <table:table-cell office:value-type="float" office:value="1.03917517983211" table:style-name="ce1">
            <text:p>1.03917517983211</text:p>
          </table:table-cell>
          <table:table-cell office:value-type="float" office:value="0.794643576095586" table:style-name="ce1">
            <text:p>0.794643576095586</text:p>
          </table:table-cell>
          <table:table-cell office:value-type="float" office:value="0.900755153202718" table:style-name="ce1">
            <text:p>0.900755153202718</text:p>
          </table:table-cell>
          <table:table-cell office:value-type="float" office:value="0.827719769020375" table:style-name="ce1">
            <text:p>0.827719769020375</text:p>
          </table:table-cell>
          <table:table-cell office:value-type="float" office:value="0.987267064000583" table:style-name="ce1">
            <text:p>0.987267064000583</text:p>
          </table:table-cell>
          <table:table-cell office:value-type="float" office:value="0.920521645275697" table:style-name="ce1">
            <text:p>0.920521645275697</text:p>
          </table:table-cell>
          <table:table-cell office:value-type="float" office:value="0.842732548830161" table:style-name="ce1">
            <text:p>0.842732548830161</text:p>
          </table:table-cell>
          <table:table-cell office:value-type="float" office:value="0.83283379875666" table:style-name="ce1">
            <text:p>0.83283379875666</text:p>
          </table:table-cell>
          <table:table-cell office:value-type="float" office:value="0.857382164485125" table:style-name="ce1">
            <text:p>0.857382164485125</text:p>
          </table:table-cell>
          <table:table-cell office:value-type="float" office:value="0.918820345870592" table:style-name="ce1">
            <text:p>0.918820345870592</text:p>
          </table:table-cell>
          <table:table-cell office:value-type="float" office:value="0.987977254220147" table:style-name="ce1">
            <text:p>0.987977254220147</text:p>
          </table:table-cell>
          <table:table-cell office:value-type="float" office:value="0.965457157810743" table:style-name="ce1">
            <text:p>0.965457157810743</text:p>
          </table:table-cell>
          <table:table-cell office:value-type="float" office:value="1.11338500255712" table:style-name="ce1">
            <text:p>1.11338500255712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65009255036964" table:style-name="ce1">
            <text:p>0.865009255036964</text:p>
          </table:table-cell>
          <table:table-cell office:value-type="float" office:value="0.980384192858052" table:style-name="ce1">
            <text:p>0.980384192858052</text:p>
          </table:table-cell>
          <table:table-cell office:value-type="float" office:value="1.13328246170359" table:style-name="ce1">
            <text:p>1.13328246170359</text:p>
          </table:table-cell>
          <table:table-cell office:value-type="float" office:value="1.05095718395105" table:style-name="ce1">
            <text:p>1.05095718395105</text:p>
          </table:table-cell>
          <table:table-cell office:value-type="float" office:value="0.978589112871753" table:style-name="ce1">
            <text:p>0.978589112871753</text:p>
          </table:table-cell>
          <table:table-cell office:value-type="float" office:value="0.957133074101249" table:style-name="ce1">
            <text:p>0.957133074101249</text:p>
          </table:table-cell>
          <table:table-cell office:value-type="float" office:value="1.05234223726774" table:style-name="ce1">
            <text:p>1.05234223726774</text:p>
          </table:table-cell>
          <table:table-cell office:value-type="float" office:value="1.0854978272021" table:style-name="ce1">
            <text:p>1.0854978272021</text:p>
          </table:table-cell>
          <table:table-cell office:value-type="float" office:value="0.933066032847808" table:style-name="ce1">
            <text:p>0.933066032847808</text:p>
          </table:table-cell>
          <table:table-cell office:value-type="float" office:value="1.05754032460341" table:style-name="ce1">
            <text:p>1.05754032460341</text:p>
          </table:table-cell>
          <table:table-cell office:value-type="float" office:value="0.919969375239067" table:style-name="ce1">
            <text:p>0.919969375239067</text:p>
          </table:table-cell>
          <table:table-cell office:value-type="float" office:value="1.11152787924094" table:style-name="ce1">
            <text:p>1.11152787924094</text:p>
          </table:table-cell>
          <table:table-cell office:value-type="float" office:value="0.968421411291717" table:style-name="ce1">
            <text:p>0.968421411291717</text:p>
          </table:table-cell>
          <table:table-cell office:value-type="float" office:value="1.10792575927045" table:style-name="ce1">
            <text:p>1.10792575927045</text:p>
          </table:table-cell>
          <table:table-cell office:value-type="float" office:value="1.1478232843605" table:style-name="ce1">
            <text:p>1.1478232843605</text:p>
          </table:table-cell>
          <table:table-cell office:value-type="float" office:value="1.10374502202207" table:style-name="ce1">
            <text:p>1.10374502202207</text:p>
          </table:table-cell>
          <table:table-cell office:value-type="float" office:value="0.933431274349375" table:style-name="ce1">
            <text:p>0.933431274349375</text:p>
          </table:table-cell>
          <table:table-cell office:value-type="float" office:value="1.00812683036904" table:style-name="ce1">
            <text:p>1.00812683036904</text:p>
          </table:table-cell>
          <table:table-cell office:value-type="float" office:value="0.950771764375115" table:style-name="ce1">
            <text:p>0.950771764375115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15868222655723" table:style-name="ce1">
            <text:p>1.15868222655723</text:p>
          </table:table-cell>
          <table:table-cell office:value-type="float" office:value="1.06716672885521" table:style-name="ce1">
            <text:p>1.06716672885521</text:p>
          </table:table-cell>
          <table:table-cell office:value-type="float" office:value="0.925856980909531" table:style-name="ce1">
            <text:p>0.925856980909531</text:p>
          </table:table-cell>
          <table:table-cell office:value-type="float" office:value="1.06098001741215" table:style-name="ce1">
            <text:p>1.06098001741215</text:p>
          </table:table-cell>
          <table:table-cell office:value-type="float" office:value="1.11579084705691" table:style-name="ce1">
            <text:p>1.11579084705691</text:p>
          </table:table-cell>
          <table:table-cell office:value-type="float" office:value="1.02520217807332" table:style-name="ce1">
            <text:p>1.02520217807332</text:p>
          </table:table-cell>
          <table:table-cell office:value-type="float" office:value="1.07825418927926" table:style-name="ce1">
            <text:p>1.07825418927926</text:p>
          </table:table-cell>
          <table:table-cell office:value-type="float" office:value="1.17093457975994" table:style-name="ce1">
            <text:p>1.17093457975994</text:p>
          </table:table-cell>
          <table:table-cell office:value-type="float" office:value="1.10072265233778" table:style-name="ce1">
            <text:p>1.10072265233778</text:p>
          </table:table-cell>
          <table:table-cell office:value-type="float" office:value="1.23400507183442" table:style-name="ce1">
            <text:p>1.23400507183442</text:p>
          </table:table-cell>
          <table:table-cell office:value-type="float" office:value="1.10537337513864" table:style-name="ce1">
            <text:p>1.10537337513864</text:p>
          </table:table-cell>
          <table:table-cell office:value-type="float" office:value="1.08534536864703" table:style-name="ce1">
            <text:p>1.08534536864703</text:p>
          </table:table-cell>
          <table:table-cell office:value-type="float" office:value="1.14700044028947" table:style-name="ce1">
            <text:p>1.14700044028947</text:p>
          </table:table-cell>
          <table:table-cell office:value-type="float" office:value="1.0822698997544" table:style-name="ce1">
            <text:p>1.0822698997544</text:p>
          </table:table-cell>
          <table:table-cell office:value-type="float" office:value="1.16857437630749" table:style-name="ce1">
            <text:p>1.16857437630749</text:p>
          </table:table-cell>
          <table:table-cell office:value-type="float" office:value="1.26281652208217" table:style-name="ce1">
            <text:p>1.26281652208217</text:p>
          </table:table-cell>
          <table:table-cell office:value-type="float" office:value="1.06204141140951" table:style-name="ce1">
            <text:p>1.06204141140951</text:p>
          </table:table-cell>
          <table:table-cell office:value-type="float" office:value="1.26235200884354" table:style-name="ce1">
            <text:p>1.26235200884354</text:p>
          </table:table-cell>
          <table:table-cell office:value-type="float" office:value="1.1506861991042" table:style-name="ce1">
            <text:p>1.1506861991042</text:p>
          </table:table-cell>
          <table:table-cell office:value-type="float" office:value="1.08591716199456" table:style-name="ce1">
            <text:p>1.08591716199456</text:p>
          </table:table-cell>
          <table:table-cell office:value-type="float" office:value="1.00408232302374" table:style-name="ce1">
            <text:p>1.00408232302374</text:p>
          </table:table-cell>
          <table:table-cell office:value-type="float" office:value="1.17670913586599" table:style-name="ce1">
            <text:p>1.17670913586599</text:p>
          </table:table-cell>
          <table:table-cell office:value-type="float" office:value="1.02419207947838" table:style-name="ce1">
            <text:p>1.02419207947838</text:p>
          </table:table-cell>
          <table:table-cell office:value-type="float" office:value="1.02419207947838" table:style-name="ce1">
            <text:p>1.02419207947838</text:p>
          </table:table-cell>
          <table:table-cell office:value-type="float" office:value="1.02419207947838" table:style-name="ce1">
            <text:p>1.02419207947838</text:p>
          </table:table-cell>
          <table:table-cell office:value-type="float" office:value="1.02419207947838" table:style-name="ce1">
            <text:p>1.02419207947838</text:p>
          </table:table-cell>
          <table:table-cell office:value-type="float" office:value="1.02419207947838" table:style-name="ce1">
            <text:p>1.02419207947838</text:p>
          </table:table-cell>
          <table:table-cell office:value-type="float" office:value="1.02419207947838" table:style-name="ce1">
            <text:p>1.02419207947838</text:p>
          </table:table-cell>
          <table:table-cell office:value-type="float" office:value="1.02419207947838" table:style-name="ce1">
            <text:p>1.02419207947838</text:p>
          </table:table-cell>
          <table:table-cell office:value-type="float" office:value="1.02419207947838" table:style-name="ce1">
            <text:p>1.02419207947838</text:p>
          </table:table-cell>
          <table:table-cell office:value-type="float" office:value="1.02419207947838" table:style-name="ce1">
            <text:p>1.02419207947838</text:p>
          </table:table-cell>
          <table:table-cell office:value-type="float" office:value="1.02419207947838" table:style-name="ce1">
            <text:p>1.02419207947838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0.90352148297604" table:style-name="ce1">
            <text:p>0.90352148297604</text:p>
          </table:table-cell>
          <table:table-cell office:value-type="float" office:value="1.06053294962339" table:style-name="ce1">
            <text:p>1.06053294962339</text:p>
          </table:table-cell>
          <table:table-cell office:value-type="float" office:value="1.13307935744853" table:style-name="ce1">
            <text:p>1.13307935744853</text:p>
          </table:table-cell>
          <table:table-cell office:value-type="float" office:value="0.717304679414514" table:style-name="ce1">
            <text:p>0.717304679414514</text:p>
          </table:table-cell>
          <table:table-cell office:value-type="float" office:value="1.04959839151938" table:style-name="ce1">
            <text:p>1.04959839151938</text:p>
          </table:table-cell>
          <table:table-cell office:value-type="float" office:value="1.18340501252946" table:style-name="ce1">
            <text:p>1.18340501252946</text:p>
          </table:table-cell>
          <table:table-cell office:value-type="float" office:value="0.929994387899935" table:style-name="ce1">
            <text:p>0.929994387899935</text:p>
          </table:table-cell>
          <table:table-cell office:value-type="float" office:value="1.02607634693103" table:style-name="ce1">
            <text:p>1.02607634693103</text:p>
          </table:table-cell>
          <table:table-cell office:value-type="float" office:value="0.774902371255794" table:style-name="ce1">
            <text:p>0.774902371255794</text:p>
          </table:table-cell>
          <table:table-cell office:value-type="float" office:value="0.868242876450745" table:style-name="ce1">
            <text:p>0.868242876450745</text:p>
          </table:table-cell>
          <table:table-cell office:value-type="float" office:value="0.819884483317806" table:style-name="ce1">
            <text:p>0.819884483317806</text:p>
          </table:table-cell>
          <table:table-cell office:value-type="float" office:value="0.987267064000583" table:style-name="ce1">
            <text:p>0.987267064000583</text:p>
          </table:table-cell>
          <table:table-cell office:value-type="float" office:value="0.916122085200138" table:style-name="ce1">
            <text:p>0.916122085200138</text:p>
          </table:table-cell>
          <table:table-cell office:value-type="float" office:value="0.841767965971925" table:style-name="ce1">
            <text:p>0.841767965971925</text:p>
          </table:table-cell>
          <table:table-cell office:value-type="float" office:value="0.813101628321462" table:style-name="ce1">
            <text:p>0.813101628321462</text:p>
          </table:table-cell>
          <table:table-cell office:value-type="float" office:value="0.854537583351385" table:style-name="ce1">
            <text:p>0.854537583351385</text:p>
          </table:table-cell>
          <table:table-cell office:value-type="float" office:value="0.908865852676309" table:style-name="ce1">
            <text:p>0.908865852676309</text:p>
          </table:table-cell>
          <table:table-cell office:value-type="float" office:value="0.972002748809029" table:style-name="ce1">
            <text:p>0.972002748809029</text:p>
          </table:table-cell>
          <table:table-cell office:value-type="float" office:value="0.936381861380742" table:style-name="ce1">
            <text:p>0.936381861380742</text:p>
          </table:table-cell>
          <table:table-cell office:value-type="float" office:value="1.09685998462424" table:style-name="ce1">
            <text:p>1.09685998462424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4369871574617" table:style-name="ce1">
            <text:p>0.84369871574617</text:p>
          </table:table-cell>
          <table:table-cell office:value-type="float" office:value="0.968388067756205" table:style-name="ce1">
            <text:p>0.968388067756205</text:p>
          </table:table-cell>
          <table:table-cell office:value-type="float" office:value="1.11927613800067" table:style-name="ce1">
            <text:p>1.11927613800067</text:p>
          </table:table-cell>
          <table:table-cell office:value-type="float" office:value="1.03434508060332" table:style-name="ce1">
            <text:p>1.03434508060332</text:p>
          </table:table-cell>
          <table:table-cell office:value-type="float" office:value="0.938278816667209" table:style-name="ce1">
            <text:p>0.938278816667209</text:p>
          </table:table-cell>
          <table:table-cell office:value-type="float" office:value="0.945464404342608" table:style-name="ce1">
            <text:p>0.945464404342608</text:p>
          </table:table-cell>
          <table:table-cell office:value-type="float" office:value="1.04202871527611" table:style-name="ce1">
            <text:p>1.04202871527611</text:p>
          </table:table-cell>
          <table:table-cell office:value-type="float" office:value="1.07439681214005" table:style-name="ce1">
            <text:p>1.07439681214005</text:p>
          </table:table-cell>
          <table:table-cell office:value-type="float" office:value="0.924445953909695" table:style-name="ce1">
            <text:p>0.924445953909695</text:p>
          </table:table-cell>
          <table:table-cell office:value-type="float" office:value="1.04822683989488" table:style-name="ce1">
            <text:p>1.04822683989488</text:p>
          </table:table-cell>
          <table:table-cell office:value-type="float" office:value="0.918257392117049" table:style-name="ce1">
            <text:p>0.918257392117049</text:p>
          </table:table-cell>
          <table:table-cell office:value-type="float" office:value="1.09911051066565" table:style-name="ce1">
            <text:p>1.09911051066565</text:p>
          </table:table-cell>
          <table:table-cell office:value-type="float" office:value="0.962605656194001" table:style-name="ce1">
            <text:p>0.962605656194001</text:p>
          </table:table-cell>
          <table:table-cell office:value-type="float" office:value="1.10230841270769" table:style-name="ce1">
            <text:p>1.10230841270769</text:p>
          </table:table-cell>
          <table:table-cell office:value-type="float" office:value="1.14690291400206" table:style-name="ce1">
            <text:p>1.14690291400206</text:p>
          </table:table-cell>
          <table:table-cell office:value-type="float" office:value="1.094888190699" table:style-name="ce1">
            <text:p>1.094888190699</text:p>
          </table:table-cell>
          <table:table-cell office:value-type="float" office:value="0.919039762052854" table:style-name="ce1">
            <text:p>0.919039762052854</text:p>
          </table:table-cell>
          <table:table-cell office:value-type="float" office:value="0.984102882101645" table:style-name="ce1">
            <text:p>0.984102882101645</text:p>
          </table:table-cell>
          <table:table-cell office:value-type="float" office:value="0.946033213219802" table:style-name="ce1">
            <text:p>0.946033213219802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12473416678713" table:style-name="ce1">
            <text:p>1.12473416678713</text:p>
          </table:table-cell>
          <table:table-cell office:value-type="float" office:value="1.01259916443055" table:style-name="ce1">
            <text:p>1.01259916443055</text:p>
          </table:table-cell>
          <table:table-cell office:value-type="float" office:value="0.906433270776049" table:style-name="ce1">
            <text:p>0.906433270776049</text:p>
          </table:table-cell>
          <table:table-cell office:value-type="float" office:value="1.03533316498177" table:style-name="ce1">
            <text:p>1.03533316498177</text:p>
          </table:table-cell>
          <table:table-cell office:value-type="float" office:value="1.08468531592021" table:style-name="ce1">
            <text:p>1.08468531592021</text:p>
          </table:table-cell>
          <table:table-cell office:value-type="float" office:value="0.985646120478331" table:style-name="ce1">
            <text:p>0.985646120478331</text:p>
          </table:table-cell>
          <table:table-cell office:value-type="float" office:value="1.03153243693559" table:style-name="ce1">
            <text:p>1.03153243693559</text:p>
          </table:table-cell>
          <table:table-cell office:value-type="float" office:value="1.13432008357664" table:style-name="ce1">
            <text:p>1.13432008357664</text:p>
          </table:table-cell>
          <table:table-cell office:value-type="float" office:value="1.05485682621908" table:style-name="ce1">
            <text:p>1.05485682621908</text:p>
          </table:table-cell>
          <table:table-cell office:value-type="float" office:value="1.2084395394032" table:style-name="ce1">
            <text:p>1.2084395394032</text:p>
          </table:table-cell>
          <table:table-cell office:value-type="float" office:value="1.07076310180049" table:style-name="ce1">
            <text:p>1.07076310180049</text:p>
          </table:table-cell>
          <table:table-cell office:value-type="float" office:value="1.05483901923949" table:style-name="ce1">
            <text:p>1.05483901923949</text:p>
          </table:table-cell>
          <table:table-cell office:value-type="float" office:value="1.09609049687686" table:style-name="ce1">
            <text:p>1.09609049687686</text:p>
          </table:table-cell>
          <table:table-cell office:value-type="float" office:value="1.04501743743102" table:style-name="ce1">
            <text:p>1.04501743743102</text:p>
          </table:table-cell>
          <table:table-cell office:value-type="float" office:value="1.1339710074609" table:style-name="ce1">
            <text:p>1.1339710074609</text:p>
          </table:table-cell>
          <table:table-cell office:value-type="float" office:value="1.22804860720234" table:style-name="ce1">
            <text:p>1.22804860720234</text:p>
          </table:table-cell>
          <table:table-cell office:value-type="float" office:value="1.02478692390898" table:style-name="ce1">
            <text:p>1.02478692390898</text:p>
          </table:table-cell>
          <table:table-cell office:value-type="float" office:value="1.25149382358587" table:style-name="ce1">
            <text:p>1.25149382358587</text:p>
          </table:table-cell>
          <table:table-cell office:value-type="float" office:value="1.11570523297886" table:style-name="ce1">
            <text:p>1.11570523297886</text:p>
          </table:table-cell>
          <table:table-cell office:value-type="float" office:value="1.04766052089306" table:style-name="ce1">
            <text:p>1.04766052089306</text:p>
          </table:table-cell>
          <table:table-cell office:value-type="float" office:value="0.993437550347758" table:style-name="ce1">
            <text:p>0.993437550347758</text:p>
          </table:table-cell>
          <table:table-cell office:value-type="float" office:value="1.16054508449795" table:style-name="ce1">
            <text:p>1.16054508449795</text:p>
          </table:table-cell>
          <table:table-cell office:value-type="float" office:value="1.00499744709411" table:style-name="ce1">
            <text:p>1.00499744709411</text:p>
          </table:table-cell>
          <table:table-cell office:value-type="float" office:value="1.00499744709411" table:style-name="ce1">
            <text:p>1.00499744709411</text:p>
          </table:table-cell>
          <table:table-cell office:value-type="float" office:value="1.00499744709411" table:style-name="ce1">
            <text:p>1.00499744709411</text:p>
          </table:table-cell>
          <table:table-cell office:value-type="float" office:value="1.00499744709411" table:style-name="ce1">
            <text:p>1.00499744709411</text:p>
          </table:table-cell>
          <table:table-cell office:value-type="float" office:value="1.00499744709411" table:style-name="ce1">
            <text:p>1.00499744709411</text:p>
          </table:table-cell>
          <table:table-cell office:value-type="float" office:value="1.00499744709411" table:style-name="ce1">
            <text:p>1.00499744709411</text:p>
          </table:table-cell>
          <table:table-cell office:value-type="float" office:value="1.00499744709411" table:style-name="ce1">
            <text:p>1.00499744709411</text:p>
          </table:table-cell>
          <table:table-cell office:value-type="float" office:value="1.00499744709411" table:style-name="ce1">
            <text:p>1.00499744709411</text:p>
          </table:table-cell>
          <table:table-cell office:value-type="float" office:value="1.00499744709411" table:style-name="ce1">
            <text:p>1.00499744709411</text:p>
          </table:table-cell>
          <table:table-cell office:value-type="float" office:value="1.00499744709411" table:style-name="ce1">
            <text:p>1.00499744709411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0.90352148297604" table:style-name="ce1">
            <text:p>0.90352148297604</text:p>
          </table:table-cell>
          <table:table-cell office:value-type="float" office:value="1.05951353960953" table:style-name="ce1">
            <text:p>1.05951353960953</text:p>
          </table:table-cell>
          <table:table-cell office:value-type="float" office:value="1.13711074623616" table:style-name="ce1">
            <text:p>1.13711074623616</text:p>
          </table:table-cell>
          <table:table-cell office:value-type="float" office:value="0.723470951196074" table:style-name="ce1">
            <text:p>0.723470951196074</text:p>
          </table:table-cell>
          <table:table-cell office:value-type="float" office:value="1.03833567359548" table:style-name="ce1">
            <text:p>1.03833567359548</text:p>
          </table:table-cell>
          <table:table-cell office:value-type="float" office:value="1.20226357643665" table:style-name="ce1">
            <text:p>1.20226357643665</text:p>
          </table:table-cell>
          <table:table-cell office:value-type="float" office:value="0.935237546192229" table:style-name="ce1">
            <text:p>0.935237546192229</text:p>
          </table:table-cell>
          <table:table-cell office:value-type="float" office:value="1.03528833895084" table:style-name="ce1">
            <text:p>1.03528833895084</text:p>
          </table:table-cell>
          <table:table-cell office:value-type="float" office:value="0.779472203178474" table:style-name="ce1">
            <text:p>0.779472203178474</text:p>
          </table:table-cell>
          <table:table-cell office:value-type="float" office:value="0.899243287855775" table:style-name="ce1">
            <text:p>0.899243287855775</text:p>
          </table:table-cell>
          <table:table-cell office:value-type="float" office:value="0.819040002600813" table:style-name="ce1">
            <text:p>0.819040002600813</text:p>
          </table:table-cell>
          <table:table-cell office:value-type="float" office:value="0.987267064000583" table:style-name="ce1">
            <text:p>0.987267064000583</text:p>
          </table:table-cell>
          <table:table-cell office:value-type="float" office:value="0.915023819759678" table:style-name="ce1">
            <text:p>0.915023819759678</text:p>
          </table:table-cell>
          <table:table-cell office:value-type="float" office:value="0.842359824198448" table:style-name="ce1">
            <text:p>0.842359824198448</text:p>
          </table:table-cell>
          <table:table-cell office:value-type="float" office:value="0.816435952394088" table:style-name="ce1">
            <text:p>0.816435952394088</text:p>
          </table:table-cell>
          <table:table-cell office:value-type="float" office:value="0.855860702579002" table:style-name="ce1">
            <text:p>0.855860702579002</text:p>
          </table:table-cell>
          <table:table-cell office:value-type="float" office:value="0.904567679082478" table:style-name="ce1">
            <text:p>0.904567679082478</text:p>
          </table:table-cell>
          <table:table-cell office:value-type="float" office:value="0.979715512533239" table:style-name="ce1">
            <text:p>0.979715512533239</text:p>
          </table:table-cell>
          <table:table-cell office:value-type="float" office:value="0.951799184695863" table:style-name="ce1">
            <text:p>0.951799184695863</text:p>
          </table:table-cell>
          <table:table-cell office:value-type="float" office:value="1.0952159523279" table:style-name="ce1">
            <text:p>1.0952159523279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45011524034745" table:style-name="ce1">
            <text:p>0.845011524034745</text:p>
          </table:table-cell>
          <table:table-cell office:value-type="float" office:value="0.97501861683883" table:style-name="ce1">
            <text:p>0.97501861683883</text:p>
          </table:table-cell>
          <table:table-cell office:value-type="float" office:value="1.11724534149813" table:style-name="ce1">
            <text:p>1.11724534149813</text:p>
          </table:table-cell>
          <table:table-cell office:value-type="float" office:value="1.04228823402117" table:style-name="ce1">
            <text:p>1.04228823402117</text:p>
          </table:table-cell>
          <table:table-cell office:value-type="float" office:value="0.935061646410241" table:style-name="ce1">
            <text:p>0.935061646410241</text:p>
          </table:table-cell>
          <table:table-cell office:value-type="float" office:value="0.952081812371105" table:style-name="ce1">
            <text:p>0.952081812371105</text:p>
          </table:table-cell>
          <table:table-cell office:value-type="float" office:value="1.04069568270913" table:style-name="ce1">
            <text:p>1.04069568270913</text:p>
          </table:table-cell>
          <table:table-cell office:value-type="float" office:value="1.07768766382335" table:style-name="ce1">
            <text:p>1.07768766382335</text:p>
          </table:table-cell>
          <table:table-cell office:value-type="float" office:value="0.921290918796961" table:style-name="ce1">
            <text:p>0.921290918796961</text:p>
          </table:table-cell>
          <table:table-cell office:value-type="float" office:value="1.05048462968944" table:style-name="ce1">
            <text:p>1.05048462968944</text:p>
          </table:table-cell>
          <table:table-cell office:value-type="float" office:value="0.919298124699999" table:style-name="ce1">
            <text:p>0.919298124699999</text:p>
          </table:table-cell>
          <table:table-cell office:value-type="float" office:value="1.10597113257022" table:style-name="ce1">
            <text:p>1.10597113257022</text:p>
          </table:table-cell>
          <table:table-cell office:value-type="float" office:value="0.965534822995372" table:style-name="ce1">
            <text:p>0.965534822995372</text:p>
          </table:table-cell>
          <table:table-cell office:value-type="float" office:value="1.10489505334158" table:style-name="ce1">
            <text:p>1.10489505334158</text:p>
          </table:table-cell>
          <table:table-cell office:value-type="float" office:value="1.1478232843605" table:style-name="ce1">
            <text:p>1.1478232843605</text:p>
          </table:table-cell>
          <table:table-cell office:value-type="float" office:value="1.10146784129514" table:style-name="ce1">
            <text:p>1.10146784129514</text:p>
          </table:table-cell>
          <table:table-cell office:value-type="float" office:value="0.927913860884298" table:style-name="ce1">
            <text:p>0.927913860884298</text:p>
          </table:table-cell>
          <table:table-cell office:value-type="float" office:value="0.996381751175051" table:style-name="ce1">
            <text:p>0.996381751175051</text:p>
          </table:table-cell>
          <table:table-cell office:value-type="float" office:value="0.950170462208273" table:style-name="ce1">
            <text:p>0.950170462208273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13928906707757" table:style-name="ce1">
            <text:p>1.13928906707757</text:p>
          </table:table-cell>
          <table:table-cell office:value-type="float" office:value="1.02753299141091" table:style-name="ce1">
            <text:p>1.02753299141091</text:p>
          </table:table-cell>
          <table:table-cell office:value-type="float" office:value="0.918882061876499" table:style-name="ce1">
            <text:p>0.918882061876499</text:p>
          </table:table-cell>
          <table:table-cell office:value-type="float" office:value="1.03655200842987" table:style-name="ce1">
            <text:p>1.03655200842987</text:p>
          </table:table-cell>
          <table:table-cell office:value-type="float" office:value="1.09634860985447" table:style-name="ce1">
            <text:p>1.09634860985447</text:p>
          </table:table-cell>
          <table:table-cell office:value-type="float" office:value="0.997209190866096" table:style-name="ce1">
            <text:p>0.997209190866096</text:p>
          </table:table-cell>
          <table:table-cell office:value-type="float" office:value="1.05787585715973" table:style-name="ce1">
            <text:p>1.05787585715973</text:p>
          </table:table-cell>
          <table:table-cell office:value-type="float" office:value="1.15792907025043" table:style-name="ce1">
            <text:p>1.15792907025043</text:p>
          </table:table-cell>
          <table:table-cell office:value-type="float" office:value="1.09079267617842" table:style-name="ce1">
            <text:p>1.09079267617842</text:p>
          </table:table-cell>
          <table:table-cell office:value-type="float" office:value="1.21482883720378" table:style-name="ce1">
            <text:p>1.21482883720378</text:p>
          </table:table-cell>
          <table:table-cell office:value-type="float" office:value="1.09407514707959" table:style-name="ce1">
            <text:p>1.09407514707959</text:p>
          </table:table-cell>
          <table:table-cell office:value-type="float" office:value="1.0687140260403" table:style-name="ce1">
            <text:p>1.0687140260403</text:p>
          </table:table-cell>
          <table:table-cell office:value-type="float" office:value="1.13463569412324" table:style-name="ce1">
            <text:p>1.13463569412324</text:p>
          </table:table-cell>
          <table:table-cell office:value-type="float" office:value="1.05512565726209" table:style-name="ce1">
            <text:p>1.05512565726209</text:p>
          </table:table-cell>
          <table:table-cell office:value-type="float" office:value="1.14277757275144" table:style-name="ce1">
            <text:p>1.14277757275144</text:p>
          </table:table-cell>
          <table:table-cell office:value-type="float" office:value="1.23890980835873" table:style-name="ce1">
            <text:p>1.23890980835873</text:p>
          </table:table-cell>
          <table:table-cell office:value-type="float" office:value="1.05441055176019" table:style-name="ce1">
            <text:p>1.05441055176019</text:p>
          </table:table-cell>
          <table:table-cell office:value-type="float" office:value="1.25056617919843" table:style-name="ce1">
            <text:p>1.25056617919843</text:p>
          </table:table-cell>
          <table:table-cell office:value-type="float" office:value="1.12692998573107" table:style-name="ce1">
            <text:p>1.12692998573107</text:p>
          </table:table-cell>
          <table:table-cell office:value-type="float" office:value="1.07807911090498" table:style-name="ce1">
            <text:p>1.07807911090498</text:p>
          </table:table-cell>
          <table:table-cell office:value-type="float" office:value="0.992528370111867" table:style-name="ce1">
            <text:p>0.992528370111867</text:p>
          </table:table-cell>
          <table:table-cell office:value-type="float" office:value="1.15917329586925" table:style-name="ce1">
            <text:p>1.15917329586925</text:p>
          </table:table-cell>
          <table:table-cell office:value-type="float" office:value="1.0126806967146" table:style-name="ce1">
            <text:p>1.0126806967146</text:p>
          </table:table-cell>
          <table:table-cell office:value-type="float" office:value="1.0126806967146" table:style-name="ce1">
            <text:p>1.0126806967146</text:p>
          </table:table-cell>
          <table:table-cell office:value-type="float" office:value="1.0126806967146" table:style-name="ce1">
            <text:p>1.0126806967146</text:p>
          </table:table-cell>
          <table:table-cell office:value-type="float" office:value="1.0126806967146" table:style-name="ce1">
            <text:p>1.0126806967146</text:p>
          </table:table-cell>
          <table:table-cell office:value-type="float" office:value="1.0126806967146" table:style-name="ce1">
            <text:p>1.0126806967146</text:p>
          </table:table-cell>
          <table:table-cell office:value-type="float" office:value="1.0126806967146" table:style-name="ce1">
            <text:p>1.0126806967146</text:p>
          </table:table-cell>
          <table:table-cell office:value-type="float" office:value="1.0126806967146" table:style-name="ce1">
            <text:p>1.0126806967146</text:p>
          </table:table-cell>
          <table:table-cell office:value-type="float" office:value="1.0126806967146" table:style-name="ce1">
            <text:p>1.0126806967146</text:p>
          </table:table-cell>
          <table:table-cell office:value-type="float" office:value="1.0126806967146" table:style-name="ce1">
            <text:p>1.0126806967146</text:p>
          </table:table-cell>
          <table:table-cell office:value-type="float" office:value="1.0126806967146" table:style-name="ce1">
            <text:p>1.0126806967146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0.90352148297604" table:style-name="ce1">
            <text:p>0.90352148297604</text:p>
          </table:table-cell>
          <table:table-cell office:value-type="float" office:value="1.0625191979905" table:style-name="ce1">
            <text:p>1.0625191979905</text:p>
          </table:table-cell>
          <table:table-cell office:value-type="float" office:value="1.13787179045753" table:style-name="ce1">
            <text:p>1.13787179045753</text:p>
          </table:table-cell>
          <table:table-cell office:value-type="float" office:value="0.731596984066651" table:style-name="ce1">
            <text:p>0.731596984066651</text:p>
          </table:table-cell>
          <table:table-cell office:value-type="float" office:value="1.05743777165178" table:style-name="ce1">
            <text:p>1.05743777165178</text:p>
          </table:table-cell>
          <table:table-cell office:value-type="float" office:value="1.21660680584568" table:style-name="ce1">
            <text:p>1.21660680584568</text:p>
          </table:table-cell>
          <table:table-cell office:value-type="float" office:value="0.937933822087284" table:style-name="ce1">
            <text:p>0.937933822087284</text:p>
          </table:table-cell>
          <table:table-cell office:value-type="float" office:value="1.03900162137978" table:style-name="ce1">
            <text:p>1.03900162137978</text:p>
          </table:table-cell>
          <table:table-cell office:value-type="float" office:value="0.792693900535894" table:style-name="ce1">
            <text:p>0.792693900535894</text:p>
          </table:table-cell>
          <table:table-cell office:value-type="float" office:value="0.916044320272013" table:style-name="ce1">
            <text:p>0.916044320272013</text:p>
          </table:table-cell>
          <table:table-cell office:value-type="float" office:value="0.825573853614936" table:style-name="ce1">
            <text:p>0.825573853614936</text:p>
          </table:table-cell>
          <table:table-cell office:value-type="float" office:value="0.987267064000583" table:style-name="ce1">
            <text:p>0.987267064000583</text:p>
          </table:table-cell>
          <table:table-cell office:value-type="float" office:value="0.919214674055205" table:style-name="ce1">
            <text:p>0.919214674055205</text:p>
          </table:table-cell>
          <table:table-cell office:value-type="float" office:value="0.843304187342135" table:style-name="ce1">
            <text:p>0.843304187342135</text:p>
          </table:table-cell>
          <table:table-cell office:value-type="float" office:value="0.829619732861997" table:style-name="ce1">
            <text:p>0.829619732861997</text:p>
          </table:table-cell>
          <table:table-cell office:value-type="float" office:value="0.859315172591929" table:style-name="ce1">
            <text:p>0.859315172591929</text:p>
          </table:table-cell>
          <table:table-cell office:value-type="float" office:value="0.917490375947418" table:style-name="ce1">
            <text:p>0.917490375947418</text:p>
          </table:table-cell>
          <table:table-cell office:value-type="float" office:value="0.988453729677422" table:style-name="ce1">
            <text:p>0.988453729677422</text:p>
          </table:table-cell>
          <table:table-cell office:value-type="float" office:value="0.970134282828903" table:style-name="ce1">
            <text:p>0.970134282828903</text:p>
          </table:table-cell>
          <table:table-cell office:value-type="float" office:value="1.11163464405171" table:style-name="ce1">
            <text:p>1.11163464405171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62037718567224" table:style-name="ce1">
            <text:p>0.862037718567224</text:p>
          </table:table-cell>
          <table:table-cell office:value-type="float" office:value="0.982003025538062" table:style-name="ce1">
            <text:p>0.982003025538062</text:p>
          </table:table-cell>
          <table:table-cell office:value-type="float" office:value="1.1293019156525" table:style-name="ce1">
            <text:p>1.1293019156525</text:p>
          </table:table-cell>
          <table:table-cell office:value-type="float" office:value="1.05127811580827" table:style-name="ce1">
            <text:p>1.05127811580827</text:p>
          </table:table-cell>
          <table:table-cell office:value-type="float" office:value="0.973828121678714" table:style-name="ce1">
            <text:p>0.973828121678714</text:p>
          </table:table-cell>
          <table:table-cell office:value-type="float" office:value="0.958107002580976" table:style-name="ce1">
            <text:p>0.958107002580976</text:p>
          </table:table-cell>
          <table:table-cell office:value-type="float" office:value="1.05355992562007" table:style-name="ce1">
            <text:p>1.05355992562007</text:p>
          </table:table-cell>
          <table:table-cell office:value-type="float" office:value="1.09202294882578" table:style-name="ce1">
            <text:p>1.09202294882578</text:p>
          </table:table-cell>
          <table:table-cell office:value-type="float" office:value="0.932473389482186" table:style-name="ce1">
            <text:p>0.932473389482186</text:p>
          </table:table-cell>
          <table:table-cell office:value-type="float" office:value="1.05909106394286" table:style-name="ce1">
            <text:p>1.05909106394286</text:p>
          </table:table-cell>
          <table:table-cell office:value-type="float" office:value="0.919969375239067" table:style-name="ce1">
            <text:p>0.919969375239067</text:p>
          </table:table-cell>
          <table:table-cell office:value-type="float" office:value="1.11395025209719" table:style-name="ce1">
            <text:p>1.11395025209719</text:p>
          </table:table-cell>
          <table:table-cell office:value-type="float" office:value="0.966520314066383" table:style-name="ce1">
            <text:p>0.966520314066383</text:p>
          </table:table-cell>
          <table:table-cell office:value-type="float" office:value="1.10885766007615" table:style-name="ce1">
            <text:p>1.10885766007615</text:p>
          </table:table-cell>
          <table:table-cell office:value-type="float" office:value="1.1478232843605" table:style-name="ce1">
            <text:p>1.1478232843605</text:p>
          </table:table-cell>
          <table:table-cell office:value-type="float" office:value="1.10465686119356" table:style-name="ce1">
            <text:p>1.10465686119356</text:p>
          </table:table-cell>
          <table:table-cell office:value-type="float" office:value="0.935282246695338" table:style-name="ce1">
            <text:p>0.935282246695338</text:p>
          </table:table-cell>
          <table:table-cell office:value-type="float" office:value="1.00170837135969" table:style-name="ce1">
            <text:p>1.00170837135969</text:p>
          </table:table-cell>
          <table:table-cell office:value-type="float" office:value="0.949672575058419" table:style-name="ce1">
            <text:p>0.949672575058419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15498255384959" table:style-name="ce1">
            <text:p>1.15498255384959</text:p>
          </table:table-cell>
          <table:table-cell office:value-type="float" office:value="1.05043086449493" table:style-name="ce1">
            <text:p>1.05043086449493</text:p>
          </table:table-cell>
          <table:table-cell office:value-type="float" office:value="0.918762166599347" table:style-name="ce1">
            <text:p>0.918762166599347</text:p>
          </table:table-cell>
          <table:table-cell office:value-type="float" office:value="1.05742547358693" table:style-name="ce1">
            <text:p>1.05742547358693</text:p>
          </table:table-cell>
          <table:table-cell office:value-type="float" office:value="1.10415235374409" table:style-name="ce1">
            <text:p>1.10415235374409</text:p>
          </table:table-cell>
          <table:table-cell office:value-type="float" office:value="1.00085932783238" table:style-name="ce1">
            <text:p>1.00085932783238</text:p>
          </table:table-cell>
          <table:table-cell office:value-type="float" office:value="1.05422968689379" table:style-name="ce1">
            <text:p>1.05422968689379</text:p>
          </table:table-cell>
          <table:table-cell office:value-type="float" office:value="1.14845958485996" table:style-name="ce1">
            <text:p>1.14845958485996</text:p>
          </table:table-cell>
          <table:table-cell office:value-type="float" office:value="1.08512660743286" table:style-name="ce1">
            <text:p>1.08512660743286</text:p>
          </table:table-cell>
          <table:table-cell office:value-type="float" office:value="1.22121541997776" table:style-name="ce1">
            <text:p>1.22121541997776</text:p>
          </table:table-cell>
          <table:table-cell office:value-type="float" office:value="1.10253268582316" table:style-name="ce1">
            <text:p>1.10253268582316</text:p>
          </table:table-cell>
          <table:table-cell office:value-type="float" office:value="1.08606658765467" table:style-name="ce1">
            <text:p>1.08606658765467</text:p>
          </table:table-cell>
          <table:table-cell office:value-type="float" office:value="1.13326231317414" table:style-name="ce1">
            <text:p>1.13326231317414</text:p>
          </table:table-cell>
          <table:table-cell office:value-type="float" office:value="1.06604748351387" table:style-name="ce1">
            <text:p>1.06604748351387</text:p>
          </table:table-cell>
          <table:table-cell office:value-type="float" office:value="1.16056023139359" table:style-name="ce1">
            <text:p>1.16056023139359</text:p>
          </table:table-cell>
          <table:table-cell office:value-type="float" office:value="1.25305836976649" table:style-name="ce1">
            <text:p>1.25305836976649</text:p>
          </table:table-cell>
          <table:table-cell office:value-type="float" office:value="1.04157340158592" table:style-name="ce1">
            <text:p>1.04157340158592</text:p>
          </table:table-cell>
          <table:table-cell office:value-type="float" office:value="1.2484266662432" table:style-name="ce1">
            <text:p>1.2484266662432</text:p>
          </table:table-cell>
          <table:table-cell office:value-type="float" office:value="1.14109525763797" table:style-name="ce1">
            <text:p>1.14109525763797</text:p>
          </table:table-cell>
          <table:table-cell office:value-type="float" office:value="1.06489070037395" table:style-name="ce1">
            <text:p>1.06489070037395</text:p>
          </table:table-cell>
          <table:table-cell office:value-type="float" office:value="0.990429729549424" table:style-name="ce1">
            <text:p>0.990429729549424</text:p>
          </table:table-cell>
          <table:table-cell office:value-type="float" office:value="1.15602485937634" table:style-name="ce1">
            <text:p>1.15602485937634</text:p>
          </table:table-cell>
          <table:table-cell office:value-type="float" office:value="1.01964515217207" table:style-name="ce1">
            <text:p>1.01964515217207</text:p>
          </table:table-cell>
          <table:table-cell office:value-type="float" office:value="1.01964515217207" table:style-name="ce1">
            <text:p>1.01964515217207</text:p>
          </table:table-cell>
          <table:table-cell office:value-type="float" office:value="1.01964515217207" table:style-name="ce1">
            <text:p>1.01964515217207</text:p>
          </table:table-cell>
          <table:table-cell office:value-type="float" office:value="1.01964515217207" table:style-name="ce1">
            <text:p>1.01964515217207</text:p>
          </table:table-cell>
          <table:table-cell office:value-type="float" office:value="1.01964515217207" table:style-name="ce1">
            <text:p>1.01964515217207</text:p>
          </table:table-cell>
          <table:table-cell office:value-type="float" office:value="1.01964515217207" table:style-name="ce1">
            <text:p>1.01964515217207</text:p>
          </table:table-cell>
          <table:table-cell office:value-type="float" office:value="1.01964515217207" table:style-name="ce1">
            <text:p>1.01964515217207</text:p>
          </table:table-cell>
          <table:table-cell office:value-type="float" office:value="1.01964515217207" table:style-name="ce1">
            <text:p>1.01964515217207</text:p>
          </table:table-cell>
          <table:table-cell office:value-type="float" office:value="1.01964515217207" table:style-name="ce1">
            <text:p>1.01964515217207</text:p>
          </table:table-cell>
          <table:table-cell office:value-type="float" office:value="1.01964515217207" table:style-name="ce1">
            <text:p>1.01964515217207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0.90352148297604" table:style-name="ce1">
            <text:p>0.90352148297604</text:p>
          </table:table-cell>
          <table:table-cell office:value-type="float" office:value="1.06295696849112" table:style-name="ce1">
            <text:p>1.06295696849112</text:p>
          </table:table-cell>
          <table:table-cell office:value-type="float" office:value="1.13772964831814" table:style-name="ce1">
            <text:p>1.13772964831814</text:p>
          </table:table-cell>
          <table:table-cell office:value-type="float" office:value="0.723079564061493" table:style-name="ce1">
            <text:p>0.723079564061493</text:p>
          </table:table-cell>
          <table:table-cell office:value-type="float" office:value="1.0444885811419" table:style-name="ce1">
            <text:p>1.0444885811419</text:p>
          </table:table-cell>
          <table:table-cell office:value-type="float" office:value="1.20324355712186" table:style-name="ce1">
            <text:p>1.20324355712186</text:p>
          </table:table-cell>
          <table:table-cell office:value-type="float" office:value="0.936127164788917" table:style-name="ce1">
            <text:p>0.936127164788917</text:p>
          </table:table-cell>
          <table:table-cell office:value-type="float" office:value="1.03384771606206" table:style-name="ce1">
            <text:p>1.03384771606206</text:p>
          </table:table-cell>
          <table:table-cell office:value-type="float" office:value="0.774902371255799" table:style-name="ce1">
            <text:p>0.774902371255799</text:p>
          </table:table-cell>
          <table:table-cell office:value-type="float" office:value="0.902043581806075" table:style-name="ce1">
            <text:p>0.902043581806075</text:p>
          </table:table-cell>
          <table:table-cell office:value-type="float" office:value="0.822351880355871" table:style-name="ce1">
            <text:p>0.822351880355871</text:p>
          </table:table-cell>
          <table:table-cell office:value-type="float" office:value="0.987267064000583" table:style-name="ce1">
            <text:p>0.987267064000583</text:p>
          </table:table-cell>
          <table:table-cell office:value-type="float" office:value="0.915154891618007" table:style-name="ce1">
            <text:p>0.915154891618007</text:p>
          </table:table-cell>
          <table:table-cell office:value-type="float" office:value="0.840446352611514" table:style-name="ce1">
            <text:p>0.840446352611514</text:p>
          </table:table-cell>
          <table:table-cell office:value-type="float" office:value="0.822971776477144" table:style-name="ce1">
            <text:p>0.822971776477144</text:p>
          </table:table-cell>
          <table:table-cell office:value-type="float" office:value="0.85432793544808" table:style-name="ce1">
            <text:p>0.85432793544808</text:p>
          </table:table-cell>
          <table:table-cell office:value-type="float" office:value="0.914224867119792" table:style-name="ce1">
            <text:p>0.914224867119792</text:p>
          </table:table-cell>
          <table:table-cell office:value-type="float" office:value="0.979248828933695" table:style-name="ce1">
            <text:p>0.979248828933695</text:p>
          </table:table-cell>
          <table:table-cell office:value-type="float" office:value="0.954879086125325" table:style-name="ce1">
            <text:p>0.954879086125325</text:p>
          </table:table-cell>
          <table:table-cell office:value-type="float" office:value="1.10495025960249" table:style-name="ce1">
            <text:p>1.10495025960249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52819692574024" table:style-name="ce1">
            <text:p>0.852819692574024</text:p>
          </table:table-cell>
          <table:table-cell office:value-type="float" office:value="0.974431958035138" table:style-name="ce1">
            <text:p>0.974431958035138</text:p>
          </table:table-cell>
          <table:table-cell office:value-type="float" office:value="1.11967359187972" table:style-name="ce1">
            <text:p>1.11967359187972</text:p>
          </table:table-cell>
          <table:table-cell office:value-type="float" office:value="1.04446887965456" table:style-name="ce1">
            <text:p>1.04446887965456</text:p>
          </table:table-cell>
          <table:table-cell office:value-type="float" office:value="0.955785860120828" table:style-name="ce1">
            <text:p>0.955785860120828</text:p>
          </table:table-cell>
          <table:table-cell office:value-type="float" office:value="0.952664510679979" table:style-name="ce1">
            <text:p>0.952664510679979</text:p>
          </table:table-cell>
          <table:table-cell office:value-type="float" office:value="1.04631412483969" table:style-name="ce1">
            <text:p>1.04631412483969</text:p>
          </table:table-cell>
          <table:table-cell office:value-type="float" office:value="1.08180912438361" table:style-name="ce1">
            <text:p>1.08180912438361</text:p>
          </table:table-cell>
          <table:table-cell office:value-type="float" office:value="0.925818309808002" table:style-name="ce1">
            <text:p>0.925818309808002</text:p>
          </table:table-cell>
          <table:table-cell office:value-type="float" office:value="1.05117901688957" table:style-name="ce1">
            <text:p>1.05117901688957</text:p>
          </table:table-cell>
          <table:table-cell office:value-type="float" office:value="0.917655121710643" table:style-name="ce1">
            <text:p>0.917655121710643</text:p>
          </table:table-cell>
          <table:table-cell office:value-type="float" office:value="1.10126801588438" table:style-name="ce1">
            <text:p>1.10126801588438</text:p>
          </table:table-cell>
          <table:table-cell office:value-type="float" office:value="0.960506083451485" table:style-name="ce1">
            <text:p>0.960506083451485</text:p>
          </table:table-cell>
          <table:table-cell office:value-type="float" office:value="1.10498943927571" table:style-name="ce1">
            <text:p>1.10498943927571</text:p>
          </table:table-cell>
          <table:table-cell office:value-type="float" office:value="1.14688364780322" table:style-name="ce1">
            <text:p>1.14688364780322</text:p>
          </table:table-cell>
          <table:table-cell office:value-type="float" office:value="1.10230508975248" table:style-name="ce1">
            <text:p>1.10230508975248</text:p>
          </table:table-cell>
          <table:table-cell office:value-type="float" office:value="0.927389618070378" table:style-name="ce1">
            <text:p>0.927389618070378</text:p>
          </table:table-cell>
          <table:table-cell office:value-type="float" office:value="0.992637817877182" table:style-name="ce1">
            <text:p>0.992637817877182</text:p>
          </table:table-cell>
          <table:table-cell office:value-type="float" office:value="0.949191777217555" table:style-name="ce1">
            <text:p>0.949191777217555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13592444723326" table:style-name="ce1">
            <text:p>1.13592444723326</text:p>
          </table:table-cell>
          <table:table-cell office:value-type="float" office:value="1.01200728951111" table:style-name="ce1">
            <text:p>1.01200728951111</text:p>
          </table:table-cell>
          <table:table-cell office:value-type="float" office:value="0.908309799059378" table:style-name="ce1">
            <text:p>0.908309799059378</text:p>
          </table:table-cell>
          <table:table-cell office:value-type="float" office:value="1.03262581957002" table:style-name="ce1">
            <text:p>1.03262581957002</text:p>
          </table:table-cell>
          <table:table-cell office:value-type="float" office:value="1.08123829673441" table:style-name="ce1">
            <text:p>1.08123829673441</text:p>
          </table:table-cell>
          <table:table-cell office:value-type="float" office:value="0.987794346343488" table:style-name="ce1">
            <text:p>0.987794346343488</text:p>
          </table:table-cell>
          <table:table-cell office:value-type="float" office:value="1.02764834892172" table:style-name="ce1">
            <text:p>1.02764834892172</text:p>
          </table:table-cell>
          <table:table-cell office:value-type="float" office:value="1.13857660828947" table:style-name="ce1">
            <text:p>1.13857660828947</text:p>
          </table:table-cell>
          <table:table-cell office:value-type="float" office:value="1.05974479902978" table:style-name="ce1">
            <text:p>1.05974479902978</text:p>
          </table:table-cell>
          <table:table-cell office:value-type="float" office:value="1.20446668659212" table:style-name="ce1">
            <text:p>1.20446668659212</text:p>
          </table:table-cell>
          <table:table-cell office:value-type="float" office:value="1.08083405787792" table:style-name="ce1">
            <text:p>1.08083405787792</text:p>
          </table:table-cell>
          <table:table-cell office:value-type="float" office:value="1.05276062485342" table:style-name="ce1">
            <text:p>1.05276062485342</text:p>
          </table:table-cell>
          <table:table-cell office:value-type="float" office:value="1.11984275499246" table:style-name="ce1">
            <text:p>1.11984275499246</text:p>
          </table:table-cell>
          <table:table-cell office:value-type="float" office:value="1.03994528214778" table:style-name="ce1">
            <text:p>1.03994528214778</text:p>
          </table:table-cell>
          <table:table-cell office:value-type="float" office:value="1.13062117725314" table:style-name="ce1">
            <text:p>1.13062117725314</text:p>
          </table:table-cell>
          <table:table-cell office:value-type="float" office:value="1.223361812627" table:style-name="ce1">
            <text:p>1.223361812627</text:p>
          </table:table-cell>
          <table:table-cell office:value-type="float" office:value="1.02084951345217" table:style-name="ce1">
            <text:p>1.02084951345217</text:p>
          </table:table-cell>
          <table:table-cell office:value-type="float" office:value="1.24877527857698" table:style-name="ce1">
            <text:p>1.24877527857698</text:p>
          </table:table-cell>
          <table:table-cell office:value-type="float" office:value="1.11078366587383" table:style-name="ce1">
            <text:p>1.11078366587383</text:p>
          </table:table-cell>
          <table:table-cell office:value-type="float" office:value="1.04363490932099" table:style-name="ce1">
            <text:p>1.04363490932099</text:p>
          </table:table-cell>
          <table:table-cell office:value-type="float" office:value="0.990771715476833" table:style-name="ce1">
            <text:p>0.990771715476833</text:p>
          </table:table-cell>
          <table:table-cell office:value-type="float" office:value="1.15653621976417" table:style-name="ce1">
            <text:p>1.15653621976417</text:p>
          </table:table-cell>
          <table:table-cell office:value-type="float" office:value="1.00859145065275" table:style-name="ce1">
            <text:p>1.00859145065275</text:p>
          </table:table-cell>
          <table:table-cell office:value-type="float" office:value="1.00859145065275" table:style-name="ce1">
            <text:p>1.00859145065275</text:p>
          </table:table-cell>
          <table:table-cell office:value-type="float" office:value="1.00859145065275" table:style-name="ce1">
            <text:p>1.00859145065275</text:p>
          </table:table-cell>
          <table:table-cell office:value-type="float" office:value="1.00859145065275" table:style-name="ce1">
            <text:p>1.00859145065275</text:p>
          </table:table-cell>
          <table:table-cell office:value-type="float" office:value="1.00859145065275" table:style-name="ce1">
            <text:p>1.00859145065275</text:p>
          </table:table-cell>
          <table:table-cell office:value-type="float" office:value="1.00859145065275" table:style-name="ce1">
            <text:p>1.00859145065275</text:p>
          </table:table-cell>
          <table:table-cell office:value-type="float" office:value="1.00859145065275" table:style-name="ce1">
            <text:p>1.00859145065275</text:p>
          </table:table-cell>
          <table:table-cell office:value-type="float" office:value="1.00859145065275" table:style-name="ce1">
            <text:p>1.00859145065275</text:p>
          </table:table-cell>
          <table:table-cell office:value-type="float" office:value="1.00859145065275" table:style-name="ce1">
            <text:p>1.00859145065275</text:p>
          </table:table-cell>
          <table:table-cell office:value-type="float" office:value="1.00859145065275" table:style-name="ce1">
            <text:p>1.00859145065275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0.90352148297604" table:style-name="ce1">
            <text:p>0.90352148297604</text:p>
          </table:table-cell>
          <table:table-cell office:value-type="float" office:value="1.06487152702614" table:style-name="ce1">
            <text:p>1.06487152702614</text:p>
          </table:table-cell>
          <table:table-cell office:value-type="float" office:value="1.1379822131664" table:style-name="ce1">
            <text:p>1.1379822131664</text:p>
          </table:table-cell>
          <table:table-cell office:value-type="float" office:value="0.723753759145076" table:style-name="ce1">
            <text:p>0.723753759145076</text:p>
          </table:table-cell>
          <table:table-cell office:value-type="float" office:value="1.04118701511534" table:style-name="ce1">
            <text:p>1.04118701511534</text:p>
          </table:table-cell>
          <table:table-cell office:value-type="float" office:value="1.2059061947676" table:style-name="ce1">
            <text:p>1.2059061947676</text:p>
          </table:table-cell>
          <table:table-cell office:value-type="float" office:value="0.936217649733018" table:style-name="ce1">
            <text:p>0.936217649733018</text:p>
          </table:table-cell>
          <table:table-cell office:value-type="float" office:value="1.03705670715747" table:style-name="ce1">
            <text:p>1.03705670715747</text:p>
          </table:table-cell>
          <table:table-cell office:value-type="float" office:value="0.777890119875356" table:style-name="ce1">
            <text:p>0.777890119875356</text:p>
          </table:table-cell>
          <table:table-cell office:value-type="float" office:value="0.898486613733053" table:style-name="ce1">
            <text:p>0.898486613733053</text:p>
          </table:table-cell>
          <table:table-cell office:value-type="float" office:value="0.822338252078905" table:style-name="ce1">
            <text:p>0.822338252078905</text:p>
          </table:table-cell>
          <table:table-cell office:value-type="float" office:value="0.987267064000583" table:style-name="ce1">
            <text:p>0.987267064000583</text:p>
          </table:table-cell>
          <table:table-cell office:value-type="float" office:value="0.915895559680056" table:style-name="ce1">
            <text:p>0.915895559680056</text:p>
          </table:table-cell>
          <table:table-cell office:value-type="float" office:value="0.840797644194917" table:style-name="ce1">
            <text:p>0.840797644194917</text:p>
          </table:table-cell>
          <table:table-cell office:value-type="float" office:value="0.822878194245909" table:style-name="ce1">
            <text:p>0.822878194245909</text:p>
          </table:table-cell>
          <table:table-cell office:value-type="float" office:value="0.855258675349683" table:style-name="ce1">
            <text:p>0.855258675349683</text:p>
          </table:table-cell>
          <table:table-cell office:value-type="float" office:value="0.913996375405086" table:style-name="ce1">
            <text:p>0.913996375405086</text:p>
          </table:table-cell>
          <table:table-cell office:value-type="float" office:value="0.981458756068159" table:style-name="ce1">
            <text:p>0.981458756068159</text:p>
          </table:table-cell>
          <table:table-cell office:value-type="float" office:value="0.95617823817127" table:style-name="ce1">
            <text:p>0.95617823817127</text:p>
          </table:table-cell>
          <table:table-cell office:value-type="float" office:value="1.1059415953297" table:style-name="ce1">
            <text:p>1.1059415953297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54024131668852" table:style-name="ce1">
            <text:p>0.854024131668852</text:p>
          </table:table-cell>
          <table:table-cell office:value-type="float" office:value="0.976395859543909" table:style-name="ce1">
            <text:p>0.976395859543909</text:p>
          </table:table-cell>
          <table:table-cell office:value-type="float" office:value="1.12104370218034" table:style-name="ce1">
            <text:p>1.12104370218034</text:p>
          </table:table-cell>
          <table:table-cell office:value-type="float" office:value="1.04495617922689" table:style-name="ce1">
            <text:p>1.04495617922689</text:p>
          </table:table-cell>
          <table:table-cell office:value-type="float" office:value="0.957504811543711" table:style-name="ce1">
            <text:p>0.957504811543711</text:p>
          </table:table-cell>
          <table:table-cell office:value-type="float" office:value="0.952786352873153" table:style-name="ce1">
            <text:p>0.952786352873153</text:p>
          </table:table-cell>
          <table:table-cell office:value-type="float" office:value="1.04644625421121" table:style-name="ce1">
            <text:p>1.04644625421121</text:p>
          </table:table-cell>
          <table:table-cell office:value-type="float" office:value="1.08149059259156" table:style-name="ce1">
            <text:p>1.08149059259156</text:p>
          </table:table-cell>
          <table:table-cell office:value-type="float" office:value="0.926074672724383" table:style-name="ce1">
            <text:p>0.926074672724383</text:p>
          </table:table-cell>
          <table:table-cell office:value-type="float" office:value="1.05016254447974" table:style-name="ce1">
            <text:p>1.05016254447974</text:p>
          </table:table-cell>
          <table:table-cell office:value-type="float" office:value="0.917667860875687" table:style-name="ce1">
            <text:p>0.917667860875687</text:p>
          </table:table-cell>
          <table:table-cell office:value-type="float" office:value="1.10484734797203" table:style-name="ce1">
            <text:p>1.10484734797203</text:p>
          </table:table-cell>
          <table:table-cell office:value-type="float" office:value="0.959960287300557" table:style-name="ce1">
            <text:p>0.959960287300557</text:p>
          </table:table-cell>
          <table:table-cell office:value-type="float" office:value="1.10468079155342" table:style-name="ce1">
            <text:p>1.10468079155342</text:p>
          </table:table-cell>
          <table:table-cell office:value-type="float" office:value="1.14647948830649" table:style-name="ce1">
            <text:p>1.14647948830649</text:p>
          </table:table-cell>
          <table:table-cell office:value-type="float" office:value="1.10051534371335" table:style-name="ce1">
            <text:p>1.10051534371335</text:p>
          </table:table-cell>
          <table:table-cell office:value-type="float" office:value="0.929389102134095" table:style-name="ce1">
            <text:p>0.929389102134095</text:p>
          </table:table-cell>
          <table:table-cell office:value-type="float" office:value="0.994004875785058" table:style-name="ce1">
            <text:p>0.994004875785058</text:p>
          </table:table-cell>
          <table:table-cell office:value-type="float" office:value="0.948863692760753" table:style-name="ce1">
            <text:p>0.948863692760753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1341252352057" table:style-name="ce1">
            <text:p>1.1341252352057</text:p>
          </table:table-cell>
          <table:table-cell office:value-type="float" office:value="1.02041806731541" table:style-name="ce1">
            <text:p>1.02041806731541</text:p>
          </table:table-cell>
          <table:table-cell office:value-type="float" office:value="0.905325333995532" table:style-name="ce1">
            <text:p>0.905325333995532</text:p>
          </table:table-cell>
          <table:table-cell office:value-type="float" office:value="1.02769292038042" table:style-name="ce1">
            <text:p>1.02769292038042</text:p>
          </table:table-cell>
          <table:table-cell office:value-type="float" office:value="1.07902003964716" table:style-name="ce1">
            <text:p>1.07902003964716</text:p>
          </table:table-cell>
          <table:table-cell office:value-type="float" office:value="0.982273130600868" table:style-name="ce1">
            <text:p>0.982273130600868</text:p>
          </table:table-cell>
          <table:table-cell office:value-type="float" office:value="1.02524252710932" table:style-name="ce1">
            <text:p>1.02524252710932</text:p>
          </table:table-cell>
          <table:table-cell office:value-type="float" office:value="1.13464669383649" table:style-name="ce1">
            <text:p>1.13464669383649</text:p>
          </table:table-cell>
          <table:table-cell office:value-type="float" office:value="1.05958232630109" table:style-name="ce1">
            <text:p>1.05958232630109</text:p>
          </table:table-cell>
          <table:table-cell office:value-type="float" office:value="1.20699267372062" table:style-name="ce1">
            <text:p>1.20699267372062</text:p>
          </table:table-cell>
          <table:table-cell office:value-type="float" office:value="1.07223458802908" table:style-name="ce1">
            <text:p>1.07223458802908</text:p>
          </table:table-cell>
          <table:table-cell office:value-type="float" office:value="1.0565682996747" table:style-name="ce1">
            <text:p>1.0565682996747</text:p>
          </table:table-cell>
          <table:table-cell office:value-type="float" office:value="1.12132075044698" table:style-name="ce1">
            <text:p>1.12132075044698</text:p>
          </table:table-cell>
          <table:table-cell office:value-type="float" office:value="1.04285779641499" table:style-name="ce1">
            <text:p>1.04285779641499</text:p>
          </table:table-cell>
          <table:table-cell office:value-type="float" office:value="1.13169471065369" table:style-name="ce1">
            <text:p>1.13169471065369</text:p>
          </table:table-cell>
          <table:table-cell office:value-type="float" office:value="1.22755498910765" table:style-name="ce1">
            <text:p>1.22755498910765</text:p>
          </table:table-cell>
          <table:table-cell office:value-type="float" office:value="1.01989308202891" table:style-name="ce1">
            <text:p>1.01989308202891</text:p>
          </table:table-cell>
          <table:table-cell office:value-type="float" office:value="1.24900261607298" table:style-name="ce1">
            <text:p>1.24900261607298</text:p>
          </table:table-cell>
          <table:table-cell office:value-type="float" office:value="1.11518052122233" table:style-name="ce1">
            <text:p>1.11518052122233</text:p>
          </table:table-cell>
          <table:table-cell office:value-type="float" office:value="1.04266326901591" table:style-name="ce1">
            <text:p>1.04266326901591</text:p>
          </table:table-cell>
          <table:table-cell office:value-type="float" office:value="0.990994734827269" table:style-name="ce1">
            <text:p>0.990994734827269</text:p>
          </table:table-cell>
          <table:table-cell office:value-type="float" office:value="1.15687138316669" table:style-name="ce1">
            <text:p>1.15687138316669</text:p>
          </table:table-cell>
          <table:table-cell office:value-type="float" office:value="1.00884104598153" table:style-name="ce1">
            <text:p>1.00884104598153</text:p>
          </table:table-cell>
          <table:table-cell office:value-type="float" office:value="1.00884104598153" table:style-name="ce1">
            <text:p>1.00884104598153</text:p>
          </table:table-cell>
          <table:table-cell office:value-type="float" office:value="1.00884104598153" table:style-name="ce1">
            <text:p>1.00884104598153</text:p>
          </table:table-cell>
          <table:table-cell office:value-type="float" office:value="1.00884104598153" table:style-name="ce1">
            <text:p>1.00884104598153</text:p>
          </table:table-cell>
          <table:table-cell office:value-type="float" office:value="1.00884104598153" table:style-name="ce1">
            <text:p>1.00884104598153</text:p>
          </table:table-cell>
          <table:table-cell office:value-type="float" office:value="1.00884104598153" table:style-name="ce1">
            <text:p>1.00884104598153</text:p>
          </table:table-cell>
          <table:table-cell office:value-type="float" office:value="1.00884104598153" table:style-name="ce1">
            <text:p>1.00884104598153</text:p>
          </table:table-cell>
          <table:table-cell office:value-type="float" office:value="1.00884104598153" table:style-name="ce1">
            <text:p>1.00884104598153</text:p>
          </table:table-cell>
          <table:table-cell office:value-type="float" office:value="1.00884104598153" table:style-name="ce1">
            <text:p>1.00884104598153</text:p>
          </table:table-cell>
          <table:table-cell office:value-type="float" office:value="1.00884104598153" table:style-name="ce1">
            <text:p>1.00884104598153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0.90352148297604" table:style-name="ce1">
            <text:p>0.90352148297604</text:p>
          </table:table-cell>
          <table:table-cell office:value-type="float" office:value="1.06555555205002" table:style-name="ce1">
            <text:p>1.06555555205002</text:p>
          </table:table-cell>
          <table:table-cell office:value-type="float" office:value="1.13873623568758" table:style-name="ce1">
            <text:p>1.13873623568758</text:p>
          </table:table-cell>
          <table:table-cell office:value-type="float" office:value="0.735369048501678" table:style-name="ce1">
            <text:p>0.735369048501678</text:p>
          </table:table-cell>
          <table:table-cell office:value-type="float" office:value="1.06764147249658" table:style-name="ce1">
            <text:p>1.06764147249658</text:p>
          </table:table-cell>
          <table:table-cell office:value-type="float" office:value="1.22058365404596" table:style-name="ce1">
            <text:p>1.22058365404596</text:p>
          </table:table-cell>
          <table:table-cell office:value-type="float" office:value="0.938093465544114" table:style-name="ce1">
            <text:p>0.938093465544114</text:p>
          </table:table-cell>
          <table:table-cell office:value-type="float" office:value="1.04003680394709" table:style-name="ce1">
            <text:p>1.04003680394709</text:p>
          </table:table-cell>
          <table:table-cell office:value-type="float" office:value="0.805921688407739" table:style-name="ce1">
            <text:p>0.805921688407739</text:p>
          </table:table-cell>
          <table:table-cell office:value-type="float" office:value="0.915521752712389" table:style-name="ce1">
            <text:p>0.915521752712389</text:p>
          </table:table-cell>
          <table:table-cell office:value-type="float" office:value="0.828308155411569" table:style-name="ce1">
            <text:p>0.828308155411569</text:p>
          </table:table-cell>
          <table:table-cell office:value-type="float" office:value="0.987267064000583" table:style-name="ce1">
            <text:p>0.987267064000583</text:p>
          </table:table-cell>
          <table:table-cell office:value-type="float" office:value="0.922801551408164" table:style-name="ce1">
            <text:p>0.922801551408164</text:p>
          </table:table-cell>
          <table:table-cell office:value-type="float" office:value="0.84508864175197" table:style-name="ce1">
            <text:p>0.84508864175197</text:p>
          </table:table-cell>
          <table:table-cell office:value-type="float" office:value="0.841005677784005" table:style-name="ce1">
            <text:p>0.841005677784005</text:p>
          </table:table-cell>
          <table:table-cell office:value-type="float" office:value="0.85993679710359" table:style-name="ce1">
            <text:p>0.85993679710359</text:p>
          </table:table-cell>
          <table:table-cell office:value-type="float" office:value="0.919206725344956" table:style-name="ce1">
            <text:p>0.919206725344956</text:p>
          </table:table-cell>
          <table:table-cell office:value-type="float" office:value="0.989723639343077" table:style-name="ce1">
            <text:p>0.989723639343077</text:p>
          </table:table-cell>
          <table:table-cell office:value-type="float" office:value="0.971007124317822" table:style-name="ce1">
            <text:p>0.971007124317822</text:p>
          </table:table-cell>
          <table:table-cell office:value-type="float" office:value="1.11548321816276" table:style-name="ce1">
            <text:p>1.11548321816276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67953438422625" table:style-name="ce1">
            <text:p>0.867953438422625</text:p>
          </table:table-cell>
          <table:table-cell office:value-type="float" office:value="0.982675674223148" table:style-name="ce1">
            <text:p>0.982675674223148</text:p>
          </table:table-cell>
          <table:table-cell office:value-type="float" office:value="1.13409869912535" table:style-name="ce1">
            <text:p>1.13409869912535</text:p>
          </table:table-cell>
          <table:table-cell office:value-type="float" office:value="1.05473727327796" table:style-name="ce1">
            <text:p>1.05473727327796</text:p>
          </table:table-cell>
          <table:table-cell office:value-type="float" office:value="0.983269039017646" table:style-name="ce1">
            <text:p>0.983269039017646</text:p>
          </table:table-cell>
          <table:table-cell office:value-type="float" office:value="0.958806574772762" table:style-name="ce1">
            <text:p>0.958806574772762</text:p>
          </table:table-cell>
          <table:table-cell office:value-type="float" office:value="1.05722158880831" table:style-name="ce1">
            <text:p>1.05722158880831</text:p>
          </table:table-cell>
          <table:table-cell office:value-type="float" office:value="1.09160020210613" table:style-name="ce1">
            <text:p>1.09160020210613</text:p>
          </table:table-cell>
          <table:table-cell office:value-type="float" office:value="0.934811992846054" table:style-name="ce1">
            <text:p>0.934811992846054</text:p>
          </table:table-cell>
          <table:table-cell office:value-type="float" office:value="1.05924804199668" table:style-name="ce1">
            <text:p>1.05924804199668</text:p>
          </table:table-cell>
          <table:table-cell office:value-type="float" office:value="0.919969375239067" table:style-name="ce1">
            <text:p>0.919969375239067</text:p>
          </table:table-cell>
          <table:table-cell office:value-type="float" office:value="1.1162382960217" table:style-name="ce1">
            <text:p>1.1162382960217</text:p>
          </table:table-cell>
          <table:table-cell office:value-type="float" office:value="0.970430179450423" table:style-name="ce1">
            <text:p>0.970430179450423</text:p>
          </table:table-cell>
          <table:table-cell office:value-type="float" office:value="1.10962524439283" table:style-name="ce1">
            <text:p>1.10962524439283</text:p>
          </table:table-cell>
          <table:table-cell office:value-type="float" office:value="1.1478232843605" table:style-name="ce1">
            <text:p>1.1478232843605</text:p>
          </table:table-cell>
          <table:table-cell office:value-type="float" office:value="1.10831706310548" table:style-name="ce1">
            <text:p>1.10831706310548</text:p>
          </table:table-cell>
          <table:table-cell office:value-type="float" office:value="0.939638661501853" table:style-name="ce1">
            <text:p>0.939638661501853</text:p>
          </table:table-cell>
          <table:table-cell office:value-type="float" office:value="1.00921371849714" table:style-name="ce1">
            <text:p>1.00921371849714</text:p>
          </table:table-cell>
          <table:table-cell office:value-type="float" office:value="0.951457919232891" table:style-name="ce1">
            <text:p>0.951457919232891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16575048486982" table:style-name="ce1">
            <text:p>1.16575048486982</text:p>
          </table:table-cell>
          <table:table-cell office:value-type="float" office:value="1.0873723799506" table:style-name="ce1">
            <text:p>1.0873723799506</text:p>
          </table:table-cell>
          <table:table-cell office:value-type="float" office:value="0.929845968081188" table:style-name="ce1">
            <text:p>0.929845968081188</text:p>
          </table:table-cell>
          <table:table-cell office:value-type="float" office:value="1.07893989422671" table:style-name="ce1">
            <text:p>1.07893989422671</text:p>
          </table:table-cell>
          <table:table-cell office:value-type="float" office:value="1.14082506329857" table:style-name="ce1">
            <text:p>1.14082506329857</text:p>
          </table:table-cell>
          <table:table-cell office:value-type="float" office:value="1.04075331739688" table:style-name="ce1">
            <text:p>1.04075331739688</text:p>
          </table:table-cell>
          <table:table-cell office:value-type="float" office:value="1.07001645198967" table:style-name="ce1">
            <text:p>1.07001645198967</text:p>
          </table:table-cell>
          <table:table-cell office:value-type="float" office:value="1.20081420601227" table:style-name="ce1">
            <text:p>1.20081420601227</text:p>
          </table:table-cell>
          <table:table-cell office:value-type="float" office:value="1.11248399939265" table:style-name="ce1">
            <text:p>1.11248399939265</text:p>
          </table:table-cell>
          <table:table-cell office:value-type="float" office:value="1.2575064121187" table:style-name="ce1">
            <text:p>1.2575064121187</text:p>
          </table:table-cell>
          <table:table-cell office:value-type="float" office:value="1.11706322716672" table:style-name="ce1">
            <text:p>1.11706322716672</text:p>
          </table:table-cell>
          <table:table-cell office:value-type="float" office:value="1.11044334221818" table:style-name="ce1">
            <text:p>1.11044334221818</text:p>
          </table:table-cell>
          <table:table-cell office:value-type="float" office:value="1.15361327095689" table:style-name="ce1">
            <text:p>1.15361327095689</text:p>
          </table:table-cell>
          <table:table-cell office:value-type="float" office:value="1.08921744024557" table:style-name="ce1">
            <text:p>1.08921744024557</text:p>
          </table:table-cell>
          <table:table-cell office:value-type="float" office:value="1.16422130007671" table:style-name="ce1">
            <text:p>1.16422130007671</text:p>
          </table:table-cell>
          <table:table-cell office:value-type="float" office:value="1.28688121192172" table:style-name="ce1">
            <text:p>1.28688121192172</text:p>
          </table:table-cell>
          <table:table-cell office:value-type="float" office:value="1.07262895033815" table:style-name="ce1">
            <text:p>1.07262895033815</text:p>
          </table:table-cell>
          <table:table-cell office:value-type="float" office:value="1.26591494107099" table:style-name="ce1">
            <text:p>1.26591494107099</text:p>
          </table:table-cell>
          <table:table-cell office:value-type="float" office:value="1.174520258589" table:style-name="ce1">
            <text:p>1.174520258589</text:p>
          </table:table-cell>
          <table:table-cell office:value-type="float" office:value="1.09681865209308" table:style-name="ce1">
            <text:p>1.09681865209308</text:p>
          </table:table-cell>
          <table:table-cell office:value-type="float" office:value="1.00761578501058" table:style-name="ce1">
            <text:p>1.00761578501058</text:p>
          </table:table-cell>
          <table:table-cell office:value-type="float" office:value="1.1821948435469" table:style-name="ce1">
            <text:p>1.1821948435469</text:p>
          </table:table-cell>
          <table:table-cell office:value-type="float" office:value="1.03050857297406" table:style-name="ce1">
            <text:p>1.03050857297406</text:p>
          </table:table-cell>
          <table:table-cell office:value-type="float" office:value="1.03050857297406" table:style-name="ce1">
            <text:p>1.03050857297406</text:p>
          </table:table-cell>
          <table:table-cell office:value-type="float" office:value="1.03050857297406" table:style-name="ce1">
            <text:p>1.03050857297406</text:p>
          </table:table-cell>
          <table:table-cell office:value-type="float" office:value="1.03050857297406" table:style-name="ce1">
            <text:p>1.03050857297406</text:p>
          </table:table-cell>
          <table:table-cell office:value-type="float" office:value="1.03050857297406" table:style-name="ce1">
            <text:p>1.03050857297406</text:p>
          </table:table-cell>
          <table:table-cell office:value-type="float" office:value="1.03050857297406" table:style-name="ce1">
            <text:p>1.03050857297406</text:p>
          </table:table-cell>
          <table:table-cell office:value-type="float" office:value="1.03050857297406" table:style-name="ce1">
            <text:p>1.03050857297406</text:p>
          </table:table-cell>
          <table:table-cell office:value-type="float" office:value="1.03050857297406" table:style-name="ce1">
            <text:p>1.03050857297406</text:p>
          </table:table-cell>
          <table:table-cell office:value-type="float" office:value="1.03050857297406" table:style-name="ce1">
            <text:p>1.03050857297406</text:p>
          </table:table-cell>
          <table:table-cell office:value-type="float" office:value="1.03050857297406" table:style-name="ce1">
            <text:p>1.03050857297406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0.90352148297604" table:style-name="ce1">
            <text:p>0.90352148297604</text:p>
          </table:table-cell>
          <table:table-cell office:value-type="float" office:value="1.05997536594556" table:style-name="ce1">
            <text:p>1.05997536594556</text:p>
          </table:table-cell>
          <table:table-cell office:value-type="float" office:value="1.13424199255587" table:style-name="ce1">
            <text:p>1.13424199255587</text:p>
          </table:table-cell>
          <table:table-cell office:value-type="float" office:value="0.710503945474034" table:style-name="ce1">
            <text:p>0.710503945474034</text:p>
          </table:table-cell>
          <table:table-cell office:value-type="float" office:value="1.04416126457415" table:style-name="ce1">
            <text:p>1.04416126457415</text:p>
          </table:table-cell>
          <table:table-cell office:value-type="float" office:value="1.18340501252946" table:style-name="ce1">
            <text:p>1.18340501252946</text:p>
          </table:table-cell>
          <table:table-cell office:value-type="float" office:value="0.930422229914759" table:style-name="ce1">
            <text:p>0.930422229914759</text:p>
          </table:table-cell>
          <table:table-cell office:value-type="float" office:value="1.02302859116987" table:style-name="ce1">
            <text:p>1.02302859116987</text:p>
          </table:table-cell>
          <table:table-cell office:value-type="float" office:value="0.774902371255793" table:style-name="ce1">
            <text:p>0.774902371255793</text:p>
          </table:table-cell>
          <table:table-cell office:value-type="float" office:value="0.872547378876978" table:style-name="ce1">
            <text:p>0.872547378876978</text:p>
          </table:table-cell>
          <table:table-cell office:value-type="float" office:value="0.818660251130252" table:style-name="ce1">
            <text:p>0.818660251130252</text:p>
          </table:table-cell>
          <table:table-cell office:value-type="float" office:value="0.987267064000583" table:style-name="ce1">
            <text:p>0.987267064000583</text:p>
          </table:table-cell>
          <table:table-cell office:value-type="float" office:value="0.914708700972848" table:style-name="ce1">
            <text:p>0.914708700972848</text:p>
          </table:table-cell>
          <table:table-cell office:value-type="float" office:value="0.840103287902308" table:style-name="ce1">
            <text:p>0.840103287902308</text:p>
          </table:table-cell>
          <table:table-cell office:value-type="float" office:value="0.812614679597962" table:style-name="ce1">
            <text:p>0.812614679597962</text:p>
          </table:table-cell>
          <table:table-cell office:value-type="float" office:value="0.85363216370871" table:style-name="ce1">
            <text:p>0.85363216370871</text:p>
          </table:table-cell>
          <table:table-cell office:value-type="float" office:value="0.907716469600471" table:style-name="ce1">
            <text:p>0.907716469600471</text:p>
          </table:table-cell>
          <table:table-cell office:value-type="float" office:value="0.972563613104109" table:style-name="ce1">
            <text:p>0.972563613104109</text:p>
          </table:table-cell>
          <table:table-cell office:value-type="float" office:value="0.936933204822428" table:style-name="ce1">
            <text:p>0.936933204822428</text:p>
          </table:table-cell>
          <table:table-cell office:value-type="float" office:value="1.09373677286071" table:style-name="ce1">
            <text:p>1.09373677286071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42839096313786" table:style-name="ce1">
            <text:p>0.842839096313786</text:p>
          </table:table-cell>
          <table:table-cell office:value-type="float" office:value="0.972301054323803" table:style-name="ce1">
            <text:p>0.972301054323803</text:p>
          </table:table-cell>
          <table:table-cell office:value-type="float" office:value="1.11436317844572" table:style-name="ce1">
            <text:p>1.11436317844572</text:p>
          </table:table-cell>
          <table:table-cell office:value-type="float" office:value="1.03632137585213" table:style-name="ce1">
            <text:p>1.03632137585213</text:p>
          </table:table-cell>
          <table:table-cell office:value-type="float" office:value="0.930669039179631" table:style-name="ce1">
            <text:p>0.930669039179631</text:p>
          </table:table-cell>
          <table:table-cell office:value-type="float" office:value="0.944522288922003" table:style-name="ce1">
            <text:p>0.944522288922003</text:p>
          </table:table-cell>
          <table:table-cell office:value-type="float" office:value="1.03961448515717" table:style-name="ce1">
            <text:p>1.03961448515717</text:p>
          </table:table-cell>
          <table:table-cell office:value-type="float" office:value="1.07440013159877" table:style-name="ce1">
            <text:p>1.07440013159877</text:p>
          </table:table-cell>
          <table:table-cell office:value-type="float" office:value="0.92059231042156" table:style-name="ce1">
            <text:p>0.92059231042156</text:p>
          </table:table-cell>
          <table:table-cell office:value-type="float" office:value="1.04353185425322" table:style-name="ce1">
            <text:p>1.04353185425322</text:p>
          </table:table-cell>
          <table:table-cell office:value-type="float" office:value="0.915692271643188" table:style-name="ce1">
            <text:p>0.915692271643188</text:p>
          </table:table-cell>
          <table:table-cell office:value-type="float" office:value="1.09598474964653" table:style-name="ce1">
            <text:p>1.09598474964653</text:p>
          </table:table-cell>
          <table:table-cell office:value-type="float" office:value="0.957998936825213" table:style-name="ce1">
            <text:p>0.957998936825213</text:p>
          </table:table-cell>
          <table:table-cell office:value-type="float" office:value="1.10363651394839" table:style-name="ce1">
            <text:p>1.10363651394839</text:p>
          </table:table-cell>
          <table:table-cell office:value-type="float" office:value="1.14437230922835" table:style-name="ce1">
            <text:p>1.14437230922835</text:p>
          </table:table-cell>
          <table:table-cell office:value-type="float" office:value="1.09403369440289" table:style-name="ce1">
            <text:p>1.09403369440289</text:p>
          </table:table-cell>
          <table:table-cell office:value-type="float" office:value="0.918680993674718" table:style-name="ce1">
            <text:p>0.918680993674718</text:p>
          </table:table-cell>
          <table:table-cell office:value-type="float" office:value="0.971607800819261" table:style-name="ce1">
            <text:p>0.971607800819261</text:p>
          </table:table-cell>
          <table:table-cell office:value-type="float" office:value="0.939287591673518" table:style-name="ce1">
            <text:p>0.939287591673518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09826833781333" table:style-name="ce1">
            <text:p>1.09826833781333</text:p>
          </table:table-cell>
          <table:table-cell office:value-type="float" office:value="1.00178187648549" table:style-name="ce1">
            <text:p>1.00178187648549</text:p>
          </table:table-cell>
          <table:table-cell office:value-type="float" office:value="0.877259821732389" table:style-name="ce1">
            <text:p>0.877259821732389</text:p>
          </table:table-cell>
          <table:table-cell office:value-type="float" office:value="1.0270028048649" table:style-name="ce1">
            <text:p>1.0270028048649</text:p>
          </table:table-cell>
          <table:table-cell office:value-type="float" office:value="1.07067900318814" table:style-name="ce1">
            <text:p>1.07067900318814</text:p>
          </table:table-cell>
          <table:table-cell office:value-type="float" office:value="0.976686688159461" table:style-name="ce1">
            <text:p>0.976686688159461</text:p>
          </table:table-cell>
          <table:table-cell office:value-type="float" office:value="1.01525486491373" table:style-name="ce1">
            <text:p>1.01525486491373</text:p>
          </table:table-cell>
          <table:table-cell office:value-type="float" office:value="1.12361375915576" table:style-name="ce1">
            <text:p>1.12361375915576</text:p>
          </table:table-cell>
          <table:table-cell office:value-type="float" office:value="1.03772848137985" table:style-name="ce1">
            <text:p>1.03772848137985</text:p>
          </table:table-cell>
          <table:table-cell office:value-type="float" office:value="1.19452658255209" table:style-name="ce1">
            <text:p>1.19452658255209</text:p>
          </table:table-cell>
          <table:table-cell office:value-type="float" office:value="1.06437158143408" table:style-name="ce1">
            <text:p>1.06437158143408</text:p>
          </table:table-cell>
          <table:table-cell office:value-type="float" office:value="1.05636637474714" table:style-name="ce1">
            <text:p>1.05636637474714</text:p>
          </table:table-cell>
          <table:table-cell office:value-type="float" office:value="1.087438177384" table:style-name="ce1">
            <text:p>1.087438177384</text:p>
          </table:table-cell>
          <table:table-cell office:value-type="float" office:value="1.03710259309297" table:style-name="ce1">
            <text:p>1.03710259309297</text:p>
          </table:table-cell>
          <table:table-cell office:value-type="float" office:value="1.13237476677816" table:style-name="ce1">
            <text:p>1.13237476677816</text:p>
          </table:table-cell>
          <table:table-cell office:value-type="float" office:value="1.22737337517983" table:style-name="ce1">
            <text:p>1.22737337517983</text:p>
          </table:table-cell>
          <table:table-cell office:value-type="float" office:value="0.998794666442146" table:style-name="ce1">
            <text:p>0.998794666442146</text:p>
          </table:table-cell>
          <table:table-cell office:value-type="float" office:value="1.24845276217327" table:style-name="ce1">
            <text:p>1.24845276217327</text:p>
          </table:table-cell>
          <table:table-cell office:value-type="float" office:value="1.11498700737606" table:style-name="ce1">
            <text:p>1.11498700737606</text:p>
          </table:table-cell>
          <table:table-cell office:value-type="float" office:value="1.02133628389741" table:style-name="ce1">
            <text:p>1.02133628389741</text:p>
          </table:table-cell>
          <table:table-cell office:value-type="float" office:value="0.99045533147756" table:style-name="ce1">
            <text:p>0.99045533147756</text:p>
          </table:table-cell>
          <table:table-cell office:value-type="float" office:value="1.15605243077705" table:style-name="ce1">
            <text:p>1.15605243077705</text:p>
          </table:table-cell>
          <table:table-cell office:value-type="float" office:value="1.00002628205882" table:style-name="ce1">
            <text:p>1.00002628205882</text:p>
          </table:table-cell>
          <table:table-cell office:value-type="float" office:value="1.00002628205882" table:style-name="ce1">
            <text:p>1.00002628205882</text:p>
          </table:table-cell>
          <table:table-cell office:value-type="float" office:value="1.00002628205882" table:style-name="ce1">
            <text:p>1.00002628205882</text:p>
          </table:table-cell>
          <table:table-cell office:value-type="float" office:value="1.00002628205882" table:style-name="ce1">
            <text:p>1.00002628205882</text:p>
          </table:table-cell>
          <table:table-cell office:value-type="float" office:value="1.00002628205882" table:style-name="ce1">
            <text:p>1.00002628205882</text:p>
          </table:table-cell>
          <table:table-cell office:value-type="float" office:value="1.00002628205882" table:style-name="ce1">
            <text:p>1.00002628205882</text:p>
          </table:table-cell>
          <table:table-cell office:value-type="float" office:value="1.00002628205882" table:style-name="ce1">
            <text:p>1.00002628205882</text:p>
          </table:table-cell>
          <table:table-cell office:value-type="float" office:value="1.00002628205882" table:style-name="ce1">
            <text:p>1.00002628205882</text:p>
          </table:table-cell>
          <table:table-cell office:value-type="float" office:value="1.00002628205882" table:style-name="ce1">
            <text:p>1.00002628205882</text:p>
          </table:table-cell>
          <table:table-cell office:value-type="float" office:value="1.00002628205882" table:style-name="ce1">
            <text:p>1.00002628205882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0.90352148297604" table:style-name="ce1">
            <text:p>0.90352148297604</text:p>
          </table:table-cell>
          <table:table-cell office:value-type="float" office:value="1.05917406439787" table:style-name="ce1">
            <text:p>1.05917406439787</text:p>
          </table:table-cell>
          <table:table-cell office:value-type="float" office:value="1.13358820538293" table:style-name="ce1">
            <text:p>1.13358820538293</text:p>
          </table:table-cell>
          <table:table-cell office:value-type="float" office:value="0.716579693765527" table:style-name="ce1">
            <text:p>0.716579693765527</text:p>
          </table:table-cell>
          <table:table-cell office:value-type="float" office:value="1.04910507118232" table:style-name="ce1">
            <text:p>1.04910507118232</text:p>
          </table:table-cell>
          <table:table-cell office:value-type="float" office:value="1.18439587669333" table:style-name="ce1">
            <text:p>1.18439587669333</text:p>
          </table:table-cell>
          <table:table-cell office:value-type="float" office:value="0.930737551483461" table:style-name="ce1">
            <text:p>0.930737551483461</text:p>
          </table:table-cell>
          <table:table-cell office:value-type="float" office:value="1.02695973691083" table:style-name="ce1">
            <text:p>1.02695973691083</text:p>
          </table:table-cell>
          <table:table-cell office:value-type="float" office:value="0.774902371255795" table:style-name="ce1">
            <text:p>0.774902371255795</text:p>
          </table:table-cell>
          <table:table-cell office:value-type="float" office:value="0.86768109964741" table:style-name="ce1">
            <text:p>0.86768109964741</text:p>
          </table:table-cell>
          <table:table-cell office:value-type="float" office:value="0.82102255993121" table:style-name="ce1">
            <text:p>0.82102255993121</text:p>
          </table:table-cell>
          <table:table-cell office:value-type="float" office:value="0.987267064000583" table:style-name="ce1">
            <text:p>0.987267064000583</text:p>
          </table:table-cell>
          <table:table-cell office:value-type="float" office:value="0.918569339947653" table:style-name="ce1">
            <text:p>0.918569339947653</text:p>
          </table:table-cell>
          <table:table-cell office:value-type="float" office:value="0.842162117425985" table:style-name="ce1">
            <text:p>0.842162117425985</text:p>
          </table:table-cell>
          <table:table-cell office:value-type="float" office:value="0.817344181573557" table:style-name="ce1">
            <text:p>0.817344181573557</text:p>
          </table:table-cell>
          <table:table-cell office:value-type="float" office:value="0.854714242959596" table:style-name="ce1">
            <text:p>0.854714242959596</text:p>
          </table:table-cell>
          <table:table-cell office:value-type="float" office:value="0.910189283006783" table:style-name="ce1">
            <text:p>0.910189283006783</text:p>
          </table:table-cell>
          <table:table-cell office:value-type="float" office:value="0.974478919367775" table:style-name="ce1">
            <text:p>0.974478919367775</text:p>
          </table:table-cell>
          <table:table-cell office:value-type="float" office:value="0.938339898708251" table:style-name="ce1">
            <text:p>0.938339898708251</text:p>
          </table:table-cell>
          <table:table-cell office:value-type="float" office:value="1.09675645188635" table:style-name="ce1">
            <text:p>1.09675645188635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45278378085533" table:style-name="ce1">
            <text:p>0.845278378085533</text:p>
          </table:table-cell>
          <table:table-cell office:value-type="float" office:value="0.970790668968091" table:style-name="ce1">
            <text:p>0.970790668968091</text:p>
          </table:table-cell>
          <table:table-cell office:value-type="float" office:value="1.11909296253827" table:style-name="ce1">
            <text:p>1.11909296253827</text:p>
          </table:table-cell>
          <table:table-cell office:value-type="float" office:value="1.03607953577278" table:style-name="ce1">
            <text:p>1.03607953577278</text:p>
          </table:table-cell>
          <table:table-cell office:value-type="float" office:value="0.941502670954643" table:style-name="ce1">
            <text:p>0.941502670954643</text:p>
          </table:table-cell>
          <table:table-cell office:value-type="float" office:value="0.947137059975117" table:style-name="ce1">
            <text:p>0.947137059975117</text:p>
          </table:table-cell>
          <table:table-cell office:value-type="float" office:value="1.04353623500093" table:style-name="ce1">
            <text:p>1.04353623500093</text:p>
          </table:table-cell>
          <table:table-cell office:value-type="float" office:value="1.07681541593259" table:style-name="ce1">
            <text:p>1.07681541593259</text:p>
          </table:table-cell>
          <table:table-cell office:value-type="float" office:value="0.925144704600555" table:style-name="ce1">
            <text:p>0.925144704600555</text:p>
          </table:table-cell>
          <table:table-cell office:value-type="float" office:value="1.04683888857456" table:style-name="ce1">
            <text:p>1.04683888857456</text:p>
          </table:table-cell>
          <table:table-cell office:value-type="float" office:value="0.919128206838298" table:style-name="ce1">
            <text:p>0.919128206838298</text:p>
          </table:table-cell>
          <table:table-cell office:value-type="float" office:value="1.09929312989685" table:style-name="ce1">
            <text:p>1.09929312989685</text:p>
          </table:table-cell>
          <table:table-cell office:value-type="float" office:value="0.96116931964595" table:style-name="ce1">
            <text:p>0.96116931964595</text:p>
          </table:table-cell>
          <table:table-cell office:value-type="float" office:value="1.10526361285953" table:style-name="ce1">
            <text:p>1.10526361285953</text:p>
          </table:table-cell>
          <table:table-cell office:value-type="float" office:value="1.1471898401334" table:style-name="ce1">
            <text:p>1.1471898401334</text:p>
          </table:table-cell>
          <table:table-cell office:value-type="float" office:value="1.09513824024739" table:style-name="ce1">
            <text:p>1.09513824024739</text:p>
          </table:table-cell>
          <table:table-cell office:value-type="float" office:value="0.922931234418733" table:style-name="ce1">
            <text:p>0.922931234418733</text:p>
          </table:table-cell>
          <table:table-cell office:value-type="float" office:value="0.990324033217431" table:style-name="ce1">
            <text:p>0.990324033217431</text:p>
          </table:table-cell>
          <table:table-cell office:value-type="float" office:value="0.945089724273357" table:style-name="ce1">
            <text:p>0.945089724273357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11439986994416" table:style-name="ce1">
            <text:p>1.11439986994416</text:p>
          </table:table-cell>
          <table:table-cell office:value-type="float" office:value="1.03321785389681" table:style-name="ce1">
            <text:p>1.03321785389681</text:p>
          </table:table-cell>
          <table:table-cell office:value-type="float" office:value="0.911131117699574" table:style-name="ce1">
            <text:p>0.911131117699574</text:p>
          </table:table-cell>
          <table:table-cell office:value-type="float" office:value="1.02791452068672" table:style-name="ce1">
            <text:p>1.02791452068672</text:p>
          </table:table-cell>
          <table:table-cell office:value-type="float" office:value="1.08190898139686" table:style-name="ce1">
            <text:p>1.08190898139686</text:p>
          </table:table-cell>
          <table:table-cell office:value-type="float" office:value="0.996848532346991" table:style-name="ce1">
            <text:p>0.996848532346991</text:p>
          </table:table-cell>
          <table:table-cell office:value-type="float" office:value="1.03695595211209" table:style-name="ce1">
            <text:p>1.03695595211209</text:p>
          </table:table-cell>
          <table:table-cell office:value-type="float" office:value="1.14672114328481" table:style-name="ce1">
            <text:p>1.14672114328481</text:p>
          </table:table-cell>
          <table:table-cell office:value-type="float" office:value="1.06638938056378" table:style-name="ce1">
            <text:p>1.06638938056378</text:p>
          </table:table-cell>
          <table:table-cell office:value-type="float" office:value="1.21729134370673" table:style-name="ce1">
            <text:p>1.21729134370673</text:p>
          </table:table-cell>
          <table:table-cell office:value-type="float" office:value="1.0685282146999" table:style-name="ce1">
            <text:p>1.0685282146999</text:p>
          </table:table-cell>
          <table:table-cell office:value-type="float" office:value="1.05803699079169" table:style-name="ce1">
            <text:p>1.05803699079169</text:p>
          </table:table-cell>
          <table:table-cell office:value-type="float" office:value="1.08158028905211" table:style-name="ce1">
            <text:p>1.08158028905211</text:p>
          </table:table-cell>
          <table:table-cell office:value-type="float" office:value="1.05011439315646" table:style-name="ce1">
            <text:p>1.05011439315646</text:p>
          </table:table-cell>
          <table:table-cell office:value-type="float" office:value="1.12749267147852" table:style-name="ce1">
            <text:p>1.12749267147852</text:p>
          </table:table-cell>
          <table:table-cell office:value-type="float" office:value="1.22340339332774" table:style-name="ce1">
            <text:p>1.22340339332774</text:p>
          </table:table-cell>
          <table:table-cell office:value-type="float" office:value="1.01224173483003" table:style-name="ce1">
            <text:p>1.01224173483003</text:p>
          </table:table-cell>
          <table:table-cell office:value-type="float" office:value="1.24302868943147" table:style-name="ce1">
            <text:p>1.24302868943147</text:p>
          </table:table-cell>
          <table:table-cell office:value-type="float" office:value="1.11082745070124" table:style-name="ce1">
            <text:p>1.11082745070124</text:p>
          </table:table-cell>
          <table:table-cell office:value-type="float" office:value="1.03490103423955" table:style-name="ce1">
            <text:p>1.03490103423955</text:p>
          </table:table-cell>
          <table:table-cell office:value-type="float" office:value="0.985117047509073" table:style-name="ce1">
            <text:p>0.985117047509073</text:p>
          </table:table-cell>
          <table:table-cell office:value-type="float" office:value="1.14751895049455" table:style-name="ce1">
            <text:p>1.14751895049455</text:p>
          </table:table-cell>
          <table:table-cell office:value-type="float" office:value="1.00522944935216" table:style-name="ce1">
            <text:p>1.00522944935216</text:p>
          </table:table-cell>
          <table:table-cell office:value-type="float" office:value="1.00522944935216" table:style-name="ce1">
            <text:p>1.00522944935216</text:p>
          </table:table-cell>
          <table:table-cell office:value-type="float" office:value="1.00522944935216" table:style-name="ce1">
            <text:p>1.00522944935216</text:p>
          </table:table-cell>
          <table:table-cell office:value-type="float" office:value="1.00522944935216" table:style-name="ce1">
            <text:p>1.00522944935216</text:p>
          </table:table-cell>
          <table:table-cell office:value-type="float" office:value="1.00522944935216" table:style-name="ce1">
            <text:p>1.00522944935216</text:p>
          </table:table-cell>
          <table:table-cell office:value-type="float" office:value="1.00522944935216" table:style-name="ce1">
            <text:p>1.00522944935216</text:p>
          </table:table-cell>
          <table:table-cell office:value-type="float" office:value="1.00522944935216" table:style-name="ce1">
            <text:p>1.00522944935216</text:p>
          </table:table-cell>
          <table:table-cell office:value-type="float" office:value="1.00522944935216" table:style-name="ce1">
            <text:p>1.00522944935216</text:p>
          </table:table-cell>
          <table:table-cell office:value-type="float" office:value="1.00522944935216" table:style-name="ce1">
            <text:p>1.00522944935216</text:p>
          </table:table-cell>
          <table:table-cell office:value-type="float" office:value="1.00522944935216" table:style-name="ce1">
            <text:p>1.00522944935216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0.90352148297604" table:style-name="ce1">
            <text:p>0.90352148297604</text:p>
          </table:table-cell>
          <table:table-cell office:value-type="float" office:value="1.059268802362" table:style-name="ce1">
            <text:p>1.059268802362</text:p>
          </table:table-cell>
          <table:table-cell office:value-type="float" office:value="1.13487632104948" table:style-name="ce1">
            <text:p>1.13487632104948</text:p>
          </table:table-cell>
          <table:table-cell office:value-type="float" office:value="0.711239008277715" table:style-name="ce1">
            <text:p>0.711239008277715</text:p>
          </table:table-cell>
          <table:table-cell office:value-type="float" office:value="1.03621499774323" table:style-name="ce1">
            <text:p>1.03621499774323</text:p>
          </table:table-cell>
          <table:table-cell office:value-type="float" office:value="1.19034841900162" table:style-name="ce1">
            <text:p>1.19034841900162</text:p>
          </table:table-cell>
          <table:table-cell office:value-type="float" office:value="0.930189594357309" table:style-name="ce1">
            <text:p>0.930189594357309</text:p>
          </table:table-cell>
          <table:table-cell office:value-type="float" office:value="1.02873030441003" table:style-name="ce1">
            <text:p>1.02873030441003</text:p>
          </table:table-cell>
          <table:table-cell office:value-type="float" office:value="0.774902371255796" table:style-name="ce1">
            <text:p>0.774902371255796</text:p>
          </table:table-cell>
          <table:table-cell office:value-type="float" office:value="0.872356198425609" table:style-name="ce1">
            <text:p>0.872356198425609</text:p>
          </table:table-cell>
          <table:table-cell office:value-type="float" office:value="0.817844466324204" table:style-name="ce1">
            <text:p>0.817844466324204</text:p>
          </table:table-cell>
          <table:table-cell office:value-type="float" office:value="0.987267064000583" table:style-name="ce1">
            <text:p>0.987267064000583</text:p>
          </table:table-cell>
          <table:table-cell office:value-type="float" office:value="0.912865164699361" table:style-name="ce1">
            <text:p>0.912865164699361</text:p>
          </table:table-cell>
          <table:table-cell office:value-type="float" office:value="0.840300262228811" table:style-name="ce1">
            <text:p>0.840300262228811</text:p>
          </table:table-cell>
          <table:table-cell office:value-type="float" office:value="0.812915197969817" table:style-name="ce1">
            <text:p>0.812915197969817</text:p>
          </table:table-cell>
          <table:table-cell office:value-type="float" office:value="0.8530291032025" table:style-name="ce1">
            <text:p>0.8530291032025</text:p>
          </table:table-cell>
          <table:table-cell office:value-type="float" office:value="0.903409116157743" table:style-name="ce1">
            <text:p>0.903409116157743</text:p>
          </table:table-cell>
          <table:table-cell office:value-type="float" office:value="0.974174149549077" table:style-name="ce1">
            <text:p>0.974174149549077</text:p>
          </table:table-cell>
          <table:table-cell office:value-type="float" office:value="0.933519150123934" table:style-name="ce1">
            <text:p>0.933519150123934</text:p>
          </table:table-cell>
          <table:table-cell office:value-type="float" office:value="1.09166148314144" table:style-name="ce1">
            <text:p>1.09166148314144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35520214129696" table:style-name="ce1">
            <text:p>0.835520214129696</text:p>
          </table:table-cell>
          <table:table-cell office:value-type="float" office:value="0.968168214455509" table:style-name="ce1">
            <text:p>0.968168214455509</text:p>
          </table:table-cell>
          <table:table-cell office:value-type="float" office:value="1.10963977290797" table:style-name="ce1">
            <text:p>1.10963977290797</text:p>
          </table:table-cell>
          <table:table-cell office:value-type="float" office:value="1.03168010022468" table:style-name="ce1">
            <text:p>1.03168010022468</text:p>
          </table:table-cell>
          <table:table-cell office:value-type="float" office:value="0.917279619042443" table:style-name="ce1">
            <text:p>0.917279619042443</text:p>
          </table:table-cell>
          <table:table-cell office:value-type="float" office:value="0.947116175410222" table:style-name="ce1">
            <text:p>0.947116175410222</text:p>
          </table:table-cell>
          <table:table-cell office:value-type="float" office:value="1.03907322650849" table:style-name="ce1">
            <text:p>1.03907322650849</text:p>
          </table:table-cell>
          <table:table-cell office:value-type="float" office:value="1.07374255080473" table:style-name="ce1">
            <text:p>1.07374255080473</text:p>
          </table:table-cell>
          <table:table-cell office:value-type="float" office:value="0.919816332927343" table:style-name="ce1">
            <text:p>0.919816332927343</text:p>
          </table:table-cell>
          <table:table-cell office:value-type="float" office:value="1.04391906860056" table:style-name="ce1">
            <text:p>1.04391906860056</text:p>
          </table:table-cell>
          <table:table-cell office:value-type="float" office:value="0.914592140972827" table:style-name="ce1">
            <text:p>0.914592140972827</text:p>
          </table:table-cell>
          <table:table-cell office:value-type="float" office:value="1.09872440627268" table:style-name="ce1">
            <text:p>1.09872440627268</text:p>
          </table:table-cell>
          <table:table-cell office:value-type="float" office:value="0.954327449217956" table:style-name="ce1">
            <text:p>0.954327449217956</text:p>
          </table:table-cell>
          <table:table-cell office:value-type="float" office:value="1.0998009643364" table:style-name="ce1">
            <text:p>1.0998009643364</text:p>
          </table:table-cell>
          <table:table-cell office:value-type="float" office:value="1.13997091292977" table:style-name="ce1">
            <text:p>1.13997091292977</text:p>
          </table:table-cell>
          <table:table-cell office:value-type="float" office:value="1.09052263127552" table:style-name="ce1">
            <text:p>1.09052263127552</text:p>
          </table:table-cell>
          <table:table-cell office:value-type="float" office:value="0.914718319328288" table:style-name="ce1">
            <text:p>0.914718319328288</text:p>
          </table:table-cell>
          <table:table-cell office:value-type="float" office:value="0.957242207832846" table:style-name="ce1">
            <text:p>0.957242207832846</text:p>
          </table:table-cell>
          <table:table-cell office:value-type="float" office:value="0.93590378300715" table:style-name="ce1">
            <text:p>0.93590378300715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08250162703363" table:style-name="ce1">
            <text:p>1.08250162703363</text:p>
          </table:table-cell>
          <table:table-cell office:value-type="float" office:value="1.00663818782916" table:style-name="ce1">
            <text:p>1.00663818782916</text:p>
          </table:table-cell>
          <table:table-cell office:value-type="float" office:value="0.88555343634422" table:style-name="ce1">
            <text:p>0.88555343634422</text:p>
          </table:table-cell>
          <table:table-cell office:value-type="float" office:value="1.03503929790441" table:style-name="ce1">
            <text:p>1.03503929790441</text:p>
          </table:table-cell>
          <table:table-cell office:value-type="float" office:value="1.0765836689482" table:style-name="ce1">
            <text:p>1.0765836689482</text:p>
          </table:table-cell>
          <table:table-cell office:value-type="float" office:value="0.971031412792308" table:style-name="ce1">
            <text:p>0.971031412792308</text:p>
          </table:table-cell>
          <table:table-cell office:value-type="float" office:value="1.00655902514869" table:style-name="ce1">
            <text:p>1.00655902514869</text:p>
          </table:table-cell>
          <table:table-cell office:value-type="float" office:value="1.13095991787837" table:style-name="ce1">
            <text:p>1.13095991787837</text:p>
          </table:table-cell>
          <table:table-cell office:value-type="float" office:value="1.04969319183373" table:style-name="ce1">
            <text:p>1.04969319183373</text:p>
          </table:table-cell>
          <table:table-cell office:value-type="float" office:value="1.20448225594106" table:style-name="ce1">
            <text:p>1.20448225594106</text:p>
          </table:table-cell>
          <table:table-cell office:value-type="float" office:value="1.05736971088473" table:style-name="ce1">
            <text:p>1.05736971088473</text:p>
          </table:table-cell>
          <table:table-cell office:value-type="float" office:value="1.0730301190754" table:style-name="ce1">
            <text:p>1.0730301190754</text:p>
          </table:table-cell>
          <table:table-cell office:value-type="float" office:value="1.07801032037028" table:style-name="ce1">
            <text:p>1.07801032037028</text:p>
          </table:table-cell>
          <table:table-cell office:value-type="float" office:value="1.04648789299227" table:style-name="ce1">
            <text:p>1.04648789299227</text:p>
          </table:table-cell>
          <table:table-cell office:value-type="float" office:value="1.13843724082741" table:style-name="ce1">
            <text:p>1.13843724082741</text:p>
          </table:table-cell>
          <table:table-cell office:value-type="float" office:value="1.23624713946667" table:style-name="ce1">
            <text:p>1.23624713946667</text:p>
          </table:table-cell>
          <table:table-cell office:value-type="float" office:value="1.02552929903221" table:style-name="ce1">
            <text:p>1.02552929903221</text:p>
          </table:table-cell>
          <table:table-cell office:value-type="float" office:value="1.25989978211634" table:style-name="ce1">
            <text:p>1.25989978211634</text:p>
          </table:table-cell>
          <table:table-cell office:value-type="float" office:value="1.12420358747083" table:style-name="ce1">
            <text:p>1.12420358747083</text:p>
          </table:table-cell>
          <table:table-cell office:value-type="float" office:value="1.04842281541985" table:style-name="ce1">
            <text:p>1.04842281541985</text:p>
          </table:table-cell>
          <table:table-cell office:value-type="float" office:value="1.00166087118953" table:style-name="ce1">
            <text:p>1.00166087118953</text:p>
          </table:table-cell>
          <table:table-cell office:value-type="float" office:value="1.17300680938024" table:style-name="ce1">
            <text:p>1.17300680938024</text:p>
          </table:table-cell>
          <table:table-cell office:value-type="float" office:value="1.00127604820189" table:style-name="ce1">
            <text:p>1.00127604820189</text:p>
          </table:table-cell>
          <table:table-cell office:value-type="float" office:value="1.00127604820189" table:style-name="ce1">
            <text:p>1.00127604820189</text:p>
          </table:table-cell>
          <table:table-cell office:value-type="float" office:value="1.00127604820189" table:style-name="ce1">
            <text:p>1.00127604820189</text:p>
          </table:table-cell>
          <table:table-cell office:value-type="float" office:value="1.00127604820189" table:style-name="ce1">
            <text:p>1.00127604820189</text:p>
          </table:table-cell>
          <table:table-cell office:value-type="float" office:value="1.00127604820189" table:style-name="ce1">
            <text:p>1.00127604820189</text:p>
          </table:table-cell>
          <table:table-cell office:value-type="float" office:value="1.00127604820189" table:style-name="ce1">
            <text:p>1.00127604820189</text:p>
          </table:table-cell>
          <table:table-cell office:value-type="float" office:value="1.00127604820189" table:style-name="ce1">
            <text:p>1.00127604820189</text:p>
          </table:table-cell>
          <table:table-cell office:value-type="float" office:value="1.00127604820189" table:style-name="ce1">
            <text:p>1.00127604820189</text:p>
          </table:table-cell>
          <table:table-cell office:value-type="float" office:value="1.00127604820189" table:style-name="ce1">
            <text:p>1.00127604820189</text:p>
          </table:table-cell>
          <table:table-cell office:value-type="float" office:value="1.00127604820189" table:style-name="ce1">
            <text:p>1.00127604820189</text:p>
          </table:table-cell>
        </table:table-row>
      </table:table>
      <table:table table:name="J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calib_data_Ultuna[[17]]" table:style-name="ce1">
            <text:p>calib_data_Ultuna[[17]]</text:p>
          </table:table-cell>
        </table:table-row>
        <table:table-row>
          <table:table-cell office:value-type="string" office:value="number of treatments" table:style-name="ce1">
            <text:p>number of treatments</text:p>
          </table:table-cell>
          <table:table-cell office:value-type="float" office:value="15" table:style-name="ce1">
            <text:p>15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